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6/meta.xml" manifest:media-type="text/xml"/>
  <manifest:file-entry manifest:full-path="Object 6/styles.xml" manifest:media-type="text/xml"/>
  <manifest:file-entry manifest:full-path="Object 6/Pictures/100000000000000800000008FA9A075786C78E4D.png" manifest:media-type="image/png"/>
  <manifest:file-entry manifest:full-path="Object 6/Pictures/100000000000000800000008FFE9C95953E9F99F.png" manifest:media-type="image/png"/>
  <manifest:file-entry manifest:full-path="Object 6/Pictures/100000000000000800000008B0FEC5F85BA53475.png" manifest:media-type="image/png"/>
  <manifest:file-entry manifest:full-path="Object 6/Pictures/100000000000000800000008FCC7735CE0F3D4D1.png" manifest:media-type="image/png"/>
  <manifest:file-entry manifest:full-path="Object 6/Pictures/100000000000000800000008ADD841A3DBC415DF.png" manifest:media-type="image/png"/>
  <manifest:file-entry manifest:full-path="Object 6/Pictures/100000000000000800000008D469A22D40EC1428.png" manifest:media-type="image/png"/>
  <manifest:file-entry manifest:full-path="Object 6/Pictures/100000000000000800000008F0CA1C221604D369.png" manifest:media-type="image/png"/>
  <manifest:file-entry manifest:full-path="Object 6/Pictures/100000000000000800000008C03529C2E2D463B9.png" manifest:media-type="image/png"/>
  <manifest:file-entry manifest:full-path="Object 6/Pictures/1000000000000008000000080401C52F7A7E6E92.png" manifest:media-type="image/png"/>
  <manifest:file-entry manifest:full-path="Object 6/Pictures/10000000000000080000000846A6E2D2615F4837.png" manifest:media-type="image/png"/>
  <manifest:file-entry manifest:full-path="Object 6/Pictures/1000000000000008000000088DC8D5ECBF6A8B93.png" manifest:media-type="image/png"/>
  <manifest:file-entry manifest:full-path="Object 6/Pictures/1000000000000008000000085893F27E1690F0DD.png" manifest:media-type="image/png"/>
  <manifest:file-entry manifest:full-path="Object 6/Pictures/1000000000000008000000083CB2370AEE6419D3.png" manifest:media-type="image/png"/>
  <manifest:file-entry manifest:full-path="Object 6/Pictures/10000000000000080000000893C84A2F4D48AD58.png" manifest:media-type="image/png"/>
  <manifest:file-entry manifest:full-path="Object 6/Pictures/1000000000000008000000082DC0B1E7337DD2BB.png" manifest:media-type="image/png"/>
  <manifest:file-entry manifest:full-path="Object 6/Pictures/100000000000000800000008BAFBAD1A18D42779.png" manifest:media-type="image/png"/>
  <manifest:file-entry manifest:full-path="Object 6/Pictures/1000000000000008000000080D0306583F8D6467.png" manifest:media-type="image/png"/>
  <manifest:file-entry manifest:full-path="Object 6/Pictures/10000000000000080000000814872DB0AADBBD09.png" manifest:media-type="image/png"/>
  <manifest:file-entry manifest:full-path="Object 6/Pictures/1000000000000008000000080944901A42762024.png" manifest:media-type="image/png"/>
  <manifest:file-entry manifest:full-path="Object 6/Pictures/100000000000000800000008FEBA2E0C3FC718DC.png" manifest:media-type="image/png"/>
  <manifest:file-entry manifest:full-path="Object 6/Pictures/100000000000000800000008352E2E390C7EAB70.png" manifest:media-type="image/png"/>
  <manifest:file-entry manifest:full-path="Object 6/Pictures/100000000000000800000008D085463572746166.png" manifest:media-type="image/png"/>
  <manifest:file-entry manifest:full-path="Object 6/Pictures/100000000000000800000008B88C96B5A7E6DB5B.png" manifest:media-type="image/png"/>
  <manifest:file-entry manifest:full-path="Object 6/Pictures/10000000000000080000000863AF7EBD794A907E.png" manifest:media-type="image/png"/>
  <manifest:file-entry manifest:full-path="Object 6/Pictures/100000000000000800000008B1F22B1B857E713A.png" manifest:media-type="image/png"/>
  <manifest:file-entry manifest:full-path="Object 6/Pictures/100000000000000800000008499ACFC1FA0D5F2B.png" manifest:media-type="image/png"/>
  <manifest:file-entry manifest:full-path="Object 6/Pictures/100000000000000800000008DDF7072BDBA5EFCF.png" manifest:media-type="image/png"/>
  <manifest:file-entry manifest:full-path="Object 6/Pictures/10000000000000080000000838BBC215E675B78E.png" manifest:media-type="image/png"/>
  <manifest:file-entry manifest:full-path="Object 6/Pictures/100000000000000800000008D4E46D25FD39BF83.png" manifest:media-type="image/png"/>
  <manifest:file-entry manifest:full-path="Object 6/Pictures/100000000000000800000008F70D036D45FFF5DF.png" manifest:media-type="image/png"/>
  <manifest:file-entry manifest:full-path="Object 6/Pictures/10000000000000080000000848CE65F29A64C695.png" manifest:media-type="image/png"/>
  <manifest:file-entry manifest:full-path="Object 6/Pictures/100000000000000800000008471D131280963498.png" manifest:media-type="image/png"/>
  <manifest:file-entry manifest:full-path="Object 6/Pictures/1000000000000008000000082AB7DF44B2B49EFE.png" manifest:media-type="image/png"/>
  <manifest:file-entry manifest:full-path="Object 6/Pictures/10000000000000080000000820B6C82F5839B043.png" manifest:media-type="image/png"/>
  <manifest:file-entry manifest:full-path="Object 6/Pictures/10000000000000080000000804BF638A536D0ACD.png" manifest:media-type="image/png"/>
  <manifest:file-entry manifest:full-path="Object 6/Pictures/100000000000000800000008CE7A1D3C1327BABD.png" manifest:media-type="image/png"/>
  <manifest:file-entry manifest:full-path="Object 6/Pictures/1000000000000008000000083311E16C2612269C.png" manifest:media-type="image/png"/>
  <manifest:file-entry manifest:full-path="Object 6/Pictures/100000000000000800000008DE715E6BC605B225.png" manifest:media-type="image/png"/>
  <manifest:file-entry manifest:full-path="Object 6/Pictures/1000000000000008000000085FA7B61ECD8498E5.png" manifest:media-type="image/png"/>
  <manifest:file-entry manifest:full-path="Object 6/Pictures/1000000000000008000000086A5AF3F6BC5B0986.png" manifest:media-type="image/png"/>
  <manifest:file-entry manifest:full-path="Object 6/Pictures/100000000000000800000008ECA1FC2F7DBB3D5E.png" manifest:media-type="image/png"/>
  <manifest:file-entry manifest:full-path="Object 6/Pictures/100000000000000800000008130CE7EAB6AB49F7.png" manifest:media-type="image/png"/>
  <manifest:file-entry manifest:full-path="Object 6/Pictures/1000000000000008000000082BD2630A236200AA.png" manifest:media-type="image/png"/>
  <manifest:file-entry manifest:full-path="Object 6/Pictures/1000000000000008000000088F4F00AFA4E0910F.png" manifest:media-type="image/png"/>
  <manifest:file-entry manifest:full-path="Object 6/Pictures/100000000000000800000008BFDA60484C6D95EA.png" manifest:media-type="image/png"/>
  <manifest:file-entry manifest:full-path="Object 6/Pictures/1000000000000008000000086B36C345212D6EEA.png" manifest:media-type="image/png"/>
  <manifest:file-entry manifest:full-path="Object 6/Pictures/10000000000000080000000891CC5B4335A1319C.png" manifest:media-type="image/png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5/Pictures/100000000000000800000008D469A22D40EC1428.png" manifest:media-type="image/png"/>
  <manifest:file-entry manifest:full-path="Object 5/Pictures/10000000000000080000000863AF7EBD794A907E.png" manifest:media-type="image/png"/>
  <manifest:file-entry manifest:full-path="Object 5/Pictures/100000000000000800000008B1F22B1B857E713A.png" manifest:media-type="image/png"/>
  <manifest:file-entry manifest:full-path="Object 5/Pictures/100000000000000800000008471D131280963498.png" manifest:media-type="image/png"/>
  <manifest:file-entry manifest:full-path="Object 5/Pictures/100000000000000800000008B0FEC5F85BA53475.png" manifest:media-type="image/png"/>
  <manifest:file-entry manifest:full-path="Object 5/Pictures/1000000000000008000000082BD2630A236200AA.png" manifest:media-type="image/png"/>
  <manifest:file-entry manifest:full-path="Object 5/Pictures/1000000000000008000000088F4F00AFA4E0910F.png" manifest:media-type="image/png"/>
  <manifest:file-entry manifest:full-path="Object 5/Pictures/1000000000000008000000085FA7B61ECD8498E5.png" manifest:media-type="image/png"/>
  <manifest:file-entry manifest:full-path="Object 5/Pictures/1000000000000008000000086A5AF3F6BC5B0986.png" manifest:media-type="image/png"/>
  <manifest:file-entry manifest:full-path="Object 5/Pictures/100000000000000800000008BFDA60484C6D95EA.png" manifest:media-type="image/png"/>
  <manifest:file-entry manifest:full-path="Object 5/Pictures/1000000000000008000000086B36C345212D6EEA.png" manifest:media-type="image/png"/>
  <manifest:file-entry manifest:full-path="Object 5/Pictures/1000000000000008000000080401C52F7A7E6E92.png" manifest:media-type="image/png"/>
  <manifest:file-entry manifest:full-path="Object 5/Pictures/10000000000000080000000846A6E2D2615F4837.png" manifest:media-type="image/png"/>
  <manifest:file-entry manifest:full-path="Object 5/Pictures/1000000000000008000000082AB7DF44B2B49EFE.png" manifest:media-type="image/png"/>
  <manifest:file-entry manifest:full-path="Object 5/Pictures/10000000000000080000000820B6C82F5839B043.png" manifest:media-type="image/png"/>
  <manifest:file-entry manifest:full-path="Object 5/Pictures/10000000000000080000000891CC5B4335A1319C.png" manifest:media-type="image/png"/>
  <manifest:file-entry manifest:full-path="Object 5/Pictures/100000000000000800000008F70D036D45FFF5DF.png" manifest:media-type="image/png"/>
  <manifest:file-entry manifest:full-path="Object 5/Pictures/10000000000000080000000848CE65F29A64C695.png" manifest:media-type="image/png"/>
  <manifest:file-entry manifest:full-path="Object 5/Pictures/10000000000000080000000838BBC215E675B78E.png" manifest:media-type="image/png"/>
  <manifest:file-entry manifest:full-path="Object 5/Pictures/10000000000000080000000893C84A2F4D48AD58.png" manifest:media-type="image/png"/>
  <manifest:file-entry manifest:full-path="Object 5/Pictures/1000000000000008000000080944901A42762024.png" manifest:media-type="image/png"/>
  <manifest:file-entry manifest:full-path="Object 5/Pictures/100000000000000800000008FA9A075786C78E4D.png" manifest:media-type="image/png"/>
  <manifest:file-entry manifest:full-path="Object 5/Pictures/100000000000000800000008FFE9C95953E9F99F.png" manifest:media-type="image/png"/>
  <manifest:file-entry manifest:full-path="Object 5/Pictures/10000000000000080000000814872DB0AADBBD09.png" manifest:media-type="image/png"/>
  <manifest:file-entry manifest:full-path="Object 5/Pictures/1000000000000008000000080D0306583F8D6467.png" manifest:media-type="image/png"/>
  <manifest:file-entry manifest:full-path="Object 5/Pictures/1000000000000008000000088DC8D5ECBF6A8B93.png" manifest:media-type="image/png"/>
  <manifest:file-entry manifest:full-path="Object 5/Pictures/1000000000000008000000085893F27E1690F0DD.png" manifest:media-type="image/png"/>
  <manifest:file-entry manifest:full-path="Object 5/Pictures/100000000000000800000008C03529C2E2D463B9.png" manifest:media-type="image/png"/>
  <manifest:file-entry manifest:full-path="Object 5/Pictures/100000000000000800000008F0CA1C221604D369.png" manifest:media-type="image/png"/>
  <manifest:file-entry manifest:full-path="Object 5/Pictures/100000000000000800000008FCC7735CE0F3D4D1.png" manifest:media-type="image/png"/>
  <manifest:file-entry manifest:full-path="Object 5/Pictures/100000000000000800000008ADD841A3DBC415DF.png" manifest:media-type="image/png"/>
  <manifest:file-entry manifest:full-path="Object 5/Pictures/1000000000000008000000083CB2370AEE6419D3.png" manifest:media-type="image/png"/>
  <manifest:file-entry manifest:full-path="Object 5/Pictures/100000000000000800000008ECA1FC2F7DBB3D5E.png" manifest:media-type="image/png"/>
  <manifest:file-entry manifest:full-path="Object 5/Pictures/100000000000000800000008130CE7EAB6AB49F7.png" manifest:media-type="image/png"/>
  <manifest:file-entry manifest:full-path="Object 5/Pictures/100000000000000800000008352E2E390C7EAB70.png" manifest:media-type="image/png"/>
  <manifest:file-entry manifest:full-path="Object 5/Pictures/100000000000000800000008D085463572746166.png" manifest:media-type="image/png"/>
  <manifest:file-entry manifest:full-path="Object 5/Pictures/100000000000000800000008FEBA2E0C3FC718DC.png" manifest:media-type="image/png"/>
  <manifest:file-entry manifest:full-path="Object 5/Pictures/100000000000000800000008B88C96B5A7E6DB5B.png" manifest:media-type="image/png"/>
  <manifest:file-entry manifest:full-path="Object 5/Pictures/100000000000000800000008BAFBAD1A18D42779.png" manifest:media-type="image/png"/>
  <manifest:file-entry manifest:full-path="Object 5/Pictures/1000000000000008000000082DC0B1E7337DD2BB.png" manifest:media-type="image/png"/>
  <manifest:file-entry manifest:full-path="Object 5/Pictures/100000000000000800000008DDF7072BDBA5EFCF.png" manifest:media-type="image/png"/>
  <manifest:file-entry manifest:full-path="Object 5/Pictures/10000000000000080000000804BF638A536D0ACD.png" manifest:media-type="image/png"/>
  <manifest:file-entry manifest:full-path="Object 5/Pictures/1000000000000008000000083311E16C2612269C.png" manifest:media-type="image/png"/>
  <manifest:file-entry manifest:full-path="Object 5/Pictures/100000000000000800000008DE715E6BC605B225.png" manifest:media-type="image/png"/>
  <manifest:file-entry manifest:full-path="Object 5/Pictures/100000000000000800000008CE7A1D3C1327BABD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Pictures/100000000000000800000008FA9A075786C78E4D.png" manifest:media-type="image/png"/>
  <manifest:file-entry manifest:full-path="Object 7/Pictures/100000000000000800000008FFE9C95953E9F99F.png" manifest:media-type="image/png"/>
  <manifest:file-entry manifest:full-path="Object 7/Pictures/100000000000000800000008B0FEC5F85BA53475.png" manifest:media-type="image/png"/>
  <manifest:file-entry manifest:full-path="Object 7/Pictures/100000000000000800000008FCC7735CE0F3D4D1.png" manifest:media-type="image/png"/>
  <manifest:file-entry manifest:full-path="Object 7/Pictures/100000000000000800000008ADD841A3DBC415DF.png" manifest:media-type="image/png"/>
  <manifest:file-entry manifest:full-path="Object 7/Pictures/100000000000000800000008D469A22D40EC1428.png" manifest:media-type="image/png"/>
  <manifest:file-entry manifest:full-path="Object 7/Pictures/100000000000000800000008F0CA1C221604D369.png" manifest:media-type="image/png"/>
  <manifest:file-entry manifest:full-path="Object 7/Pictures/100000000000000800000008C03529C2E2D463B9.png" manifest:media-type="image/png"/>
  <manifest:file-entry manifest:full-path="Object 7/Pictures/1000000000000008000000080401C52F7A7E6E92.png" manifest:media-type="image/png"/>
  <manifest:file-entry manifest:full-path="Object 7/Pictures/10000000000000080000000846A6E2D2615F4837.png" manifest:media-type="image/png"/>
  <manifest:file-entry manifest:full-path="Object 7/Pictures/1000000000000008000000088DC8D5ECBF6A8B93.png" manifest:media-type="image/png"/>
  <manifest:file-entry manifest:full-path="Object 7/Pictures/1000000000000008000000085893F27E1690F0DD.png" manifest:media-type="image/png"/>
  <manifest:file-entry manifest:full-path="Object 7/Pictures/1000000000000008000000083CB2370AEE6419D3.png" manifest:media-type="image/png"/>
  <manifest:file-entry manifest:full-path="Object 7/Pictures/10000000000000080000000893C84A2F4D48AD58.png" manifest:media-type="image/png"/>
  <manifest:file-entry manifest:full-path="Object 7/Pictures/1000000000000008000000082DC0B1E7337DD2BB.png" manifest:media-type="image/png"/>
  <manifest:file-entry manifest:full-path="Object 7/Pictures/100000000000000800000008BAFBAD1A18D42779.png" manifest:media-type="image/png"/>
  <manifest:file-entry manifest:full-path="Object 7/Pictures/1000000000000008000000080D0306583F8D6467.png" manifest:media-type="image/png"/>
  <manifest:file-entry manifest:full-path="Object 7/Pictures/10000000000000080000000814872DB0AADBBD09.png" manifest:media-type="image/png"/>
  <manifest:file-entry manifest:full-path="Object 7/Pictures/1000000000000008000000080944901A42762024.png" manifest:media-type="image/png"/>
  <manifest:file-entry manifest:full-path="Object 7/Pictures/100000000000000800000008FEBA2E0C3FC718DC.png" manifest:media-type="image/png"/>
  <manifest:file-entry manifest:full-path="Object 7/Pictures/100000000000000800000008352E2E390C7EAB70.png" manifest:media-type="image/png"/>
  <manifest:file-entry manifest:full-path="Object 7/Pictures/100000000000000800000008D085463572746166.png" manifest:media-type="image/png"/>
  <manifest:file-entry manifest:full-path="Object 7/Pictures/100000000000000800000008B88C96B5A7E6DB5B.png" manifest:media-type="image/png"/>
  <manifest:file-entry manifest:full-path="Object 7/Pictures/10000000000000080000000863AF7EBD794A907E.png" manifest:media-type="image/png"/>
  <manifest:file-entry manifest:full-path="Object 7/Pictures/100000000000000800000008B1F22B1B857E713A.png" manifest:media-type="image/png"/>
  <manifest:file-entry manifest:full-path="Object 7/Pictures/100000000000000800000008499ACFC1FA0D5F2B.png" manifest:media-type="image/png"/>
  <manifest:file-entry manifest:full-path="Object 7/Pictures/100000000000000800000008DDF7072BDBA5EFCF.png" manifest:media-type="image/png"/>
  <manifest:file-entry manifest:full-path="Object 7/Pictures/10000000000000080000000838BBC215E675B78E.png" manifest:media-type="image/png"/>
  <manifest:file-entry manifest:full-path="Object 7/Pictures/100000000000000800000008D4E46D25FD39BF83.png" manifest:media-type="image/png"/>
  <manifest:file-entry manifest:full-path="Object 7/Pictures/100000000000000800000008F70D036D45FFF5DF.png" manifest:media-type="image/png"/>
  <manifest:file-entry manifest:full-path="Object 7/Pictures/10000000000000080000000848CE65F29A64C695.png" manifest:media-type="image/png"/>
  <manifest:file-entry manifest:full-path="Object 7/Pictures/100000000000000800000008471D131280963498.png" manifest:media-type="image/png"/>
  <manifest:file-entry manifest:full-path="Object 7/Pictures/1000000000000008000000082AB7DF44B2B49EFE.png" manifest:media-type="image/png"/>
  <manifest:file-entry manifest:full-path="Object 7/Pictures/10000000000000080000000820B6C82F5839B043.png" manifest:media-type="image/png"/>
  <manifest:file-entry manifest:full-path="Object 7/Pictures/10000000000000080000000804BF638A536D0ACD.png" manifest:media-type="image/png"/>
  <manifest:file-entry manifest:full-path="Object 7/Pictures/100000000000000800000008CE7A1D3C1327BABD.png" manifest:media-type="image/png"/>
  <manifest:file-entry manifest:full-path="Object 7/Pictures/1000000000000008000000083311E16C2612269C.png" manifest:media-type="image/png"/>
  <manifest:file-entry manifest:full-path="Object 7/Pictures/100000000000000800000008DE715E6BC605B225.png" manifest:media-type="image/png"/>
  <manifest:file-entry manifest:full-path="Object 7/Pictures/1000000000000008000000085FA7B61ECD8498E5.png" manifest:media-type="image/png"/>
  <manifest:file-entry manifest:full-path="Object 7/Pictures/1000000000000008000000086A5AF3F6BC5B0986.png" manifest:media-type="image/png"/>
  <manifest:file-entry manifest:full-path="Object 7/Pictures/100000000000000800000008ECA1FC2F7DBB3D5E.png" manifest:media-type="image/png"/>
  <manifest:file-entry manifest:full-path="Object 7/Pictures/100000000000000800000008130CE7EAB6AB49F7.png" manifest:media-type="image/png"/>
  <manifest:file-entry manifest:full-path="Object 7/Pictures/1000000000000008000000082BD2630A236200AA.png" manifest:media-type="image/png"/>
  <manifest:file-entry manifest:full-path="Object 7/Pictures/1000000000000008000000088F4F00AFA4E0910F.png" manifest:media-type="image/png"/>
  <manifest:file-entry manifest:full-path="Object 7/Pictures/100000000000000800000008BFDA60484C6D95EA.png" manifest:media-type="image/png"/>
  <manifest:file-entry manifest:full-path="Object 7/Pictures/1000000000000008000000086B36C345212D6EEA.png" manifest:media-type="image/png"/>
  <manifest:file-entry manifest:full-path="Object 7/Pictures/10000000000000080000000891CC5B4335A1319C.png" manifest:media-type="image/png"/>
  <manifest:file-entry manifest:full-path="Object 7/content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Pictures/100000000000000800000008FA9A075786C78E4D.png" manifest:media-type="image/png"/>
  <manifest:file-entry manifest:full-path="Object 2/Pictures/100000000000000800000008FFE9C95953E9F99F.png" manifest:media-type="image/png"/>
  <manifest:file-entry manifest:full-path="Object 2/Pictures/100000000000000800000008B0FEC5F85BA53475.png" manifest:media-type="image/png"/>
  <manifest:file-entry manifest:full-path="Object 2/Pictures/100000000000000800000008FCC7735CE0F3D4D1.png" manifest:media-type="image/png"/>
  <manifest:file-entry manifest:full-path="Object 2/Pictures/100000000000000800000008ADD841A3DBC415DF.png" manifest:media-type="image/png"/>
  <manifest:file-entry manifest:full-path="Object 2/Pictures/100000000000000800000008D469A22D40EC1428.png" manifest:media-type="image/png"/>
  <manifest:file-entry manifest:full-path="Object 2/Pictures/100000000000000800000008F0CA1C221604D369.png" manifest:media-type="image/png"/>
  <manifest:file-entry manifest:full-path="Object 2/Pictures/100000000000000800000008C03529C2E2D463B9.png" manifest:media-type="image/png"/>
  <manifest:file-entry manifest:full-path="Object 2/Pictures/1000000000000008000000080401C52F7A7E6E92.png" manifest:media-type="image/png"/>
  <manifest:file-entry manifest:full-path="Object 2/Pictures/10000000000000080000000846A6E2D2615F4837.png" manifest:media-type="image/png"/>
  <manifest:file-entry manifest:full-path="Object 2/Pictures/1000000000000008000000088DC8D5ECBF6A8B93.png" manifest:media-type="image/png"/>
  <manifest:file-entry manifest:full-path="Object 2/Pictures/1000000000000008000000085893F27E1690F0DD.png" manifest:media-type="image/png"/>
  <manifest:file-entry manifest:full-path="Object 2/Pictures/1000000000000008000000083CB2370AEE6419D3.png" manifest:media-type="image/png"/>
  <manifest:file-entry manifest:full-path="Object 2/Pictures/10000000000000080000000893C84A2F4D48AD58.png" manifest:media-type="image/png"/>
  <manifest:file-entry manifest:full-path="Object 2/Pictures/1000000000000008000000082DC0B1E7337DD2BB.png" manifest:media-type="image/png"/>
  <manifest:file-entry manifest:full-path="Object 2/Pictures/100000000000000800000008BAFBAD1A18D42779.png" manifest:media-type="image/png"/>
  <manifest:file-entry manifest:full-path="Object 2/Pictures/1000000000000008000000080D0306583F8D6467.png" manifest:media-type="image/png"/>
  <manifest:file-entry manifest:full-path="Object 2/Pictures/10000000000000080000000814872DB0AADBBD09.png" manifest:media-type="image/png"/>
  <manifest:file-entry manifest:full-path="Object 2/Pictures/1000000000000008000000080944901A42762024.png" manifest:media-type="image/png"/>
  <manifest:file-entry manifest:full-path="Object 2/Pictures/100000000000000800000008FEBA2E0C3FC718DC.png" manifest:media-type="image/png"/>
  <manifest:file-entry manifest:full-path="Object 2/Pictures/100000000000000800000008352E2E390C7EAB70.png" manifest:media-type="image/png"/>
  <manifest:file-entry manifest:full-path="Object 2/Pictures/100000000000000800000008D085463572746166.png" manifest:media-type="image/png"/>
  <manifest:file-entry manifest:full-path="Object 2/Pictures/100000000000000800000008B88C96B5A7E6DB5B.png" manifest:media-type="image/png"/>
  <manifest:file-entry manifest:full-path="Object 2/Pictures/10000000000000080000000863AF7EBD794A907E.png" manifest:media-type="image/png"/>
  <manifest:file-entry manifest:full-path="Object 2/Pictures/100000000000000800000008B1F22B1B857E713A.png" manifest:media-type="image/png"/>
  <manifest:file-entry manifest:full-path="Object 2/Pictures/100000000000000800000008499ACFC1FA0D5F2B.png" manifest:media-type="image/png"/>
  <manifest:file-entry manifest:full-path="Object 2/Pictures/100000000000000800000008DDF7072BDBA5EFCF.png" manifest:media-type="image/png"/>
  <manifest:file-entry manifest:full-path="Object 2/Pictures/10000000000000080000000838BBC215E675B78E.png" manifest:media-type="image/png"/>
  <manifest:file-entry manifest:full-path="Object 2/Pictures/100000000000000800000008D4E46D25FD39BF83.png" manifest:media-type="image/png"/>
  <manifest:file-entry manifest:full-path="Object 2/Pictures/100000000000000800000008F70D036D45FFF5DF.png" manifest:media-type="image/png"/>
  <manifest:file-entry manifest:full-path="Object 2/Pictures/10000000000000080000000848CE65F29A64C695.png" manifest:media-type="image/png"/>
  <manifest:file-entry manifest:full-path="Object 2/Pictures/100000000000000800000008471D131280963498.png" manifest:media-type="image/png"/>
  <manifest:file-entry manifest:full-path="Object 2/Pictures/1000000000000008000000082AB7DF44B2B49EFE.png" manifest:media-type="image/png"/>
  <manifest:file-entry manifest:full-path="Object 2/Pictures/10000000000000080000000820B6C82F5839B043.png" manifest:media-type="image/png"/>
  <manifest:file-entry manifest:full-path="Object 2/Pictures/10000000000000080000000804BF638A536D0ACD.png" manifest:media-type="image/png"/>
  <manifest:file-entry manifest:full-path="Object 2/Pictures/100000000000000800000008CE7A1D3C1327BABD.png" manifest:media-type="image/png"/>
  <manifest:file-entry manifest:full-path="Object 2/Pictures/1000000000000008000000083311E16C2612269C.png" manifest:media-type="image/png"/>
  <manifest:file-entry manifest:full-path="Object 2/Pictures/100000000000000800000008DE715E6BC605B225.png" manifest:media-type="image/png"/>
  <manifest:file-entry manifest:full-path="Object 2/Pictures/1000000000000008000000085FA7B61ECD8498E5.png" manifest:media-type="image/png"/>
  <manifest:file-entry manifest:full-path="Object 2/Pictures/1000000000000008000000086A5AF3F6BC5B0986.png" manifest:media-type="image/png"/>
  <manifest:file-entry manifest:full-path="Object 2/Pictures/100000000000000800000008ECA1FC2F7DBB3D5E.png" manifest:media-type="image/png"/>
  <manifest:file-entry manifest:full-path="Object 2/Pictures/100000000000000800000008130CE7EAB6AB49F7.png" manifest:media-type="image/png"/>
  <manifest:file-entry manifest:full-path="Object 2/Pictures/1000000000000008000000082BD2630A236200AA.png" manifest:media-type="image/png"/>
  <manifest:file-entry manifest:full-path="Object 2/Pictures/1000000000000008000000088F4F00AFA4E0910F.png" manifest:media-type="image/png"/>
  <manifest:file-entry manifest:full-path="Object 2/Pictures/100000000000000800000008BFDA60484C6D95EA.png" manifest:media-type="image/png"/>
  <manifest:file-entry manifest:full-path="Object 2/Pictures/1000000000000008000000086B36C345212D6EEA.png" manifest:media-type="image/png"/>
  <manifest:file-entry manifest:full-path="Object 2/Pictures/10000000000000080000000891CC5B4335A1319C.png" manifest:media-type="image/png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FA9A075786C78E4D.png" manifest:media-type="image/png"/>
  <manifest:file-entry manifest:full-path="Object 1/Pictures/100000000000000800000008FFE9C95953E9F99F.png" manifest:media-type="image/png"/>
  <manifest:file-entry manifest:full-path="Object 1/Pictures/100000000000000800000008B0FEC5F85BA53475.png" manifest:media-type="image/png"/>
  <manifest:file-entry manifest:full-path="Object 1/Pictures/100000000000000800000008FCC7735CE0F3D4D1.png" manifest:media-type="image/png"/>
  <manifest:file-entry manifest:full-path="Object 1/Pictures/100000000000000800000008ADD841A3DBC415DF.png" manifest:media-type="image/png"/>
  <manifest:file-entry manifest:full-path="Object 1/Pictures/100000000000000800000008D469A22D40EC1428.png" manifest:media-type="image/png"/>
  <manifest:file-entry manifest:full-path="Object 1/Pictures/100000000000000800000008F0CA1C221604D369.png" manifest:media-type="image/png"/>
  <manifest:file-entry manifest:full-path="Object 1/Pictures/100000000000000800000008C03529C2E2D463B9.png" manifest:media-type="image/png"/>
  <manifest:file-entry manifest:full-path="Object 1/Pictures/1000000000000008000000080401C52F7A7E6E92.png" manifest:media-type="image/png"/>
  <manifest:file-entry manifest:full-path="Object 1/Pictures/10000000000000080000000846A6E2D2615F4837.png" manifest:media-type="image/png"/>
  <manifest:file-entry manifest:full-path="Object 1/Pictures/1000000000000008000000088DC8D5ECBF6A8B93.png" manifest:media-type="image/png"/>
  <manifest:file-entry manifest:full-path="Object 1/Pictures/1000000000000008000000085893F27E1690F0DD.png" manifest:media-type="image/png"/>
  <manifest:file-entry manifest:full-path="Object 1/Pictures/1000000000000008000000083CB2370AEE6419D3.png" manifest:media-type="image/png"/>
  <manifest:file-entry manifest:full-path="Object 1/Pictures/10000000000000080000000893C84A2F4D48AD58.png" manifest:media-type="image/png"/>
  <manifest:file-entry manifest:full-path="Object 1/Pictures/1000000000000008000000082DC0B1E7337DD2BB.png" manifest:media-type="image/png"/>
  <manifest:file-entry manifest:full-path="Object 1/Pictures/100000000000000800000008BAFBAD1A18D42779.png" manifest:media-type="image/png"/>
  <manifest:file-entry manifest:full-path="Object 1/Pictures/1000000000000008000000080D0306583F8D6467.png" manifest:media-type="image/png"/>
  <manifest:file-entry manifest:full-path="Object 1/Pictures/10000000000000080000000814872DB0AADBBD09.png" manifest:media-type="image/png"/>
  <manifest:file-entry manifest:full-path="Object 1/Pictures/1000000000000008000000080944901A42762024.png" manifest:media-type="image/png"/>
  <manifest:file-entry manifest:full-path="Object 1/Pictures/100000000000000800000008FEBA2E0C3FC718DC.png" manifest:media-type="image/png"/>
  <manifest:file-entry manifest:full-path="Object 1/Pictures/100000000000000800000008352E2E390C7EAB70.png" manifest:media-type="image/png"/>
  <manifest:file-entry manifest:full-path="Object 1/Pictures/100000000000000800000008D085463572746166.png" manifest:media-type="image/png"/>
  <manifest:file-entry manifest:full-path="Object 1/Pictures/100000000000000800000008B88C96B5A7E6DB5B.png" manifest:media-type="image/png"/>
  <manifest:file-entry manifest:full-path="Object 1/Pictures/10000000000000080000000863AF7EBD794A907E.png" manifest:media-type="image/png"/>
  <manifest:file-entry manifest:full-path="Object 1/Pictures/100000000000000800000008B1F22B1B857E713A.png" manifest:media-type="image/png"/>
  <manifest:file-entry manifest:full-path="Object 1/Pictures/100000000000000800000008499ACFC1FA0D5F2B.png" manifest:media-type="image/png"/>
  <manifest:file-entry manifest:full-path="Object 1/Pictures/100000000000000800000008DDF7072BDBA5EFCF.png" manifest:media-type="image/png"/>
  <manifest:file-entry manifest:full-path="Object 1/Pictures/10000000000000080000000838BBC215E675B78E.png" manifest:media-type="image/png"/>
  <manifest:file-entry manifest:full-path="Object 1/Pictures/100000000000000800000008D4E46D25FD39BF83.png" manifest:media-type="image/png"/>
  <manifest:file-entry manifest:full-path="Object 1/Pictures/100000000000000800000008F70D036D45FFF5DF.png" manifest:media-type="image/png"/>
  <manifest:file-entry manifest:full-path="Object 1/Pictures/10000000000000080000000848CE65F29A64C695.png" manifest:media-type="image/png"/>
  <manifest:file-entry manifest:full-path="Object 1/Pictures/100000000000000800000008471D131280963498.png" manifest:media-type="image/png"/>
  <manifest:file-entry manifest:full-path="Object 1/Pictures/1000000000000008000000082AB7DF44B2B49EFE.png" manifest:media-type="image/png"/>
  <manifest:file-entry manifest:full-path="Object 1/Pictures/10000000000000080000000820B6C82F5839B043.png" manifest:media-type="image/png"/>
  <manifest:file-entry manifest:full-path="Object 1/Pictures/10000000000000080000000804BF638A536D0ACD.png" manifest:media-type="image/png"/>
  <manifest:file-entry manifest:full-path="Object 1/Pictures/100000000000000800000008CE7A1D3C1327BABD.png" manifest:media-type="image/png"/>
  <manifest:file-entry manifest:full-path="Object 1/Pictures/1000000000000008000000083311E16C2612269C.png" manifest:media-type="image/png"/>
  <manifest:file-entry manifest:full-path="Object 1/Pictures/100000000000000800000008DE715E6BC605B225.png" manifest:media-type="image/png"/>
  <manifest:file-entry manifest:full-path="Object 1/Pictures/1000000000000008000000085FA7B61ECD8498E5.png" manifest:media-type="image/png"/>
  <manifest:file-entry manifest:full-path="Object 1/Pictures/1000000000000008000000086A5AF3F6BC5B0986.png" manifest:media-type="image/png"/>
  <manifest:file-entry manifest:full-path="Object 1/Pictures/100000000000000800000008ECA1FC2F7DBB3D5E.png" manifest:media-type="image/png"/>
  <manifest:file-entry manifest:full-path="Object 1/Pictures/100000000000000800000008130CE7EAB6AB49F7.png" manifest:media-type="image/png"/>
  <manifest:file-entry manifest:full-path="Object 1/Pictures/1000000000000008000000082BD2630A236200AA.png" manifest:media-type="image/png"/>
  <manifest:file-entry manifest:full-path="Object 1/Pictures/1000000000000008000000088F4F00AFA4E0910F.png" manifest:media-type="image/png"/>
  <manifest:file-entry manifest:full-path="Object 1/Pictures/100000000000000800000008BFDA60484C6D95EA.png" manifest:media-type="image/png"/>
  <manifest:file-entry manifest:full-path="Object 1/Pictures/1000000000000008000000086B36C345212D6EEA.png" manifest:media-type="image/png"/>
  <manifest:file-entry manifest:full-path="Object 1/Pictures/10000000000000080000000891CC5B4335A1319C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673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7.334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3.785cm"/>
    </style:style>
    <style:style style:name="co7" style:family="table-column">
      <style:table-column-properties fo:break-before="auto" style:column-width="3.376cm"/>
    </style:style>
    <style:style style:name="co8" style:family="table-column">
      <style:table-column-properties fo:break-before="auto" style:column-width="3.702cm"/>
    </style:style>
    <style:style style:name="co9" style:family="table-column">
      <style:table-column-properties fo:break-before="auto" style:column-width="3.757cm"/>
    </style:style>
    <style:style style:name="co10" style:family="table-column">
      <style:table-column-properties fo:break-before="auto" style:column-width="3.902cm"/>
    </style:style>
    <style:style style:name="co11" style:family="table-column">
      <style:table-column-properties fo:break-before="auto" style:column-width="2.214cm"/>
    </style:style>
    <style:style style:name="co12" style:family="table-column">
      <style:table-column-properties fo:break-before="auto" style:column-width="2.649cm"/>
    </style:style>
    <style:style style:name="co13" style:family="table-column">
      <style:table-column-properties fo:break-before="auto" style:column-width="3.521cm"/>
    </style:style>
    <style:style style:name="co14" style:family="table-column">
      <style:table-column-properties fo:break-before="auto" style:column-width="6.299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1.369cm"/>
    </style:style>
    <style:style style:name="co17" style:family="table-column">
      <style:table-column-properties fo:break-before="auto" style:column-width="1.178cm"/>
    </style:style>
    <style:style style:name="co18" style:family="table-column">
      <style:table-column-properties fo:break-before="auto" style:column-width="3.711cm"/>
    </style:style>
    <style:style style:name="co19" style:family="table-column">
      <style:table-column-properties fo:break-before="auto" style:column-width="3.575cm"/>
    </style:style>
    <style:style style:name="co20" style:family="table-column">
      <style:table-column-properties fo:break-before="auto" style:column-width="3.794cm"/>
    </style:style>
    <style:style style:name="co21" style:family="table-column">
      <style:table-column-properties fo:break-before="auto" style:column-width="2.785cm"/>
    </style:style>
    <style:style style:name="co22" style:family="table-column">
      <style:table-column-properties fo:break-before="auto" style:column-width="3.657cm"/>
    </style:style>
    <style:style style:name="co23" style:family="table-column">
      <style:table-column-properties fo:break-before="auto" style:column-width="2.35cm"/>
    </style:style>
    <style:style style:name="co24" style:family="table-column">
      <style:table-column-properties fo:break-before="auto" style:column-width="1.887cm"/>
    </style:style>
    <style:style style:name="co25" style:family="table-column">
      <style:table-column-properties fo:break-before="auto" style:column-width="1.669cm"/>
    </style:style>
    <style:style style:name="co26" style:family="table-column">
      <style:table-column-properties fo:break-before="auto" style:column-width="2.40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number:text-style style:name="N100">
      <number:text-content/>
    </number:text-style>
    <number:percentage-style style:name="N10011" number:language="en" number:country="US">
      <number:number number:decimal-places="2" number:min-decimal-places="2" number:min-integer-digits="1"/>
      <number:text>%</number:text>
    </number:percentage-style>
    <style:style style:name="ce2" style:family="table-cell" style:parent-style-name="Default" style:data-style-name="N100"/>
    <style:style style:name="ce1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07"/>
    <style:style style:name="ce19" style:family="table-cell" style:parent-style-name="Default" style:data-style-name="N11"/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10121"/>
    <style:style style:name="ce29" style:family="table-cell" style:parent-style-name="Default" style:data-style-name="N1001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putFromCsv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ntensity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Corrections</text:p>
          </table:table-cell>
          <table:table-cell office:value-type="string" calcext:value-type="string">
            <text:p>Request Type</text:p>
          </table:table-cell>
          <table:table-cell office:value-type="string" calcext:value-type="string">
            <text:p>Cosine Similarity</text:p>
          </table:table-cell>
          <table:table-cell/>
          <table:table-cell office:value-type="string" calcext:value-type="string">
            <text:p>IntensitySub</text:p>
          </table:table-cell>
          <table:table-cell table:number-columns-repeated="4"/>
          <table:table-cell office:value-type="string" calcext:value-type="string">
            <text:p>Request Type Sub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278890198314754" calcext:value-type="float">
            <text:p>0,278890198314754</text:p>
          </table:table-cell>
          <table:table-cell/>
          <table:table-cell table:formula="of:=SUBSTITUTE([.A2]; &quot;low_2&quot;; &quot;low25&quot;)" office:value-type="string" office:string-value="low" calcext:value-type="string">
            <text:p>low</text:p>
          </table:table-cell>
          <table:table-cell table:formula="of:=SUBSTITUTE([.D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641981732901715" calcext:value-type="float">
            <text:p>0,641981732901715</text:p>
          </table:table-cell>
          <table:table-cell/>
          <table:table-cell table:formula="of:=SUBSTITUTE([.A3]; &quot;low_2&quot;; &quot;low25&quot;)" office:value-type="string" office:string-value="low" calcext:value-type="string">
            <text:p>low</text:p>
          </table:table-cell>
          <table:table-cell table:formula="of:=SUBSTITUTE([.D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5835920154016" calcext:value-type="float">
            <text:p>0,75835920154016</text:p>
          </table:table-cell>
          <table:table-cell/>
          <table:table-cell table:formula="of:=SUBSTITUTE([.A4]; &quot;low_2&quot;; &quot;low25&quot;)" office:value-type="string" office:string-value="low" calcext:value-type="string">
            <text:p>low</text:p>
          </table:table-cell>
          <table:table-cell table:formula="of:=SUBSTITUTE([.D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697274376580253" calcext:value-type="float">
            <text:p>0,697274376580253</text:p>
          </table:table-cell>
          <table:table-cell/>
          <table:table-cell table:formula="of:=SUBSTITUTE([.A5]; &quot;low_2&quot;; &quot;low25&quot;)" office:value-type="string" office:string-value="low" calcext:value-type="string">
            <text:p>low</text:p>
          </table:table-cell>
          <table:table-cell table:formula="of:=SUBSTITUTE([.D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429100695211091" calcext:value-type="float">
            <text:p>0,429100695211091</text:p>
          </table:table-cell>
          <table:table-cell/>
          <table:table-cell table:formula="of:=SUBSTITUTE([.A6]; &quot;low_2&quot;; &quot;low25&quot;)" office:value-type="string" office:string-value="low" calcext:value-type="string">
            <text:p>low</text:p>
          </table:table-cell>
          <table:table-cell table:formula="of:=SUBSTITUTE([.D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319047237214873" calcext:value-type="float">
            <text:p>0,319047237214873</text:p>
          </table:table-cell>
          <table:table-cell/>
          <table:table-cell table:formula="of:=SUBSTITUTE([.A7]; &quot;low_2&quot;; &quot;low25&quot;)" office:value-type="string" office:string-value="low" calcext:value-type="string">
            <text:p>low</text:p>
          </table:table-cell>
          <table:table-cell table:formula="of:=SUBSTITUTE([.D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776224064052082" calcext:value-type="float">
            <text:p>0,776224064052082</text:p>
          </table:table-cell>
          <table:table-cell/>
          <table:table-cell table:formula="of:=SUBSTITUTE([.A8]; &quot;low_2&quot;; &quot;low25&quot;)" office:value-type="string" office:string-value="low" calcext:value-type="string">
            <text:p>low</text:p>
          </table:table-cell>
          <table:table-cell table:formula="of:=SUBSTITUTE([.D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906084126117895" calcext:value-type="float">
            <text:p>0,906084126117895</text:p>
          </table:table-cell>
          <table:table-cell/>
          <table:table-cell table:formula="of:=SUBSTITUTE([.A9]; &quot;low_2&quot;; &quot;low25&quot;)" office:value-type="string" office:string-value="low" calcext:value-type="string">
            <text:p>low</text:p>
          </table:table-cell>
          <table:table-cell table:formula="of:=SUBSTITUTE([.D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794170660084155" calcext:value-type="float">
            <text:p>0,794170660084155</text:p>
          </table:table-cell>
          <table:table-cell/>
          <table:table-cell table:formula="of:=SUBSTITUTE([.A10]; &quot;low_2&quot;; &quot;low25&quot;)" office:value-type="string" office:string-value="low" calcext:value-type="string">
            <text:p>low</text:p>
          </table:table-cell>
          <table:table-cell table:formula="of:=SUBSTITUTE([.D1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1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1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1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1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473972623173307" calcext:value-type="float">
            <text:p>0,473972623173307</text:p>
          </table:table-cell>
          <table:table-cell/>
          <table:table-cell table:formula="of:=SUBSTITUTE([.A11]; &quot;low_2&quot;; &quot;low25&quot;)" office:value-type="string" office:string-value="low" calcext:value-type="string">
            <text:p>low</text:p>
          </table:table-cell>
          <table:table-cell table:formula="of:=SUBSTITUTE([.D1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1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1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1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1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312684329443468" calcext:value-type="float">
            <text:p>0,312684329443468</text:p>
          </table:table-cell>
          <table:table-cell/>
          <table:table-cell table:formula="of:=SUBSTITUTE([.A12]; &quot;low_2&quot;; &quot;low25&quot;)" office:value-type="string" office:string-value="low" calcext:value-type="string">
            <text:p>low</text:p>
          </table:table-cell>
          <table:table-cell table:formula="of:=SUBSTITUTE([.D1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1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1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1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1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739880621298554" calcext:value-type="float">
            <text:p>0,739880621298554</text:p>
          </table:table-cell>
          <table:table-cell/>
          <table:table-cell table:formula="of:=SUBSTITUTE([.A13]; &quot;low_2&quot;; &quot;low25&quot;)" office:value-type="string" office:string-value="low" calcext:value-type="string">
            <text:p>low</text:p>
          </table:table-cell>
          <table:table-cell table:formula="of:=SUBSTITUTE([.D1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1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1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1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1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84439563225214" calcext:value-type="float">
            <text:p>0,84439563225214</text:p>
          </table:table-cell>
          <table:table-cell/>
          <table:table-cell table:formula="of:=SUBSTITUTE([.A14]; &quot;low_2&quot;; &quot;low25&quot;)" office:value-type="string" office:string-value="low" calcext:value-type="string">
            <text:p>low</text:p>
          </table:table-cell>
          <table:table-cell table:formula="of:=SUBSTITUTE([.D1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1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1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1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1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781920856663885" calcext:value-type="float">
            <text:p>0,781920856663885</text:p>
          </table:table-cell>
          <table:table-cell/>
          <table:table-cell table:formula="of:=SUBSTITUTE([.A15]; &quot;low_2&quot;; &quot;low25&quot;)" office:value-type="string" office:string-value="low" calcext:value-type="string">
            <text:p>low</text:p>
          </table:table-cell>
          <table:table-cell table:formula="of:=SUBSTITUTE([.D1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1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1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1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1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468631720469817" calcext:value-type="float">
            <text:p>0,468631720469817</text:p>
          </table:table-cell>
          <table:table-cell/>
          <table:table-cell table:formula="of:=SUBSTITUTE([.A16]; &quot;low_2&quot;; &quot;low25&quot;)" office:value-type="string" office:string-value="low" calcext:value-type="string">
            <text:p>low</text:p>
          </table:table-cell>
          <table:table-cell table:formula="of:=SUBSTITUTE([.D1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1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1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1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1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317166138986681" calcext:value-type="float">
            <text:p>0,317166138986681</text:p>
          </table:table-cell>
          <table:table-cell/>
          <table:table-cell table:formula="of:=SUBSTITUTE([.A17]; &quot;low_2&quot;; &quot;low25&quot;)" office:value-type="string" office:string-value="low" calcext:value-type="string">
            <text:p>low</text:p>
          </table:table-cell>
          <table:table-cell table:formula="of:=SUBSTITUTE([.D1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1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1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1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1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764414954953065" calcext:value-type="float">
            <text:p>0,764414954953065</text:p>
          </table:table-cell>
          <table:table-cell/>
          <table:table-cell table:formula="of:=SUBSTITUTE([.A18]; &quot;low_2&quot;; &quot;low25&quot;)" office:value-type="string" office:string-value="low" calcext:value-type="string">
            <text:p>low</text:p>
          </table:table-cell>
          <table:table-cell table:formula="of:=SUBSTITUTE([.D1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1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1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1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1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838794772092195" calcext:value-type="float">
            <text:p>0,838794772092195</text:p>
          </table:table-cell>
          <table:table-cell/>
          <table:table-cell table:formula="of:=SUBSTITUTE([.A19]; &quot;low_2&quot;; &quot;low25&quot;)" office:value-type="string" office:string-value="low" calcext:value-type="string">
            <text:p>low</text:p>
          </table:table-cell>
          <table:table-cell table:formula="of:=SUBSTITUTE([.D1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1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1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1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1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785214283203602" calcext:value-type="float">
            <text:p>0,785214283203602</text:p>
          </table:table-cell>
          <table:table-cell/>
          <table:table-cell table:formula="of:=SUBSTITUTE([.A20]; &quot;low_2&quot;; &quot;low25&quot;)" office:value-type="string" office:string-value="low" calcext:value-type="string">
            <text:p>low</text:p>
          </table:table-cell>
          <table:table-cell table:formula="of:=SUBSTITUTE([.D2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2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2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2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2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468358868427103" calcext:value-type="float">
            <text:p>0,468358868427103</text:p>
          </table:table-cell>
          <table:table-cell/>
          <table:table-cell table:formula="of:=SUBSTITUTE([.A21]; &quot;low_2&quot;; &quot;low25&quot;)" office:value-type="string" office:string-value="low" calcext:value-type="string">
            <text:p>low</text:p>
          </table:table-cell>
          <table:table-cell table:formula="of:=SUBSTITUTE([.D2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2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2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2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2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654288314584136" calcext:value-type="float">
            <text:p>0,654288314584136</text:p>
          </table:table-cell>
          <table:table-cell/>
          <table:table-cell table:formula="of:=SUBSTITUTE([.A22]; &quot;low_2&quot;; &quot;low25&quot;)" office:value-type="string" office:string-value="low25" calcext:value-type="string">
            <text:p>low25</text:p>
          </table:table-cell>
          <table:table-cell table:formula="of:=SUBSTITUTE([.D2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2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2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2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2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793083890382025" calcext:value-type="float">
            <text:p>0,793083890382025</text:p>
          </table:table-cell>
          <table:table-cell/>
          <table:table-cell table:formula="of:=SUBSTITUTE([.A23]; &quot;low_2&quot;; &quot;low25&quot;)" office:value-type="string" office:string-value="low25" calcext:value-type="string">
            <text:p>low25</text:p>
          </table:table-cell>
          <table:table-cell table:formula="of:=SUBSTITUTE([.D2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2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2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2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2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87313109798966" calcext:value-type="float">
            <text:p>0,787313109798966</text:p>
          </table:table-cell>
          <table:table-cell/>
          <table:table-cell table:formula="of:=SUBSTITUTE([.A24]; &quot;low_2&quot;; &quot;low25&quot;)" office:value-type="string" office:string-value="low25" calcext:value-type="string">
            <text:p>low25</text:p>
          </table:table-cell>
          <table:table-cell table:formula="of:=SUBSTITUTE([.D2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2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2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2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2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740577986416113" calcext:value-type="float">
            <text:p>0,740577986416113</text:p>
          </table:table-cell>
          <table:table-cell/>
          <table:table-cell table:formula="of:=SUBSTITUTE([.A25]; &quot;low_2&quot;; &quot;low25&quot;)" office:value-type="string" office:string-value="low25" calcext:value-type="string">
            <text:p>low25</text:p>
          </table:table-cell>
          <table:table-cell table:formula="of:=SUBSTITUTE([.D2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2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2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2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2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553630182787275" calcext:value-type="float">
            <text:p>0,553630182787275</text:p>
          </table:table-cell>
          <table:table-cell/>
          <table:table-cell table:formula="of:=SUBSTITUTE([.A26]; &quot;low_2&quot;; &quot;low25&quot;)" office:value-type="string" office:string-value="low25" calcext:value-type="string">
            <text:p>low25</text:p>
          </table:table-cell>
          <table:table-cell table:formula="of:=SUBSTITUTE([.D2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2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2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2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2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797566964766113" calcext:value-type="float">
            <text:p>0,797566964766113</text:p>
          </table:table-cell>
          <table:table-cell/>
          <table:table-cell table:formula="of:=SUBSTITUTE([.A27]; &quot;low_2&quot;; &quot;low25&quot;)" office:value-type="string" office:string-value="low25" calcext:value-type="string">
            <text:p>low25</text:p>
          </table:table-cell>
          <table:table-cell table:formula="of:=SUBSTITUTE([.D2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2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2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2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2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865506900311224" calcext:value-type="float">
            <text:p>0,865506900311224</text:p>
          </table:table-cell>
          <table:table-cell/>
          <table:table-cell table:formula="of:=SUBSTITUTE([.A28]; &quot;low_2&quot;; &quot;low25&quot;)" office:value-type="string" office:string-value="low25" calcext:value-type="string">
            <text:p>low25</text:p>
          </table:table-cell>
          <table:table-cell table:formula="of:=SUBSTITUTE([.D2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2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2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2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2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849858584174774" calcext:value-type="float">
            <text:p>0,849858584174774</text:p>
          </table:table-cell>
          <table:table-cell/>
          <table:table-cell table:formula="of:=SUBSTITUTE([.A29]; &quot;low_2&quot;; &quot;low25&quot;)" office:value-type="string" office:string-value="low25" calcext:value-type="string">
            <text:p>low25</text:p>
          </table:table-cell>
          <table:table-cell table:formula="of:=SUBSTITUTE([.D2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2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2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2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2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827646836452229" calcext:value-type="float">
            <text:p>0,827646836452229</text:p>
          </table:table-cell>
          <table:table-cell/>
          <table:table-cell table:formula="of:=SUBSTITUTE([.A30]; &quot;low_2&quot;; &quot;low25&quot;)" office:value-type="string" office:string-value="low25" calcext:value-type="string">
            <text:p>low25</text:p>
          </table:table-cell>
          <table:table-cell table:formula="of:=SUBSTITUTE([.D3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3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3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3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3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6630462674761" calcext:value-type="float">
            <text:p>0,6630462674761</text:p>
          </table:table-cell>
          <table:table-cell/>
          <table:table-cell table:formula="of:=SUBSTITUTE([.A31]; &quot;low_2&quot;; &quot;low25&quot;)" office:value-type="string" office:string-value="low25" calcext:value-type="string">
            <text:p>low25</text:p>
          </table:table-cell>
          <table:table-cell table:formula="of:=SUBSTITUTE([.D3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3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3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3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3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701961696256604" calcext:value-type="float">
            <text:p>0,701961696256604</text:p>
          </table:table-cell>
          <table:table-cell/>
          <table:table-cell table:formula="of:=SUBSTITUTE([.A32]; &quot;low_2&quot;; &quot;low25&quot;)" office:value-type="string" office:string-value="low25" calcext:value-type="string">
            <text:p>low25</text:p>
          </table:table-cell>
          <table:table-cell table:formula="of:=SUBSTITUTE([.D3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3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3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3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3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803121253190242" calcext:value-type="float">
            <text:p>0,803121253190242</text:p>
          </table:table-cell>
          <table:table-cell/>
          <table:table-cell table:formula="of:=SUBSTITUTE([.A33]; &quot;low_2&quot;; &quot;low25&quot;)" office:value-type="string" office:string-value="low25" calcext:value-type="string">
            <text:p>low25</text:p>
          </table:table-cell>
          <table:table-cell table:formula="of:=SUBSTITUTE([.D3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3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3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3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3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874587905079266" calcext:value-type="float">
            <text:p>0,874587905079266</text:p>
          </table:table-cell>
          <table:table-cell/>
          <table:table-cell table:formula="of:=SUBSTITUTE([.A34]; &quot;low_2&quot;; &quot;low25&quot;)" office:value-type="string" office:string-value="low25" calcext:value-type="string">
            <text:p>low25</text:p>
          </table:table-cell>
          <table:table-cell table:formula="of:=SUBSTITUTE([.D3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3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3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3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3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803158381827499" calcext:value-type="float">
            <text:p>0,803158381827499</text:p>
          </table:table-cell>
          <table:table-cell/>
          <table:table-cell table:formula="of:=SUBSTITUTE([.A35]; &quot;low_2&quot;; &quot;low25&quot;)" office:value-type="string" office:string-value="low25" calcext:value-type="string">
            <text:p>low25</text:p>
          </table:table-cell>
          <table:table-cell table:formula="of:=SUBSTITUTE([.D3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3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3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3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3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614789891343101" calcext:value-type="float">
            <text:p>0,614789891343101</text:p>
          </table:table-cell>
          <table:table-cell/>
          <table:table-cell table:formula="of:=SUBSTITUTE([.A36]; &quot;low_2&quot;; &quot;low25&quot;)" office:value-type="string" office:string-value="low25" calcext:value-type="string">
            <text:p>low25</text:p>
          </table:table-cell>
          <table:table-cell table:formula="of:=SUBSTITUTE([.D3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3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3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3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3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791990916504036" calcext:value-type="float">
            <text:p>0,791990916504036</text:p>
          </table:table-cell>
          <table:table-cell/>
          <table:table-cell table:formula="of:=SUBSTITUTE([.A37]; &quot;low_2&quot;; &quot;low25&quot;)" office:value-type="string" office:string-value="low25" calcext:value-type="string">
            <text:p>low25</text:p>
          </table:table-cell>
          <table:table-cell table:formula="of:=SUBSTITUTE([.D3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3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3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3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3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815362316222221" calcext:value-type="float">
            <text:p>0,815362316222221</text:p>
          </table:table-cell>
          <table:table-cell/>
          <table:table-cell table:formula="of:=SUBSTITUTE([.A38]; &quot;low_2&quot;; &quot;low25&quot;)" office:value-type="string" office:string-value="low25" calcext:value-type="string">
            <text:p>low25</text:p>
          </table:table-cell>
          <table:table-cell table:formula="of:=SUBSTITUTE([.D3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3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3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3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3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873171976198441" calcext:value-type="float">
            <text:p>0,873171976198441</text:p>
          </table:table-cell>
          <table:table-cell/>
          <table:table-cell table:formula="of:=SUBSTITUTE([.A39]; &quot;low_2&quot;; &quot;low25&quot;)" office:value-type="string" office:string-value="low25" calcext:value-type="string">
            <text:p>low25</text:p>
          </table:table-cell>
          <table:table-cell table:formula="of:=SUBSTITUTE([.D3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3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3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3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3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789374584476508" calcext:value-type="float">
            <text:p>0,789374584476508</text:p>
          </table:table-cell>
          <table:table-cell/>
          <table:table-cell table:formula="of:=SUBSTITUTE([.A40]; &quot;low_2&quot;; &quot;low25&quot;)" office:value-type="string" office:string-value="low25" calcext:value-type="string">
            <text:p>low25</text:p>
          </table:table-cell>
          <table:table-cell table:formula="of:=SUBSTITUTE([.D4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4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4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4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4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663073091650973" calcext:value-type="float">
            <text:p>0,663073091650973</text:p>
          </table:table-cell>
          <table:table-cell/>
          <table:table-cell table:formula="of:=SUBSTITUTE([.A41]; &quot;low_2&quot;; &quot;low25&quot;)" office:value-type="string" office:string-value="low25" calcext:value-type="string">
            <text:p>low25</text:p>
          </table:table-cell>
          <table:table-cell table:formula="of:=SUBSTITUTE([.D4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4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4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4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4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518057213238963" calcext:value-type="float">
            <text:p>0,518057213238963</text:p>
          </table:table-cell>
          <table:table-cell/>
          <table:table-cell table:formula="of:=SUBSTITUTE([.A42]; &quot;low_2&quot;; &quot;low25&quot;)" office:value-type="string" office:string-value="med" calcext:value-type="string">
            <text:p>med</text:p>
          </table:table-cell>
          <table:table-cell table:formula="of:=SUBSTITUTE([.D4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4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4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4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4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61753229195573" calcext:value-type="float">
            <text:p>0,61753229195573</text:p>
          </table:table-cell>
          <table:table-cell/>
          <table:table-cell table:formula="of:=SUBSTITUTE([.A43]; &quot;low_2&quot;; &quot;low25&quot;)" office:value-type="string" office:string-value="med" calcext:value-type="string">
            <text:p>med</text:p>
          </table:table-cell>
          <table:table-cell table:formula="of:=SUBSTITUTE([.D4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4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4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4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4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652851192756422" calcext:value-type="float">
            <text:p>0,652851192756422</text:p>
          </table:table-cell>
          <table:table-cell/>
          <table:table-cell table:formula="of:=SUBSTITUTE([.A44]; &quot;low_2&quot;; &quot;low25&quot;)" office:value-type="string" office:string-value="med" calcext:value-type="string">
            <text:p>med</text:p>
          </table:table-cell>
          <table:table-cell table:formula="of:=SUBSTITUTE([.D4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4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4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4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4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506738747088687" calcext:value-type="float">
            <text:p>0,506738747088687</text:p>
          </table:table-cell>
          <table:table-cell/>
          <table:table-cell table:formula="of:=SUBSTITUTE([.A45]; &quot;low_2&quot;; &quot;low25&quot;)" office:value-type="string" office:string-value="med" calcext:value-type="string">
            <text:p>med</text:p>
          </table:table-cell>
          <table:table-cell table:formula="of:=SUBSTITUTE([.D4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4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4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4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4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48257882957404" calcext:value-type="float">
            <text:p>0,48257882957404</text:p>
          </table:table-cell>
          <table:table-cell/>
          <table:table-cell table:formula="of:=SUBSTITUTE([.A46]; &quot;low_2&quot;; &quot;low25&quot;)" office:value-type="string" office:string-value="med" calcext:value-type="string">
            <text:p>med</text:p>
          </table:table-cell>
          <table:table-cell table:formula="of:=SUBSTITUTE([.D4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4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4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4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4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567824559719647" calcext:value-type="float">
            <text:p>0,567824559719647</text:p>
          </table:table-cell>
          <table:table-cell/>
          <table:table-cell table:formula="of:=SUBSTITUTE([.A47]; &quot;low_2&quot;; &quot;low25&quot;)" office:value-type="string" office:string-value="med" calcext:value-type="string">
            <text:p>med</text:p>
          </table:table-cell>
          <table:table-cell table:formula="of:=SUBSTITUTE([.D4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4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4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4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4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685271557276444" calcext:value-type="float">
            <text:p>0,685271557276444</text:p>
          </table:table-cell>
          <table:table-cell/>
          <table:table-cell table:formula="of:=SUBSTITUTE([.A48]; &quot;low_2&quot;; &quot;low25&quot;)" office:value-type="string" office:string-value="med" calcext:value-type="string">
            <text:p>med</text:p>
          </table:table-cell>
          <table:table-cell table:formula="of:=SUBSTITUTE([.D4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4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4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4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4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02867719570965" calcext:value-type="float">
            <text:p>0,702867719570965</text:p>
          </table:table-cell>
          <table:table-cell/>
          <table:table-cell table:formula="of:=SUBSTITUTE([.A49]; &quot;low_2&quot;; &quot;low25&quot;)" office:value-type="string" office:string-value="med" calcext:value-type="string">
            <text:p>med</text:p>
          </table:table-cell>
          <table:table-cell table:formula="of:=SUBSTITUTE([.D4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4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4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4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4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560860041845991" calcext:value-type="float">
            <text:p>0,560860041845991</text:p>
          </table:table-cell>
          <table:table-cell/>
          <table:table-cell table:formula="of:=SUBSTITUTE([.A50]; &quot;low_2&quot;; &quot;low25&quot;)" office:value-type="string" office:string-value="med" calcext:value-type="string">
            <text:p>med</text:p>
          </table:table-cell>
          <table:table-cell table:formula="of:=SUBSTITUTE([.D5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5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5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5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5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556499281702677" calcext:value-type="float">
            <text:p>0,556499281702677</text:p>
          </table:table-cell>
          <table:table-cell/>
          <table:table-cell table:formula="of:=SUBSTITUTE([.A51]; &quot;low_2&quot;; &quot;low25&quot;)" office:value-type="string" office:string-value="med" calcext:value-type="string">
            <text:p>med</text:p>
          </table:table-cell>
          <table:table-cell table:formula="of:=SUBSTITUTE([.D5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5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5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5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5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503879344238365" calcext:value-type="float">
            <text:p>0,503879344238365</text:p>
          </table:table-cell>
          <table:table-cell/>
          <table:table-cell table:formula="of:=SUBSTITUTE([.A52]; &quot;low_2&quot;; &quot;low25&quot;)" office:value-type="string" office:string-value="med" calcext:value-type="string">
            <text:p>med</text:p>
          </table:table-cell>
          <table:table-cell table:formula="of:=SUBSTITUTE([.D5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5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5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5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5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595008333796917" calcext:value-type="float">
            <text:p>0,595008333796917</text:p>
          </table:table-cell>
          <table:table-cell/>
          <table:table-cell table:formula="of:=SUBSTITUTE([.A53]; &quot;low_2&quot;; &quot;low25&quot;)" office:value-type="string" office:string-value="med" calcext:value-type="string">
            <text:p>med</text:p>
          </table:table-cell>
          <table:table-cell table:formula="of:=SUBSTITUTE([.D5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5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5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5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5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03020300520874" calcext:value-type="float">
            <text:p>0,703020300520874</text:p>
          </table:table-cell>
          <table:table-cell/>
          <table:table-cell table:formula="of:=SUBSTITUTE([.A54]; &quot;low_2&quot;; &quot;low25&quot;)" office:value-type="string" office:string-value="med" calcext:value-type="string">
            <text:p>med</text:p>
          </table:table-cell>
          <table:table-cell table:formula="of:=SUBSTITUTE([.D5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5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5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5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5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527484667770331" calcext:value-type="float">
            <text:p>0,527484667770331</text:p>
          </table:table-cell>
          <table:table-cell/>
          <table:table-cell table:formula="of:=SUBSTITUTE([.A55]; &quot;low_2&quot;; &quot;low25&quot;)" office:value-type="string" office:string-value="med" calcext:value-type="string">
            <text:p>med</text:p>
          </table:table-cell>
          <table:table-cell table:formula="of:=SUBSTITUTE([.D5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5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5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5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5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457491574545551" calcext:value-type="float">
            <text:p>0,457491574545551</text:p>
          </table:table-cell>
          <table:table-cell/>
          <table:table-cell table:formula="of:=SUBSTITUTE([.A56]; &quot;low_2&quot;; &quot;low25&quot;)" office:value-type="string" office:string-value="med" calcext:value-type="string">
            <text:p>med</text:p>
          </table:table-cell>
          <table:table-cell table:formula="of:=SUBSTITUTE([.D5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5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5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5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5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568797216762621" calcext:value-type="float">
            <text:p>0,568797216762621</text:p>
          </table:table-cell>
          <table:table-cell/>
          <table:table-cell table:formula="of:=SUBSTITUTE([.A57]; &quot;low_2&quot;; &quot;low25&quot;)" office:value-type="string" office:string-value="med" calcext:value-type="string">
            <text:p>med</text:p>
          </table:table-cell>
          <table:table-cell table:formula="of:=SUBSTITUTE([.D5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5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5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5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5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682652834496453" calcext:value-type="float">
            <text:p>0,682652834496453</text:p>
          </table:table-cell>
          <table:table-cell/>
          <table:table-cell table:formula="of:=SUBSTITUTE([.A58]; &quot;low_2&quot;; &quot;low25&quot;)" office:value-type="string" office:string-value="med" calcext:value-type="string">
            <text:p>med</text:p>
          </table:table-cell>
          <table:table-cell table:formula="of:=SUBSTITUTE([.D5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5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5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5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5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13481792331079" calcext:value-type="float">
            <text:p>0,713481792331079</text:p>
          </table:table-cell>
          <table:table-cell/>
          <table:table-cell table:formula="of:=SUBSTITUTE([.A59]; &quot;low_2&quot;; &quot;low25&quot;)" office:value-type="string" office:string-value="med" calcext:value-type="string">
            <text:p>med</text:p>
          </table:table-cell>
          <table:table-cell table:formula="of:=SUBSTITUTE([.D5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5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5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5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5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561204734414997" calcext:value-type="float">
            <text:p>0,561204734414997</text:p>
          </table:table-cell>
          <table:table-cell/>
          <table:table-cell table:formula="of:=SUBSTITUTE([.A60]; &quot;low_2&quot;; &quot;low25&quot;)" office:value-type="string" office:string-value="med" calcext:value-type="string">
            <text:p>med</text:p>
          </table:table-cell>
          <table:table-cell table:formula="of:=SUBSTITUTE([.D6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6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6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6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6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586406180003634" calcext:value-type="float">
            <text:p>0,586406180003634</text:p>
          </table:table-cell>
          <table:table-cell/>
          <table:table-cell table:formula="of:=SUBSTITUTE([.A61]; &quot;low_2&quot;; &quot;low25&quot;)" office:value-type="string" office:string-value="med" calcext:value-type="string">
            <text:p>med</text:p>
          </table:table-cell>
          <table:table-cell table:formula="of:=SUBSTITUTE([.D6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6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6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6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6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615323531458459" calcext:value-type="float">
            <text:p>0,615323531458459</text:p>
          </table:table-cell>
          <table:table-cell/>
          <table:table-cell table:formula="of:=SUBSTITUTE([.A62]; &quot;low_2&quot;; &quot;low25&quot;)" office:value-type="string" office:string-value="high" calcext:value-type="string">
            <text:p>high</text:p>
          </table:table-cell>
          <table:table-cell table:formula="of:=SUBSTITUTE([.D6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6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6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6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6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711262954423315" calcext:value-type="float">
            <text:p>0,711262954423315</text:p>
          </table:table-cell>
          <table:table-cell/>
          <table:table-cell table:formula="of:=SUBSTITUTE([.A63]; &quot;low_2&quot;; &quot;low25&quot;)" office:value-type="string" office:string-value="high" calcext:value-type="string">
            <text:p>high</text:p>
          </table:table-cell>
          <table:table-cell table:formula="of:=SUBSTITUTE([.D6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6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6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6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6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29435253033621" calcext:value-type="float">
            <text:p>0,729435253033621</text:p>
          </table:table-cell>
          <table:table-cell/>
          <table:table-cell table:formula="of:=SUBSTITUTE([.A64]; &quot;low_2&quot;; &quot;low25&quot;)" office:value-type="string" office:string-value="high" calcext:value-type="string">
            <text:p>high</text:p>
          </table:table-cell>
          <table:table-cell table:formula="of:=SUBSTITUTE([.D6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6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6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6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6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637135509552052" calcext:value-type="float">
            <text:p>0,637135509552052</text:p>
          </table:table-cell>
          <table:table-cell/>
          <table:table-cell table:formula="of:=SUBSTITUTE([.A65]; &quot;low_2&quot;; &quot;low25&quot;)" office:value-type="string" office:string-value="high" calcext:value-type="string">
            <text:p>high</text:p>
          </table:table-cell>
          <table:table-cell table:formula="of:=SUBSTITUTE([.D6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6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6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6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6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465803278051888" calcext:value-type="float">
            <text:p>0,465803278051888</text:p>
          </table:table-cell>
          <table:table-cell/>
          <table:table-cell table:formula="of:=SUBSTITUTE([.A66]; &quot;low_2&quot;; &quot;low25&quot;)" office:value-type="string" office:string-value="high" calcext:value-type="string">
            <text:p>high</text:p>
          </table:table-cell>
          <table:table-cell table:formula="of:=SUBSTITUTE([.D6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6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6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6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6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68056189771111" calcext:value-type="float">
            <text:p>0,68056189771111</text:p>
          </table:table-cell>
          <table:table-cell/>
          <table:table-cell table:formula="of:=SUBSTITUTE([.A67]; &quot;low_2&quot;; &quot;low25&quot;)" office:value-type="string" office:string-value="high" calcext:value-type="string">
            <text:p>high</text:p>
          </table:table-cell>
          <table:table-cell table:formula="of:=SUBSTITUTE([.D6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6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6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6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6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789579239507233" calcext:value-type="float">
            <text:p>0,789579239507233</text:p>
          </table:table-cell>
          <table:table-cell/>
          <table:table-cell table:formula="of:=SUBSTITUTE([.A68]; &quot;low_2&quot;; &quot;low25&quot;)" office:value-type="string" office:string-value="high" calcext:value-type="string">
            <text:p>high</text:p>
          </table:table-cell>
          <table:table-cell table:formula="of:=SUBSTITUTE([.D6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6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6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6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6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89651216692934" calcext:value-type="float">
            <text:p>0,789651216692934</text:p>
          </table:table-cell>
          <table:table-cell/>
          <table:table-cell table:formula="of:=SUBSTITUTE([.A69]; &quot;low_2&quot;; &quot;low25&quot;)" office:value-type="string" office:string-value="high" calcext:value-type="string">
            <text:p>high</text:p>
          </table:table-cell>
          <table:table-cell table:formula="of:=SUBSTITUTE([.D6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6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6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6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6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718054245162466" calcext:value-type="float">
            <text:p>0,718054245162466</text:p>
          </table:table-cell>
          <table:table-cell/>
          <table:table-cell table:formula="of:=SUBSTITUTE([.A70]; &quot;low_2&quot;; &quot;low25&quot;)" office:value-type="string" office:string-value="high" calcext:value-type="string">
            <text:p>high</text:p>
          </table:table-cell>
          <table:table-cell table:formula="of:=SUBSTITUTE([.D7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7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7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7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7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525815424263298" calcext:value-type="float">
            <text:p>0,525815424263298</text:p>
          </table:table-cell>
          <table:table-cell/>
          <table:table-cell table:formula="of:=SUBSTITUTE([.A71]; &quot;low_2&quot;; &quot;low25&quot;)" office:value-type="string" office:string-value="high" calcext:value-type="string">
            <text:p>high</text:p>
          </table:table-cell>
          <table:table-cell table:formula="of:=SUBSTITUTE([.D7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7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7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7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7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576993761171721" calcext:value-type="float">
            <text:p>0,576993761171721</text:p>
          </table:table-cell>
          <table:table-cell/>
          <table:table-cell table:formula="of:=SUBSTITUTE([.A72]; &quot;low_2&quot;; &quot;low25&quot;)" office:value-type="string" office:string-value="high" calcext:value-type="string">
            <text:p>high</text:p>
          </table:table-cell>
          <table:table-cell table:formula="of:=SUBSTITUTE([.D7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7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7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7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7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688862772089341" calcext:value-type="float">
            <text:p>0,688862772089341</text:p>
          </table:table-cell>
          <table:table-cell/>
          <table:table-cell table:formula="of:=SUBSTITUTE([.A73]; &quot;low_2&quot;; &quot;low25&quot;)" office:value-type="string" office:string-value="high" calcext:value-type="string">
            <text:p>high</text:p>
          </table:table-cell>
          <table:table-cell table:formula="of:=SUBSTITUTE([.D7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7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7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7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7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75777495955858" calcext:value-type="float">
            <text:p>0,775777495955858</text:p>
          </table:table-cell>
          <table:table-cell/>
          <table:table-cell table:formula="of:=SUBSTITUTE([.A74]; &quot;low_2&quot;; &quot;low25&quot;)" office:value-type="string" office:string-value="high" calcext:value-type="string">
            <text:p>high</text:p>
          </table:table-cell>
          <table:table-cell table:formula="of:=SUBSTITUTE([.D7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7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7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7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7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637273614395385" calcext:value-type="float">
            <text:p>0,637273614395385</text:p>
          </table:table-cell>
          <table:table-cell/>
          <table:table-cell table:formula="of:=SUBSTITUTE([.A75]; &quot;low_2&quot;; &quot;low25&quot;)" office:value-type="string" office:string-value="high" calcext:value-type="string">
            <text:p>high</text:p>
          </table:table-cell>
          <table:table-cell table:formula="of:=SUBSTITUTE([.D7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7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7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7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7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367254199434066" calcext:value-type="float">
            <text:p>0,367254199434066</text:p>
          </table:table-cell>
          <table:table-cell/>
          <table:table-cell table:formula="of:=SUBSTITUTE([.A76]; &quot;low_2&quot;; &quot;low25&quot;)" office:value-type="string" office:string-value="high" calcext:value-type="string">
            <text:p>high</text:p>
          </table:table-cell>
          <table:table-cell table:formula="of:=SUBSTITUTE([.D7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7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7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7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7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687172185087927" calcext:value-type="float">
            <text:p>0,687172185087927</text:p>
          </table:table-cell>
          <table:table-cell/>
          <table:table-cell table:formula="of:=SUBSTITUTE([.A77]; &quot;low_2&quot;; &quot;low25&quot;)" office:value-type="string" office:string-value="high" calcext:value-type="string">
            <text:p>high</text:p>
          </table:table-cell>
          <table:table-cell table:formula="of:=SUBSTITUTE([.D7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7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7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7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7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791769623846452" calcext:value-type="float">
            <text:p>0,791769623846452</text:p>
          </table:table-cell>
          <table:table-cell/>
          <table:table-cell table:formula="of:=SUBSTITUTE([.A78]; &quot;low_2&quot;; &quot;low25&quot;)" office:value-type="string" office:string-value="high" calcext:value-type="string">
            <text:p>high</text:p>
          </table:table-cell>
          <table:table-cell table:formula="of:=SUBSTITUTE([.D7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7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7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7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7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98899500187992" calcext:value-type="float">
            <text:p>0,798899500187992</text:p>
          </table:table-cell>
          <table:table-cell/>
          <table:table-cell table:formula="of:=SUBSTITUTE([.A79]; &quot;low_2&quot;; &quot;low25&quot;)" office:value-type="string" office:string-value="high" calcext:value-type="string">
            <text:p>high</text:p>
          </table:table-cell>
          <table:table-cell table:formula="of:=SUBSTITUTE([.D7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7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7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7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7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723444737723211" calcext:value-type="float">
            <text:p>0,723444737723211</text:p>
          </table:table-cell>
          <table:table-cell/>
          <table:table-cell table:formula="of:=SUBSTITUTE([.A80]; &quot;low_2&quot;; &quot;low25&quot;)" office:value-type="string" office:string-value="high" calcext:value-type="string">
            <text:p>high</text:p>
          </table:table-cell>
          <table:table-cell table:formula="of:=SUBSTITUTE([.D8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8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8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8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8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524472221051085" calcext:value-type="float">
            <text:p>0,524472221051085</text:p>
          </table:table-cell>
          <table:table-cell/>
          <table:table-cell table:formula="of:=SUBSTITUTE([.A81]; &quot;low_2&quot;; &quot;low25&quot;)" office:value-type="string" office:string-value="high" calcext:value-type="string">
            <text:p>high</text:p>
          </table:table-cell>
          <table:table-cell table:formula="of:=SUBSTITUTE([.D8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8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8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8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8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</table:table>
      <table:table table:name="similarity_scores" table:style-name="ta1">
        <table:shapes>
          <draw:frame draw:z-index="0" draw:style-name="gr1" draw:text-style-name="P1" svg:width="16.005cm" svg:height="9.27cm" svg:x="33.062cm" svg:y="0.472cm">
            <draw:object draw:notify-on-update-of-ranges="similarity_scores.D7:similarity_scores.D11 similarity_scores.A7:similarity_scores.A7 similarity_scores.E7:similarity_scores.E11 similarity_scores.A27:similarity_scores.A27 similarity_scores.E27:similarity_scores.E31 similarity_scores.A47:similarity_scores.A47 similarity_scores.E47:similarity_scores.E51 similarity_scores.A67:similarity_scores.A67 similarity_scores.E67:similarity_scores.E7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85cm" svg:height="8.999cm" svg:x="33.06cm" svg:y="11.74cm">
            <draw:object draw:notify-on-update-of-ranges="similarity_scores.D17:similarity_scores.D21 similarity_scores.A17:similarity_scores.A17 similarity_scores.E17:similarity_scores.E21 similarity_scores.A37:similarity_scores.A37 similarity_scores.E37:similarity_scores.E41 similarity_scores.A57:similarity_scores.A57 similarity_scores.E57:similarity_scores.E61 similarity_scores.A77:similarity_scores.A77 similarity_scores.E77:similarity_scores.E8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005cm" svg:height="9.27cm" svg:x="50.217cm" svg:y="0.449cm">
            <draw:object draw:notify-on-update-of-ranges="similarity_scores.D2:similarity_scores.D6 similarity_scores.A2:similarity_scores.A2 similarity_scores.E2:similarity_scores.E6 similarity_scores.A22:similarity_scores.A22 similarity_scores.E22:similarity_scores.E26 similarity_scores.A42:similarity_scores.A42 similarity_scores.E42:similarity_scores.E46 similarity_scores.A62:similarity_scores.A62 similarity_scores.E62:similarity_scores.E6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3" draw:style-name="gr1" draw:text-style-name="P1" svg:width="15.985cm" svg:height="8.999cm" svg:x="50.902cm" svg:y="11.763cm">
            <draw:object draw:notify-on-update-of-ranges="similarity_scores.D12:similarity_scores.D16 similarity_scores.A12:similarity_scores.A12 similarity_scores.E12:similarity_scores.E16 similarity_scores.A32:similarity_scores.A32 similarity_scores.E32:similarity_scores.E36 similarity_scores.A52:similarity_scores.A52 similarity_scores.E52:similarity_scores.E56 similarity_scores.A72:similarity_scores.A72 similarity_scores.E72:similarity_scores.E7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1" table:default-cell-style-name="ce1"/>
        <table:table-column table:style-name="co2" table:default-cell-style-name="ce1"/>
        <table:table-column table:style-name="co12" table:default-cell-style-name="ce1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ce6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2" office:value-type="string" calcext:value-type="string">
            <text:p>Intensity</text:p>
          </table:table-cell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Corrections</text:p>
          </table:table-cell>
          <table:table-cell office:value-type="string" calcext:value-type="string">
            <text:p>Request Type</text:p>
          </table:table-cell>
          <table:table-cell office:value-type="string" calcext:value-type="string">
            <text:p>Cosine Similarity</text:p>
          </table:table-cell>
          <table:table-cell table:number-columns-repeated="6"/>
        </table:table-row>
        <table:table-row table:style-name="ro1">
          <table:table-cell table:style-name="Default" table:formula="of:=[$InputFromCsv.G2]" office:value-type="string" office:string-value="low" calcext:value-type="string">
            <text:p>low</text:p>
          </table:table-cell>
          <table:table-cell table:style-name="Default" table:formula="of:=[$InputFromCsv.B2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2]" office:value-type="string" office:string-value="One correction" calcext:value-type="string">
            <text:p>One correction</text:p>
          </table:table-cell>
          <table:table-cell table:formula="of:=[$InputFromCsv.L2]" office:value-type="string" office:string-value="Login User" calcext:value-type="string">
            <text:p>Login User</text:p>
          </table:table-cell>
          <table:table-cell table:formula="of:=[$InputFromCsv.E2]" office:value-type="float" office:value="0.278890198314754" calcext:value-type="float">
            <text:p>0,278890198314754</text:p>
          </table:table-cell>
          <table:table-cell table:style-name="ce4" office:value-type="string" calcext:value-type="string" table:number-columns-spanned="1" table:number-rows-spanned="4">
            <text:p>Ridge with PR1, PR2, Request Type</text:p>
            <text:p>One Correction</text:p>
          </table:table-cell>
          <table:table-cell office:value-type="string" calcext:value-type="string">
            <text:p>Low</text:p>
          </table:table-cell>
          <table:table-cell table:formula="of:=MIN([.E2:.E6])" office:value-type="float" office:value="0.278890198314754" calcext:value-type="float">
            <text:p>0,2789</text:p>
          </table:table-cell>
          <table:table-cell table:formula="of:=MAX([.E2:.E6])" office:value-type="float" office:value="0.75835920154016" calcext:value-type="float">
            <text:p>0,7584</text:p>
          </table:table-cell>
          <table:table-cell table:number-columns-repeated="2"/>
        </table:table-row>
        <table:table-row table:style-name="ro1">
          <table:table-cell table:style-name="Default" table:formula="of:=[$InputFromCsv.G3]" office:value-type="string" office:string-value="low" calcext:value-type="string">
            <text:p>low</text:p>
          </table:table-cell>
          <table:table-cell table:style-name="Default" table:formula="of:=[$InputFromCsv.B3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3]" office:value-type="string" office:string-value="One correction" calcext:value-type="string">
            <text:p>One correction</text:p>
          </table:table-cell>
          <table:table-cell table:formula="of:=[$InputFromCsv.L3]" office:value-type="string" office:string-value="GET Product Category" calcext:value-type="string">
            <text:p>GET Product Category</text:p>
          </table:table-cell>
          <table:table-cell table:formula="of:=[$InputFromCsv.E3]" office:value-type="float" office:value="0.641981732901715" calcext:value-type="float">
            <text:p>0,641981732901715</text:p>
          </table:table-cell>
          <table:covered-table-cell/>
          <table:table-cell office:value-type="string" calcext:value-type="string">
            <text:p>low25</text:p>
          </table:table-cell>
          <table:table-cell table:formula="of:=MIN([.E22:.E26])" office:value-type="float" office:value="0.553630182787275" calcext:value-type="float">
            <text:p>0,5536</text:p>
          </table:table-cell>
          <table:table-cell table:formula="of:=MAX([.E22:.E26])" office:value-type="float" office:value="0.793083890382025" calcext:value-type="float">
            <text:p>0,7931</text:p>
          </table:table-cell>
          <table:table-cell table:number-columns-repeated="2"/>
        </table:table-row>
        <table:table-row table:style-name="ro1">
          <table:table-cell table:style-name="Default" table:formula="of:=[$InputFromCsv.G4]" office:value-type="string" office:string-value="low" calcext:value-type="string">
            <text:p>low</text:p>
          </table:table-cell>
          <table:table-cell table:style-name="Default" table:formula="of:=[$InputFromCsv.B4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4]" office:value-type="string" office:string-value="One correction" calcext:value-type="string">
            <text:p>One correction</text:p>
          </table:table-cell>
          <table:table-cell table:formula="of:=[$InputFromCsv.L4]" office:value-type="string" office:string-value="GET Product" calcext:value-type="string">
            <text:p>GET Product</text:p>
          </table:table-cell>
          <table:table-cell table:formula="of:=[$InputFromCsv.E4]" office:value-type="float" office:value="0.75835920154016" calcext:value-type="float">
            <text:p>0,75835920154016</text:p>
          </table:table-cell>
          <table:covered-table-cell/>
          <table:table-cell office:value-type="string" calcext:value-type="string">
            <text:p>Med</text:p>
          </table:table-cell>
          <table:table-cell table:formula="of:=MIN([.E42:.E46])" office:value-type="float" office:value="0.48257882957404" calcext:value-type="float">
            <text:p>0,4826</text:p>
          </table:table-cell>
          <table:table-cell table:formula="of:=MAX([.E42:.E46])" office:value-type="float" office:value="0.652851192756422" calcext:value-type="float">
            <text:p>0,6529</text:p>
          </table:table-cell>
          <table:table-cell table:number-columns-repeated="2"/>
        </table:table-row>
        <table:table-row table:style-name="ro1">
          <table:table-cell table:style-name="Default" table:formula="of:=[$InputFromCsv.G5]" office:value-type="string" office:string-value="low" calcext:value-type="string">
            <text:p>low</text:p>
          </table:table-cell>
          <table:table-cell table:style-name="Default" table:formula="of:=[$InputFromCsv.B5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5]" office:value-type="string" office:string-value="One correction" calcext:value-type="string">
            <text:p>One correction</text:p>
          </table:table-cell>
          <table:table-cell table:formula="of:=[$InputFromCsv.L5]" office:value-type="string" office:string-value="GET Cart" calcext:value-type="string">
            <text:p>GET Cart</text:p>
          </table:table-cell>
          <table:table-cell table:formula="of:=[$InputFromCsv.E5]" office:value-type="float" office:value="0.697274376580253" calcext:value-type="float">
            <text:p>0,697274376580253</text:p>
          </table:table-cell>
          <table:covered-table-cell/>
          <table:table-cell office:value-type="string" calcext:value-type="string">
            <text:p>High</text:p>
          </table:table-cell>
          <table:table-cell table:formula="of:=MIN([.E62:.E66])" office:value-type="float" office:value="0.465803278051888" calcext:value-type="float">
            <text:p>0,4658</text:p>
          </table:table-cell>
          <table:table-cell table:formula="of:=MAX([.E62:.E66])" office:value-type="float" office:value="0.729435253033621" calcext:value-type="float">
            <text:p>0,7294</text:p>
          </table:table-cell>
          <table:table-cell table:number-columns-repeated="2"/>
        </table:table-row>
        <table:table-row table:style-name="ro1">
          <table:table-cell table:style-name="Default" table:formula="of:=[$InputFromCsv.G6]" office:value-type="string" office:string-value="low" calcext:value-type="string">
            <text:p>low</text:p>
          </table:table-cell>
          <table:table-cell table:style-name="Default" table:formula="of:=[$InputFromCsv.B6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6]" office:value-type="string" office:string-value="One correction" calcext:value-type="string">
            <text:p>One correction</text:p>
          </table:table-cell>
          <table:table-cell table:formula="of:=[$InputFromCsv.L6]" office:value-type="string" office:string-value="GET User Profile" calcext:value-type="string">
            <text:p>GET User Profile</text:p>
          </table:table-cell>
          <table:table-cell table:formula="of:=[$InputFromCsv.E6]" office:value-type="float" office:value="0.429100695211091" calcext:value-type="float">
            <text:p>0,429100695211091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7]" office:value-type="string" office:string-value="low" calcext:value-type="string">
            <text:p>low</text:p>
          </table:table-cell>
          <table:table-cell table:style-name="Default" table:formula="of:=[$InputFromCsv.B7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7]" office:value-type="string" office:string-value="No correction" calcext:value-type="string">
            <text:p>No correction</text:p>
          </table:table-cell>
          <table:table-cell table:formula="of:=[$InputFromCsv.L7]" office:value-type="string" office:string-value="Login User" calcext:value-type="string">
            <text:p>Login User</text:p>
          </table:table-cell>
          <table:table-cell table:formula="of:=[$InputFromCsv.E7]" office:value-type="float" office:value="0.319047237214873" calcext:value-type="float">
            <text:p>0,319047237214873</text:p>
          </table:table-cell>
          <table:table-cell table:style-name="ce4" office:value-type="string" calcext:value-type="string" table:number-columns-spanned="1" table:number-rows-spanned="4">
            <text:p>Ridge with PR1, PR2, Request Type</text:p>
            <text:p>No Correction</text:p>
          </table:table-cell>
          <table:table-cell office:value-type="string" calcext:value-type="string">
            <text:p>Low</text:p>
          </table:table-cell>
          <table:table-cell table:formula="of:=MIN([.E7:.E11])" office:value-type="float" office:value="0.319047237214873" calcext:value-type="float">
            <text:p>0,3190</text:p>
          </table:table-cell>
          <table:table-cell table:formula="of:=MAX([.E7:.E11])" office:value-type="float" office:value="0.906084126117895" calcext:value-type="float">
            <text:p>0,9061</text:p>
          </table:table-cell>
          <table:table-cell table:number-columns-repeated="2"/>
        </table:table-row>
        <table:table-row table:style-name="ro1">
          <table:table-cell table:style-name="Default" table:formula="of:=[$InputFromCsv.G8]" office:value-type="string" office:string-value="low" calcext:value-type="string">
            <text:p>low</text:p>
          </table:table-cell>
          <table:table-cell table:style-name="Default" table:formula="of:=[$InputFromCsv.B8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8]" office:value-type="string" office:string-value="No correction" calcext:value-type="string">
            <text:p>No correction</text:p>
          </table:table-cell>
          <table:table-cell table:formula="of:=[$InputFromCsv.L8]" office:value-type="string" office:string-value="GET Product Category" calcext:value-type="string">
            <text:p>GET Product Category</text:p>
          </table:table-cell>
          <table:table-cell table:formula="of:=[$InputFromCsv.E8]" office:value-type="float" office:value="0.776224064052082" calcext:value-type="float">
            <text:p>0,776224064052082</text:p>
          </table:table-cell>
          <table:covered-table-cell/>
          <table:table-cell office:value-type="string" calcext:value-type="string">
            <text:p>low25</text:p>
          </table:table-cell>
          <table:table-cell table:formula="of:=MIN([.E27:.E31])" office:value-type="float" office:value="0.6630462674761" calcext:value-type="float">
            <text:p>0,6630</text:p>
          </table:table-cell>
          <table:table-cell table:formula="of:=MAX([.E27:.E31])" office:value-type="float" office:value="0.865506900311224" calcext:value-type="float">
            <text:p>0,8655</text:p>
          </table:table-cell>
          <table:table-cell table:number-columns-repeated="2"/>
        </table:table-row>
        <table:table-row table:style-name="ro1">
          <table:table-cell table:style-name="Default" table:formula="of:=[$InputFromCsv.G9]" office:value-type="string" office:string-value="low" calcext:value-type="string">
            <text:p>low</text:p>
          </table:table-cell>
          <table:table-cell table:style-name="Default" table:formula="of:=[$InputFromCsv.B9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9]" office:value-type="string" office:string-value="No correction" calcext:value-type="string">
            <text:p>No correction</text:p>
          </table:table-cell>
          <table:table-cell table:formula="of:=[$InputFromCsv.L9]" office:value-type="string" office:string-value="GET Product" calcext:value-type="string">
            <text:p>GET Product</text:p>
          </table:table-cell>
          <table:table-cell table:formula="of:=[$InputFromCsv.E9]" office:value-type="float" office:value="0.906084126117895" calcext:value-type="float">
            <text:p>0,906084126117895</text:p>
          </table:table-cell>
          <table:covered-table-cell/>
          <table:table-cell office:value-type="string" calcext:value-type="string">
            <text:p>Med</text:p>
          </table:table-cell>
          <table:table-cell table:formula="of:=MIN([.E47:.E51])" office:value-type="float" office:value="0.556499281702677" calcext:value-type="float">
            <text:p>0,5565</text:p>
          </table:table-cell>
          <table:table-cell table:formula="of:=MAX([.E47:.E51])" office:value-type="float" office:value="0.702867719570965" calcext:value-type="float">
            <text:p>0,7029</text:p>
          </table:table-cell>
          <table:table-cell table:number-columns-repeated="2"/>
        </table:table-row>
        <table:table-row table:style-name="ro1">
          <table:table-cell table:style-name="Default" table:formula="of:=[$InputFromCsv.G10]" office:value-type="string" office:string-value="low" calcext:value-type="string">
            <text:p>low</text:p>
          </table:table-cell>
          <table:table-cell table:style-name="Default" table:formula="of:=[$InputFromCsv.B10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10]" office:value-type="string" office:string-value="No correction" calcext:value-type="string">
            <text:p>No correction</text:p>
          </table:table-cell>
          <table:table-cell table:formula="of:=[$InputFromCsv.L10]" office:value-type="string" office:string-value="GET Cart" calcext:value-type="string">
            <text:p>GET Cart</text:p>
          </table:table-cell>
          <table:table-cell table:formula="of:=[$InputFromCsv.E10]" office:value-type="float" office:value="0.794170660084155" calcext:value-type="float">
            <text:p>0,794170660084155</text:p>
          </table:table-cell>
          <table:covered-table-cell/>
          <table:table-cell office:value-type="string" calcext:value-type="string">
            <text:p>High</text:p>
          </table:table-cell>
          <table:table-cell table:formula="of:=MIN([.E67:.E71])" office:value-type="float" office:value="0.525815424263298" calcext:value-type="float">
            <text:p>0,5258</text:p>
          </table:table-cell>
          <table:table-cell table:formula="of:=MAX([.E67:.E71])" office:value-type="float" office:value="0.789651216692934" calcext:value-type="float">
            <text:p>0,7897</text:p>
          </table:table-cell>
          <table:table-cell table:style-name="ce19" table:number-columns-repeated="2"/>
        </table:table-row>
        <table:table-row table:style-name="ro1">
          <table:table-cell table:style-name="Default" table:formula="of:=[$InputFromCsv.G11]" office:value-type="string" office:string-value="low" calcext:value-type="string">
            <text:p>low</text:p>
          </table:table-cell>
          <table:table-cell table:style-name="Default" table:formula="of:=[$InputFromCsv.B11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11]" office:value-type="string" office:string-value="No correction" calcext:value-type="string">
            <text:p>No correction</text:p>
          </table:table-cell>
          <table:table-cell table:formula="of:=[$InputFromCsv.L11]" office:value-type="string" office:string-value="GET User Profile" calcext:value-type="string">
            <text:p>GET User Profile</text:p>
          </table:table-cell>
          <table:table-cell table:formula="of:=[$InputFromCsv.E11]" office:value-type="float" office:value="0.473972623173307" calcext:value-type="float">
            <text:p>0,473972623173307</text:p>
          </table:table-cell>
          <table:table-cell table:number-columns-repeated="2"/>
          <table:table-cell table:style-name="Default" table:number-columns-repeated="2"/>
          <table:table-cell table:style-name="ce19" table:number-columns-repeated="2"/>
        </table:table-row>
        <table:table-row table:style-name="ro1">
          <table:table-cell table:style-name="Default" table:formula="of:=[$InputFromCsv.G12]" office:value-type="string" office:string-value="low" calcext:value-type="string">
            <text:p>low</text:p>
          </table:table-cell>
          <table:table-cell table:style-name="Default" table:formula="of:=[$InputFromCsv.B12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12]" office:value-type="string" office:string-value="One correction" calcext:value-type="string">
            <text:p>One correction</text:p>
          </table:table-cell>
          <table:table-cell table:formula="of:=[$InputFromCsv.L12]" office:value-type="string" office:string-value="Login User" calcext:value-type="string">
            <text:p>Login User</text:p>
          </table:table-cell>
          <table:table-cell table:formula="of:=[$InputFromCsv.E12]" office:value-type="float" office:value="0.312684329443468" calcext:value-type="float">
            <text:p>0,312684329443468</text:p>
          </table:table-cell>
          <table:table-cell table:style-name="ce4" office:value-type="string" calcext:value-type="string" table:number-columns-spanned="1" table:number-rows-spanned="4">
            <text:p>DT with PR1, PR2, Request Type</text:p>
            <text:p>One Correction</text:p>
          </table:table-cell>
          <table:table-cell office:value-type="string" calcext:value-type="string">
            <text:p>Low</text:p>
          </table:table-cell>
          <table:table-cell table:formula="of:=MIN([.E12:.E16])" office:value-type="float" office:value="0.312684329443468" calcext:value-type="float">
            <text:p>0,3127</text:p>
          </table:table-cell>
          <table:table-cell table:formula="of:=MAX([.E12:.E16])" office:value-type="float" office:value="0.84439563225214" calcext:value-type="float">
            <text:p>0,8444</text:p>
          </table:table-cell>
          <table:table-cell table:style-name="ce19" table:number-columns-repeated="2"/>
        </table:table-row>
        <table:table-row table:style-name="ro1">
          <table:table-cell table:style-name="Default" table:formula="of:=[$InputFromCsv.G13]" office:value-type="string" office:string-value="low" calcext:value-type="string">
            <text:p>low</text:p>
          </table:table-cell>
          <table:table-cell table:style-name="Default" table:formula="of:=[$InputFromCsv.B13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13]" office:value-type="string" office:string-value="One correction" calcext:value-type="string">
            <text:p>One correction</text:p>
          </table:table-cell>
          <table:table-cell table:formula="of:=[$InputFromCsv.L13]" office:value-type="string" office:string-value="GET Product Category" calcext:value-type="string">
            <text:p>GET Product Category</text:p>
          </table:table-cell>
          <table:table-cell table:formula="of:=[$InputFromCsv.E13]" office:value-type="float" office:value="0.739880621298554" calcext:value-type="float">
            <text:p>0,739880621298554</text:p>
          </table:table-cell>
          <table:covered-table-cell/>
          <table:table-cell office:value-type="string" calcext:value-type="string">
            <text:p>low25</text:p>
          </table:table-cell>
          <table:table-cell table:formula="of:=MIN([.E32:.E36])" office:value-type="float" office:value="0.614789891343101" calcext:value-type="float">
            <text:p>0,6148</text:p>
          </table:table-cell>
          <table:table-cell table:formula="of:=MAX([.E32:.E36])" office:value-type="float" office:value="0.874587905079266" calcext:value-type="float">
            <text:p>0,8746</text:p>
          </table:table-cell>
          <table:table-cell table:style-name="ce19" table:number-columns-repeated="2"/>
        </table:table-row>
        <table:table-row table:style-name="ro1">
          <table:table-cell table:style-name="Default" table:formula="of:=[$InputFromCsv.G14]" office:value-type="string" office:string-value="low" calcext:value-type="string">
            <text:p>low</text:p>
          </table:table-cell>
          <table:table-cell table:style-name="Default" table:formula="of:=[$InputFromCsv.B14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14]" office:value-type="string" office:string-value="One correction" calcext:value-type="string">
            <text:p>One correction</text:p>
          </table:table-cell>
          <table:table-cell table:formula="of:=[$InputFromCsv.L14]" office:value-type="string" office:string-value="GET Product" calcext:value-type="string">
            <text:p>GET Product</text:p>
          </table:table-cell>
          <table:table-cell table:formula="of:=[$InputFromCsv.E14]" office:value-type="float" office:value="0.84439563225214" calcext:value-type="float">
            <text:p>0,84439563225214</text:p>
          </table:table-cell>
          <table:covered-table-cell/>
          <table:table-cell office:value-type="string" calcext:value-type="string">
            <text:p>Med</text:p>
          </table:table-cell>
          <table:table-cell table:formula="of:=MIN([.E52:.E56])" office:value-type="float" office:value="0.457491574545551" calcext:value-type="float">
            <text:p>0,4575</text:p>
          </table:table-cell>
          <table:table-cell table:formula="of:=MAX([.E52:.E56])" office:value-type="float" office:value="0.703020300520874" calcext:value-type="float">
            <text:p>0,7030</text:p>
          </table:table-cell>
          <table:table-cell table:number-columns-repeated="2"/>
        </table:table-row>
        <table:table-row table:style-name="ro1">
          <table:table-cell table:style-name="Default" table:formula="of:=[$InputFromCsv.G15]" office:value-type="string" office:string-value="low" calcext:value-type="string">
            <text:p>low</text:p>
          </table:table-cell>
          <table:table-cell table:style-name="Default" table:formula="of:=[$InputFromCsv.B15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15]" office:value-type="string" office:string-value="One correction" calcext:value-type="string">
            <text:p>One correction</text:p>
          </table:table-cell>
          <table:table-cell table:formula="of:=[$InputFromCsv.L15]" office:value-type="string" office:string-value="GET Cart" calcext:value-type="string">
            <text:p>GET Cart</text:p>
          </table:table-cell>
          <table:table-cell table:formula="of:=[$InputFromCsv.E15]" office:value-type="float" office:value="0.781920856663885" calcext:value-type="float">
            <text:p>0,781920856663885</text:p>
          </table:table-cell>
          <table:covered-table-cell/>
          <table:table-cell office:value-type="string" calcext:value-type="string">
            <text:p>High</text:p>
          </table:table-cell>
          <table:table-cell table:formula="of:=MIN([.E72:.E76])" office:value-type="float" office:value="0.367254199434066" calcext:value-type="float">
            <text:p>0,3673</text:p>
          </table:table-cell>
          <table:table-cell table:formula="of:=MAX([.E72:.E76])" office:value-type="float" office:value="0.775777495955858" calcext:value-type="float">
            <text:p>0,7758</text:p>
          </table:table-cell>
          <table:table-cell table:style-name="ce19" table:number-columns-repeated="2"/>
        </table:table-row>
        <table:table-row table:style-name="ro1">
          <table:table-cell table:style-name="Default" table:formula="of:=[$InputFromCsv.G16]" office:value-type="string" office:string-value="low" calcext:value-type="string">
            <text:p>low</text:p>
          </table:table-cell>
          <table:table-cell table:style-name="Default" table:formula="of:=[$InputFromCsv.B16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16]" office:value-type="string" office:string-value="One correction" calcext:value-type="string">
            <text:p>One correction</text:p>
          </table:table-cell>
          <table:table-cell table:formula="of:=[$InputFromCsv.L16]" office:value-type="string" office:string-value="GET User Profile" calcext:value-type="string">
            <text:p>GET User Profile</text:p>
          </table:table-cell>
          <table:table-cell table:formula="of:=[$InputFromCsv.E16]" office:value-type="float" office:value="0.468631720469817" calcext:value-type="float">
            <text:p>0,468631720469817</text:p>
          </table:table-cell>
          <table:table-cell table:number-columns-repeated="2"/>
          <table:table-cell table:style-name="Default" table:number-columns-repeated="2"/>
          <table:table-cell table:style-name="ce19" table:number-columns-repeated="2"/>
        </table:table-row>
        <table:table-row table:style-name="ro1">
          <table:table-cell table:style-name="Default" table:formula="of:=[$InputFromCsv.G17]" office:value-type="string" office:string-value="low" calcext:value-type="string">
            <text:p>low</text:p>
          </table:table-cell>
          <table:table-cell table:style-name="Default" table:formula="of:=[$InputFromCsv.B17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17]" office:value-type="string" office:string-value="No correction" calcext:value-type="string">
            <text:p>No correction</text:p>
          </table:table-cell>
          <table:table-cell table:formula="of:=[$InputFromCsv.L17]" office:value-type="string" office:string-value="Login User" calcext:value-type="string">
            <text:p>Login User</text:p>
          </table:table-cell>
          <table:table-cell table:formula="of:=[$InputFromCsv.E17]" office:value-type="float" office:value="0.317166138986681" calcext:value-type="float">
            <text:p>0,317166138986681</text:p>
          </table:table-cell>
          <table:table-cell table:style-name="ce4" office:value-type="string" calcext:value-type="string" table:number-columns-spanned="1" table:number-rows-spanned="4">
            <text:p>DT with PR1, PR2, Request Type</text:p>
            <text:p>No Correction</text:p>
          </table:table-cell>
          <table:table-cell office:value-type="string" calcext:value-type="string">
            <text:p>Low</text:p>
          </table:table-cell>
          <table:table-cell table:formula="of:=MIN([.E17:.E21])" office:value-type="float" office:value="0.317166138986681" calcext:value-type="float">
            <text:p>0,3172</text:p>
          </table:table-cell>
          <table:table-cell table:formula="of:=MAX([.E17:.E21])" office:value-type="float" office:value="0.838794772092195" calcext:value-type="float">
            <text:p>0,8388</text:p>
          </table:table-cell>
          <table:table-cell table:style-name="ce19" table:number-columns-repeated="2"/>
        </table:table-row>
        <table:table-row table:style-name="ro1">
          <table:table-cell table:style-name="Default" table:formula="of:=[$InputFromCsv.G18]" office:value-type="string" office:string-value="low" calcext:value-type="string">
            <text:p>low</text:p>
          </table:table-cell>
          <table:table-cell table:style-name="Default" table:formula="of:=[$InputFromCsv.B18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18]" office:value-type="string" office:string-value="No correction" calcext:value-type="string">
            <text:p>No correction</text:p>
          </table:table-cell>
          <table:table-cell table:formula="of:=[$InputFromCsv.L18]" office:value-type="string" office:string-value="GET Product Category" calcext:value-type="string">
            <text:p>GET Product Category</text:p>
          </table:table-cell>
          <table:table-cell table:formula="of:=[$InputFromCsv.E18]" office:value-type="float" office:value="0.764414954953065" calcext:value-type="float">
            <text:p>0,764414954953065</text:p>
          </table:table-cell>
          <table:covered-table-cell/>
          <table:table-cell office:value-type="string" calcext:value-type="string">
            <text:p>low25</text:p>
          </table:table-cell>
          <table:table-cell table:formula="of:=MIN([.E37:.E41])" office:value-type="float" office:value="0.663073091650973" calcext:value-type="float">
            <text:p>0,6631</text:p>
          </table:table-cell>
          <table:table-cell table:formula="of:=MAX([.E37:.E41])" office:value-type="float" office:value="0.873171976198441" calcext:value-type="float">
            <text:p>0,8732</text:p>
          </table:table-cell>
          <table:table-cell table:style-name="ce19" table:number-columns-repeated="2"/>
        </table:table-row>
        <table:table-row table:style-name="ro1">
          <table:table-cell table:style-name="Default" table:formula="of:=[$InputFromCsv.G19]" office:value-type="string" office:string-value="low" calcext:value-type="string">
            <text:p>low</text:p>
          </table:table-cell>
          <table:table-cell table:style-name="Default" table:formula="of:=[$InputFromCsv.B19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19]" office:value-type="string" office:string-value="No correction" calcext:value-type="string">
            <text:p>No correction</text:p>
          </table:table-cell>
          <table:table-cell table:formula="of:=[$InputFromCsv.L19]" office:value-type="string" office:string-value="GET Product" calcext:value-type="string">
            <text:p>GET Product</text:p>
          </table:table-cell>
          <table:table-cell table:formula="of:=[$InputFromCsv.E19]" office:value-type="float" office:value="0.838794772092195" calcext:value-type="float">
            <text:p>0,838794772092195</text:p>
          </table:table-cell>
          <table:covered-table-cell/>
          <table:table-cell office:value-type="string" calcext:value-type="string">
            <text:p>Med</text:p>
          </table:table-cell>
          <table:table-cell table:formula="of:=MIN([.E57:.E61])" office:value-type="float" office:value="0.561204734414997" calcext:value-type="float">
            <text:p>0,5612</text:p>
          </table:table-cell>
          <table:table-cell table:formula="of:=MAX([.E57:.E61])" office:value-type="float" office:value="0.713481792331079" calcext:value-type="float">
            <text:p>0,7135</text:p>
          </table:table-cell>
          <table:table-cell table:number-columns-repeated="2"/>
        </table:table-row>
        <table:table-row table:style-name="ro1">
          <table:table-cell table:style-name="Default" table:formula="of:=[$InputFromCsv.G20]" office:value-type="string" office:string-value="low" calcext:value-type="string">
            <text:p>low</text:p>
          </table:table-cell>
          <table:table-cell table:style-name="Default" table:formula="of:=[$InputFromCsv.B20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20]" office:value-type="string" office:string-value="No correction" calcext:value-type="string">
            <text:p>No correction</text:p>
          </table:table-cell>
          <table:table-cell table:formula="of:=[$InputFromCsv.L20]" office:value-type="string" office:string-value="GET Cart" calcext:value-type="string">
            <text:p>GET Cart</text:p>
          </table:table-cell>
          <table:table-cell table:formula="of:=[$InputFromCsv.E20]" office:value-type="float" office:value="0.785214283203602" calcext:value-type="float">
            <text:p>0,785214283203602</text:p>
          </table:table-cell>
          <table:covered-table-cell/>
          <table:table-cell office:value-type="string" calcext:value-type="string">
            <text:p>High</text:p>
          </table:table-cell>
          <table:table-cell table:formula="of:=MIN([.E77:.E81])" office:value-type="float" office:value="0.524472221051085" calcext:value-type="float">
            <text:p>0,5245</text:p>
          </table:table-cell>
          <table:table-cell table:formula="of:=MAX([.E77:.E81])" office:value-type="float" office:value="0.798899500187992" calcext:value-type="float">
            <text:p>0,7989</text:p>
          </table:table-cell>
          <table:table-cell table:number-columns-repeated="2"/>
        </table:table-row>
        <table:table-row table:style-name="ro1">
          <table:table-cell table:style-name="Default" table:formula="of:=[$InputFromCsv.G21]" office:value-type="string" office:string-value="low" calcext:value-type="string">
            <text:p>low</text:p>
          </table:table-cell>
          <table:table-cell table:style-name="Default" table:formula="of:=[$InputFromCsv.B21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21]" office:value-type="string" office:string-value="No correction" calcext:value-type="string">
            <text:p>No correction</text:p>
          </table:table-cell>
          <table:table-cell table:formula="of:=[$InputFromCsv.L21]" office:value-type="string" office:string-value="GET User Profile" calcext:value-type="string">
            <text:p>GET User Profile</text:p>
          </table:table-cell>
          <table:table-cell table:formula="of:=[$InputFromCsv.E21]" office:value-type="float" office:value="0.468358868427103" calcext:value-type="float">
            <text:p>0,468358868427103</text:p>
          </table:table-cell>
          <table:table-cell table:number-columns-repeated="6"/>
        </table:table-row>
        <table:table-row table:style-name="ro1">
          <table:table-cell table:style-name="Default" table:formula="of:=[$InputFromCsv.G22]" office:value-type="string" office:string-value="low25" calcext:value-type="string">
            <text:p>low25</text:p>
          </table:table-cell>
          <table:table-cell table:style-name="Default" table:formula="of:=[$InputFromCsv.B22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22]" office:value-type="string" office:string-value="One correction" calcext:value-type="string">
            <text:p>One correction</text:p>
          </table:table-cell>
          <table:table-cell table:formula="of:=[$InputFromCsv.L22]" office:value-type="string" office:string-value="Login User" calcext:value-type="string">
            <text:p>Login User</text:p>
          </table:table-cell>
          <table:table-cell table:formula="of:=[$InputFromCsv.E22]" office:value-type="float" office:value="0.654288314584136" calcext:value-type="float">
            <text:p>0,654288314584136</text:p>
          </table:table-cell>
          <table:table-cell table:number-columns-repeated="6"/>
        </table:table-row>
        <table:table-row table:style-name="ro1">
          <table:table-cell table:style-name="Default" table:formula="of:=[$InputFromCsv.G23]" office:value-type="string" office:string-value="low25" calcext:value-type="string">
            <text:p>low25</text:p>
          </table:table-cell>
          <table:table-cell table:style-name="Default" table:formula="of:=[$InputFromCsv.B23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23]" office:value-type="string" office:string-value="One correction" calcext:value-type="string">
            <text:p>One correction</text:p>
          </table:table-cell>
          <table:table-cell table:formula="of:=[$InputFromCsv.L23]" office:value-type="string" office:string-value="GET Product Category" calcext:value-type="string">
            <text:p>GET Product Category</text:p>
          </table:table-cell>
          <table:table-cell table:formula="of:=[$InputFromCsv.E23]" office:value-type="float" office:value="0.793083890382025" calcext:value-type="float">
            <text:p>0,793083890382025</text:p>
          </table:table-cell>
          <table:table-cell table:number-columns-repeated="6"/>
        </table:table-row>
        <table:table-row table:style-name="ro1">
          <table:table-cell table:style-name="Default" table:formula="of:=[$InputFromCsv.G24]" office:value-type="string" office:string-value="low25" calcext:value-type="string">
            <text:p>low25</text:p>
          </table:table-cell>
          <table:table-cell table:style-name="Default" table:formula="of:=[$InputFromCsv.B24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24]" office:value-type="string" office:string-value="One correction" calcext:value-type="string">
            <text:p>One correction</text:p>
          </table:table-cell>
          <table:table-cell table:formula="of:=[$InputFromCsv.L24]" office:value-type="string" office:string-value="GET Product" calcext:value-type="string">
            <text:p>GET Product</text:p>
          </table:table-cell>
          <table:table-cell table:formula="of:=[$InputFromCsv.E24]" office:value-type="float" office:value="0.787313109798966" calcext:value-type="float">
            <text:p>0,787313109798966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25]" office:value-type="string" office:string-value="low25" calcext:value-type="string">
            <text:p>low25</text:p>
          </table:table-cell>
          <table:table-cell table:style-name="Default" table:formula="of:=[$InputFromCsv.B25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25]" office:value-type="string" office:string-value="One correction" calcext:value-type="string">
            <text:p>One correction</text:p>
          </table:table-cell>
          <table:table-cell table:formula="of:=[$InputFromCsv.L25]" office:value-type="string" office:string-value="GET Cart" calcext:value-type="string">
            <text:p>GET Cart</text:p>
          </table:table-cell>
          <table:table-cell table:formula="of:=[$InputFromCsv.E25]" office:value-type="float" office:value="0.740577986416113" calcext:value-type="float">
            <text:p>0,740577986416113</text:p>
          </table:table-cell>
          <table:table-cell table:style-name="ce4"/>
          <table:table-cell table:number-columns-repeated="5"/>
        </table:table-row>
        <table:table-row table:style-name="ro1">
          <table:table-cell table:style-name="Default" table:formula="of:=[$InputFromCsv.G26]" office:value-type="string" office:string-value="low25" calcext:value-type="string">
            <text:p>low25</text:p>
          </table:table-cell>
          <table:table-cell table:style-name="Default" table:formula="of:=[$InputFromCsv.B26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26]" office:value-type="string" office:string-value="One correction" calcext:value-type="string">
            <text:p>One correction</text:p>
          </table:table-cell>
          <table:table-cell table:formula="of:=[$InputFromCsv.L26]" office:value-type="string" office:string-value="GET User Profile" calcext:value-type="string">
            <text:p>GET User Profile</text:p>
          </table:table-cell>
          <table:table-cell table:formula="of:=[$InputFromCsv.E26]" office:value-type="float" office:value="0.553630182787275" calcext:value-type="float">
            <text:p>0,553630182787275</text:p>
          </table:table-cell>
          <table:table-cell table:number-columns-repeated="6"/>
        </table:table-row>
        <table:table-row table:style-name="ro1">
          <table:table-cell table:style-name="Default" table:formula="of:=[$InputFromCsv.G27]" office:value-type="string" office:string-value="low25" calcext:value-type="string">
            <text:p>low25</text:p>
          </table:table-cell>
          <table:table-cell table:style-name="Default" table:formula="of:=[$InputFromCsv.B27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27]" office:value-type="string" office:string-value="No correction" calcext:value-type="string">
            <text:p>No correction</text:p>
          </table:table-cell>
          <table:table-cell table:formula="of:=[$InputFromCsv.L27]" office:value-type="string" office:string-value="Login User" calcext:value-type="string">
            <text:p>Login User</text:p>
          </table:table-cell>
          <table:table-cell table:formula="of:=[$InputFromCsv.E27]" office:value-type="float" office:value="0.797566964766113" calcext:value-type="float">
            <text:p>0,797566964766113</text:p>
          </table:table-cell>
          <table:table-cell table:number-columns-repeated="6"/>
        </table:table-row>
        <table:table-row table:style-name="ro1">
          <table:table-cell table:style-name="Default" table:formula="of:=[$InputFromCsv.G28]" office:value-type="string" office:string-value="low25" calcext:value-type="string">
            <text:p>low25</text:p>
          </table:table-cell>
          <table:table-cell table:style-name="Default" table:formula="of:=[$InputFromCsv.B28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28]" office:value-type="string" office:string-value="No correction" calcext:value-type="string">
            <text:p>No correction</text:p>
          </table:table-cell>
          <table:table-cell table:formula="of:=[$InputFromCsv.L28]" office:value-type="string" office:string-value="GET Product Category" calcext:value-type="string">
            <text:p>GET Product Category</text:p>
          </table:table-cell>
          <table:table-cell table:formula="of:=[$InputFromCsv.E28]" office:value-type="float" office:value="0.865506900311224" calcext:value-type="float">
            <text:p>0,865506900311224</text:p>
          </table:table-cell>
          <table:table-cell table:number-columns-repeated="6"/>
        </table:table-row>
        <table:table-row table:style-name="ro1">
          <table:table-cell table:style-name="Default" table:formula="of:=[$InputFromCsv.G29]" office:value-type="string" office:string-value="low25" calcext:value-type="string">
            <text:p>low25</text:p>
          </table:table-cell>
          <table:table-cell table:style-name="Default" table:formula="of:=[$InputFromCsv.B29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29]" office:value-type="string" office:string-value="No correction" calcext:value-type="string">
            <text:p>No correction</text:p>
          </table:table-cell>
          <table:table-cell table:formula="of:=[$InputFromCsv.L29]" office:value-type="string" office:string-value="GET Product" calcext:value-type="string">
            <text:p>GET Product</text:p>
          </table:table-cell>
          <table:table-cell table:formula="of:=[$InputFromCsv.E29]" office:value-type="float" office:value="0.849858584174774" calcext:value-type="float">
            <text:p>0,849858584174774</text:p>
          </table:table-cell>
          <table:table-cell table:number-columns-repeated="6"/>
        </table:table-row>
        <table:table-row table:style-name="ro1">
          <table:table-cell table:style-name="Default" table:formula="of:=[$InputFromCsv.G30]" office:value-type="string" office:string-value="low25" calcext:value-type="string">
            <text:p>low25</text:p>
          </table:table-cell>
          <table:table-cell table:style-name="Default" table:formula="of:=[$InputFromCsv.B30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30]" office:value-type="string" office:string-value="No correction" calcext:value-type="string">
            <text:p>No correction</text:p>
          </table:table-cell>
          <table:table-cell table:formula="of:=[$InputFromCsv.L30]" office:value-type="string" office:string-value="GET Cart" calcext:value-type="string">
            <text:p>GET Cart</text:p>
          </table:table-cell>
          <table:table-cell table:formula="of:=[$InputFromCsv.E30]" office:value-type="float" office:value="0.827646836452229" calcext:value-type="float">
            <text:p>0,827646836452229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1]" office:value-type="string" office:string-value="low25" calcext:value-type="string">
            <text:p>low25</text:p>
          </table:table-cell>
          <table:table-cell table:style-name="Default" table:formula="of:=[$InputFromCsv.B31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31]" office:value-type="string" office:string-value="No correction" calcext:value-type="string">
            <text:p>No correction</text:p>
          </table:table-cell>
          <table:table-cell table:formula="of:=[$InputFromCsv.L31]" office:value-type="string" office:string-value="GET User Profile" calcext:value-type="string">
            <text:p>GET User Profile</text:p>
          </table:table-cell>
          <table:table-cell table:formula="of:=[$InputFromCsv.E31]" office:value-type="float" office:value="0.6630462674761" calcext:value-type="float">
            <text:p>0,6630462674761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2]" office:value-type="string" office:string-value="low25" calcext:value-type="string">
            <text:p>low25</text:p>
          </table:table-cell>
          <table:table-cell table:style-name="Default" table:formula="of:=[$InputFromCsv.B32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32]" office:value-type="string" office:string-value="One correction" calcext:value-type="string">
            <text:p>One correction</text:p>
          </table:table-cell>
          <table:table-cell table:formula="of:=[$InputFromCsv.L32]" office:value-type="string" office:string-value="Login User" calcext:value-type="string">
            <text:p>Login User</text:p>
          </table:table-cell>
          <table:table-cell table:formula="of:=[$InputFromCsv.E32]" office:value-type="float" office:value="0.701961696256604" calcext:value-type="float">
            <text:p>0,701961696256604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3]" office:value-type="string" office:string-value="low25" calcext:value-type="string">
            <text:p>low25</text:p>
          </table:table-cell>
          <table:table-cell table:style-name="Default" table:formula="of:=[$InputFromCsv.B33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33]" office:value-type="string" office:string-value="One correction" calcext:value-type="string">
            <text:p>One correction</text:p>
          </table:table-cell>
          <table:table-cell table:formula="of:=[$InputFromCsv.L33]" office:value-type="string" office:string-value="GET Product Category" calcext:value-type="string">
            <text:p>GET Product Category</text:p>
          </table:table-cell>
          <table:table-cell table:formula="of:=[$InputFromCsv.E33]" office:value-type="float" office:value="0.803121253190242" calcext:value-type="float">
            <text:p>0,803121253190242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4]" office:value-type="string" office:string-value="low25" calcext:value-type="string">
            <text:p>low25</text:p>
          </table:table-cell>
          <table:table-cell table:style-name="Default" table:formula="of:=[$InputFromCsv.B34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34]" office:value-type="string" office:string-value="One correction" calcext:value-type="string">
            <text:p>One correction</text:p>
          </table:table-cell>
          <table:table-cell table:formula="of:=[$InputFromCsv.L34]" office:value-type="string" office:string-value="GET Product" calcext:value-type="string">
            <text:p>GET Product</text:p>
          </table:table-cell>
          <table:table-cell table:formula="of:=[$InputFromCsv.E34]" office:value-type="float" office:value="0.874587905079266" calcext:value-type="float">
            <text:p>0,874587905079266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5]" office:value-type="string" office:string-value="low25" calcext:value-type="string">
            <text:p>low25</text:p>
          </table:table-cell>
          <table:table-cell table:style-name="Default" table:formula="of:=[$InputFromCsv.B35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35]" office:value-type="string" office:string-value="One correction" calcext:value-type="string">
            <text:p>One correction</text:p>
          </table:table-cell>
          <table:table-cell table:formula="of:=[$InputFromCsv.L35]" office:value-type="string" office:string-value="GET Cart" calcext:value-type="string">
            <text:p>GET Cart</text:p>
          </table:table-cell>
          <table:table-cell table:formula="of:=[$InputFromCsv.E35]" office:value-type="float" office:value="0.803158381827499" calcext:value-type="float">
            <text:p>0,803158381827499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6]" office:value-type="string" office:string-value="low25" calcext:value-type="string">
            <text:p>low25</text:p>
          </table:table-cell>
          <table:table-cell table:style-name="Default" table:formula="of:=[$InputFromCsv.B36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36]" office:value-type="string" office:string-value="One correction" calcext:value-type="string">
            <text:p>One correction</text:p>
          </table:table-cell>
          <table:table-cell table:formula="of:=[$InputFromCsv.L36]" office:value-type="string" office:string-value="GET User Profile" calcext:value-type="string">
            <text:p>GET User Profile</text:p>
          </table:table-cell>
          <table:table-cell table:formula="of:=[$InputFromCsv.E36]" office:value-type="float" office:value="0.614789891343101" calcext:value-type="float">
            <text:p>0,614789891343101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7]" office:value-type="string" office:string-value="low25" calcext:value-type="string">
            <text:p>low25</text:p>
          </table:table-cell>
          <table:table-cell table:style-name="Default" table:formula="of:=[$InputFromCsv.B37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37]" office:value-type="string" office:string-value="No correction" calcext:value-type="string">
            <text:p>No correction</text:p>
          </table:table-cell>
          <table:table-cell table:formula="of:=[$InputFromCsv.L37]" office:value-type="string" office:string-value="Login User" calcext:value-type="string">
            <text:p>Login User</text:p>
          </table:table-cell>
          <table:table-cell table:formula="of:=[$InputFromCsv.E37]" office:value-type="float" office:value="0.791990916504036" calcext:value-type="float">
            <text:p>0,791990916504036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8]" office:value-type="string" office:string-value="low25" calcext:value-type="string">
            <text:p>low25</text:p>
          </table:table-cell>
          <table:table-cell table:style-name="Default" table:formula="of:=[$InputFromCsv.B38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38]" office:value-type="string" office:string-value="No correction" calcext:value-type="string">
            <text:p>No correction</text:p>
          </table:table-cell>
          <table:table-cell table:formula="of:=[$InputFromCsv.L38]" office:value-type="string" office:string-value="GET Product Category" calcext:value-type="string">
            <text:p>GET Product Category</text:p>
          </table:table-cell>
          <table:table-cell table:formula="of:=[$InputFromCsv.E38]" office:value-type="float" office:value="0.815362316222221" calcext:value-type="float">
            <text:p>0,815362316222221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9]" office:value-type="string" office:string-value="low25" calcext:value-type="string">
            <text:p>low25</text:p>
          </table:table-cell>
          <table:table-cell table:style-name="Default" table:formula="of:=[$InputFromCsv.B39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39]" office:value-type="string" office:string-value="No correction" calcext:value-type="string">
            <text:p>No correction</text:p>
          </table:table-cell>
          <table:table-cell table:formula="of:=[$InputFromCsv.L39]" office:value-type="string" office:string-value="GET Product" calcext:value-type="string">
            <text:p>GET Product</text:p>
          </table:table-cell>
          <table:table-cell table:formula="of:=[$InputFromCsv.E39]" office:value-type="float" office:value="0.873171976198441" calcext:value-type="float">
            <text:p>0,873171976198441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0]" office:value-type="string" office:string-value="low25" calcext:value-type="string">
            <text:p>low25</text:p>
          </table:table-cell>
          <table:table-cell table:style-name="Default" table:formula="of:=[$InputFromCsv.B40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40]" office:value-type="string" office:string-value="No correction" calcext:value-type="string">
            <text:p>No correction</text:p>
          </table:table-cell>
          <table:table-cell table:formula="of:=[$InputFromCsv.L40]" office:value-type="string" office:string-value="GET Cart" calcext:value-type="string">
            <text:p>GET Cart</text:p>
          </table:table-cell>
          <table:table-cell table:formula="of:=[$InputFromCsv.E40]" office:value-type="float" office:value="0.789374584476508" calcext:value-type="float">
            <text:p>0,789374584476508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1]" office:value-type="string" office:string-value="low25" calcext:value-type="string">
            <text:p>low25</text:p>
          </table:table-cell>
          <table:table-cell table:style-name="Default" table:formula="of:=[$InputFromCsv.B41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41]" office:value-type="string" office:string-value="No correction" calcext:value-type="string">
            <text:p>No correction</text:p>
          </table:table-cell>
          <table:table-cell table:formula="of:=[$InputFromCsv.L41]" office:value-type="string" office:string-value="GET User Profile" calcext:value-type="string">
            <text:p>GET User Profile</text:p>
          </table:table-cell>
          <table:table-cell table:formula="of:=[$InputFromCsv.E41]" office:value-type="float" office:value="0.663073091650973" calcext:value-type="float">
            <text:p>0,663073091650973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2]" office:value-type="string" office:string-value="med" calcext:value-type="string">
            <text:p>med</text:p>
          </table:table-cell>
          <table:table-cell table:style-name="Default" table:formula="of:=[$InputFromCsv.B42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42]" office:value-type="string" office:string-value="One correction" calcext:value-type="string">
            <text:p>One correction</text:p>
          </table:table-cell>
          <table:table-cell table:formula="of:=[$InputFromCsv.L42]" office:value-type="string" office:string-value="Login User" calcext:value-type="string">
            <text:p>Login User</text:p>
          </table:table-cell>
          <table:table-cell table:formula="of:=[$InputFromCsv.E42]" office:value-type="float" office:value="0.518057213238963" calcext:value-type="float">
            <text:p>0,518057213238963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3]" office:value-type="string" office:string-value="med" calcext:value-type="string">
            <text:p>med</text:p>
          </table:table-cell>
          <table:table-cell table:style-name="Default" table:formula="of:=[$InputFromCsv.B43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43]" office:value-type="string" office:string-value="One correction" calcext:value-type="string">
            <text:p>One correction</text:p>
          </table:table-cell>
          <table:table-cell table:formula="of:=[$InputFromCsv.L43]" office:value-type="string" office:string-value="GET Product Category" calcext:value-type="string">
            <text:p>GET Product Category</text:p>
          </table:table-cell>
          <table:table-cell table:formula="of:=[$InputFromCsv.E43]" office:value-type="float" office:value="0.61753229195573" calcext:value-type="float">
            <text:p>0,61753229195573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4]" office:value-type="string" office:string-value="med" calcext:value-type="string">
            <text:p>med</text:p>
          </table:table-cell>
          <table:table-cell table:style-name="Default" table:formula="of:=[$InputFromCsv.B44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44]" office:value-type="string" office:string-value="One correction" calcext:value-type="string">
            <text:p>One correction</text:p>
          </table:table-cell>
          <table:table-cell table:formula="of:=[$InputFromCsv.L44]" office:value-type="string" office:string-value="GET Product" calcext:value-type="string">
            <text:p>GET Product</text:p>
          </table:table-cell>
          <table:table-cell table:formula="of:=[$InputFromCsv.E44]" office:value-type="float" office:value="0.652851192756422" calcext:value-type="float">
            <text:p>0,652851192756422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5]" office:value-type="string" office:string-value="med" calcext:value-type="string">
            <text:p>med</text:p>
          </table:table-cell>
          <table:table-cell table:style-name="Default" table:formula="of:=[$InputFromCsv.B45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45]" office:value-type="string" office:string-value="One correction" calcext:value-type="string">
            <text:p>One correction</text:p>
          </table:table-cell>
          <table:table-cell table:formula="of:=[$InputFromCsv.L45]" office:value-type="string" office:string-value="GET Cart" calcext:value-type="string">
            <text:p>GET Cart</text:p>
          </table:table-cell>
          <table:table-cell table:formula="of:=[$InputFromCsv.E45]" office:value-type="float" office:value="0.506738747088687" calcext:value-type="float">
            <text:p>0,506738747088687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6]" office:value-type="string" office:string-value="med" calcext:value-type="string">
            <text:p>med</text:p>
          </table:table-cell>
          <table:table-cell table:style-name="Default" table:formula="of:=[$InputFromCsv.B46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46]" office:value-type="string" office:string-value="One correction" calcext:value-type="string">
            <text:p>One correction</text:p>
          </table:table-cell>
          <table:table-cell table:formula="of:=[$InputFromCsv.L46]" office:value-type="string" office:string-value="GET User Profile" calcext:value-type="string">
            <text:p>GET User Profile</text:p>
          </table:table-cell>
          <table:table-cell table:formula="of:=[$InputFromCsv.E46]" office:value-type="float" office:value="0.48257882957404" calcext:value-type="float">
            <text:p>0,48257882957404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7]" office:value-type="string" office:string-value="med" calcext:value-type="string">
            <text:p>med</text:p>
          </table:table-cell>
          <table:table-cell table:style-name="Default" table:formula="of:=[$InputFromCsv.B47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47]" office:value-type="string" office:string-value="No correction" calcext:value-type="string">
            <text:p>No correction</text:p>
          </table:table-cell>
          <table:table-cell table:formula="of:=[$InputFromCsv.L47]" office:value-type="string" office:string-value="Login User" calcext:value-type="string">
            <text:p>Login User</text:p>
          </table:table-cell>
          <table:table-cell table:formula="of:=[$InputFromCsv.E47]" office:value-type="float" office:value="0.567824559719647" calcext:value-type="float">
            <text:p>0,567824559719647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8]" office:value-type="string" office:string-value="med" calcext:value-type="string">
            <text:p>med</text:p>
          </table:table-cell>
          <table:table-cell table:style-name="Default" table:formula="of:=[$InputFromCsv.B48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48]" office:value-type="string" office:string-value="No correction" calcext:value-type="string">
            <text:p>No correction</text:p>
          </table:table-cell>
          <table:table-cell table:formula="of:=[$InputFromCsv.L48]" office:value-type="string" office:string-value="GET Product Category" calcext:value-type="string">
            <text:p>GET Product Category</text:p>
          </table:table-cell>
          <table:table-cell table:formula="of:=[$InputFromCsv.E48]" office:value-type="float" office:value="0.685271557276444" calcext:value-type="float">
            <text:p>0,685271557276444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9]" office:value-type="string" office:string-value="med" calcext:value-type="string">
            <text:p>med</text:p>
          </table:table-cell>
          <table:table-cell table:style-name="Default" table:formula="of:=[$InputFromCsv.B49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49]" office:value-type="string" office:string-value="No correction" calcext:value-type="string">
            <text:p>No correction</text:p>
          </table:table-cell>
          <table:table-cell table:formula="of:=[$InputFromCsv.L49]" office:value-type="string" office:string-value="GET Product" calcext:value-type="string">
            <text:p>GET Product</text:p>
          </table:table-cell>
          <table:table-cell table:formula="of:=[$InputFromCsv.E49]" office:value-type="float" office:value="0.702867719570965" calcext:value-type="float">
            <text:p>0,702867719570965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50]" office:value-type="string" office:string-value="med" calcext:value-type="string">
            <text:p>med</text:p>
          </table:table-cell>
          <table:table-cell table:style-name="Default" table:formula="of:=[$InputFromCsv.B50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50]" office:value-type="string" office:string-value="No correction" calcext:value-type="string">
            <text:p>No correction</text:p>
          </table:table-cell>
          <table:table-cell table:formula="of:=[$InputFromCsv.L50]" office:value-type="string" office:string-value="GET Cart" calcext:value-type="string">
            <text:p>GET Cart</text:p>
          </table:table-cell>
          <table:table-cell table:formula="of:=[$InputFromCsv.E50]" office:value-type="float" office:value="0.560860041845991" calcext:value-type="float">
            <text:p>0,560860041845991</text:p>
          </table:table-cell>
          <table:table-cell table:number-columns-repeated="6"/>
        </table:table-row>
        <table:table-row table:style-name="ro1">
          <table:table-cell table:style-name="Default" table:formula="of:=[$InputFromCsv.G51]" office:value-type="string" office:string-value="med" calcext:value-type="string">
            <text:p>med</text:p>
          </table:table-cell>
          <table:table-cell table:style-name="Default" table:formula="of:=[$InputFromCsv.B51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51]" office:value-type="string" office:string-value="No correction" calcext:value-type="string">
            <text:p>No correction</text:p>
          </table:table-cell>
          <table:table-cell table:formula="of:=[$InputFromCsv.L51]" office:value-type="string" office:string-value="GET User Profile" calcext:value-type="string">
            <text:p>GET User Profile</text:p>
          </table:table-cell>
          <table:table-cell table:formula="of:=[$InputFromCsv.E51]" office:value-type="float" office:value="0.556499281702677" calcext:value-type="float">
            <text:p>0,556499281702677</text:p>
          </table:table-cell>
          <table:table-cell table:number-columns-repeated="6"/>
        </table:table-row>
        <table:table-row table:style-name="ro1">
          <table:table-cell table:style-name="Default" table:formula="of:=[$InputFromCsv.G52]" office:value-type="string" office:string-value="med" calcext:value-type="string">
            <text:p>med</text:p>
          </table:table-cell>
          <table:table-cell table:style-name="Default" table:formula="of:=[$InputFromCsv.B52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52]" office:value-type="string" office:string-value="One correction" calcext:value-type="string">
            <text:p>One correction</text:p>
          </table:table-cell>
          <table:table-cell table:formula="of:=[$InputFromCsv.L52]" office:value-type="string" office:string-value="Login User" calcext:value-type="string">
            <text:p>Login User</text:p>
          </table:table-cell>
          <table:table-cell table:formula="of:=[$InputFromCsv.E52]" office:value-type="float" office:value="0.503879344238365" calcext:value-type="float">
            <text:p>0,503879344238365</text:p>
          </table:table-cell>
          <table:table-cell table:number-columns-repeated="6"/>
        </table:table-row>
        <table:table-row table:style-name="ro1">
          <table:table-cell table:style-name="Default" table:formula="of:=[$InputFromCsv.G53]" office:value-type="string" office:string-value="med" calcext:value-type="string">
            <text:p>med</text:p>
          </table:table-cell>
          <table:table-cell table:style-name="Default" table:formula="of:=[$InputFromCsv.B53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53]" office:value-type="string" office:string-value="One correction" calcext:value-type="string">
            <text:p>One correction</text:p>
          </table:table-cell>
          <table:table-cell table:formula="of:=[$InputFromCsv.L53]" office:value-type="string" office:string-value="GET Product Category" calcext:value-type="string">
            <text:p>GET Product Category</text:p>
          </table:table-cell>
          <table:table-cell table:formula="of:=[$InputFromCsv.E53]" office:value-type="float" office:value="0.595008333796917" calcext:value-type="float">
            <text:p>0,595008333796917</text:p>
          </table:table-cell>
          <table:table-cell table:number-columns-repeated="6"/>
        </table:table-row>
        <table:table-row table:style-name="ro1">
          <table:table-cell table:style-name="Default" table:formula="of:=[$InputFromCsv.G54]" office:value-type="string" office:string-value="med" calcext:value-type="string">
            <text:p>med</text:p>
          </table:table-cell>
          <table:table-cell table:style-name="Default" table:formula="of:=[$InputFromCsv.B54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54]" office:value-type="string" office:string-value="One correction" calcext:value-type="string">
            <text:p>One correction</text:p>
          </table:table-cell>
          <table:table-cell table:formula="of:=[$InputFromCsv.L54]" office:value-type="string" office:string-value="GET Product" calcext:value-type="string">
            <text:p>GET Product</text:p>
          </table:table-cell>
          <table:table-cell table:formula="of:=[$InputFromCsv.E54]" office:value-type="float" office:value="0.703020300520874" calcext:value-type="float">
            <text:p>0,703020300520874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55]" office:value-type="string" office:string-value="med" calcext:value-type="string">
            <text:p>med</text:p>
          </table:table-cell>
          <table:table-cell table:style-name="Default" table:formula="of:=[$InputFromCsv.B55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55]" office:value-type="string" office:string-value="One correction" calcext:value-type="string">
            <text:p>One correction</text:p>
          </table:table-cell>
          <table:table-cell table:formula="of:=[$InputFromCsv.L55]" office:value-type="string" office:string-value="GET Cart" calcext:value-type="string">
            <text:p>GET Cart</text:p>
          </table:table-cell>
          <table:table-cell table:formula="of:=[$InputFromCsv.E55]" office:value-type="float" office:value="0.527484667770331" calcext:value-type="float">
            <text:p>0,527484667770331</text:p>
          </table:table-cell>
          <table:table-cell table:style-name="ce7"/>
          <table:table-cell table:number-columns-repeated="5"/>
        </table:table-row>
        <table:table-row table:style-name="ro1">
          <table:table-cell table:style-name="Default" table:formula="of:=[$InputFromCsv.G56]" office:value-type="string" office:string-value="med" calcext:value-type="string">
            <text:p>med</text:p>
          </table:table-cell>
          <table:table-cell table:style-name="Default" table:formula="of:=[$InputFromCsv.B56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56]" office:value-type="string" office:string-value="One correction" calcext:value-type="string">
            <text:p>One correction</text:p>
          </table:table-cell>
          <table:table-cell table:formula="of:=[$InputFromCsv.L56]" office:value-type="string" office:string-value="GET User Profile" calcext:value-type="string">
            <text:p>GET User Profile</text:p>
          </table:table-cell>
          <table:table-cell table:formula="of:=[$InputFromCsv.E56]" office:value-type="float" office:value="0.457491574545551" calcext:value-type="float">
            <text:p>0,457491574545551</text:p>
          </table:table-cell>
          <table:table-cell table:number-columns-repeated="6"/>
        </table:table-row>
        <table:table-row table:style-name="ro1">
          <table:table-cell table:style-name="Default" table:formula="of:=[$InputFromCsv.G57]" office:value-type="string" office:string-value="med" calcext:value-type="string">
            <text:p>med</text:p>
          </table:table-cell>
          <table:table-cell table:style-name="Default" table:formula="of:=[$InputFromCsv.B57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57]" office:value-type="string" office:string-value="No correction" calcext:value-type="string">
            <text:p>No correction</text:p>
          </table:table-cell>
          <table:table-cell table:formula="of:=[$InputFromCsv.L57]" office:value-type="string" office:string-value="Login User" calcext:value-type="string">
            <text:p>Login User</text:p>
          </table:table-cell>
          <table:table-cell table:formula="of:=[$InputFromCsv.E57]" office:value-type="float" office:value="0.568797216762621" calcext:value-type="float">
            <text:p>0,568797216762621</text:p>
          </table:table-cell>
          <table:table-cell table:number-columns-repeated="6"/>
        </table:table-row>
        <table:table-row table:style-name="ro1">
          <table:table-cell table:style-name="Default" table:formula="of:=[$InputFromCsv.G58]" office:value-type="string" office:string-value="med" calcext:value-type="string">
            <text:p>med</text:p>
          </table:table-cell>
          <table:table-cell table:style-name="Default" table:formula="of:=[$InputFromCsv.B58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58]" office:value-type="string" office:string-value="No correction" calcext:value-type="string">
            <text:p>No correction</text:p>
          </table:table-cell>
          <table:table-cell table:formula="of:=[$InputFromCsv.L58]" office:value-type="string" office:string-value="GET Product Category" calcext:value-type="string">
            <text:p>GET Product Category</text:p>
          </table:table-cell>
          <table:table-cell table:formula="of:=[$InputFromCsv.E58]" office:value-type="float" office:value="0.682652834496453" calcext:value-type="float">
            <text:p>0,682652834496453</text:p>
          </table:table-cell>
          <table:table-cell table:number-columns-repeated="6"/>
        </table:table-row>
        <table:table-row table:style-name="ro1">
          <table:table-cell table:style-name="Default" table:formula="of:=[$InputFromCsv.G59]" office:value-type="string" office:string-value="med" calcext:value-type="string">
            <text:p>med</text:p>
          </table:table-cell>
          <table:table-cell table:style-name="Default" table:formula="of:=[$InputFromCsv.B59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59]" office:value-type="string" office:string-value="No correction" calcext:value-type="string">
            <text:p>No correction</text:p>
          </table:table-cell>
          <table:table-cell table:formula="of:=[$InputFromCsv.L59]" office:value-type="string" office:string-value="GET Product" calcext:value-type="string">
            <text:p>GET Product</text:p>
          </table:table-cell>
          <table:table-cell table:formula="of:=[$InputFromCsv.E59]" office:value-type="float" office:value="0.713481792331079" calcext:value-type="float">
            <text:p>0,713481792331079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0]" office:value-type="string" office:string-value="med" calcext:value-type="string">
            <text:p>med</text:p>
          </table:table-cell>
          <table:table-cell table:style-name="Default" table:formula="of:=[$InputFromCsv.B60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60]" office:value-type="string" office:string-value="No correction" calcext:value-type="string">
            <text:p>No correction</text:p>
          </table:table-cell>
          <table:table-cell table:formula="of:=[$InputFromCsv.L60]" office:value-type="string" office:string-value="GET Cart" calcext:value-type="string">
            <text:p>GET Cart</text:p>
          </table:table-cell>
          <table:table-cell table:formula="of:=[$InputFromCsv.E60]" office:value-type="float" office:value="0.561204734414997" calcext:value-type="float">
            <text:p>0,561204734414997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1]" office:value-type="string" office:string-value="med" calcext:value-type="string">
            <text:p>med</text:p>
          </table:table-cell>
          <table:table-cell table:style-name="Default" table:formula="of:=[$InputFromCsv.B61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61]" office:value-type="string" office:string-value="No correction" calcext:value-type="string">
            <text:p>No correction</text:p>
          </table:table-cell>
          <table:table-cell table:formula="of:=[$InputFromCsv.L61]" office:value-type="string" office:string-value="GET User Profile" calcext:value-type="string">
            <text:p>GET User Profile</text:p>
          </table:table-cell>
          <table:table-cell table:formula="of:=[$InputFromCsv.E61]" office:value-type="float" office:value="0.586406180003634" calcext:value-type="float">
            <text:p>0,586406180003634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2]" office:value-type="string" office:string-value="high" calcext:value-type="string">
            <text:p>high</text:p>
          </table:table-cell>
          <table:table-cell table:style-name="Default" table:formula="of:=[$InputFromCsv.B62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62]" office:value-type="string" office:string-value="One correction" calcext:value-type="string">
            <text:p>One correction</text:p>
          </table:table-cell>
          <table:table-cell table:formula="of:=[$InputFromCsv.L62]" office:value-type="string" office:string-value="Login User" calcext:value-type="string">
            <text:p>Login User</text:p>
          </table:table-cell>
          <table:table-cell table:formula="of:=[$InputFromCsv.E62]" office:value-type="float" office:value="0.615323531458459" calcext:value-type="float">
            <text:p>0,615323531458459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3]" office:value-type="string" office:string-value="high" calcext:value-type="string">
            <text:p>high</text:p>
          </table:table-cell>
          <table:table-cell table:style-name="Default" table:formula="of:=[$InputFromCsv.B63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63]" office:value-type="string" office:string-value="One correction" calcext:value-type="string">
            <text:p>One correction</text:p>
          </table:table-cell>
          <table:table-cell table:formula="of:=[$InputFromCsv.L63]" office:value-type="string" office:string-value="GET Product Category" calcext:value-type="string">
            <text:p>GET Product Category</text:p>
          </table:table-cell>
          <table:table-cell table:formula="of:=[$InputFromCsv.E63]" office:value-type="float" office:value="0.711262954423315" calcext:value-type="float">
            <text:p>0,711262954423315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4]" office:value-type="string" office:string-value="high" calcext:value-type="string">
            <text:p>high</text:p>
          </table:table-cell>
          <table:table-cell table:style-name="Default" table:formula="of:=[$InputFromCsv.B64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64]" office:value-type="string" office:string-value="One correction" calcext:value-type="string">
            <text:p>One correction</text:p>
          </table:table-cell>
          <table:table-cell table:formula="of:=[$InputFromCsv.L64]" office:value-type="string" office:string-value="GET Product" calcext:value-type="string">
            <text:p>GET Product</text:p>
          </table:table-cell>
          <table:table-cell table:formula="of:=[$InputFromCsv.E64]" office:value-type="float" office:value="0.729435253033621" calcext:value-type="float">
            <text:p>0,729435253033621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5]" office:value-type="string" office:string-value="high" calcext:value-type="string">
            <text:p>high</text:p>
          </table:table-cell>
          <table:table-cell table:style-name="Default" table:formula="of:=[$InputFromCsv.B65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65]" office:value-type="string" office:string-value="One correction" calcext:value-type="string">
            <text:p>One correction</text:p>
          </table:table-cell>
          <table:table-cell table:formula="of:=[$InputFromCsv.L65]" office:value-type="string" office:string-value="GET Cart" calcext:value-type="string">
            <text:p>GET Cart</text:p>
          </table:table-cell>
          <table:table-cell table:formula="of:=[$InputFromCsv.E65]" office:value-type="float" office:value="0.637135509552052" calcext:value-type="float">
            <text:p>0,637135509552052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6]" office:value-type="string" office:string-value="high" calcext:value-type="string">
            <text:p>high</text:p>
          </table:table-cell>
          <table:table-cell table:style-name="Default" table:formula="of:=[$InputFromCsv.B66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66]" office:value-type="string" office:string-value="One correction" calcext:value-type="string">
            <text:p>One correction</text:p>
          </table:table-cell>
          <table:table-cell table:formula="of:=[$InputFromCsv.L66]" office:value-type="string" office:string-value="GET User Profile" calcext:value-type="string">
            <text:p>GET User Profile</text:p>
          </table:table-cell>
          <table:table-cell table:formula="of:=[$InputFromCsv.E66]" office:value-type="float" office:value="0.465803278051888" calcext:value-type="float">
            <text:p>0,465803278051888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7]" office:value-type="string" office:string-value="high" calcext:value-type="string">
            <text:p>high</text:p>
          </table:table-cell>
          <table:table-cell table:style-name="Default" table:formula="of:=[$InputFromCsv.B67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67]" office:value-type="string" office:string-value="No correction" calcext:value-type="string">
            <text:p>No correction</text:p>
          </table:table-cell>
          <table:table-cell table:formula="of:=[$InputFromCsv.L67]" office:value-type="string" office:string-value="Login User" calcext:value-type="string">
            <text:p>Login User</text:p>
          </table:table-cell>
          <table:table-cell table:formula="of:=[$InputFromCsv.E67]" office:value-type="float" office:value="0.68056189771111" calcext:value-type="float">
            <text:p>0,68056189771111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8]" office:value-type="string" office:string-value="high" calcext:value-type="string">
            <text:p>high</text:p>
          </table:table-cell>
          <table:table-cell table:style-name="Default" table:formula="of:=[$InputFromCsv.B68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68]" office:value-type="string" office:string-value="No correction" calcext:value-type="string">
            <text:p>No correction</text:p>
          </table:table-cell>
          <table:table-cell table:formula="of:=[$InputFromCsv.L68]" office:value-type="string" office:string-value="GET Product Category" calcext:value-type="string">
            <text:p>GET Product Category</text:p>
          </table:table-cell>
          <table:table-cell table:formula="of:=[$InputFromCsv.E68]" office:value-type="float" office:value="0.789579239507233" calcext:value-type="float">
            <text:p>0,789579239507233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9]" office:value-type="string" office:string-value="high" calcext:value-type="string">
            <text:p>high</text:p>
          </table:table-cell>
          <table:table-cell table:style-name="Default" table:formula="of:=[$InputFromCsv.B69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69]" office:value-type="string" office:string-value="No correction" calcext:value-type="string">
            <text:p>No correction</text:p>
          </table:table-cell>
          <table:table-cell table:formula="of:=[$InputFromCsv.L69]" office:value-type="string" office:string-value="GET Product" calcext:value-type="string">
            <text:p>GET Product</text:p>
          </table:table-cell>
          <table:table-cell table:formula="of:=[$InputFromCsv.E69]" office:value-type="float" office:value="0.789651216692934" calcext:value-type="float">
            <text:p>0,789651216692934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70]" office:value-type="string" office:string-value="high" calcext:value-type="string">
            <text:p>high</text:p>
          </table:table-cell>
          <table:table-cell table:style-name="Default" table:formula="of:=[$InputFromCsv.B70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70]" office:value-type="string" office:string-value="No correction" calcext:value-type="string">
            <text:p>No correction</text:p>
          </table:table-cell>
          <table:table-cell table:formula="of:=[$InputFromCsv.L70]" office:value-type="string" office:string-value="GET Cart" calcext:value-type="string">
            <text:p>GET Cart</text:p>
          </table:table-cell>
          <table:table-cell table:formula="of:=[$InputFromCsv.E70]" office:value-type="float" office:value="0.718054245162466" calcext:value-type="float">
            <text:p>0,718054245162466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71]" office:value-type="string" office:string-value="high" calcext:value-type="string">
            <text:p>high</text:p>
          </table:table-cell>
          <table:table-cell table:style-name="Default" table:formula="of:=[$InputFromCsv.B71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71]" office:value-type="string" office:string-value="No correction" calcext:value-type="string">
            <text:p>No correction</text:p>
          </table:table-cell>
          <table:table-cell table:formula="of:=[$InputFromCsv.L71]" office:value-type="string" office:string-value="GET User Profile" calcext:value-type="string">
            <text:p>GET User Profile</text:p>
          </table:table-cell>
          <table:table-cell table:formula="of:=[$InputFromCsv.E71]" office:value-type="float" office:value="0.525815424263298" calcext:value-type="float">
            <text:p>0,525815424263298</text:p>
          </table:table-cell>
          <table:table-cell table:number-columns-repeated="2"/>
          <table:table-cell table:style-name="Default" table:number-columns-repeated="2"/>
          <table:table-cell table:style-name="ce19"/>
          <table:table-cell/>
        </table:table-row>
        <table:table-row table:style-name="ro1">
          <table:table-cell table:style-name="Default" table:formula="of:=[$InputFromCsv.G72]" office:value-type="string" office:string-value="high" calcext:value-type="string">
            <text:p>high</text:p>
          </table:table-cell>
          <table:table-cell table:style-name="Default" table:formula="of:=[$InputFromCsv.B72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72]" office:value-type="string" office:string-value="One correction" calcext:value-type="string">
            <text:p>One correction</text:p>
          </table:table-cell>
          <table:table-cell table:formula="of:=[$InputFromCsv.L72]" office:value-type="string" office:string-value="Login User" calcext:value-type="string">
            <text:p>Login User</text:p>
          </table:table-cell>
          <table:table-cell table:formula="of:=[$InputFromCsv.E72]" office:value-type="float" office:value="0.576993761171721" calcext:value-type="float">
            <text:p>0,576993761171721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73]" office:value-type="string" office:string-value="high" calcext:value-type="string">
            <text:p>high</text:p>
          </table:table-cell>
          <table:table-cell table:style-name="Default" table:formula="of:=[$InputFromCsv.B73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73]" office:value-type="string" office:string-value="One correction" calcext:value-type="string">
            <text:p>One correction</text:p>
          </table:table-cell>
          <table:table-cell table:formula="of:=[$InputFromCsv.L73]" office:value-type="string" office:string-value="GET Product Category" calcext:value-type="string">
            <text:p>GET Product Category</text:p>
          </table:table-cell>
          <table:table-cell table:formula="of:=[$InputFromCsv.E73]" office:value-type="float" office:value="0.688862772089341" calcext:value-type="float">
            <text:p>0,688862772089341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74]" office:value-type="string" office:string-value="high" calcext:value-type="string">
            <text:p>high</text:p>
          </table:table-cell>
          <table:table-cell table:style-name="Default" table:formula="of:=[$InputFromCsv.B74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74]" office:value-type="string" office:string-value="One correction" calcext:value-type="string">
            <text:p>One correction</text:p>
          </table:table-cell>
          <table:table-cell table:formula="of:=[$InputFromCsv.L74]" office:value-type="string" office:string-value="GET Product" calcext:value-type="string">
            <text:p>GET Product</text:p>
          </table:table-cell>
          <table:table-cell table:formula="of:=[$InputFromCsv.E74]" office:value-type="float" office:value="0.775777495955858" calcext:value-type="float">
            <text:p>0,775777495955858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75]" office:value-type="string" office:string-value="high" calcext:value-type="string">
            <text:p>high</text:p>
          </table:table-cell>
          <table:table-cell table:style-name="Default" table:formula="of:=[$InputFromCsv.B75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75]" office:value-type="string" office:string-value="One correction" calcext:value-type="string">
            <text:p>One correction</text:p>
          </table:table-cell>
          <table:table-cell table:formula="of:=[$InputFromCsv.L75]" office:value-type="string" office:string-value="GET Cart" calcext:value-type="string">
            <text:p>GET Cart</text:p>
          </table:table-cell>
          <table:table-cell table:formula="of:=[$InputFromCsv.E75]" office:value-type="float" office:value="0.637273614395385" calcext:value-type="float">
            <text:p>0,637273614395385</text:p>
          </table:table-cell>
          <table:table-cell table:number-columns-repeated="6"/>
        </table:table-row>
        <table:table-row table:style-name="ro1">
          <table:table-cell table:style-name="Default" table:formula="of:=[$InputFromCsv.G76]" office:value-type="string" office:string-value="high" calcext:value-type="string">
            <text:p>high</text:p>
          </table:table-cell>
          <table:table-cell table:style-name="Default" table:formula="of:=[$InputFromCsv.B76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76]" office:value-type="string" office:string-value="One correction" calcext:value-type="string">
            <text:p>One correction</text:p>
          </table:table-cell>
          <table:table-cell table:formula="of:=[$InputFromCsv.L76]" office:value-type="string" office:string-value="GET User Profile" calcext:value-type="string">
            <text:p>GET User Profile</text:p>
          </table:table-cell>
          <table:table-cell table:formula="of:=[$InputFromCsv.E76]" office:value-type="float" office:value="0.367254199434066" calcext:value-type="float">
            <text:p>0,367254199434066</text:p>
          </table:table-cell>
          <table:table-cell table:number-columns-repeated="6"/>
        </table:table-row>
        <table:table-row table:style-name="ro1">
          <table:table-cell table:style-name="Default" table:formula="of:=[$InputFromCsv.G77]" office:value-type="string" office:string-value="high" calcext:value-type="string">
            <text:p>high</text:p>
          </table:table-cell>
          <table:table-cell table:style-name="Default" table:formula="of:=[$InputFromCsv.B77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77]" office:value-type="string" office:string-value="No correction" calcext:value-type="string">
            <text:p>No correction</text:p>
          </table:table-cell>
          <table:table-cell table:formula="of:=[$InputFromCsv.L77]" office:value-type="string" office:string-value="Login User" calcext:value-type="string">
            <text:p>Login User</text:p>
          </table:table-cell>
          <table:table-cell table:formula="of:=[$InputFromCsv.E77]" office:value-type="float" office:value="0.687172185087927" calcext:value-type="float">
            <text:p>0,687172185087927</text:p>
          </table:table-cell>
          <table:table-cell table:number-columns-repeated="6"/>
        </table:table-row>
        <table:table-row table:style-name="ro1">
          <table:table-cell table:style-name="Default" table:formula="of:=[$InputFromCsv.G78]" office:value-type="string" office:string-value="high" calcext:value-type="string">
            <text:p>high</text:p>
          </table:table-cell>
          <table:table-cell table:style-name="Default" table:formula="of:=[$InputFromCsv.B78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78]" office:value-type="string" office:string-value="No correction" calcext:value-type="string">
            <text:p>No correction</text:p>
          </table:table-cell>
          <table:table-cell table:formula="of:=[$InputFromCsv.L78]" office:value-type="string" office:string-value="GET Product Category" calcext:value-type="string">
            <text:p>GET Product Category</text:p>
          </table:table-cell>
          <table:table-cell table:formula="of:=[$InputFromCsv.E78]" office:value-type="float" office:value="0.791769623846452" calcext:value-type="float">
            <text:p>0,791769623846452</text:p>
          </table:table-cell>
          <table:table-cell table:number-columns-repeated="6"/>
        </table:table-row>
        <table:table-row table:style-name="ro1">
          <table:table-cell table:style-name="Default" table:formula="of:=[$InputFromCsv.G79]" office:value-type="string" office:string-value="high" calcext:value-type="string">
            <text:p>high</text:p>
          </table:table-cell>
          <table:table-cell table:style-name="Default" table:formula="of:=[$InputFromCsv.B79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79]" office:value-type="string" office:string-value="No correction" calcext:value-type="string">
            <text:p>No correction</text:p>
          </table:table-cell>
          <table:table-cell table:formula="of:=[$InputFromCsv.L79]" office:value-type="string" office:string-value="GET Product" calcext:value-type="string">
            <text:p>GET Product</text:p>
          </table:table-cell>
          <table:table-cell table:formula="of:=[$InputFromCsv.E79]" office:value-type="float" office:value="0.798899500187992" calcext:value-type="float">
            <text:p>0,798899500187992</text:p>
          </table:table-cell>
          <table:table-cell table:number-columns-repeated="6"/>
        </table:table-row>
        <table:table-row table:style-name="ro1">
          <table:table-cell table:style-name="Default" table:formula="of:=[$InputFromCsv.G80]" office:value-type="string" office:string-value="high" calcext:value-type="string">
            <text:p>high</text:p>
          </table:table-cell>
          <table:table-cell table:style-name="Default" table:formula="of:=[$InputFromCsv.B80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80]" office:value-type="string" office:string-value="No correction" calcext:value-type="string">
            <text:p>No correction</text:p>
          </table:table-cell>
          <table:table-cell table:formula="of:=[$InputFromCsv.L80]" office:value-type="string" office:string-value="GET Cart" calcext:value-type="string">
            <text:p>GET Cart</text:p>
          </table:table-cell>
          <table:table-cell table:formula="of:=[$InputFromCsv.E80]" office:value-type="float" office:value="0.723444737723211" calcext:value-type="float">
            <text:p>0,723444737723211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81]" office:value-type="string" office:string-value="high" calcext:value-type="string">
            <text:p>high</text:p>
          </table:table-cell>
          <table:table-cell table:style-name="Default" table:formula="of:=[$InputFromCsv.B81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81]" office:value-type="string" office:string-value="No correction" calcext:value-type="string">
            <text:p>No correction</text:p>
          </table:table-cell>
          <table:table-cell table:formula="of:=[$InputFromCsv.L81]" office:value-type="string" office:string-value="GET User Profile" calcext:value-type="string">
            <text:p>GET User Profile</text:p>
          </table:table-cell>
          <table:table-cell table:formula="of:=[$InputFromCsv.E81]" office:value-type="float" office:value="0.524472221051085" calcext:value-type="float">
            <text:p>0,524472221051085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3"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style-name="Default" table:number-columns-repeated="3"/>
          <table:table-cell table:number-columns-repeated="8"/>
        </table:table-row>
        <table:table-row table:style-name="ro1" table:number-rows-repeated="15"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 table:number-rows-repeated="9">
          <table:table-cell table:style-name="Default"/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 table:number-rows-repeated="15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number-columns-repeated="11"/>
        </table:table-row>
        <table:table-row table:style-name="ro1" table:number-rows-repeated="5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number-columns-repeated="11"/>
        </table:table-row>
        <table:table-row table:style-name="ro1" table:number-rows-repeated="15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number-columns-repeated="11"/>
        </table:table-row>
        <table:table-row table:style-name="ro1" table:number-rows-repeated="25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number-columns-repeated="11"/>
        </table:table-row>
        <table:table-row table:style-name="ro1" table:number-rows-repeated="5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number-columns-repeated="11"/>
        </table:table-row>
        <table:table-row table:style-name="ro1" table:number-rows-repeated="15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number-columns-repeated="11"/>
        </table:table-row>
        <table:table-row table:style-name="ro1" table:number-rows-repeated="10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 table:number-rows-repeated="104833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Load Intensity Profiles" table:style-name="ta1">
        <table:shapes>
          <draw:frame draw:z-index="0" draw:style-name="gr1" draw:text-style-name="P1" svg:width="15.999cm" svg:height="8.999cm" svg:x="34.069cm" svg:y="0.525cm">
            <draw:object draw:notify-on-update-of-ranges="'Load Intensity Profiles'.A3:'Load Intensity Profiles'.A122 'Load Intensity Profiles'.E1:'Load Intensity Profiles'.E1 'Load Intensity Profiles'.E3:'Load Intensity Profiles'.E122 'Load Intensity Profiles'.D1:'Load Intensity Profiles'.D1 'Load Intensity Profiles'.D3:'Load Intensity Profiles'.D122 'Load Intensity Profiles'.C1:'Load Intensity Profiles'.C1 'Load Intensity Profiles'.C3:'Load Intensity Profiles'.C122 'Load Intensity Profiles'.B1:'Load Intensity Profiles'.B1 'Load Intensity Profiles'.B3:'Load Intensity Profiles'.B12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7" table:default-cell-style-name="Default"/>
        <table:table-column table:style-name="co18" table:number-columns-repeated="4" table:default-cell-style-name="Default"/>
        <table:table-row table:style-name="ro1">
          <table:table-cell/>
          <table:table-cell table:style-name="ce10" office:value-type="string" calcext:value-type="string">
            <text:p>Low</text:p>
          </table:table-cell>
          <table:table-cell table:style-name="ce10" office:value-type="string" calcext:value-type="string">
            <text:p>Low25</text:p>
          </table:table-cell>
          <table:table-cell table:style-name="ce11" office:value-type="string" calcext:value-type="string">
            <text:p>Med</text:p>
          </table:table-cell>
          <table:table-cell table:style-name="ce11" office:value-type="string" calcext:value-type="string">
            <text:p>High</text:p>
          </table:table-cell>
        </table:table-row>
        <table:table-row table:style-name="ro1">
          <table:table-cell table:style-name="ce10" office:value-type="string" calcext:value-type="string">
            <text:p>Time</text:p>
          </table:table-cell>
          <table:table-cell table:number-columns-repeated="4" office:value-type="string" calcext:value-type="string">
            <text:p>Requests per Second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416666666666667" calcext:value-type="float">
            <text:p>0,416666666666667</text:p>
          </table:table-cell>
          <table:table-cell office:value-type="float" office:value="1.075" calcext:value-type="float">
            <text:p>1,075</text:p>
          </table:table-cell>
          <table:table-cell office:value-type="float" office:value="8.333333333" calcext:value-type="float">
            <text:p>8,333333333</text:p>
          </table:table-cell>
          <table:table-cell office:value-type="float" office:value="16.66666667" calcext:value-type="float">
            <text:p>16,66666667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1.25" calcext:value-type="float">
            <text:p>1,25</text:p>
          </table:table-cell>
          <table:table-cell office:value-type="float" office:value="3.225" calcext:value-type="float">
            <text:p>3,225</text:p>
          </table:table-cell>
          <table:table-cell office:value-type="float" office:value="16.66666667" calcext:value-type="float">
            <text:p>16,66666667</text:p>
          </table:table-cell>
          <table:table-cell office:value-type="float" office:value="33.33333333" calcext:value-type="float">
            <text:p>33,33333333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2.08333333333333" calcext:value-type="float">
            <text:p>2,08333333333333</text:p>
          </table:table-cell>
          <table:table-cell office:value-type="float" office:value="5.375" calcext:value-type="float">
            <text:p>5,3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2.91666666666667" calcext:value-type="float">
            <text:p>2,91666666666667</text:p>
          </table:table-cell>
          <table:table-cell office:value-type="float" office:value="7.525" calcext:value-type="float">
            <text:p>7,525</text:p>
          </table:table-cell>
          <table:table-cell office:value-type="float" office:value="33.33333333" calcext:value-type="float">
            <text:p>33,33333333</text:p>
          </table:table-cell>
          <table:table-cell office:value-type="float" office:value="66.66666667" calcext:value-type="float">
            <text:p>66,66666667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3.75" calcext:value-type="float">
            <text:p>3,75</text:p>
          </table:table-cell>
          <table:table-cell office:value-type="float" office:value="9.675" calcext:value-type="float">
            <text:p>9,675</text:p>
          </table:table-cell>
          <table:table-cell office:value-type="float" office:value="41.66666667" calcext:value-type="float">
            <text:p>41,66666667</text:p>
          </table:table-cell>
          <table:table-cell office:value-type="float" office:value="83.33333333" calcext:value-type="float">
            <text:p>83,33333333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4.58333333333333" calcext:value-type="float">
            <text:p>4,58333333333333</text:p>
          </table:table-cell>
          <table:table-cell office:value-type="float" office:value="11.825" calcext:value-type="float">
            <text:p>11,8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5.41666666666667" calcext:value-type="float">
            <text:p>5,41666666666667</text:p>
          </table:table-cell>
          <table:table-cell office:value-type="float" office:value="13.975" calcext:value-type="float">
            <text:p>13,975</text:p>
          </table:table-cell>
          <table:table-cell office:value-type="float" office:value="58.33333333" calcext:value-type="float">
            <text:p>58,33333333</text:p>
          </table:table-cell>
          <table:table-cell office:value-type="float" office:value="116.6666667" calcext:value-type="float">
            <text:p>116,6666667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6.25" calcext:value-type="float">
            <text:p>6,25</text:p>
          </table:table-cell>
          <table:table-cell office:value-type="float" office:value="16.125" calcext:value-type="float">
            <text:p>16,125</text:p>
          </table:table-cell>
          <table:table-cell office:value-type="float" office:value="66.66666667" calcext:value-type="float">
            <text:p>66,66666667</text:p>
          </table:table-cell>
          <table:table-cell office:value-type="float" office:value="133.3333333" calcext:value-type="float">
            <text:p>133,3333333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7.08333333333333" calcext:value-type="float">
            <text:p>7,08333333333333</text:p>
          </table:table-cell>
          <table:table-cell office:value-type="float" office:value="18.275" calcext:value-type="float">
            <text:p>18,275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7.91666666666667" calcext:value-type="float">
            <text:p>7,91666666666667</text:p>
          </table:table-cell>
          <table:table-cell office:value-type="float" office:value="20.425" calcext:value-type="float">
            <text:p>20,425</text:p>
          </table:table-cell>
          <table:table-cell office:value-type="float" office:value="83.33333333" calcext:value-type="float">
            <text:p>83,33333333</text:p>
          </table:table-cell>
          <table:table-cell office:value-type="float" office:value="166.6666667" calcext:value-type="float">
            <text:p>166,6666667</text:p>
          </table:table-cell>
        </table:table-row>
        <table:table-row table:style-name="ro1">
          <table:table-cell office:value-type="float" office:value="10.5" calcext:value-type="float">
            <text:p>10,5</text:p>
          </table:table-cell>
          <table:table-cell office:value-type="float" office:value="8.75" calcext:value-type="float">
            <text:p>8,75</text:p>
          </table:table-cell>
          <table:table-cell office:value-type="float" office:value="22.575" calcext:value-type="float">
            <text:p>22,575</text:p>
          </table:table-cell>
          <table:table-cell office:value-type="float" office:value="91.66666667" calcext:value-type="float">
            <text:p>91,66666667</text:p>
          </table:table-cell>
          <table:table-cell office:value-type="float" office:value="183.3333333" calcext:value-type="float">
            <text:p>183,3333333</text:p>
          </table:table-cell>
        </table:table-row>
        <table:table-row table:style-name="ro1">
          <table:table-cell office:value-type="float" office:value="11.5" calcext:value-type="float">
            <text:p>11,5</text:p>
          </table:table-cell>
          <table:table-cell office:value-type="float" office:value="9.58333333333333" calcext:value-type="float">
            <text:p>9,58333333333333</text:p>
          </table:table-cell>
          <table:table-cell office:value-type="float" office:value="24.725" calcext:value-type="float">
            <text:p>24,725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10.4166666666667" calcext:value-type="float">
            <text:p>10,4166666666667</text:p>
          </table:table-cell>
          <table:table-cell office:value-type="float" office:value="26.875" calcext:value-type="float">
            <text:p>26,875</text:p>
          </table:table-cell>
          <table:table-cell office:value-type="float" office:value="108.3333333" calcext:value-type="float">
            <text:p>108,3333333</text:p>
          </table:table-cell>
          <table:table-cell office:value-type="float" office:value="216.6666667" calcext:value-type="float">
            <text:p>216,6666667</text:p>
          </table:table-cell>
        </table:table-row>
        <table:table-row table:style-name="ro1">
          <table:table-cell office:value-type="float" office:value="13.5" calcext:value-type="float">
            <text:p>13,5</text:p>
          </table:table-cell>
          <table:table-cell office:value-type="float" office:value="11.25" calcext:value-type="float">
            <text:p>11,25</text:p>
          </table:table-cell>
          <table:table-cell office:value-type="float" office:value="29.025" calcext:value-type="float">
            <text:p>29,025</text:p>
          </table:table-cell>
          <table:table-cell office:value-type="float" office:value="116.6666667" calcext:value-type="float">
            <text:p>116,6666667</text:p>
          </table:table-cell>
          <table:table-cell office:value-type="float" office:value="233.3333333" calcext:value-type="float">
            <text:p>233,3333333</text:p>
          </table:table-cell>
        </table:table-row>
        <table:table-row table:style-name="ro1">
          <table:table-cell office:value-type="float" office:value="14.5" calcext:value-type="float">
            <text:p>14,5</text:p>
          </table:table-cell>
          <table:table-cell office:value-type="float" office:value="12.0833333333333" calcext:value-type="float">
            <text:p>12,0833333333333</text:p>
          </table:table-cell>
          <table:table-cell office:value-type="float" office:value="31.175" calcext:value-type="float">
            <text:p>31,175</text:p>
          </table:table-cell>
          <table:table-cell office:value-type="float" office:value="125" calcext:value-type="float">
            <text:p>12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5.5" calcext:value-type="float">
            <text:p>15,5</text:p>
          </table:table-cell>
          <table:table-cell office:value-type="float" office:value="12.9166666666667" calcext:value-type="float">
            <text:p>12,9166666666667</text:p>
          </table:table-cell>
          <table:table-cell office:value-type="float" office:value="33.325" calcext:value-type="float">
            <text:p>33,325</text:p>
          </table:table-cell>
          <table:table-cell office:value-type="float" office:value="133.3333333" calcext:value-type="float">
            <text:p>133,3333333</text:p>
          </table:table-cell>
          <table:table-cell office:value-type="float" office:value="266.6666667" calcext:value-type="float">
            <text:p>266,6666667</text:p>
          </table:table-cell>
        </table:table-row>
        <table:table-row table:style-name="ro1">
          <table:table-cell office:value-type="float" office:value="16.5" calcext:value-type="float">
            <text:p>16,5</text:p>
          </table:table-cell>
          <table:table-cell office:value-type="float" office:value="13.75" calcext:value-type="float">
            <text:p>13,75</text:p>
          </table:table-cell>
          <table:table-cell office:value-type="float" office:value="35.475" calcext:value-type="float">
            <text:p>35,475</text:p>
          </table:table-cell>
          <table:table-cell office:value-type="float" office:value="141.6666667" calcext:value-type="float">
            <text:p>141,6666667</text:p>
          </table:table-cell>
          <table:table-cell office:value-type="float" office:value="283.3333333" calcext:value-type="float">
            <text:p>283,3333333</text:p>
          </table:table-cell>
        </table:table-row>
        <table:table-row table:style-name="ro1">
          <table:table-cell office:value-type="float" office:value="17.5" calcext:value-type="float">
            <text:p>17,5</text:p>
          </table:table-cell>
          <table:table-cell office:value-type="float" office:value="14.5833333333333" calcext:value-type="float">
            <text:p>14,5833333333333</text:p>
          </table:table-cell>
          <table:table-cell office:value-type="float" office:value="37.625" calcext:value-type="float">
            <text:p>37,625</text:p>
          </table:table-cell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8.5" calcext:value-type="float">
            <text:p>18,5</text:p>
          </table:table-cell>
          <table:table-cell office:value-type="float" office:value="15.4166666666667" calcext:value-type="float">
            <text:p>15,4166666666667</text:p>
          </table:table-cell>
          <table:table-cell office:value-type="float" office:value="39.775" calcext:value-type="float">
            <text:p>39,775</text:p>
          </table:table-cell>
          <table:table-cell office:value-type="float" office:value="158.3333333" calcext:value-type="float">
            <text:p>158,3333333</text:p>
          </table:table-cell>
          <table:table-cell office:value-type="float" office:value="316.6666667" calcext:value-type="float">
            <text:p>316,6666667</text:p>
          </table:table-cell>
        </table:table-row>
        <table:table-row table:style-name="ro1">
          <table:table-cell office:value-type="float" office:value="19.5" calcext:value-type="float">
            <text:p>19,5</text:p>
          </table:table-cell>
          <table:table-cell office:value-type="float" office:value="16.25" calcext:value-type="float">
            <text:p>16,25</text:p>
          </table:table-cell>
          <table:table-cell office:value-type="float" office:value="41.925" calcext:value-type="float">
            <text:p>41,925</text:p>
          </table:table-cell>
          <table:table-cell office:value-type="float" office:value="166.6666667" calcext:value-type="float">
            <text:p>166,6666667</text:p>
          </table:table-cell>
          <table:table-cell office:value-type="float" office:value="333.3333333" calcext:value-type="float">
            <text:p>333,3333333</text:p>
          </table:table-cell>
        </table:table-row>
        <table:table-row table:style-name="ro1">
          <table:table-cell office:value-type="float" office:value="20.5" calcext:value-type="float">
            <text:p>20,5</text:p>
          </table:table-cell>
          <table:table-cell office:value-type="float" office:value="17.0833333333333" calcext:value-type="float">
            <text:p>17,0833333333333</text:p>
          </table:table-cell>
          <table:table-cell office:value-type="float" office:value="44.075" calcext:value-type="float">
            <text:p>44,075</text:p>
          </table:table-cell>
          <table:table-cell office:value-type="float" office:value="175" calcext:value-type="float">
            <text:p>175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21.5" calcext:value-type="float">
            <text:p>21,5</text:p>
          </table:table-cell>
          <table:table-cell office:value-type="float" office:value="17.9166666666667" calcext:value-type="float">
            <text:p>17,9166666666667</text:p>
          </table:table-cell>
          <table:table-cell office:value-type="float" office:value="46.225" calcext:value-type="float">
            <text:p>46,225</text:p>
          </table:table-cell>
          <table:table-cell office:value-type="float" office:value="183.3333333" calcext:value-type="float">
            <text:p>183,3333333</text:p>
          </table:table-cell>
          <table:table-cell office:value-type="float" office:value="366.6666667" calcext:value-type="float">
            <text:p>366,6666667</text:p>
          </table:table-cell>
        </table:table-row>
        <table:table-row table:style-name="ro1">
          <table:table-cell office:value-type="float" office:value="22.5" calcext:value-type="float">
            <text:p>22,5</text:p>
          </table:table-cell>
          <table:table-cell office:value-type="float" office:value="18.75" calcext:value-type="float">
            <text:p>18,75</text:p>
          </table:table-cell>
          <table:table-cell office:value-type="float" office:value="48.375" calcext:value-type="float">
            <text:p>48,375</text:p>
          </table:table-cell>
          <table:table-cell office:value-type="float" office:value="191.6666667" calcext:value-type="float">
            <text:p>191,6666667</text:p>
          </table:table-cell>
          <table:table-cell office:value-type="float" office:value="383.3333333" calcext:value-type="float">
            <text:p>383,3333333</text:p>
          </table:table-cell>
        </table:table-row>
        <table:table-row table:style-name="ro1">
          <table:table-cell office:value-type="float" office:value="23.5" calcext:value-type="float">
            <text:p>23,5</text:p>
          </table:table-cell>
          <table:table-cell office:value-type="float" office:value="19.5833333333333" calcext:value-type="float">
            <text:p>19,5833333333333</text:p>
          </table:table-cell>
          <table:table-cell office:value-type="float" office:value="50.525" calcext:value-type="float">
            <text:p>50,525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4.5" calcext:value-type="float">
            <text:p>24,5</text:p>
          </table:table-cell>
          <table:table-cell office:value-type="float" office:value="20.4166666666667" calcext:value-type="float">
            <text:p>20,4166666666667</text:p>
          </table:table-cell>
          <table:table-cell office:value-type="float" office:value="52.675" calcext:value-type="float">
            <text:p>52,675</text:p>
          </table:table-cell>
          <table:table-cell office:value-type="float" office:value="208.3333333" calcext:value-type="float">
            <text:p>208,3333333</text:p>
          </table:table-cell>
          <table:table-cell office:value-type="float" office:value="416.6666667" calcext:value-type="float">
            <text:p>416,6666667</text:p>
          </table:table-cell>
        </table:table-row>
        <table:table-row table:style-name="ro1">
          <table:table-cell office:value-type="float" office:value="25.5" calcext:value-type="float">
            <text:p>25,5</text:p>
          </table:table-cell>
          <table:table-cell office:value-type="float" office:value="21.25" calcext:value-type="float">
            <text:p>21,25</text:p>
          </table:table-cell>
          <table:table-cell office:value-type="float" office:value="54.825" calcext:value-type="float">
            <text:p>54,825</text:p>
          </table:table-cell>
          <table:table-cell office:value-type="float" office:value="216.6666667" calcext:value-type="float">
            <text:p>216,6666667</text:p>
          </table:table-cell>
          <table:table-cell office:value-type="float" office:value="433.3333333" calcext:value-type="float">
            <text:p>433,3333333</text:p>
          </table:table-cell>
        </table:table-row>
        <table:table-row table:style-name="ro1">
          <table:table-cell office:value-type="float" office:value="26.5" calcext:value-type="float">
            <text:p>26,5</text:p>
          </table:table-cell>
          <table:table-cell office:value-type="float" office:value="22.0833333333333" calcext:value-type="float">
            <text:p>22,0833333333333</text:p>
          </table:table-cell>
          <table:table-cell office:value-type="float" office:value="56.975" calcext:value-type="float">
            <text:p>56,975</text:p>
          </table:table-cell>
          <table:table-cell office:value-type="float" office:value="225" calcext:value-type="float">
            <text:p>22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27.5" calcext:value-type="float">
            <text:p>27,5</text:p>
          </table:table-cell>
          <table:table-cell office:value-type="float" office:value="22.9166666666667" calcext:value-type="float">
            <text:p>22,9166666666667</text:p>
          </table:table-cell>
          <table:table-cell office:value-type="float" office:value="59.125" calcext:value-type="float">
            <text:p>59,125</text:p>
          </table:table-cell>
          <table:table-cell office:value-type="float" office:value="233.3333333" calcext:value-type="float">
            <text:p>233,3333333</text:p>
          </table:table-cell>
          <table:table-cell office:value-type="float" office:value="466.6666667" calcext:value-type="float">
            <text:p>466,6666667</text:p>
          </table:table-cell>
        </table:table-row>
        <table:table-row table:style-name="ro1">
          <table:table-cell office:value-type="float" office:value="28.5" calcext:value-type="float">
            <text:p>28,5</text:p>
          </table:table-cell>
          <table:table-cell office:value-type="float" office:value="23.75" calcext:value-type="float">
            <text:p>23,75</text:p>
          </table:table-cell>
          <table:table-cell office:value-type="float" office:value="61.275" calcext:value-type="float">
            <text:p>61,275</text:p>
          </table:table-cell>
          <table:table-cell office:value-type="float" office:value="241.6666667" calcext:value-type="float">
            <text:p>241,6666667</text:p>
          </table:table-cell>
          <table:table-cell office:value-type="float" office:value="483.3333333" calcext:value-type="float">
            <text:p>483,3333333</text:p>
          </table:table-cell>
        </table:table-row>
        <table:table-row table:style-name="ro1">
          <table:table-cell office:value-type="float" office:value="29.5" calcext:value-type="float">
            <text:p>29,5</text:p>
          </table:table-cell>
          <table:table-cell office:value-type="float" office:value="24.5833333333333" calcext:value-type="float">
            <text:p>24,5833333333333</text:p>
          </table:table-cell>
          <table:table-cell office:value-type="float" office:value="63.425" calcext:value-type="float">
            <text:p>63,425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0.5" calcext:value-type="float">
            <text:p>30,5</text:p>
          </table:table-cell>
          <table:table-cell office:value-type="float" office:value="25.4166666666667" calcext:value-type="float">
            <text:p>25,4166666666667</text:p>
          </table:table-cell>
          <table:table-cell office:value-type="float" office:value="65.575" calcext:value-type="float">
            <text:p>65,575</text:p>
          </table:table-cell>
          <table:table-cell office:value-type="float" office:value="258.3333333" calcext:value-type="float">
            <text:p>258,3333333</text:p>
          </table:table-cell>
          <table:table-cell office:value-type="float" office:value="516.6666667" calcext:value-type="float">
            <text:p>516,6666667</text:p>
          </table:table-cell>
        </table:table-row>
        <table:table-row table:style-name="ro1">
          <table:table-cell office:value-type="float" office:value="31.5" calcext:value-type="float">
            <text:p>31,5</text:p>
          </table:table-cell>
          <table:table-cell office:value-type="float" office:value="26.25" calcext:value-type="float">
            <text:p>26,25</text:p>
          </table:table-cell>
          <table:table-cell office:value-type="float" office:value="67.725" calcext:value-type="float">
            <text:p>67,725</text:p>
          </table:table-cell>
          <table:table-cell office:value-type="float" office:value="266.6666667" calcext:value-type="float">
            <text:p>266,6666667</text:p>
          </table:table-cell>
          <table:table-cell office:value-type="float" office:value="533.3333333" calcext:value-type="float">
            <text:p>533,3333333</text:p>
          </table:table-cell>
        </table:table-row>
        <table:table-row table:style-name="ro1">
          <table:table-cell office:value-type="float" office:value="32.5" calcext:value-type="float">
            <text:p>32,5</text:p>
          </table:table-cell>
          <table:table-cell office:value-type="float" office:value="27.0833333333333" calcext:value-type="float">
            <text:p>27,0833333333333</text:p>
          </table:table-cell>
          <table:table-cell office:value-type="float" office:value="69.875" calcext:value-type="float">
            <text:p>69,875</text:p>
          </table:table-cell>
          <table:table-cell office:value-type="float" office:value="275" calcext:value-type="float">
            <text:p>275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33.5" calcext:value-type="float">
            <text:p>33,5</text:p>
          </table:table-cell>
          <table:table-cell office:value-type="float" office:value="27.9166666666667" calcext:value-type="float">
            <text:p>27,9166666666667</text:p>
          </table:table-cell>
          <table:table-cell office:value-type="float" office:value="72.025" calcext:value-type="float">
            <text:p>72,025</text:p>
          </table:table-cell>
          <table:table-cell office:value-type="float" office:value="283.3333333" calcext:value-type="float">
            <text:p>283,3333333</text:p>
          </table:table-cell>
          <table:table-cell office:value-type="float" office:value="566.6666667" calcext:value-type="float">
            <text:p>566,6666667</text:p>
          </table:table-cell>
        </table:table-row>
        <table:table-row table:style-name="ro1">
          <table:table-cell office:value-type="float" office:value="34.5" calcext:value-type="float">
            <text:p>34,5</text:p>
          </table:table-cell>
          <table:table-cell office:value-type="float" office:value="28.75" calcext:value-type="float">
            <text:p>28,75</text:p>
          </table:table-cell>
          <table:table-cell office:value-type="float" office:value="74.175" calcext:value-type="float">
            <text:p>74,175</text:p>
          </table:table-cell>
          <table:table-cell office:value-type="float" office:value="291.6666667" calcext:value-type="float">
            <text:p>291,6666667</text:p>
          </table:table-cell>
          <table:table-cell office:value-type="float" office:value="583.3333333" calcext:value-type="float">
            <text:p>583,3333333</text:p>
          </table:table-cell>
        </table:table-row>
        <table:table-row table:style-name="ro1">
          <table:table-cell office:value-type="float" office:value="35.5" calcext:value-type="float">
            <text:p>35,5</text:p>
          </table:table-cell>
          <table:table-cell office:value-type="float" office:value="29.5833333333333" calcext:value-type="float">
            <text:p>29,5833333333333</text:p>
          </table:table-cell>
          <table:table-cell office:value-type="float" office:value="76.325" calcext:value-type="float">
            <text:p>76,325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6.5" calcext:value-type="float">
            <text:p>36,5</text:p>
          </table:table-cell>
          <table:table-cell office:value-type="float" office:value="30.4166666666667" calcext:value-type="float">
            <text:p>30,4166666666667</text:p>
          </table:table-cell>
          <table:table-cell office:value-type="float" office:value="78.475" calcext:value-type="float">
            <text:p>78,475</text:p>
          </table:table-cell>
          <table:table-cell office:value-type="float" office:value="308.3333333" calcext:value-type="float">
            <text:p>308,3333333</text:p>
          </table:table-cell>
          <table:table-cell office:value-type="float" office:value="616.6666667" calcext:value-type="float">
            <text:p>616,6666667</text:p>
          </table:table-cell>
        </table:table-row>
        <table:table-row table:style-name="ro1">
          <table:table-cell office:value-type="float" office:value="37.5" calcext:value-type="float">
            <text:p>37,5</text:p>
          </table:table-cell>
          <table:table-cell office:value-type="float" office:value="31.25" calcext:value-type="float">
            <text:p>31,25</text:p>
          </table:table-cell>
          <table:table-cell office:value-type="float" office:value="80.625" calcext:value-type="float">
            <text:p>80,625</text:p>
          </table:table-cell>
          <table:table-cell office:value-type="float" office:value="316.6666667" calcext:value-type="float">
            <text:p>316,6666667</text:p>
          </table:table-cell>
          <table:table-cell office:value-type="float" office:value="633.3333333" calcext:value-type="float">
            <text:p>633,3333333</text:p>
          </table:table-cell>
        </table:table-row>
        <table:table-row table:style-name="ro1">
          <table:table-cell office:value-type="float" office:value="38.5" calcext:value-type="float">
            <text:p>38,5</text:p>
          </table:table-cell>
          <table:table-cell office:value-type="float" office:value="32.0833333333333" calcext:value-type="float">
            <text:p>32,0833333333333</text:p>
          </table:table-cell>
          <table:table-cell office:value-type="float" office:value="82.775" calcext:value-type="float">
            <text:p>82,775</text:p>
          </table:table-cell>
          <table:table-cell office:value-type="float" office:value="325" calcext:value-type="float">
            <text:p>325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39.5" calcext:value-type="float">
            <text:p>39,5</text:p>
          </table:table-cell>
          <table:table-cell office:value-type="float" office:value="32.9166666666667" calcext:value-type="float">
            <text:p>32,9166666666667</text:p>
          </table:table-cell>
          <table:table-cell office:value-type="float" office:value="84.925" calcext:value-type="float">
            <text:p>84,925</text:p>
          </table:table-cell>
          <table:table-cell office:value-type="float" office:value="333.3333333" calcext:value-type="float">
            <text:p>333,3333333</text:p>
          </table:table-cell>
          <table:table-cell office:value-type="float" office:value="666.6666667" calcext:value-type="float">
            <text:p>666,6666667</text:p>
          </table:table-cell>
        </table:table-row>
        <table:table-row table:style-name="ro1">
          <table:table-cell office:value-type="float" office:value="40.5" calcext:value-type="float">
            <text:p>40,5</text:p>
          </table:table-cell>
          <table:table-cell office:value-type="float" office:value="33.75" calcext:value-type="float">
            <text:p>33,75</text:p>
          </table:table-cell>
          <table:table-cell office:value-type="float" office:value="87.075" calcext:value-type="float">
            <text:p>87,075</text:p>
          </table:table-cell>
          <table:table-cell office:value-type="float" office:value="341.6666667" calcext:value-type="float">
            <text:p>341,6666667</text:p>
          </table:table-cell>
          <table:table-cell office:value-type="float" office:value="683.3333333" calcext:value-type="float">
            <text:p>683,3333333</text:p>
          </table:table-cell>
        </table:table-row>
        <table:table-row table:style-name="ro1">
          <table:table-cell office:value-type="float" office:value="41.5" calcext:value-type="float">
            <text:p>41,5</text:p>
          </table:table-cell>
          <table:table-cell office:value-type="float" office:value="34.5833333333333" calcext:value-type="float">
            <text:p>34,5833333333333</text:p>
          </table:table-cell>
          <table:table-cell office:value-type="float" office:value="89.225" calcext:value-type="float">
            <text:p>89,225</text:p>
          </table:table-cell>
          <table:table-cell office:value-type="float" office:value="350" calcext:value-type="float">
            <text:p>35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42.5" calcext:value-type="float">
            <text:p>42,5</text:p>
          </table:table-cell>
          <table:table-cell office:value-type="float" office:value="35.4166666666667" calcext:value-type="float">
            <text:p>35,4166666666667</text:p>
          </table:table-cell>
          <table:table-cell office:value-type="float" office:value="91.375" calcext:value-type="float">
            <text:p>91,375</text:p>
          </table:table-cell>
          <table:table-cell office:value-type="float" office:value="358.3333333" calcext:value-type="float">
            <text:p>358,3333333</text:p>
          </table:table-cell>
          <table:table-cell office:value-type="float" office:value="716.6666667" calcext:value-type="float">
            <text:p>716,6666667</text:p>
          </table:table-cell>
        </table:table-row>
        <table:table-row table:style-name="ro1">
          <table:table-cell office:value-type="float" office:value="43.5" calcext:value-type="float">
            <text:p>43,5</text:p>
          </table:table-cell>
          <table:table-cell office:value-type="float" office:value="36.25" calcext:value-type="float">
            <text:p>36,25</text:p>
          </table:table-cell>
          <table:table-cell office:value-type="float" office:value="93.525" calcext:value-type="float">
            <text:p>93,525</text:p>
          </table:table-cell>
          <table:table-cell office:value-type="float" office:value="366.6666667" calcext:value-type="float">
            <text:p>366,6666667</text:p>
          </table:table-cell>
          <table:table-cell office:value-type="float" office:value="733.3333333" calcext:value-type="float">
            <text:p>733,3333333</text:p>
          </table:table-cell>
        </table:table-row>
        <table:table-row table:style-name="ro1">
          <table:table-cell office:value-type="float" office:value="44.5" calcext:value-type="float">
            <text:p>44,5</text:p>
          </table:table-cell>
          <table:table-cell office:value-type="float" office:value="37.0833333333333" calcext:value-type="float">
            <text:p>37,0833333333333</text:p>
          </table:table-cell>
          <table:table-cell office:value-type="float" office:value="95.675" calcext:value-type="float">
            <text:p>95,675</text:p>
          </table:table-cell>
          <table:table-cell office:value-type="float" office:value="375" calcext:value-type="float">
            <text:p>375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45.5" calcext:value-type="float">
            <text:p>45,5</text:p>
          </table:table-cell>
          <table:table-cell office:value-type="float" office:value="37.9166666666667" calcext:value-type="float">
            <text:p>37,9166666666667</text:p>
          </table:table-cell>
          <table:table-cell office:value-type="float" office:value="97.825" calcext:value-type="float">
            <text:p>97,825</text:p>
          </table:table-cell>
          <table:table-cell office:value-type="float" office:value="383.3333333" calcext:value-type="float">
            <text:p>383,3333333</text:p>
          </table:table-cell>
          <table:table-cell office:value-type="float" office:value="766.6666667" calcext:value-type="float">
            <text:p>766,6666667</text:p>
          </table:table-cell>
        </table:table-row>
        <table:table-row table:style-name="ro1">
          <table:table-cell office:value-type="float" office:value="46.5" calcext:value-type="float">
            <text:p>46,5</text:p>
          </table:table-cell>
          <table:table-cell office:value-type="float" office:value="38.75" calcext:value-type="float">
            <text:p>38,75</text:p>
          </table:table-cell>
          <table:table-cell office:value-type="float" office:value="99.975" calcext:value-type="float">
            <text:p>99,975</text:p>
          </table:table-cell>
          <table:table-cell office:value-type="float" office:value="391.6666667" calcext:value-type="float">
            <text:p>391,6666667</text:p>
          </table:table-cell>
          <table:table-cell office:value-type="float" office:value="783.3333333" calcext:value-type="float">
            <text:p>783,3333333</text:p>
          </table:table-cell>
        </table:table-row>
        <table:table-row table:style-name="ro1">
          <table:table-cell office:value-type="float" office:value="47.5" calcext:value-type="float">
            <text:p>47,5</text:p>
          </table:table-cell>
          <table:table-cell office:value-type="float" office:value="39.5833333333333" calcext:value-type="float">
            <text:p>39,5833333333333</text:p>
          </table:table-cell>
          <table:table-cell office:value-type="float" office:value="102.125" calcext:value-type="float">
            <text:p>102,125</text:p>
          </table:table-cell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48.5" calcext:value-type="float">
            <text:p>48,5</text:p>
          </table:table-cell>
          <table:table-cell office:value-type="float" office:value="40.4166666666667" calcext:value-type="float">
            <text:p>40,4166666666667</text:p>
          </table:table-cell>
          <table:table-cell office:value-type="float" office:value="104.275" calcext:value-type="float">
            <text:p>104,275</text:p>
          </table:table-cell>
          <table:table-cell office:value-type="float" office:value="408.3333333" calcext:value-type="float">
            <text:p>408,3333333</text:p>
          </table:table-cell>
          <table:table-cell office:value-type="float" office:value="816.6666667" calcext:value-type="float">
            <text:p>816,6666667</text:p>
          </table:table-cell>
        </table:table-row>
        <table:table-row table:style-name="ro1">
          <table:table-cell office:value-type="float" office:value="49.5" calcext:value-type="float">
            <text:p>49,5</text:p>
          </table:table-cell>
          <table:table-cell office:value-type="float" office:value="41.25" calcext:value-type="float">
            <text:p>41,25</text:p>
          </table:table-cell>
          <table:table-cell office:value-type="float" office:value="106.425" calcext:value-type="float">
            <text:p>106,425</text:p>
          </table:table-cell>
          <table:table-cell office:value-type="float" office:value="416.6666667" calcext:value-type="float">
            <text:p>416,6666667</text:p>
          </table:table-cell>
          <table:table-cell office:value-type="float" office:value="833.3333333" calcext:value-type="float">
            <text:p>833,3333333</text:p>
          </table:table-cell>
        </table:table-row>
        <table:table-row table:style-name="ro1">
          <table:table-cell office:value-type="float" office:value="50.5" calcext:value-type="float">
            <text:p>50,5</text:p>
          </table:table-cell>
          <table:table-cell office:value-type="float" office:value="42.0833333333333" calcext:value-type="float">
            <text:p>42,0833333333333</text:p>
          </table:table-cell>
          <table:table-cell office:value-type="float" office:value="108.575" calcext:value-type="float">
            <text:p>108,575</text:p>
          </table:table-cell>
          <table:table-cell office:value-type="float" office:value="425" calcext:value-type="float">
            <text:p>425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51.5" calcext:value-type="float">
            <text:p>51,5</text:p>
          </table:table-cell>
          <table:table-cell office:value-type="float" office:value="42.9166666666667" calcext:value-type="float">
            <text:p>42,9166666666667</text:p>
          </table:table-cell>
          <table:table-cell office:value-type="float" office:value="110.725" calcext:value-type="float">
            <text:p>110,725</text:p>
          </table:table-cell>
          <table:table-cell office:value-type="float" office:value="433.3333333" calcext:value-type="float">
            <text:p>433,3333333</text:p>
          </table:table-cell>
          <table:table-cell office:value-type="float" office:value="866.6666667" calcext:value-type="float">
            <text:p>866,6666667</text:p>
          </table:table-cell>
        </table:table-row>
        <table:table-row table:style-name="ro1">
          <table:table-cell office:value-type="float" office:value="52.5" calcext:value-type="float">
            <text:p>52,5</text:p>
          </table:table-cell>
          <table:table-cell office:value-type="float" office:value="43.75" calcext:value-type="float">
            <text:p>43,75</text:p>
          </table:table-cell>
          <table:table-cell office:value-type="float" office:value="112.875" calcext:value-type="float">
            <text:p>112,875</text:p>
          </table:table-cell>
          <table:table-cell office:value-type="float" office:value="441.6666667" calcext:value-type="float">
            <text:p>441,6666667</text:p>
          </table:table-cell>
          <table:table-cell office:value-type="float" office:value="883.3333333" calcext:value-type="float">
            <text:p>883,3333333</text:p>
          </table:table-cell>
        </table:table-row>
        <table:table-row table:style-name="ro1">
          <table:table-cell office:value-type="float" office:value="53.5" calcext:value-type="float">
            <text:p>53,5</text:p>
          </table:table-cell>
          <table:table-cell office:value-type="float" office:value="44.5833333333333" calcext:value-type="float">
            <text:p>44,5833333333333</text:p>
          </table:table-cell>
          <table:table-cell office:value-type="float" office:value="115.025" calcext:value-type="float">
            <text:p>115,025</text:p>
          </table:table-cell>
          <table:table-cell office:value-type="float" office:value="450" calcext:value-type="float">
            <text:p>45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54.5" calcext:value-type="float">
            <text:p>54,5</text:p>
          </table:table-cell>
          <table:table-cell office:value-type="float" office:value="45.4166666666667" calcext:value-type="float">
            <text:p>45,4166666666667</text:p>
          </table:table-cell>
          <table:table-cell office:value-type="float" office:value="117.175" calcext:value-type="float">
            <text:p>117,175</text:p>
          </table:table-cell>
          <table:table-cell office:value-type="float" office:value="458.3333333" calcext:value-type="float">
            <text:p>458,3333333</text:p>
          </table:table-cell>
          <table:table-cell office:value-type="float" office:value="916.6666667" calcext:value-type="float">
            <text:p>916,6666667</text:p>
          </table:table-cell>
        </table:table-row>
        <table:table-row table:style-name="ro1">
          <table:table-cell office:value-type="float" office:value="55.5" calcext:value-type="float">
            <text:p>55,5</text:p>
          </table:table-cell>
          <table:table-cell office:value-type="float" office:value="46.25" calcext:value-type="float">
            <text:p>46,25</text:p>
          </table:table-cell>
          <table:table-cell office:value-type="float" office:value="119.325" calcext:value-type="float">
            <text:p>119,325</text:p>
          </table:table-cell>
          <table:table-cell office:value-type="float" office:value="466.6666667" calcext:value-type="float">
            <text:p>466,6666667</text:p>
          </table:table-cell>
          <table:table-cell office:value-type="float" office:value="933.3333333" calcext:value-type="float">
            <text:p>933,3333333</text:p>
          </table:table-cell>
        </table:table-row>
        <table:table-row table:style-name="ro1">
          <table:table-cell office:value-type="float" office:value="56.5" calcext:value-type="float">
            <text:p>56,5</text:p>
          </table:table-cell>
          <table:table-cell office:value-type="float" office:value="47.0833333333333" calcext:value-type="float">
            <text:p>47,0833333333333</text:p>
          </table:table-cell>
          <table:table-cell office:value-type="float" office:value="121.475" calcext:value-type="float">
            <text:p>121,475</text:p>
          </table:table-cell>
          <table:table-cell office:value-type="float" office:value="475" calcext:value-type="float">
            <text:p>475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57.5" calcext:value-type="float">
            <text:p>57,5</text:p>
          </table:table-cell>
          <table:table-cell office:value-type="float" office:value="47.9166666666667" calcext:value-type="float">
            <text:p>47,9166666666667</text:p>
          </table:table-cell>
          <table:table-cell office:value-type="float" office:value="123.625" calcext:value-type="float">
            <text:p>123,625</text:p>
          </table:table-cell>
          <table:table-cell office:value-type="float" office:value="483.3333333" calcext:value-type="float">
            <text:p>483,3333333</text:p>
          </table:table-cell>
          <table:table-cell office:value-type="float" office:value="966.6666667" calcext:value-type="float">
            <text:p>966,6666667</text:p>
          </table:table-cell>
        </table:table-row>
        <table:table-row table:style-name="ro1">
          <table:table-cell office:value-type="float" office:value="58.5" calcext:value-type="float">
            <text:p>58,5</text:p>
          </table:table-cell>
          <table:table-cell office:value-type="float" office:value="48.75" calcext:value-type="float">
            <text:p>48,75</text:p>
          </table:table-cell>
          <table:table-cell office:value-type="float" office:value="125.775" calcext:value-type="float">
            <text:p>125,775</text:p>
          </table:table-cell>
          <table:table-cell office:value-type="float" office:value="491.6666667" calcext:value-type="float">
            <text:p>491,6666667</text:p>
          </table:table-cell>
          <table:table-cell office:value-type="float" office:value="983.3333333" calcext:value-type="float">
            <text:p>983,3333333</text:p>
          </table:table-cell>
        </table:table-row>
        <table:table-row table:style-name="ro1">
          <table:table-cell office:value-type="float" office:value="59.5" calcext:value-type="float">
            <text:p>59,5</text:p>
          </table:table-cell>
          <table:table-cell office:value-type="float" office:value="49.5833333333333" calcext:value-type="float">
            <text:p>49,5833333333333</text:p>
          </table:table-cell>
          <table:table-cell office:value-type="float" office:value="127.925" calcext:value-type="float">
            <text:p>127,925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0.5" calcext:value-type="float">
            <text:p>60,5</text:p>
          </table:table-cell>
          <table:table-cell office:value-type="float" office:value="50.4166666666667" calcext:value-type="float">
            <text:p>50,4166666666667</text:p>
          </table:table-cell>
          <table:table-cell office:value-type="float" office:value="130.075" calcext:value-type="float">
            <text:p>130,075</text:p>
          </table:table-cell>
          <table:table-cell office:value-type="float" office:value="508.3333333" calcext:value-type="float">
            <text:p>508,3333333</text:p>
          </table:table-cell>
          <table:table-cell office:value-type="float" office:value="1016.666667" calcext:value-type="float">
            <text:p>1016,666667</text:p>
          </table:table-cell>
        </table:table-row>
        <table:table-row table:style-name="ro1">
          <table:table-cell office:value-type="float" office:value="61.5" calcext:value-type="float">
            <text:p>61,5</text:p>
          </table:table-cell>
          <table:table-cell office:value-type="float" office:value="51.25" calcext:value-type="float">
            <text:p>51,25</text:p>
          </table:table-cell>
          <table:table-cell office:value-type="float" office:value="132.225" calcext:value-type="float">
            <text:p>132,225</text:p>
          </table:table-cell>
          <table:table-cell office:value-type="float" office:value="516.6666667" calcext:value-type="float">
            <text:p>516,6666667</text:p>
          </table:table-cell>
          <table:table-cell office:value-type="float" office:value="1033.333333" calcext:value-type="float">
            <text:p>1033,333333</text:p>
          </table:table-cell>
        </table:table-row>
        <table:table-row table:style-name="ro1">
          <table:table-cell office:value-type="float" office:value="62.5" calcext:value-type="float">
            <text:p>62,5</text:p>
          </table:table-cell>
          <table:table-cell office:value-type="float" office:value="52.0833333333333" calcext:value-type="float">
            <text:p>52,0833333333333</text:p>
          </table:table-cell>
          <table:table-cell office:value-type="float" office:value="134.375" calcext:value-type="float">
            <text:p>134,375</text:p>
          </table:table-cell>
          <table:table-cell office:value-type="float" office:value="525" calcext:value-type="float">
            <text:p>525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float" office:value="63.5" calcext:value-type="float">
            <text:p>63,5</text:p>
          </table:table-cell>
          <table:table-cell office:value-type="float" office:value="52.9166666666667" calcext:value-type="float">
            <text:p>52,9166666666667</text:p>
          </table:table-cell>
          <table:table-cell office:value-type="float" office:value="136.525" calcext:value-type="float">
            <text:p>136,525</text:p>
          </table:table-cell>
          <table:table-cell office:value-type="float" office:value="533.3333333" calcext:value-type="float">
            <text:p>533,3333333</text:p>
          </table:table-cell>
          <table:table-cell office:value-type="float" office:value="1066.666667" calcext:value-type="float">
            <text:p>1066,666667</text:p>
          </table:table-cell>
        </table:table-row>
        <table:table-row table:style-name="ro1">
          <table:table-cell office:value-type="float" office:value="64.5" calcext:value-type="float">
            <text:p>64,5</text:p>
          </table:table-cell>
          <table:table-cell office:value-type="float" office:value="53.75" calcext:value-type="float">
            <text:p>53,75</text:p>
          </table:table-cell>
          <table:table-cell office:value-type="float" office:value="138.675" calcext:value-type="float">
            <text:p>138,675</text:p>
          </table:table-cell>
          <table:table-cell office:value-type="float" office:value="541.6666667" calcext:value-type="float">
            <text:p>541,6666667</text:p>
          </table:table-cell>
          <table:table-cell office:value-type="float" office:value="1083.333333" calcext:value-type="float">
            <text:p>1083,333333</text:p>
          </table:table-cell>
        </table:table-row>
        <table:table-row table:style-name="ro1">
          <table:table-cell office:value-type="float" office:value="65.5" calcext:value-type="float">
            <text:p>65,5</text:p>
          </table:table-cell>
          <table:table-cell office:value-type="float" office:value="54.5833333333333" calcext:value-type="float">
            <text:p>54,5833333333333</text:p>
          </table:table-cell>
          <table:table-cell office:value-type="float" office:value="140.825" calcext:value-type="float">
            <text:p>140,825</text:p>
          </table:table-cell>
          <table:table-cell office:value-type="float" office:value="550" calcext:value-type="float">
            <text:p>550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66.5" calcext:value-type="float">
            <text:p>66,5</text:p>
          </table:table-cell>
          <table:table-cell office:value-type="float" office:value="55.4166666666667" calcext:value-type="float">
            <text:p>55,4166666666667</text:p>
          </table:table-cell>
          <table:table-cell office:value-type="float" office:value="142.975" calcext:value-type="float">
            <text:p>142,975</text:p>
          </table:table-cell>
          <table:table-cell office:value-type="float" office:value="558.3333333" calcext:value-type="float">
            <text:p>558,3333333</text:p>
          </table:table-cell>
          <table:table-cell office:value-type="float" office:value="1116.666667" calcext:value-type="float">
            <text:p>1116,666667</text:p>
          </table:table-cell>
        </table:table-row>
        <table:table-row table:style-name="ro1">
          <table:table-cell office:value-type="float" office:value="67.5" calcext:value-type="float">
            <text:p>67,5</text:p>
          </table:table-cell>
          <table:table-cell office:value-type="float" office:value="56.25" calcext:value-type="float">
            <text:p>56,25</text:p>
          </table:table-cell>
          <table:table-cell office:value-type="float" office:value="145.125" calcext:value-type="float">
            <text:p>145,125</text:p>
          </table:table-cell>
          <table:table-cell office:value-type="float" office:value="566.6666667" calcext:value-type="float">
            <text:p>566,6666667</text:p>
          </table:table-cell>
          <table:table-cell office:value-type="float" office:value="1133.333333" calcext:value-type="float">
            <text:p>1133,333333</text:p>
          </table:table-cell>
        </table:table-row>
        <table:table-row table:style-name="ro1">
          <table:table-cell office:value-type="float" office:value="68.5" calcext:value-type="float">
            <text:p>68,5</text:p>
          </table:table-cell>
          <table:table-cell office:value-type="float" office:value="57.0833333333333" calcext:value-type="float">
            <text:p>57,0833333333333</text:p>
          </table:table-cell>
          <table:table-cell office:value-type="float" office:value="147.275" calcext:value-type="float">
            <text:p>147,275</text:p>
          </table:table-cell>
          <table:table-cell office:value-type="float" office:value="575" calcext:value-type="float">
            <text:p>575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69.5" calcext:value-type="float">
            <text:p>69,5</text:p>
          </table:table-cell>
          <table:table-cell office:value-type="float" office:value="57.9166666666667" calcext:value-type="float">
            <text:p>57,9166666666667</text:p>
          </table:table-cell>
          <table:table-cell office:value-type="float" office:value="149.425" calcext:value-type="float">
            <text:p>149,425</text:p>
          </table:table-cell>
          <table:table-cell office:value-type="float" office:value="583.3333333" calcext:value-type="float">
            <text:p>583,3333333</text:p>
          </table:table-cell>
          <table:table-cell office:value-type="float" office:value="1166.666667" calcext:value-type="float">
            <text:p>1166,666667</text:p>
          </table:table-cell>
        </table:table-row>
        <table:table-row table:style-name="ro1">
          <table:table-cell office:value-type="float" office:value="70.5" calcext:value-type="float">
            <text:p>70,5</text:p>
          </table:table-cell>
          <table:table-cell office:value-type="float" office:value="58.75" calcext:value-type="float">
            <text:p>58,75</text:p>
          </table:table-cell>
          <table:table-cell office:value-type="float" office:value="151.575" calcext:value-type="float">
            <text:p>151,575</text:p>
          </table:table-cell>
          <table:table-cell office:value-type="float" office:value="591.6666667" calcext:value-type="float">
            <text:p>591,6666667</text:p>
          </table:table-cell>
          <table:table-cell office:value-type="float" office:value="1183.333333" calcext:value-type="float">
            <text:p>1183,333333</text:p>
          </table:table-cell>
        </table:table-row>
        <table:table-row table:style-name="ro1">
          <table:table-cell office:value-type="float" office:value="71.5" calcext:value-type="float">
            <text:p>71,5</text:p>
          </table:table-cell>
          <table:table-cell office:value-type="float" office:value="59.5833333333333" calcext:value-type="float">
            <text:p>59,5833333333333</text:p>
          </table:table-cell>
          <table:table-cell office:value-type="float" office:value="153.725" calcext:value-type="float">
            <text:p>153,725</text:p>
          </table:table-cell>
          <table:table-cell office:value-type="float" office:value="600" calcext:value-type="float">
            <text:p>6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72.5" calcext:value-type="float">
            <text:p>72,5</text:p>
          </table:table-cell>
          <table:table-cell office:value-type="float" office:value="60.4166666666667" calcext:value-type="float">
            <text:p>60,4166666666667</text:p>
          </table:table-cell>
          <table:table-cell office:value-type="float" office:value="155.875" calcext:value-type="float">
            <text:p>155,875</text:p>
          </table:table-cell>
          <table:table-cell office:value-type="float" office:value="608.3333333" calcext:value-type="float">
            <text:p>608,3333333</text:p>
          </table:table-cell>
          <table:table-cell office:value-type="float" office:value="1216.666667" calcext:value-type="float">
            <text:p>1216,666667</text:p>
          </table:table-cell>
        </table:table-row>
        <table:table-row table:style-name="ro1">
          <table:table-cell office:value-type="float" office:value="73.5" calcext:value-type="float">
            <text:p>73,5</text:p>
          </table:table-cell>
          <table:table-cell office:value-type="float" office:value="61.25" calcext:value-type="float">
            <text:p>61,25</text:p>
          </table:table-cell>
          <table:table-cell office:value-type="float" office:value="158.025" calcext:value-type="float">
            <text:p>158,025</text:p>
          </table:table-cell>
          <table:table-cell office:value-type="float" office:value="616.6666667" calcext:value-type="float">
            <text:p>616,6666667</text:p>
          </table:table-cell>
          <table:table-cell office:value-type="float" office:value="1233.333333" calcext:value-type="float">
            <text:p>1233,333333</text:p>
          </table:table-cell>
        </table:table-row>
        <table:table-row table:style-name="ro1">
          <table:table-cell office:value-type="float" office:value="74.5" calcext:value-type="float">
            <text:p>74,5</text:p>
          </table:table-cell>
          <table:table-cell office:value-type="float" office:value="62.0833333333333" calcext:value-type="float">
            <text:p>62,0833333333333</text:p>
          </table:table-cell>
          <table:table-cell office:value-type="float" office:value="160.175" calcext:value-type="float">
            <text:p>160,175</text:p>
          </table:table-cell>
          <table:table-cell office:value-type="float" office:value="625" calcext:value-type="float">
            <text:p>625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75.5" calcext:value-type="float">
            <text:p>75,5</text:p>
          </table:table-cell>
          <table:table-cell office:value-type="float" office:value="62.9166666666667" calcext:value-type="float">
            <text:p>62,9166666666667</text:p>
          </table:table-cell>
          <table:table-cell office:value-type="float" office:value="162.325" calcext:value-type="float">
            <text:p>162,325</text:p>
          </table:table-cell>
          <table:table-cell office:value-type="float" office:value="633.3333333" calcext:value-type="float">
            <text:p>633,3333333</text:p>
          </table:table-cell>
          <table:table-cell office:value-type="float" office:value="1266.666667" calcext:value-type="float">
            <text:p>1266,666667</text:p>
          </table:table-cell>
        </table:table-row>
        <table:table-row table:style-name="ro1">
          <table:table-cell office:value-type="float" office:value="76.5" calcext:value-type="float">
            <text:p>76,5</text:p>
          </table:table-cell>
          <table:table-cell office:value-type="float" office:value="63.75" calcext:value-type="float">
            <text:p>63,75</text:p>
          </table:table-cell>
          <table:table-cell office:value-type="float" office:value="164.475" calcext:value-type="float">
            <text:p>164,475</text:p>
          </table:table-cell>
          <table:table-cell office:value-type="float" office:value="641.6666667" calcext:value-type="float">
            <text:p>641,6666667</text:p>
          </table:table-cell>
          <table:table-cell office:value-type="float" office:value="1283.333333" calcext:value-type="float">
            <text:p>1283,333333</text:p>
          </table:table-cell>
        </table:table-row>
        <table:table-row table:style-name="ro1">
          <table:table-cell office:value-type="float" office:value="77.5" calcext:value-type="float">
            <text:p>77,5</text:p>
          </table:table-cell>
          <table:table-cell office:value-type="float" office:value="64.5833333333333" calcext:value-type="float">
            <text:p>64,5833333333333</text:p>
          </table:table-cell>
          <table:table-cell office:value-type="float" office:value="166.625" calcext:value-type="float">
            <text:p>166,625</text:p>
          </table:table-cell>
          <table:table-cell office:value-type="float" office:value="650" calcext:value-type="float">
            <text:p>65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78.5" calcext:value-type="float">
            <text:p>78,5</text:p>
          </table:table-cell>
          <table:table-cell office:value-type="float" office:value="65.4166666666667" calcext:value-type="float">
            <text:p>65,4166666666667</text:p>
          </table:table-cell>
          <table:table-cell office:value-type="float" office:value="168.775" calcext:value-type="float">
            <text:p>168,775</text:p>
          </table:table-cell>
          <table:table-cell office:value-type="float" office:value="658.3333333" calcext:value-type="float">
            <text:p>658,3333333</text:p>
          </table:table-cell>
          <table:table-cell office:value-type="float" office:value="1316.666667" calcext:value-type="float">
            <text:p>1316,666667</text:p>
          </table:table-cell>
        </table:table-row>
        <table:table-row table:style-name="ro1">
          <table:table-cell office:value-type="float" office:value="79.5" calcext:value-type="float">
            <text:p>79,5</text:p>
          </table:table-cell>
          <table:table-cell office:value-type="float" office:value="66.25" calcext:value-type="float">
            <text:p>66,25</text:p>
          </table:table-cell>
          <table:table-cell office:value-type="float" office:value="170.925" calcext:value-type="float">
            <text:p>170,925</text:p>
          </table:table-cell>
          <table:table-cell office:value-type="float" office:value="666.6666667" calcext:value-type="float">
            <text:p>666,6666667</text:p>
          </table:table-cell>
          <table:table-cell office:value-type="float" office:value="1333.333333" calcext:value-type="float">
            <text:p>1333,333333</text:p>
          </table:table-cell>
        </table:table-row>
        <table:table-row table:style-name="ro1">
          <table:table-cell office:value-type="float" office:value="80.5" calcext:value-type="float">
            <text:p>80,5</text:p>
          </table:table-cell>
          <table:table-cell office:value-type="float" office:value="67.0833333333333" calcext:value-type="float">
            <text:p>67,0833333333333</text:p>
          </table:table-cell>
          <table:table-cell office:value-type="float" office:value="173.075" calcext:value-type="float">
            <text:p>173,075</text:p>
          </table:table-cell>
          <table:table-cell office:value-type="float" office:value="675" calcext:value-type="float">
            <text:p>675</text:p>
          </table:table-cell>
          <table:table-cell office:value-type="float" office:value="1350" calcext:value-type="float">
            <text:p>1350</text:p>
          </table:table-cell>
        </table:table-row>
        <table:table-row table:style-name="ro1">
          <table:table-cell office:value-type="float" office:value="81.5" calcext:value-type="float">
            <text:p>81,5</text:p>
          </table:table-cell>
          <table:table-cell office:value-type="float" office:value="67.9166666666667" calcext:value-type="float">
            <text:p>67,9166666666667</text:p>
          </table:table-cell>
          <table:table-cell office:value-type="float" office:value="175.225" calcext:value-type="float">
            <text:p>175,225</text:p>
          </table:table-cell>
          <table:table-cell office:value-type="float" office:value="683.3333333" calcext:value-type="float">
            <text:p>683,3333333</text:p>
          </table:table-cell>
          <table:table-cell office:value-type="float" office:value="1366.666667" calcext:value-type="float">
            <text:p>1366,666667</text:p>
          </table:table-cell>
        </table:table-row>
        <table:table-row table:style-name="ro1">
          <table:table-cell office:value-type="float" office:value="82.5" calcext:value-type="float">
            <text:p>82,5</text:p>
          </table:table-cell>
          <table:table-cell office:value-type="float" office:value="68.75" calcext:value-type="float">
            <text:p>68,75</text:p>
          </table:table-cell>
          <table:table-cell office:value-type="float" office:value="177.375" calcext:value-type="float">
            <text:p>177,375</text:p>
          </table:table-cell>
          <table:table-cell office:value-type="float" office:value="691.6666667" calcext:value-type="float">
            <text:p>691,6666667</text:p>
          </table:table-cell>
          <table:table-cell office:value-type="float" office:value="1383.333333" calcext:value-type="float">
            <text:p>1383,333333</text:p>
          </table:table-cell>
        </table:table-row>
        <table:table-row table:style-name="ro1">
          <table:table-cell office:value-type="float" office:value="83.5" calcext:value-type="float">
            <text:p>83,5</text:p>
          </table:table-cell>
          <table:table-cell office:value-type="float" office:value="69.5833333333333" calcext:value-type="float">
            <text:p>69,5833333333333</text:p>
          </table:table-cell>
          <table:table-cell office:value-type="float" office:value="179.525" calcext:value-type="float">
            <text:p>179,525</text:p>
          </table:table-cell>
          <table:table-cell office:value-type="float" office:value="700" calcext:value-type="float">
            <text:p>700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84.5" calcext:value-type="float">
            <text:p>84,5</text:p>
          </table:table-cell>
          <table:table-cell office:value-type="float" office:value="70.4166666666667" calcext:value-type="float">
            <text:p>70,4166666666667</text:p>
          </table:table-cell>
          <table:table-cell office:value-type="float" office:value="181.675" calcext:value-type="float">
            <text:p>181,675</text:p>
          </table:table-cell>
          <table:table-cell office:value-type="float" office:value="708.3333333" calcext:value-type="float">
            <text:p>708,3333333</text:p>
          </table:table-cell>
          <table:table-cell office:value-type="float" office:value="1416.666667" calcext:value-type="float">
            <text:p>1416,666667</text:p>
          </table:table-cell>
        </table:table-row>
        <table:table-row table:style-name="ro1">
          <table:table-cell office:value-type="float" office:value="85.5" calcext:value-type="float">
            <text:p>85,5</text:p>
          </table:table-cell>
          <table:table-cell office:value-type="float" office:value="71.25" calcext:value-type="float">
            <text:p>71,25</text:p>
          </table:table-cell>
          <table:table-cell office:value-type="float" office:value="183.825" calcext:value-type="float">
            <text:p>183,825</text:p>
          </table:table-cell>
          <table:table-cell office:value-type="float" office:value="716.6666667" calcext:value-type="float">
            <text:p>716,6666667</text:p>
          </table:table-cell>
          <table:table-cell office:value-type="float" office:value="1433.333333" calcext:value-type="float">
            <text:p>1433,333333</text:p>
          </table:table-cell>
        </table:table-row>
        <table:table-row table:style-name="ro1">
          <table:table-cell office:value-type="float" office:value="86.5" calcext:value-type="float">
            <text:p>86,5</text:p>
          </table:table-cell>
          <table:table-cell office:value-type="float" office:value="72.0833333333333" calcext:value-type="float">
            <text:p>72,0833333333333</text:p>
          </table:table-cell>
          <table:table-cell office:value-type="float" office:value="185.975" calcext:value-type="float">
            <text:p>185,975</text:p>
          </table:table-cell>
          <table:table-cell office:value-type="float" office:value="725" calcext:value-type="float">
            <text:p>725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float" office:value="87.5" calcext:value-type="float">
            <text:p>87,5</text:p>
          </table:table-cell>
          <table:table-cell office:value-type="float" office:value="72.9166666666667" calcext:value-type="float">
            <text:p>72,9166666666667</text:p>
          </table:table-cell>
          <table:table-cell office:value-type="float" office:value="188.125" calcext:value-type="float">
            <text:p>188,125</text:p>
          </table:table-cell>
          <table:table-cell office:value-type="float" office:value="733.3333333" calcext:value-type="float">
            <text:p>733,3333333</text:p>
          </table:table-cell>
          <table:table-cell office:value-type="float" office:value="1466.666667" calcext:value-type="float">
            <text:p>1466,666667</text:p>
          </table:table-cell>
        </table:table-row>
        <table:table-row table:style-name="ro1">
          <table:table-cell office:value-type="float" office:value="88.5" calcext:value-type="float">
            <text:p>88,5</text:p>
          </table:table-cell>
          <table:table-cell office:value-type="float" office:value="73.75" calcext:value-type="float">
            <text:p>73,75</text:p>
          </table:table-cell>
          <table:table-cell office:value-type="float" office:value="190.275" calcext:value-type="float">
            <text:p>190,275</text:p>
          </table:table-cell>
          <table:table-cell office:value-type="float" office:value="741.6666667" calcext:value-type="float">
            <text:p>741,6666667</text:p>
          </table:table-cell>
          <table:table-cell office:value-type="float" office:value="1483.333333" calcext:value-type="float">
            <text:p>1483,333333</text:p>
          </table:table-cell>
        </table:table-row>
        <table:table-row table:style-name="ro1">
          <table:table-cell office:value-type="float" office:value="89.5" calcext:value-type="float">
            <text:p>89,5</text:p>
          </table:table-cell>
          <table:table-cell office:value-type="float" office:value="74.5833333333333" calcext:value-type="float">
            <text:p>74,5833333333333</text:p>
          </table:table-cell>
          <table:table-cell office:value-type="float" office:value="192.425" calcext:value-type="float">
            <text:p>192,425</text:p>
          </table:table-cell>
          <table:table-cell office:value-type="float" office:value="750" calcext:value-type="float">
            <text:p>75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90.5" calcext:value-type="float">
            <text:p>90,5</text:p>
          </table:table-cell>
          <table:table-cell office:value-type="float" office:value="75.4166666666667" calcext:value-type="float">
            <text:p>75,4166666666667</text:p>
          </table:table-cell>
          <table:table-cell office:value-type="float" office:value="194.575" calcext:value-type="float">
            <text:p>194,575</text:p>
          </table:table-cell>
          <table:table-cell office:value-type="float" office:value="758.3333333" calcext:value-type="float">
            <text:p>758,3333333</text:p>
          </table:table-cell>
          <table:table-cell office:value-type="float" office:value="1516.666667" calcext:value-type="float">
            <text:p>1516,666667</text:p>
          </table:table-cell>
        </table:table-row>
        <table:table-row table:style-name="ro1">
          <table:table-cell office:value-type="float" office:value="91.5" calcext:value-type="float">
            <text:p>91,5</text:p>
          </table:table-cell>
          <table:table-cell office:value-type="float" office:value="76.25" calcext:value-type="float">
            <text:p>76,25</text:p>
          </table:table-cell>
          <table:table-cell office:value-type="float" office:value="196.725" calcext:value-type="float">
            <text:p>196,725</text:p>
          </table:table-cell>
          <table:table-cell office:value-type="float" office:value="766.6666667" calcext:value-type="float">
            <text:p>766,6666667</text:p>
          </table:table-cell>
          <table:table-cell office:value-type="float" office:value="1533.333333" calcext:value-type="float">
            <text:p>1533,333333</text:p>
          </table:table-cell>
        </table:table-row>
        <table:table-row table:style-name="ro1">
          <table:table-cell office:value-type="float" office:value="92.5" calcext:value-type="float">
            <text:p>92,5</text:p>
          </table:table-cell>
          <table:table-cell office:value-type="float" office:value="77.0833333333333" calcext:value-type="float">
            <text:p>77,0833333333333</text:p>
          </table:table-cell>
          <table:table-cell office:value-type="float" office:value="198.875" calcext:value-type="float">
            <text:p>198,875</text:p>
          </table:table-cell>
          <table:table-cell office:value-type="float" office:value="775" calcext:value-type="float">
            <text:p>775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93.5" calcext:value-type="float">
            <text:p>93,5</text:p>
          </table:table-cell>
          <table:table-cell office:value-type="float" office:value="77.9166666666667" calcext:value-type="float">
            <text:p>77,9166666666667</text:p>
          </table:table-cell>
          <table:table-cell office:value-type="float" office:value="201.025" calcext:value-type="float">
            <text:p>201,025</text:p>
          </table:table-cell>
          <table:table-cell office:value-type="float" office:value="783.3333333" calcext:value-type="float">
            <text:p>783,3333333</text:p>
          </table:table-cell>
          <table:table-cell office:value-type="float" office:value="1566.666667" calcext:value-type="float">
            <text:p>1566,666667</text:p>
          </table:table-cell>
        </table:table-row>
        <table:table-row table:style-name="ro1">
          <table:table-cell office:value-type="float" office:value="94.5" calcext:value-type="float">
            <text:p>94,5</text:p>
          </table:table-cell>
          <table:table-cell office:value-type="float" office:value="78.75" calcext:value-type="float">
            <text:p>78,75</text:p>
          </table:table-cell>
          <table:table-cell office:value-type="float" office:value="203.175" calcext:value-type="float">
            <text:p>203,175</text:p>
          </table:table-cell>
          <table:table-cell office:value-type="float" office:value="791.6666667" calcext:value-type="float">
            <text:p>791,6666667</text:p>
          </table:table-cell>
          <table:table-cell office:value-type="float" office:value="1583.333333" calcext:value-type="float">
            <text:p>1583,333333</text:p>
          </table:table-cell>
        </table:table-row>
        <table:table-row table:style-name="ro1">
          <table:table-cell office:value-type="float" office:value="95.5" calcext:value-type="float">
            <text:p>95,5</text:p>
          </table:table-cell>
          <table:table-cell office:value-type="float" office:value="79.5833333333333" calcext:value-type="float">
            <text:p>79,5833333333333</text:p>
          </table:table-cell>
          <table:table-cell office:value-type="float" office:value="205.325" calcext:value-type="float">
            <text:p>205,325</text:p>
          </table:table-cell>
          <table:table-cell office:value-type="float" office:value="800" calcext:value-type="float">
            <text:p>800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96.5" calcext:value-type="float">
            <text:p>96,5</text:p>
          </table:table-cell>
          <table:table-cell office:value-type="float" office:value="80.4166666666667" calcext:value-type="float">
            <text:p>80,4166666666667</text:p>
          </table:table-cell>
          <table:table-cell office:value-type="float" office:value="207.475" calcext:value-type="float">
            <text:p>207,475</text:p>
          </table:table-cell>
          <table:table-cell office:value-type="float" office:value="808.3333333" calcext:value-type="float">
            <text:p>808,3333333</text:p>
          </table:table-cell>
          <table:table-cell office:value-type="float" office:value="1616.666667" calcext:value-type="float">
            <text:p>1616,666667</text:p>
          </table:table-cell>
        </table:table-row>
        <table:table-row table:style-name="ro1">
          <table:table-cell office:value-type="float" office:value="97.5" calcext:value-type="float">
            <text:p>97,5</text:p>
          </table:table-cell>
          <table:table-cell office:value-type="float" office:value="81.25" calcext:value-type="float">
            <text:p>81,25</text:p>
          </table:table-cell>
          <table:table-cell office:value-type="float" office:value="209.625" calcext:value-type="float">
            <text:p>209,625</text:p>
          </table:table-cell>
          <table:table-cell office:value-type="float" office:value="816.6666667" calcext:value-type="float">
            <text:p>816,6666667</text:p>
          </table:table-cell>
          <table:table-cell office:value-type="float" office:value="1633.333333" calcext:value-type="float">
            <text:p>1633,333333</text:p>
          </table:table-cell>
        </table:table-row>
        <table:table-row table:style-name="ro1">
          <table:table-cell office:value-type="float" office:value="98.5" calcext:value-type="float">
            <text:p>98,5</text:p>
          </table:table-cell>
          <table:table-cell office:value-type="float" office:value="82.0833333333333" calcext:value-type="float">
            <text:p>82,0833333333333</text:p>
          </table:table-cell>
          <table:table-cell office:value-type="float" office:value="211.775" calcext:value-type="float">
            <text:p>211,775</text:p>
          </table:table-cell>
          <table:table-cell office:value-type="float" office:value="825" calcext:value-type="float">
            <text:p>825</text:p>
          </table:table-cell>
          <table:table-cell office:value-type="float" office:value="1650" calcext:value-type="float">
            <text:p>1650</text:p>
          </table:table-cell>
        </table:table-row>
        <table:table-row table:style-name="ro1">
          <table:table-cell office:value-type="float" office:value="99.5" calcext:value-type="float">
            <text:p>99,5</text:p>
          </table:table-cell>
          <table:table-cell office:value-type="float" office:value="82.9166666666667" calcext:value-type="float">
            <text:p>82,9166666666667</text:p>
          </table:table-cell>
          <table:table-cell office:value-type="float" office:value="213.925" calcext:value-type="float">
            <text:p>213,925</text:p>
          </table:table-cell>
          <table:table-cell office:value-type="float" office:value="833.3333333" calcext:value-type="float">
            <text:p>833,3333333</text:p>
          </table:table-cell>
          <table:table-cell office:value-type="float" office:value="1666.666667" calcext:value-type="float">
            <text:p>1666,666667</text:p>
          </table:table-cell>
        </table:table-row>
        <table:table-row table:style-name="ro1">
          <table:table-cell office:value-type="float" office:value="100.5" calcext:value-type="float">
            <text:p>100,5</text:p>
          </table:table-cell>
          <table:table-cell office:value-type="float" office:value="83.75" calcext:value-type="float">
            <text:p>83,75</text:p>
          </table:table-cell>
          <table:table-cell office:value-type="float" office:value="216.075" calcext:value-type="float">
            <text:p>216,075</text:p>
          </table:table-cell>
          <table:table-cell office:value-type="float" office:value="841.6666667" calcext:value-type="float">
            <text:p>841,6666667</text:p>
          </table:table-cell>
          <table:table-cell office:value-type="float" office:value="1683.333333" calcext:value-type="float">
            <text:p>1683,333333</text:p>
          </table:table-cell>
        </table:table-row>
        <table:table-row table:style-name="ro1">
          <table:table-cell office:value-type="float" office:value="101.5" calcext:value-type="float">
            <text:p>101,5</text:p>
          </table:table-cell>
          <table:table-cell office:value-type="float" office:value="84.5833333333333" calcext:value-type="float">
            <text:p>84,5833333333333</text:p>
          </table:table-cell>
          <table:table-cell office:value-type="float" office:value="218.225" calcext:value-type="float">
            <text:p>218,225</text:p>
          </table:table-cell>
          <table:table-cell office:value-type="float" office:value="850" calcext:value-type="float">
            <text:p>850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float" office:value="102.5" calcext:value-type="float">
            <text:p>102,5</text:p>
          </table:table-cell>
          <table:table-cell office:value-type="float" office:value="85.4166666666667" calcext:value-type="float">
            <text:p>85,4166666666667</text:p>
          </table:table-cell>
          <table:table-cell office:value-type="float" office:value="220.375" calcext:value-type="float">
            <text:p>220,375</text:p>
          </table:table-cell>
          <table:table-cell office:value-type="float" office:value="858.3333333" calcext:value-type="float">
            <text:p>858,3333333</text:p>
          </table:table-cell>
          <table:table-cell office:value-type="float" office:value="1716.666667" calcext:value-type="float">
            <text:p>1716,666667</text:p>
          </table:table-cell>
        </table:table-row>
        <table:table-row table:style-name="ro1">
          <table:table-cell office:value-type="float" office:value="103.5" calcext:value-type="float">
            <text:p>103,5</text:p>
          </table:table-cell>
          <table:table-cell office:value-type="float" office:value="86.25" calcext:value-type="float">
            <text:p>86,25</text:p>
          </table:table-cell>
          <table:table-cell office:value-type="float" office:value="222.525" calcext:value-type="float">
            <text:p>222,525</text:p>
          </table:table-cell>
          <table:table-cell office:value-type="float" office:value="866.6666667" calcext:value-type="float">
            <text:p>866,6666667</text:p>
          </table:table-cell>
          <table:table-cell office:value-type="float" office:value="1733.333333" calcext:value-type="float">
            <text:p>1733,333333</text:p>
          </table:table-cell>
        </table:table-row>
        <table:table-row table:style-name="ro1">
          <table:table-cell office:value-type="float" office:value="104.5" calcext:value-type="float">
            <text:p>104,5</text:p>
          </table:table-cell>
          <table:table-cell office:value-type="float" office:value="87.0833333333333" calcext:value-type="float">
            <text:p>87,0833333333333</text:p>
          </table:table-cell>
          <table:table-cell office:value-type="float" office:value="224.675" calcext:value-type="float">
            <text:p>224,675</text:p>
          </table:table-cell>
          <table:table-cell office:value-type="float" office:value="875" calcext:value-type="float">
            <text:p>875</text:p>
          </table:table-cell>
          <table:table-cell office:value-type="float" office:value="1750" calcext:value-type="float">
            <text:p>1750</text:p>
          </table:table-cell>
        </table:table-row>
        <table:table-row table:style-name="ro1">
          <table:table-cell office:value-type="float" office:value="105.5" calcext:value-type="float">
            <text:p>105,5</text:p>
          </table:table-cell>
          <table:table-cell office:value-type="float" office:value="87.9166666666667" calcext:value-type="float">
            <text:p>87,9166666666667</text:p>
          </table:table-cell>
          <table:table-cell office:value-type="float" office:value="226.825" calcext:value-type="float">
            <text:p>226,825</text:p>
          </table:table-cell>
          <table:table-cell office:value-type="float" office:value="883.3333333" calcext:value-type="float">
            <text:p>883,3333333</text:p>
          </table:table-cell>
          <table:table-cell office:value-type="float" office:value="1766.666667" calcext:value-type="float">
            <text:p>1766,666667</text:p>
          </table:table-cell>
        </table:table-row>
        <table:table-row table:style-name="ro1">
          <table:table-cell office:value-type="float" office:value="106.5" calcext:value-type="float">
            <text:p>106,5</text:p>
          </table:table-cell>
          <table:table-cell office:value-type="float" office:value="88.75" calcext:value-type="float">
            <text:p>88,75</text:p>
          </table:table-cell>
          <table:table-cell office:value-type="float" office:value="228.975" calcext:value-type="float">
            <text:p>228,975</text:p>
          </table:table-cell>
          <table:table-cell office:value-type="float" office:value="891.6666667" calcext:value-type="float">
            <text:p>891,6666667</text:p>
          </table:table-cell>
          <table:table-cell office:value-type="float" office:value="1783.333333" calcext:value-type="float">
            <text:p>1783,333333</text:p>
          </table:table-cell>
        </table:table-row>
        <table:table-row table:style-name="ro1">
          <table:table-cell office:value-type="float" office:value="107.5" calcext:value-type="float">
            <text:p>107,5</text:p>
          </table:table-cell>
          <table:table-cell office:value-type="float" office:value="89.5833333333333" calcext:value-type="float">
            <text:p>89,5833333333333</text:p>
          </table:table-cell>
          <table:table-cell office:value-type="float" office:value="231.125" calcext:value-type="float">
            <text:p>231,125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float" office:value="108.5" calcext:value-type="float">
            <text:p>108,5</text:p>
          </table:table-cell>
          <table:table-cell office:value-type="float" office:value="90.4166666666667" calcext:value-type="float">
            <text:p>90,4166666666667</text:p>
          </table:table-cell>
          <table:table-cell office:value-type="float" office:value="233.275" calcext:value-type="float">
            <text:p>233,275</text:p>
          </table:table-cell>
          <table:table-cell office:value-type="float" office:value="908.3333333" calcext:value-type="float">
            <text:p>908,3333333</text:p>
          </table:table-cell>
          <table:table-cell office:value-type="float" office:value="1816.666667" calcext:value-type="float">
            <text:p>1816,666667</text:p>
          </table:table-cell>
        </table:table-row>
        <table:table-row table:style-name="ro1">
          <table:table-cell office:value-type="float" office:value="109.5" calcext:value-type="float">
            <text:p>109,5</text:p>
          </table:table-cell>
          <table:table-cell office:value-type="float" office:value="91.25" calcext:value-type="float">
            <text:p>91,25</text:p>
          </table:table-cell>
          <table:table-cell office:value-type="float" office:value="235.425" calcext:value-type="float">
            <text:p>235,425</text:p>
          </table:table-cell>
          <table:table-cell office:value-type="float" office:value="916.6666667" calcext:value-type="float">
            <text:p>916,6666667</text:p>
          </table:table-cell>
          <table:table-cell office:value-type="float" office:value="1833.333333" calcext:value-type="float">
            <text:p>1833,333333</text:p>
          </table:table-cell>
        </table:table-row>
        <table:table-row table:style-name="ro1">
          <table:table-cell office:value-type="float" office:value="110.5" calcext:value-type="float">
            <text:p>110,5</text:p>
          </table:table-cell>
          <table:table-cell office:value-type="float" office:value="92.0833333333333" calcext:value-type="float">
            <text:p>92,0833333333333</text:p>
          </table:table-cell>
          <table:table-cell office:value-type="float" office:value="237.575" calcext:value-type="float">
            <text:p>237,575</text:p>
          </table:table-cell>
          <table:table-cell office:value-type="float" office:value="925" calcext:value-type="float">
            <text:p>925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111.5" calcext:value-type="float">
            <text:p>111,5</text:p>
          </table:table-cell>
          <table:table-cell office:value-type="float" office:value="92.9166666666667" calcext:value-type="float">
            <text:p>92,9166666666667</text:p>
          </table:table-cell>
          <table:table-cell office:value-type="float" office:value="239.725" calcext:value-type="float">
            <text:p>239,725</text:p>
          </table:table-cell>
          <table:table-cell office:value-type="float" office:value="933.3333333" calcext:value-type="float">
            <text:p>933,3333333</text:p>
          </table:table-cell>
          <table:table-cell office:value-type="float" office:value="1866.666667" calcext:value-type="float">
            <text:p>1866,666667</text:p>
          </table:table-cell>
        </table:table-row>
        <table:table-row table:style-name="ro1">
          <table:table-cell office:value-type="float" office:value="112.5" calcext:value-type="float">
            <text:p>112,5</text:p>
          </table:table-cell>
          <table:table-cell office:value-type="float" office:value="93.75" calcext:value-type="float">
            <text:p>93,75</text:p>
          </table:table-cell>
          <table:table-cell office:value-type="float" office:value="241.875" calcext:value-type="float">
            <text:p>241,875</text:p>
          </table:table-cell>
          <table:table-cell office:value-type="float" office:value="941.6666667" calcext:value-type="float">
            <text:p>941,6666667</text:p>
          </table:table-cell>
          <table:table-cell office:value-type="float" office:value="1883.333333" calcext:value-type="float">
            <text:p>1883,333333</text:p>
          </table:table-cell>
        </table:table-row>
        <table:table-row table:style-name="ro1">
          <table:table-cell office:value-type="float" office:value="113.5" calcext:value-type="float">
            <text:p>113,5</text:p>
          </table:table-cell>
          <table:table-cell office:value-type="float" office:value="94.5833333333333" calcext:value-type="float">
            <text:p>94,5833333333333</text:p>
          </table:table-cell>
          <table:table-cell office:value-type="float" office:value="244.025" calcext:value-type="float">
            <text:p>244,025</text:p>
          </table:table-cell>
          <table:table-cell office:value-type="float" office:value="950" calcext:value-type="float">
            <text:p>950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float" office:value="114.5" calcext:value-type="float">
            <text:p>114,5</text:p>
          </table:table-cell>
          <table:table-cell office:value-type="float" office:value="95.4166666666667" calcext:value-type="float">
            <text:p>95,4166666666667</text:p>
          </table:table-cell>
          <table:table-cell office:value-type="float" office:value="246.175" calcext:value-type="float">
            <text:p>246,175</text:p>
          </table:table-cell>
          <table:table-cell office:value-type="float" office:value="958.3333333" calcext:value-type="float">
            <text:p>958,3333333</text:p>
          </table:table-cell>
          <table:table-cell office:value-type="float" office:value="1916.666667" calcext:value-type="float">
            <text:p>1916,666667</text:p>
          </table:table-cell>
        </table:table-row>
        <table:table-row table:style-name="ro1">
          <table:table-cell office:value-type="float" office:value="115.5" calcext:value-type="float">
            <text:p>115,5</text:p>
          </table:table-cell>
          <table:table-cell office:value-type="float" office:value="96.25" calcext:value-type="float">
            <text:p>96,25</text:p>
          </table:table-cell>
          <table:table-cell office:value-type="float" office:value="248.325" calcext:value-type="float">
            <text:p>248,325</text:p>
          </table:table-cell>
          <table:table-cell office:value-type="float" office:value="966.6666667" calcext:value-type="float">
            <text:p>966,6666667</text:p>
          </table:table-cell>
          <table:table-cell office:value-type="float" office:value="1933.333333" calcext:value-type="float">
            <text:p>1933,333333</text:p>
          </table:table-cell>
        </table:table-row>
        <table:table-row table:style-name="ro1">
          <table:table-cell office:value-type="float" office:value="116.5" calcext:value-type="float">
            <text:p>116,5</text:p>
          </table:table-cell>
          <table:table-cell office:value-type="float" office:value="97.0833333333333" calcext:value-type="float">
            <text:p>97,0833333333333</text:p>
          </table:table-cell>
          <table:table-cell office:value-type="float" office:value="250.475" calcext:value-type="float">
            <text:p>250,475</text:p>
          </table:table-cell>
          <table:table-cell office:value-type="float" office:value="975" calcext:value-type="float">
            <text:p>975</text:p>
          </table:table-cell>
          <table:table-cell office:value-type="float" office:value="1950" calcext:value-type="float">
            <text:p>1950</text:p>
          </table:table-cell>
        </table:table-row>
        <table:table-row table:style-name="ro1">
          <table:table-cell office:value-type="float" office:value="117.5" calcext:value-type="float">
            <text:p>117,5</text:p>
          </table:table-cell>
          <table:table-cell office:value-type="float" office:value="97.9166666666667" calcext:value-type="float">
            <text:p>97,9166666666667</text:p>
          </table:table-cell>
          <table:table-cell office:value-type="float" office:value="252.625" calcext:value-type="float">
            <text:p>252,625</text:p>
          </table:table-cell>
          <table:table-cell office:value-type="float" office:value="983.3333333" calcext:value-type="float">
            <text:p>983,3333333</text:p>
          </table:table-cell>
          <table:table-cell office:value-type="float" office:value="1966.666667" calcext:value-type="float">
            <text:p>1966,666667</text:p>
          </table:table-cell>
        </table:table-row>
        <table:table-row table:style-name="ro1">
          <table:table-cell office:value-type="float" office:value="118.5" calcext:value-type="float">
            <text:p>118,5</text:p>
          </table:table-cell>
          <table:table-cell office:value-type="float" office:value="98.75" calcext:value-type="float">
            <text:p>98,75</text:p>
          </table:table-cell>
          <table:table-cell office:value-type="float" office:value="254.775" calcext:value-type="float">
            <text:p>254,775</text:p>
          </table:table-cell>
          <table:table-cell office:value-type="float" office:value="991.6666667" calcext:value-type="float">
            <text:p>991,6666667</text:p>
          </table:table-cell>
          <table:table-cell office:value-type="float" office:value="1983.333333" calcext:value-type="float">
            <text:p>1983,333333</text:p>
          </table:table-cell>
        </table:table-row>
        <table:table-row table:style-name="ro1">
          <table:table-cell office:value-type="float" office:value="119.5" calcext:value-type="float">
            <text:p>119,5</text:p>
          </table:table-cell>
          <table:table-cell office:value-type="float" office:value="99.5833333333333" calcext:value-type="float">
            <text:p>99,5833333333333</text:p>
          </table:table-cell>
          <table:table-cell office:value-type="float" office:value="256.925" calcext:value-type="float">
            <text:p>256,925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</table:table-row>
      </table:table>
      <table:table table:name="DIfferences between Models" table:style-name="ta1"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8"/>
        <table:table-column table:style-name="co1" table:default-cell-style-name="ce28"/>
        <table:table-column table:style-name="co1" table:number-columns-repeated="2" table:default-cell-style-name="Default"/>
        <table:table-column table:style-name="co22" table:default-cell-style-name="Default"/>
        <table:table-column table:style-name="co10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0" table:default-cell-style-name="Default"/>
        <table:table-column table:style-name="co26" table:number-columns-repeated="2" table:default-cell-style-name="Default"/>
        <table:table-column table:style-name="co24" table:default-cell-style-name="Default"/>
        <table:table-row table:style-name="ro1">
          <table:table-cell table:number-columns-repeated="3"/>
          <table:table-cell table:style-name="Default" table:number-columns-repeated="2"/>
          <table:table-cell table:number-columns-repeated="13"/>
        </table:table-row>
        <table:table-row table:style-name="ro2">
          <table:table-cell/>
          <table:table-cell office:value-type="string" calcext:value-type="string">
            <text:p>Ridge with old config  </text:p>
            <text:p>No Correction </text:p>
            <text:p>R2: 0.9642</text:p>
          </table:table-cell>
          <table:table-cell office:value-type="string" calcext:value-type="string">
            <text:p>DT with old config  </text:p>
            <text:p>No Correction </text:p>
            <text:p>R2: 0.9658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table:number-columns-repeated="3"/>
          <table:table-cell table:style-name="ce19" table:formula="of:=[$similarity_scores.H7]/[$similarity_scores.H17]-1" office:value-type="percentage" office:value="0.00593095541094546" calcext:value-type="percentage">
            <text:p>0,59 %</text:p>
          </table:table-cell>
          <table:table-cell table:style-name="ce19" table:formula="of:=[$similarity_scores.I7]/[$similarity_scores.I17]-1" office:value-type="percentage" office:value="0.0802214752219548" calcext:value-type="percentage">
            <text:p>8,02 %</text:p>
          </table:table-cell>
          <table:table-cell table:number-columns-repeated="2"/>
          <table:table-cell table:style-name="ce19"/>
          <table:table-cell table:number-columns-repeated="10"/>
        </table:table-row>
        <table:table-row table:style-name="ro1">
          <table:table-cell/>
          <table:table-cell table:style-name="ce26" office:value-type="string" calcext:value-type="string" table:number-columns-spanned="2" table:number-rows-spanned="1">
            <text:p>Ridge is better by</text:p>
          </table:table-cell>
          <table:covered-table-cell/>
          <table:table-cell table:style-name="ce19" table:formula="of:=[$similarity_scores.H8]/[$similarity_scores.H18]-1" office:value-type="percentage" office:value="-0.0000404543257909173" calcext:value-type="percentage">
            <text:p>0,00 %</text:p>
          </table:table-cell>
          <table:table-cell table:style-name="ce19" table:formula="of:=[$similarity_scores.I8]/[$similarity_scores.I18]-1" office:value-type="percentage" office:value="-0.00877842635375059" calcext:value-type="percentage">
            <text:p>-0,88 %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19" table:formula="of:=[$similarity_scores.H9]/[$similarity_scores.H19]-1" office:value-type="percentage" office:value="-0.00838455633704715" calcext:value-type="percentage">
            <text:p>-0,84 %</text:p>
          </table:table-cell>
          <table:table-cell table:style-name="ce19" table:formula="of:=[$similarity_scores.I9]/[$similarity_scores.I19]-1" office:value-type="percentage" office:value="-0.0148764451653852" calcext:value-type="percentage">
            <text:p>-1,49 %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19" table:formula="of:=[$similarity_scores.H10]/[$similarity_scores.H20]-1" office:value-type="percentage" office:value="0.00256105692217834" calcext:value-type="percentage">
            <text:p>0,26 %</text:p>
          </table:table-cell>
          <table:table-cell table:style-name="ce19" table:formula="of:=[$similarity_scores.I10]/[$similarity_scores.I20]-1" office:value-type="percentage" office:value="-0.0115762789848813" calcext:value-type="percentage">
            <text:p>-1,16 %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3"/>
        </table:table-row>
        <table:table-row table:style-name="ro2">
          <table:table-cell/>
          <table:table-cell office:value-type="string" calcext:value-type="string">
            <text:p>Ridge with old config  </text:p>
            <text:p>No Correction </text:p>
            <text:p>R2: 0.9642</text:p>
          </table:table-cell>
          <table:table-cell office:value-type="string" calcext:value-type="string">
            <text:p>Ridge with old config  </text:p>
            <text:p>One Correction </text:p>
            <text:p>R2: 0.9642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table:number-columns-repeated="3"/>
          <table:table-cell table:style-name="ce19" table:formula="of:=1/[$similarity_scores.H7]*([$similarity_scores.H7]-[$similarity_scores.H2])" office:value-type="percentage" office:value="0.12586549644081" calcext:value-type="percentage">
            <text:p>12,59 %</text:p>
          </table:table-cell>
          <table:table-cell table:style-name="ce19" table:formula="of:=1/[$similarity_scores.I7]*([$similarity_scores.I7]-[$similarity_scores.I2])" office:value-type="percentage" office:value="0.163036654455762" calcext:value-type="percentage">
            <text:p>16,30 %</text:p>
          </table:table-cell>
          <table:table-cell table:number-columns-repeated="13"/>
        </table:table-row>
        <table:table-row table:style-name="ro1">
          <table:table-cell/>
          <table:table-cell table:style-name="ce15" office:value-type="string" calcext:value-type="string" table:number-columns-spanned="2" table:number-rows-spanned="1">
            <text:p>One Correction is worse by</text:p>
          </table:table-cell>
          <table:covered-table-cell/>
          <table:table-cell table:style-name="ce19" table:formula="of:=1/[$similarity_scores.H8]*([$similarity_scores.H8]-[$similarity_scores.H3])" office:value-type="percentage" office:value="0.165020285998018" calcext:value-type="percentage">
            <text:p>16,50 %</text:p>
          </table:table-cell>
          <table:table-cell table:style-name="ce19" table:formula="of:=1/[$similarity_scores.I8]*([$similarity_scores.I8]-[$similarity_scores.I3])" office:value-type="percentage" office:value="0.0836769873274922" calcext:value-type="percentage">
            <text:p>8,37 %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19" table:formula="of:=1/[$similarity_scores.H9]*([$similarity_scores.H9]-[$similarity_scores.H4])" office:value-type="percentage" office:value="0.132831172580257" calcext:value-type="percentage">
            <text:p>13,28 %</text:p>
          </table:table-cell>
          <table:table-cell table:style-name="ce19" table:formula="of:=1/[$similarity_scores.I9]*([$similarity_scores.I9]-[$similarity_scores.I4])" office:value-type="percentage" office:value="0.071160654305015" calcext:value-type="percentage">
            <text:p>7,12 %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19" table:formula="of:=1/[$similarity_scores.H10]*([$similarity_scores.H10]-[$similarity_scores.H5])" office:value-type="percentage" office:value="0.114131582000454" calcext:value-type="percentage">
            <text:p>11,41 %</text:p>
          </table:table-cell>
          <table:table-cell table:style-name="ce19" table:formula="of:=1/[$similarity_scores.I10]*([$similarity_scores.I10]-[$similarity_scores.I5])" office:value-type="percentage" office:value="0.0762564058490255" calcext:value-type="percentage">
            <text:p>7,63 %</text:p>
          </table:table-cell>
          <table:table-cell table:number-columns-repeated="13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13"/>
        </table:table-row>
        <table:table-row table:style-name="ro2">
          <table:table-cell/>
          <table:table-cell office:value-type="string" calcext:value-type="string">
            <text:p>Ridge with old config  </text:p>
            <text:p>No Correction </text:p>
            <text:p>R2: 0.9642</text:p>
          </table:table-cell>
          <table:table-cell office:value-type="string" calcext:value-type="string">
            <text:p>Ridge without PR3 </text:p>
            <text:p>No Correction  </text:p>
            <text:p>R2: 0.2715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table:number-columns-repeated="3"/>
          <table:table-cell table:style-name="ce19" table:formula="of:=1/[$similarity_scores.H7]*([$similarity_scores.H7]-[$similarity_scores.H25])" office:value-type="percentage" office:value="1" calcext:value-type="percentage">
            <text:p>100,00 %</text:p>
          </table:table-cell>
          <table:table-cell table:style-name="ce19" table:formula="of:=1/[$similarity_scores.I7]*([$similarity_scores.I7]-[$similarity_scores.I25])" office:value-type="percentage" office:value="1" calcext:value-type="percentage">
            <text:p>100,00 %</text:p>
          </table:table-cell>
          <table:table-cell/>
          <table:table-cell table:style-name="ce19" table:formula="of:=[$similarity_scores.H7]/[$similarity_scores.H25]-1" office:value-type="string" office:string-value="" calcext:value-type="error">
            <text:p>#DIV/0!</text:p>
          </table:table-cell>
          <table:table-cell table:style-name="ce19" table:formula="of:=[$similarity_scores.I7]/[$similarity_scores.I25]-1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/>
          <table:table-cell table:style-name="ce26" office:value-type="string" calcext:value-type="string" table:number-columns-spanned="2" table:number-rows-spanned="1">
            <text:p>Ridge with old config is better by</text:p>
          </table:table-cell>
          <table:covered-table-cell/>
          <table:table-cell table:style-name="ce19" table:formula="of:=1/[$similarity_scores.H8]*([$similarity_scores.H8]-[$similarity_scores.H26])" office:value-type="percentage" office:value="1" calcext:value-type="percentage">
            <text:p>100,00 %</text:p>
          </table:table-cell>
          <table:table-cell table:style-name="ce19" table:formula="of:=1/[$similarity_scores.I8]*([$similarity_scores.I8]-[$similarity_scores.I26])" office:value-type="percentage" office:value="1" calcext:value-type="percentage">
            <text:p>100,00 %</text:p>
          </table:table-cell>
          <table:table-cell/>
          <table:table-cell table:style-name="ce19" table:formula="of:=[$similarity_scores.H8]/[$similarity_scores.H26]-1" office:value-type="string" office:string-value="" calcext:value-type="error">
            <text:p>#DIV/0!</text:p>
          </table:table-cell>
          <table:table-cell table:style-name="ce19" table:formula="of:=[$similarity_scores.I8]/[$similarity_scores.I26]-1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19" table:formula="of:=1/[$similarity_scores.H9]*([$similarity_scores.H9]-[$similarity_scores.H27])" office:value-type="percentage" office:value="1" calcext:value-type="percentage">
            <text:p>100,00 %</text:p>
          </table:table-cell>
          <table:table-cell table:style-name="ce19" table:formula="of:=1/[$similarity_scores.I9]*([$similarity_scores.I9]-[$similarity_scores.I27])" office:value-type="percentage" office:value="1" calcext:value-type="percentage">
            <text:p>100,00 %</text:p>
          </table:table-cell>
          <table:table-cell/>
          <table:table-cell table:style-name="ce19" table:formula="of:=[$similarity_scores.H9]/[$similarity_scores.H27]-1" office:value-type="string" office:string-value="" calcext:value-type="error">
            <text:p>#DIV/0!</text:p>
          </table:table-cell>
          <table:table-cell table:style-name="ce19" table:formula="of:=[$similarity_scores.I9]/[$similarity_scores.I27]-1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19" table:formula="of:=1/[$similarity_scores.H10]*([$similarity_scores.H10]-[$similarity_scores.H28])" office:value-type="percentage" office:value="1" calcext:value-type="percentage">
            <text:p>100,00 %</text:p>
          </table:table-cell>
          <table:table-cell table:style-name="ce19" table:formula="of:=1/[$similarity_scores.I10]*([$similarity_scores.I10]-[$similarity_scores.I28])" office:value-type="percentage" office:value="1" calcext:value-type="percentage">
            <text:p>100,00 %</text:p>
          </table:table-cell>
          <table:table-cell/>
          <table:table-cell table:style-name="ce19" table:formula="of:=[$similarity_scores.H10]/[$similarity_scores.H28]-1" office:value-type="string" office:string-value="" calcext:value-type="error">
            <text:p>#DIV/0!</text:p>
          </table:table-cell>
          <table:table-cell table:style-name="ce19" table:formula="of:=[$similarity_scores.I10]/[$similarity_scores.I28]-1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3"/>
        </table:table-row>
        <table:table-row table:style-name="ro2">
          <table:table-cell/>
          <table:table-cell office:value-type="string" calcext:value-type="string">
            <text:p>DT with old config  </text:p>
            <text:p>No Correction </text:p>
            <text:p>R2: 0.9658</text:p>
          </table:table-cell>
          <table:table-cell office:value-type="string" calcext:value-type="string">
            <text:p>DT without PR3 </text:p>
            <text:p>No Correction  </text:p>
            <text:p>R2: 0.7514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table:number-columns-repeated="3"/>
          <table:table-cell table:style-name="ce19" table:formula="of:=1/[$similarity_scores.H17]*([$similarity_scores.H17]-[$similarity_scores.H55])" office:value-type="percentage" office:value="1" calcext:value-type="percentage">
            <text:p>100,00 %</text:p>
          </table:table-cell>
          <table:table-cell table:style-name="ce19" table:formula="of:=1/[$similarity_scores.I17]*([$similarity_scores.I17]-[$similarity_scores.I55])" office:value-type="percentage" office:value="1" calcext:value-type="percentage">
            <text:p>100,00 %</text:p>
          </table:table-cell>
          <table:table-cell table:number-columns-repeated="13"/>
        </table:table-row>
        <table:table-row table:style-name="ro1">
          <table:table-cell/>
          <table:table-cell table:style-name="ce26" office:value-type="string" calcext:value-type="string" table:number-columns-spanned="2" table:number-rows-spanned="1">
            <text:p>DT <text:s/>with old config is better by</text:p>
          </table:table-cell>
          <table:covered-table-cell/>
          <table:table-cell table:style-name="ce19" table:formula="of:=1/[$similarity_scores.H18]*([$similarity_scores.H18]-[$similarity_scores.H56])" office:value-type="percentage" office:value="1" calcext:value-type="percentage">
            <text:p>100,00 %</text:p>
          </table:table-cell>
          <table:table-cell table:style-name="ce19" table:formula="of:=1/[$similarity_scores.I18]*([$similarity_scores.I18]-[$similarity_scores.I56])" office:value-type="percentage" office:value="1" calcext:value-type="percentage">
            <text:p>100,00 %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19" table:formula="of:=1/[$similarity_scores.H19]*([$similarity_scores.H19]-[$similarity_scores.H57])" office:value-type="percentage" office:value="1" calcext:value-type="percentage">
            <text:p>100,00 %</text:p>
          </table:table-cell>
          <table:table-cell table:style-name="ce19" table:formula="of:=1/[$similarity_scores.I19]*([$similarity_scores.I19]-[$similarity_scores.I57])" office:value-type="percentage" office:value="1" calcext:value-type="percentage">
            <text:p>100,00 %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19" table:formula="of:=1/[$similarity_scores.H20]*([$similarity_scores.H20]-[$similarity_scores.H58])" office:value-type="percentage" office:value="1" calcext:value-type="percentage">
            <text:p>100,00 %</text:p>
          </table:table-cell>
          <table:table-cell table:style-name="ce19" table:formula="of:=1/[$similarity_scores.I20]*([$similarity_scores.I20]-[$similarity_scores.I58])" office:value-type="percentage" office:value="1" calcext:value-type="percentage">
            <text:p>100,00 %</text:p>
          </table:table-cell>
          <table:table-cell table:number-columns-repeated="13"/>
        </table:table-row>
        <table:table-row table:style-name="ro1" table:number-rows-repeated="8">
          <table:table-cell table:number-columns-repeated="3"/>
          <table:table-cell table:style-name="Default" table:number-columns-repeated="2"/>
          <table:table-cell table:number-columns-repeated="13"/>
        </table:table-row>
        <table:table-row table:style-name="ro1">
          <table:table-cell/>
          <table:table-cell table:style-name="ce27" office:value-type="string" calcext:value-type="string" table:number-columns-spanned="5" table:number-rows-spanned="1">
            <text:p>Comparison between Ridge and DT Similarity for all request types (corr_max=0)</text:p>
          </table:table-cell>
          <table:covered-table-cell/>
          <table:covered-table-cell table:number-columns-repeated="2" table:style-name="Default"/>
          <table:covered-table-cell/>
          <table:table-cell/>
          <table:table-cell table:style-name="ce27" office:value-type="string" calcext:value-type="string" table:number-columns-spanned="5" table:number-rows-spanned="1">
            <text:p>Comparison between Ridge and DT Similarity for all request types (corr_max=1)</text:p>
          </table:table-cell>
          <table:covered-table-cell table:number-columns-repeated="4"/>
          <table:table-cell/>
          <table:table-cell table:style-name="ce27" office:value-type="string" calcext:value-type="string" table:number-columns-spanned="5" table:number-rows-spanned="1">
            <text:p>Comparison between Ridge for all request types (corr_max=0, 1)</text:p>
          </table:table-cell>
          <table:covered-table-cell table:number-columns-repeated="4"/>
        </table:table-row>
        <table:table-row table:style-name="ro2">
          <table:table-cell/>
          <table:table-cell office:value-type="string" calcext:value-type="string">
            <text:p>Load Intensity Profile</text:p>
          </table:table-cell>
          <table:table-cell office:value-type="string" calcext:value-type="string">
            <text:p>Request Type</text:p>
          </table:table-cell>
          <table:table-cell table:style-name="Default" office:value-type="string" calcext:value-type="string">
            <text:p>Similarity Ridge</text:p>
          </table:table-cell>
          <table:table-cell table:style-name="Default" office:value-type="string" calcext:value-type="string">
            <text:p>Similarity DT</text:p>
          </table:table-cell>
          <table:table-cell office:value-type="string" calcext:value-type="string">
            <text:p>Difference</text:p>
          </table:table-cell>
          <table:table-cell/>
          <table:table-cell office:value-type="string" calcext:value-type="string">
            <text:p>Load Intensity Profile</text:p>
          </table:table-cell>
          <table:table-cell office:value-type="string" calcext:value-type="string">
            <text:p>Request Type</text:p>
          </table:table-cell>
          <table:table-cell office:value-type="string" calcext:value-type="string">
            <text:p>Similarity Ridge</text:p>
          </table:table-cell>
          <table:table-cell office:value-type="string" calcext:value-type="string">
            <text:p>Similarity DT</text:p>
          </table:table-cell>
          <table:table-cell office:value-type="string" calcext:value-type="string">
            <text:p>Difference</text:p>
          </table:table-cell>
          <table:table-cell/>
          <table:table-cell office:value-type="string" calcext:value-type="string">
            <text:p>Load</text:p>
            <text:p>Intensity</text:p>
            <text:p>Profile</text:p>
          </table:table-cell>
          <table:table-cell office:value-type="string" calcext:value-type="string">
            <text:p>Request Type</text:p>
          </table:table-cell>
          <table:table-cell office:value-type="string" calcext:value-type="string">
            <text:p>Similarity </text:p>
            <text:p>(corr_max=0)</text:p>
          </table:table-cell>
          <table:table-cell office:value-type="string" calcext:value-type="string">
            <text:p>Similarity </text:p>
            <text:p>(corr_max=1)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Login User</text:p>
          </table:table-cell>
          <table:table-cell office:value-type="float" office:value="0.788103103556048" calcext:value-type="float">
            <text:p>0.7881</text:p>
          </table:table-cell>
          <table:table-cell office:value-type="float" office:value="0.772547693250289" calcext:value-type="float">
            <text:p>0.7725</text:p>
          </table:table-cell>
          <table:table-cell table:style-name="ce29" table:formula="of:=[.D36]/[.E36]-1" office:value-type="percentage" office:value="0.0201352103458023" calcext:value-type="percentage">
            <text:p>2.01%</text:p>
          </table:table-cell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Login User</text:p>
          </table:table-cell>
          <table:table-cell table:style-name="ce28" office:value-type="float" office:value="0.681725931105173" calcext:value-type="float">
            <text:p>0.6817</text:p>
          </table:table-cell>
          <table:table-cell table:style-name="ce28" office:value-type="float" office:value="0.684663428899969" calcext:value-type="float">
            <text:p>0.6847</text:p>
          </table:table-cell>
          <table:table-cell table:style-name="ce29" table:formula="of:=[.J36]/[.K36]-1" office:value-type="percentage" office:value="-0.00429042602657426" calcext:value-type="percentage">
            <text:p>-0.43%</text:p>
          </table:table-cell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Login User</text:p>
          </table:table-cell>
          <table:table-cell table:style-name="ce28" table:formula="of:=[.D36]" office:value-type="float" office:value="0.788103103556048" calcext:value-type="float">
            <text:p>0.7881</text:p>
          </table:table-cell>
          <table:table-cell table:style-name="ce28" table:formula="of:=[.J36]" office:value-type="float" office:value="0.681725931105173" calcext:value-type="float">
            <text:p>0.6817</text:p>
          </table:table-cell>
          <table:table-cell table:style-name="ce29" table:formula="of:=[.P36]/[.Q36]-1" office:value-type="percentage" office:value="0.156040965433752" calcext:value-type="percentage">
            <text:p>15.60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 Category</text:p>
          </table:table-cell>
          <table:table-cell office:value-type="float" office:value="0.867701267449377" calcext:value-type="float">
            <text:p>0.8677</text:p>
          </table:table-cell>
          <table:table-cell office:value-type="float" office:value="0.719888185901611" calcext:value-type="float">
            <text:p>0.7199</text:p>
          </table:table-cell>
          <table:table-cell table:style-name="ce29" table:formula="of:=[.D37]/[.E37]-1" office:value-type="percentage" office:value="0.20532783346436" calcext:value-type="percentage">
            <text:p>20.53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style-name="ce28" office:value-type="float" office:value="0.833551588485869" calcext:value-type="float">
            <text:p>0.8336</text:p>
          </table:table-cell>
          <table:table-cell table:style-name="ce28" office:value-type="float" office:value="0.770327464195099" calcext:value-type="float">
            <text:p>0.7703</text:p>
          </table:table-cell>
          <table:table-cell table:style-name="ce29" table:formula="of:=[.J37]/[.K37]-1" office:value-type="percentage" office:value="0.0820743478967503" calcext:value-type="percentage">
            <text:p>8.21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style-name="ce28" table:formula="of:=[.D37]" office:value-type="float" office:value="0.867701267449377" calcext:value-type="float">
            <text:p>0.8677</text:p>
          </table:table-cell>
          <table:table-cell table:style-name="ce28" table:formula="of:=[.J37]" office:value-type="float" office:value="0.833551588485869" calcext:value-type="float">
            <text:p>0.8336</text:p>
          </table:table-cell>
          <table:table-cell table:style-name="ce29" table:formula="of:=[.P37]/[.Q37]-1" office:value-type="percentage" office:value="0.0409688847519807" calcext:value-type="percentage">
            <text:p>4.10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</text:p>
          </table:table-cell>
          <table:table-cell office:value-type="float" office:value="0.883381054872685" calcext:value-type="float">
            <text:p>0.8834</text:p>
          </table:table-cell>
          <table:table-cell office:value-type="float" office:value="0.730231885490716" calcext:value-type="float">
            <text:p>0.7302</text:p>
          </table:table-cell>
          <table:table-cell table:style-name="ce29" table:formula="of:=[.D38]/[.E38]-1" office:value-type="percentage" office:value="0.209726762724217" calcext:value-type="percentage">
            <text:p>20.97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style-name="ce28" office:value-type="float" office:value="0.854490740460339" calcext:value-type="float">
            <text:p>0.8545</text:p>
          </table:table-cell>
          <table:table-cell table:style-name="ce28" office:value-type="float" office:value="0.761560189887549" calcext:value-type="float">
            <text:p>0.7616</text:p>
          </table:table-cell>
          <table:table-cell table:style-name="ce29" table:formula="of:=[.J38]/[.K38]-1" office:value-type="percentage" office:value="0.122026534221165" calcext:value-type="percentage">
            <text:p>12.20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style-name="ce28" table:formula="of:=[.D38]" office:value-type="float" office:value="0.883381054872685" calcext:value-type="float">
            <text:p>0.8834</text:p>
          </table:table-cell>
          <table:table-cell table:style-name="ce28" table:formula="of:=[.J38]" office:value-type="float" office:value="0.854490740460339" calcext:value-type="float">
            <text:p>0.8545</text:p>
          </table:table-cell>
          <table:table-cell table:style-name="ce29" table:formula="of:=[.P38]/[.Q38]-1" office:value-type="percentage" office:value="0.0338099794934956" calcext:value-type="percentage">
            <text:p>3.38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Cart</text:p>
          </table:table-cell>
          <table:table-cell office:value-type="float" office:value="0.859763506500566" calcext:value-type="float">
            <text:p>0.8598</text:p>
          </table:table-cell>
          <table:table-cell office:value-type="float" office:value="0.846895655920196" calcext:value-type="float">
            <text:p>0.8469</text:p>
          </table:table-cell>
          <table:table-cell table:style-name="ce29" table:formula="of:=[.D39]/[.E39]-1" office:value-type="percentage" office:value="0.0151941393138786" calcext:value-type="percentage">
            <text:p>1.52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style-name="ce28" office:value-type="float" office:value="0.822856502701173" calcext:value-type="float">
            <text:p>0.8229</text:p>
          </table:table-cell>
          <table:table-cell table:style-name="ce28" office:value-type="float" office:value="0.794996288192958" calcext:value-type="float">
            <text:p>0.7950</text:p>
          </table:table-cell>
          <table:table-cell table:style-name="ce29" table:formula="of:=[.J39]/[.K39]-1" office:value-type="percentage" office:value="0.0350444585993501" calcext:value-type="percentage">
            <text:p>3.50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style-name="ce28" table:formula="of:=[.D39]" office:value-type="float" office:value="0.859763506500566" calcext:value-type="float">
            <text:p>0.8598</text:p>
          </table:table-cell>
          <table:table-cell table:style-name="ce28" table:formula="of:=[.J39]" office:value-type="float" office:value="0.822856502701173" calcext:value-type="float">
            <text:p>0.8229</text:p>
          </table:table-cell>
          <table:table-cell table:style-name="ce29" table:formula="of:=[.P39]/[.Q39]-1" office:value-type="percentage" office:value="0.0448522964553832" calcext:value-type="percentage">
            <text:p>4.49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USER Profile</text:p>
          </table:table-cell>
          <table:table-cell office:value-type="float" office:value="0.896164438194524" calcext:value-type="float">
            <text:p>0.8962</text:p>
          </table:table-cell>
          <table:table-cell office:value-type="float" office:value="0.770864485149524" calcext:value-type="float">
            <text:p>0.7709</text:p>
          </table:table-cell>
          <table:table-cell table:style-name="ce29" table:formula="of:=[.D40]/[.E40]-1" office:value-type="percentage" office:value="0.16254472148979" calcext:value-type="percentage">
            <text:p>16.25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style-name="ce28" office:value-type="float" office:value="0.864860086842048" calcext:value-type="float">
            <text:p>0.8649</text:p>
          </table:table-cell>
          <table:table-cell table:style-name="ce28" office:value-type="float" office:value="0.77854247145559" calcext:value-type="float">
            <text:p>0.7785</text:p>
          </table:table-cell>
          <table:table-cell table:style-name="ce29" table:formula="of:=[.J40]/[.K40]-1" office:value-type="percentage" office:value="0.110870785539902" calcext:value-type="percentage">
            <text:p>11.09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style-name="ce28" table:formula="of:=[.D40]" office:value-type="float" office:value="0.896164438194524" calcext:value-type="float">
            <text:p>0.8962</text:p>
          </table:table-cell>
          <table:table-cell table:style-name="ce28" table:formula="of:=[.J40]" office:value-type="float" office:value="0.864860086842048" calcext:value-type="float">
            <text:p>0.8649</text:p>
          </table:table-cell>
          <table:table-cell table:style-name="ce29" table:formula="of:=[.P40]/[.Q40]-1" office:value-type="percentage" office:value="0.0361958562185252" calcext:value-type="percentage">
            <text:p>3.62%</text:p>
          </table:table-cell>
        </table:table-row>
        <table:table-row table:style-name="ro1">
          <table:table-cell/>
          <table:table-cell office:value-type="string" calcext:value-type="string">
            <text:p>Low25</text:p>
          </table:table-cell>
          <table:table-cell office:value-type="string" calcext:value-type="string">
            <text:p>Login User</text:p>
          </table:table-cell>
          <table:table-cell office:value-type="float" office:value="0.745708059477383" calcext:value-type="float">
            <text:p>0.7457</text:p>
          </table:table-cell>
          <table:table-cell office:value-type="float" office:value="0.734906300442725" calcext:value-type="float">
            <text:p>0.7349</text:p>
          </table:table-cell>
          <table:table-cell table:style-name="ce29" table:formula="of:=[.D41]/[.E41]-1" office:value-type="percentage" office:value="0.0146981445500614" calcext:value-type="percentage">
            <text:p>1.47%</text:p>
          </table:table-cell>
          <table:table-cell/>
          <table:table-cell office:value-type="string" calcext:value-type="string">
            <text:p>Low25</text:p>
          </table:table-cell>
          <table:table-cell office:value-type="string" calcext:value-type="string">
            <text:p>Login User</text:p>
          </table:table-cell>
          <table:table-cell table:style-name="ce28" office:value-type="float" office:value="0.626620773075469" calcext:value-type="float">
            <text:p>0.6266</text:p>
          </table:table-cell>
          <table:table-cell table:style-name="ce28" office:value-type="float" office:value="0.596993592496608" calcext:value-type="float">
            <text:p>0.5970</text:p>
          </table:table-cell>
          <table:table-cell table:style-name="ce29" table:formula="of:=[.J41]/[.K41]-1" office:value-type="percentage" office:value="0.049627300780501" calcext:value-type="percentage">
            <text:p>4.96%</text:p>
          </table:table-cell>
          <table:table-cell/>
          <table:table-cell office:value-type="string" calcext:value-type="string">
            <text:p>Low25</text:p>
          </table:table-cell>
          <table:table-cell office:value-type="string" calcext:value-type="string">
            <text:p>Login User</text:p>
          </table:table-cell>
          <table:table-cell table:style-name="ce28" table:formula="of:=[.D41]" office:value-type="float" office:value="0.745708059477383" calcext:value-type="float">
            <text:p>0.7457</text:p>
          </table:table-cell>
          <table:table-cell table:style-name="ce28" table:formula="of:=[.J41]" office:value-type="float" office:value="0.626620773075469" calcext:value-type="float">
            <text:p>0.6266</text:p>
          </table:table-cell>
          <table:table-cell table:style-name="ce29" table:formula="of:=[.P41]/[.Q41]-1" office:value-type="percentage" office:value="0.190046821808078" calcext:value-type="percentage">
            <text:p>19.00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 Category</text:p>
          </table:table-cell>
          <table:table-cell office:value-type="float" office:value="0.766874046745055" calcext:value-type="float">
            <text:p>0.7669</text:p>
          </table:table-cell>
          <table:table-cell office:value-type="float" office:value="0.675249055057998" calcext:value-type="float">
            <text:p>0.6752</text:p>
          </table:table-cell>
          <table:table-cell table:style-name="ce29" table:formula="of:=[.D42]/[.E42]-1" office:value-type="percentage" office:value="0.135690662579583" calcext:value-type="percentage">
            <text:p>13.57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style-name="ce28" office:value-type="float" office:value="0.723341569666426" calcext:value-type="float">
            <text:p>0.7233</text:p>
          </table:table-cell>
          <table:table-cell table:style-name="ce28" office:value-type="float" office:value="0.673067461231301" calcext:value-type="float">
            <text:p>0.6731</text:p>
          </table:table-cell>
          <table:table-cell table:style-name="ce29" table:formula="of:=[.J42]/[.K42]-1" office:value-type="percentage" office:value="0.074694011122086" calcext:value-type="percentage">
            <text:p>7.47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style-name="ce28" table:formula="of:=[.D42]" office:value-type="float" office:value="0.766874046745055" calcext:value-type="float">
            <text:p>0.7669</text:p>
          </table:table-cell>
          <table:table-cell table:style-name="ce28" table:formula="of:=[.J42]" office:value-type="float" office:value="0.723341569666426" calcext:value-type="float">
            <text:p>0.7233</text:p>
          </table:table-cell>
          <table:table-cell table:style-name="ce29" table:formula="of:=[.P42]/[.Q42]-1" office:value-type="percentage" office:value="0.0601824627591971" calcext:value-type="percentage">
            <text:p>6.02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</text:p>
          </table:table-cell>
          <table:table-cell office:value-type="float" office:value="0.756508231961672" calcext:value-type="float">
            <text:p>0.7565</text:p>
          </table:table-cell>
          <table:table-cell office:value-type="float" office:value="0.671927085563176" calcext:value-type="float">
            <text:p>0.6719</text:p>
          </table:table-cell>
          <table:table-cell table:style-name="ce29" table:formula="of:=[.D43]/[.E43]-1" office:value-type="percentage" office:value="0.125878459457553" calcext:value-type="percentage">
            <text:p>12.59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style-name="ce28" office:value-type="float" office:value="0.706448684026012" calcext:value-type="float">
            <text:p>0.7064</text:p>
          </table:table-cell>
          <table:table-cell table:style-name="ce28" office:value-type="float" office:value="0.654975943608092" calcext:value-type="float">
            <text:p>0.6550</text:p>
          </table:table-cell>
          <table:table-cell table:style-name="ce29" table:formula="of:=[.J43]/[.K43]-1" office:value-type="percentage" office:value="0.0785872228136657" calcext:value-type="percentage">
            <text:p>7.86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style-name="ce28" table:formula="of:=[.D43]" office:value-type="float" office:value="0.756508231961672" calcext:value-type="float">
            <text:p>0.7565</text:p>
          </table:table-cell>
          <table:table-cell table:style-name="ce28" table:formula="of:=[.J43]" office:value-type="float" office:value="0.706448684026012" calcext:value-type="float">
            <text:p>0.7064</text:p>
          </table:table-cell>
          <table:table-cell table:style-name="ce29" table:formula="of:=[.P43]/[.Q43]-1" office:value-type="percentage" office:value="0.0708608410880935" calcext:value-type="percentage">
            <text:p>7.09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Cart</text:p>
          </table:table-cell>
          <table:table-cell office:value-type="float" office:value="0.672079560147168" calcext:value-type="float">
            <text:p>0.6721</text:p>
          </table:table-cell>
          <table:table-cell office:value-type="float" office:value="0.673139979489467" calcext:value-type="float">
            <text:p>0.6731</text:p>
          </table:table-cell>
          <table:table-cell table:style-name="ce29" table:formula="of:=[.D44]/[.E44]-1" office:value-type="percentage" office:value="-0.0015753325825385" calcext:value-type="percentage">
            <text:p>-0.16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style-name="ce28" office:value-type="float" office:value="0.640314698704505" calcext:value-type="float">
            <text:p>0.6403</text:p>
          </table:table-cell>
          <table:table-cell table:style-name="ce28" office:value-type="float" office:value="0.60414143642445" calcext:value-type="float">
            <text:p>0.6041</text:p>
          </table:table-cell>
          <table:table-cell table:style-name="ce29" table:formula="of:=[.J44]/[.K44]-1" office:value-type="percentage" office:value="0.0598754862671609" calcext:value-type="percentage">
            <text:p>5.99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style-name="ce28" table:formula="of:=[.D44]" office:value-type="float" office:value="0.672079560147168" calcext:value-type="float">
            <text:p>0.6721</text:p>
          </table:table-cell>
          <table:table-cell table:style-name="ce28" table:formula="of:=[.J44]" office:value-type="float" office:value="0.640314698704505" calcext:value-type="float">
            <text:p>0.6403</text:p>
          </table:table-cell>
          <table:table-cell table:style-name="ce29" table:formula="of:=[.P44]/[.Q44]-1" office:value-type="percentage" office:value="0.0496082028210976" calcext:value-type="percentage">
            <text:p>4.96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USER Profile</text:p>
          </table:table-cell>
          <table:table-cell office:value-type="float" office:value="0.606621123490258" calcext:value-type="float">
            <text:p>0.6066</text:p>
          </table:table-cell>
          <table:table-cell office:value-type="float" office:value="0.547880981547613" calcext:value-type="float">
            <text:p>0.5479</text:p>
          </table:table-cell>
          <table:table-cell table:style-name="ce29" table:formula="of:=[.D45]/[.E45]-1" office:value-type="percentage" office:value="0.107213325377202" calcext:value-type="percentage">
            <text:p>10.72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style-name="ce28" office:value-type="float" office:value="0.52465922488901" calcext:value-type="float">
            <text:p>0.5247</text:p>
          </table:table-cell>
          <table:table-cell table:style-name="ce28" office:value-type="float" office:value="0.499968436912565" calcext:value-type="float">
            <text:p>0.5000</text:p>
          </table:table-cell>
          <table:table-cell table:style-name="ce29" table:formula="of:=[.J45]/[.K45]-1" office:value-type="percentage" office:value="0.0493846934196827" calcext:value-type="percentage">
            <text:p>4.94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style-name="ce28" table:formula="of:=[.D45]" office:value-type="float" office:value="0.606621123490258" calcext:value-type="float">
            <text:p>0.6066</text:p>
          </table:table-cell>
          <table:table-cell table:style-name="ce28" table:formula="of:=[.J45]" office:value-type="float" office:value="0.52465922488901" calcext:value-type="float">
            <text:p>0.5247</text:p>
          </table:table-cell>
          <table:table-cell table:style-name="ce29" table:formula="of:=[.P45]/[.Q45]-1" office:value-type="percentage" office:value="0.156219303336536" calcext:value-type="percentage">
            <text:p>15.62%</text:p>
          </table:table-cell>
        </table:table-row>
        <table:table-row table:style-name="ro1">
          <table:table-cell/>
          <table:table-cell office:value-type="string" calcext:value-type="string">
            <text:p>Med</text:p>
          </table:table-cell>
          <table:table-cell office:value-type="string" calcext:value-type="string">
            <text:p>Login User</text:p>
          </table:table-cell>
          <table:table-cell office:value-type="float" office:value="0.606903422224171" calcext:value-type="float">
            <text:p>0.6069</text:p>
          </table:table-cell>
          <table:table-cell office:value-type="float" office:value="0.604875659253948" calcext:value-type="float">
            <text:p>0.6049</text:p>
          </table:table-cell>
          <table:table-cell table:style-name="ce29" table:formula="of:=[.D46]/[.E46]-1" office:value-type="percentage" office:value="0.0033523633150061" calcext:value-type="percentage">
            <text:p>0.34%</text:p>
          </table:table-cell>
          <table:table-cell/>
          <table:table-cell office:value-type="string" calcext:value-type="string">
            <text:p>Med</text:p>
          </table:table-cell>
          <table:table-cell office:value-type="string" calcext:value-type="string">
            <text:p>Login User</text:p>
          </table:table-cell>
          <table:table-cell table:style-name="ce28" office:value-type="float" office:value="0.518841889921253" calcext:value-type="float">
            <text:p>0.5188</text:p>
          </table:table-cell>
          <table:table-cell table:style-name="ce28" office:value-type="float" office:value="0.530961604519389" calcext:value-type="float">
            <text:p>0.5310</text:p>
          </table:table-cell>
          <table:table-cell table:style-name="ce29" table:formula="of:=[.J46]/[.K46]-1" office:value-type="percentage" office:value="-0.0228259717745625" calcext:value-type="percentage">
            <text:p>-2.28%</text:p>
          </table:table-cell>
          <table:table-cell/>
          <table:table-cell office:value-type="string" calcext:value-type="string">
            <text:p>Med</text:p>
          </table:table-cell>
          <table:table-cell office:value-type="string" calcext:value-type="string">
            <text:p>Login User</text:p>
          </table:table-cell>
          <table:table-cell table:style-name="ce28" table:formula="of:=[.D46]" office:value-type="float" office:value="0.606903422224171" calcext:value-type="float">
            <text:p>0.6069</text:p>
          </table:table-cell>
          <table:table-cell table:style-name="ce28" table:formula="of:=[.J46]" office:value-type="float" office:value="0.518841889921253" calcext:value-type="float">
            <text:p>0.5188</text:p>
          </table:table-cell>
          <table:table-cell table:style-name="ce29" table:formula="of:=[.P46]/[.Q46]-1" office:value-type="percentage" office:value="0.169727105720557" calcext:value-type="percentage">
            <text:p>16.97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 Category</text:p>
          </table:table-cell>
          <table:table-cell office:value-type="float" office:value="0.760024019395663" calcext:value-type="float">
            <text:p>0.7600</text:p>
          </table:table-cell>
          <table:table-cell office:value-type="float" office:value="0.705913499222225" calcext:value-type="float">
            <text:p>0.7059</text:p>
          </table:table-cell>
          <table:table-cell table:style-name="ce29" table:formula="of:=[.D47]/[.E47]-1" office:value-type="percentage" office:value="0.0766531880082431" calcext:value-type="percentage">
            <text:p>7.67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style-name="ce28" office:value-type="float" office:value="0.690012691463964" calcext:value-type="float">
            <text:p>0.6900</text:p>
          </table:table-cell>
          <table:table-cell table:style-name="ce28" office:value-type="float" office:value="0.673952991369315" calcext:value-type="float">
            <text:p>0.6740</text:p>
          </table:table-cell>
          <table:table-cell table:style-name="ce29" table:formula="of:=[.J47]/[.K47]-1" office:value-type="percentage" office:value="0.0238291101906374" calcext:value-type="percentage">
            <text:p>2.38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style-name="ce28" table:formula="of:=[.D47]" office:value-type="float" office:value="0.760024019395663" calcext:value-type="float">
            <text:p>0.7600</text:p>
          </table:table-cell>
          <table:table-cell table:style-name="ce28" table:formula="of:=[.J47]" office:value-type="float" office:value="0.690012691463964" calcext:value-type="float">
            <text:p>0.6900</text:p>
          </table:table-cell>
          <table:table-cell table:style-name="ce29" table:formula="of:=[.P47]/[.Q47]-1" office:value-type="percentage" office:value="0.10146382638725" calcext:value-type="percentage">
            <text:p>10.15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</text:p>
          </table:table-cell>
          <table:table-cell office:value-type="float" office:value="0.764036801577581" calcext:value-type="float">
            <text:p>0.7640</text:p>
          </table:table-cell>
          <table:table-cell office:value-type="float" office:value="0.722320762505914" calcext:value-type="float">
            <text:p>0.7223</text:p>
          </table:table-cell>
          <table:table-cell table:style-name="ce29" table:formula="of:=[.D48]/[.E48]-1" office:value-type="percentage" office:value="0.0577527896705383" calcext:value-type="percentage">
            <text:p>5.78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style-name="ce28" office:value-type="float" office:value="0.714638882662816" calcext:value-type="float">
            <text:p>0.7146</text:p>
          </table:table-cell>
          <table:table-cell table:style-name="ce28" office:value-type="float" office:value="0.673052729905052" calcext:value-type="float">
            <text:p>0.6731</text:p>
          </table:table-cell>
          <table:table-cell table:style-name="ce29" table:formula="of:=[.J48]/[.K48]-1" office:value-type="percentage" office:value="0.0617873621337672" calcext:value-type="percentage">
            <text:p>6.18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style-name="ce28" table:formula="of:=[.D48]" office:value-type="float" office:value="0.764036801577581" calcext:value-type="float">
            <text:p>0.7640</text:p>
          </table:table-cell>
          <table:table-cell table:style-name="ce28" table:formula="of:=[.J48]" office:value-type="float" office:value="0.714638882662816" calcext:value-type="float">
            <text:p>0.7146</text:p>
          </table:table-cell>
          <table:table-cell table:style-name="ce29" table:formula="of:=[.P48]/[.Q48]-1" office:value-type="percentage" office:value="0.0691229096445234" calcext:value-type="percentage">
            <text:p>6.91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Cart</text:p>
          </table:table-cell>
          <table:table-cell office:value-type="float" office:value="0.622993722992496" calcext:value-type="float">
            <text:p>0.6230</text:p>
          </table:table-cell>
          <table:table-cell office:value-type="float" office:value="0.621351626528057" calcext:value-type="float">
            <text:p>0.6214</text:p>
          </table:table-cell>
          <table:table-cell table:style-name="ce29" table:formula="of:=[.D49]/[.E49]-1" office:value-type="percentage" office:value="0.00264278130824991" calcext:value-type="percentage">
            <text:p>0.26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style-name="ce28" office:value-type="float" office:value="0.584271560283245" calcext:value-type="float">
            <text:p>0.5843</text:p>
          </table:table-cell>
          <table:table-cell table:style-name="ce28" office:value-type="float" office:value="0.545832464783442" calcext:value-type="float">
            <text:p>0.5458</text:p>
          </table:table-cell>
          <table:table-cell table:style-name="ce29" table:formula="of:=[.J49]/[.K49]-1" office:value-type="percentage" office:value="0.0704228824407753" calcext:value-type="percentage">
            <text:p>7.04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style-name="ce28" table:formula="of:=[.D49]" office:value-type="float" office:value="0.622993722992496" calcext:value-type="float">
            <text:p>0.6230</text:p>
          </table:table-cell>
          <table:table-cell table:style-name="ce28" table:formula="of:=[.J49]" office:value-type="float" office:value="0.584271560283245" calcext:value-type="float">
            <text:p>0.5843</text:p>
          </table:table-cell>
          <table:table-cell table:style-name="ce29" table:formula="of:=[.P49]/[.Q49]-1" office:value-type="percentage" office:value="0.066274255571295" calcext:value-type="percentage">
            <text:p>6.63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USER Profile</text:p>
          </table:table-cell>
          <table:table-cell office:value-type="float" office:value="0.489845550331188" calcext:value-type="float">
            <text:p>0.4898</text:p>
          </table:table-cell>
          <table:table-cell office:value-type="float" office:value="0.467954518655641" calcext:value-type="float">
            <text:p>0.4680</text:p>
          </table:table-cell>
          <table:table-cell table:style-name="ce29" table:formula="of:=[.D50]/[.E50]-1" office:value-type="percentage" office:value="0.0467802549239964" calcext:value-type="percentage">
            <text:p>4.68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style-name="ce28" office:value-type="float" office:value="0.433150129762368" calcext:value-type="float">
            <text:p>0.4332</text:p>
          </table:table-cell>
          <table:table-cell table:style-name="ce28" office:value-type="float" office:value="0.352673348474606" calcext:value-type="float">
            <text:p>0.3527</text:p>
          </table:table-cell>
          <table:table-cell table:style-name="ce29" table:formula="of:=[.J50]/[.K50]-1" office:value-type="percentage" office:value="0.228190708585842" calcext:value-type="percentage">
            <text:p>22.82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style-name="ce28" table:formula="of:=[.D50]" office:value-type="float" office:value="0.489845550331188" calcext:value-type="float">
            <text:p>0.4898</text:p>
          </table:table-cell>
          <table:table-cell table:style-name="ce28" table:formula="of:=[.J50]" office:value-type="float" office:value="0.433150129762368" calcext:value-type="float">
            <text:p>0.4332</text:p>
          </table:table-cell>
          <table:table-cell table:style-name="ce29" table:formula="of:=[.P50]/[.Q50]-1" office:value-type="percentage" office:value="0.130890923661789" calcext:value-type="percentage">
            <text:p>13.09%</text:p>
          </table:table-cell>
        </table:table-row>
        <table:table-row table:style-name="ro1"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Login User</text:p>
          </table:table-cell>
          <table:table-cell office:value-type="float" office:value="0.523059015572952" calcext:value-type="float">
            <text:p>0.5231</text:p>
          </table:table-cell>
          <table:table-cell office:value-type="float" office:value="0.525708506802187" calcext:value-type="float">
            <text:p>0.5257</text:p>
          </table:table-cell>
          <table:table-cell table:style-name="ce29" table:formula="of:=[.D51]/[.E51]-1" office:value-type="percentage" office:value="-0.00503984849960193" calcext:value-type="percentage">
            <text:p>-0.50%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Login User</text:p>
          </table:table-cell>
          <table:table-cell table:style-name="ce28" office:value-type="float" office:value="0.443303196778012" calcext:value-type="float">
            <text:p>0.4433</text:p>
          </table:table-cell>
          <table:table-cell table:style-name="ce28" office:value-type="float" office:value="0.457822949372619" calcext:value-type="float">
            <text:p>0.4578</text:p>
          </table:table-cell>
          <table:table-cell table:style-name="ce29" table:formula="of:=[.J51]/[.K51]-1" office:value-type="percentage" office:value="-0.0317147766718647" calcext:value-type="percentage">
            <text:p>-3.17%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Login User</text:p>
          </table:table-cell>
          <table:table-cell table:style-name="ce28" table:formula="of:=[.D51]" office:value-type="float" office:value="0.523059015572952" calcext:value-type="float">
            <text:p>0.5231</text:p>
          </table:table-cell>
          <table:table-cell table:style-name="ce28" table:formula="of:=[.J51]" office:value-type="float" office:value="0.443303196778012" calcext:value-type="float">
            <text:p>0.4433</text:p>
          </table:table-cell>
          <table:table-cell table:style-name="ce29" table:formula="of:=[.P51]/[.Q51]-1" office:value-type="percentage" office:value="0.179912573098088" calcext:value-type="percentage">
            <text:p>17.99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 Category</text:p>
          </table:table-cell>
          <table:table-cell office:value-type="float" office:value="0.729657694779679" calcext:value-type="float">
            <text:p>0.7297</text:p>
          </table:table-cell>
          <table:table-cell office:value-type="float" office:value="0.670800237754478" calcext:value-type="float">
            <text:p>0.6708</text:p>
          </table:table-cell>
          <table:table-cell table:style-name="ce29" table:formula="of:=[.D52]/[.E52]-1" office:value-type="percentage" office:value="0.0877421528981981" calcext:value-type="percentage">
            <text:p>8.77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style-name="ce28" office:value-type="float" office:value="0.629409493661395" calcext:value-type="float">
            <text:p>0.6294</text:p>
          </table:table-cell>
          <table:table-cell table:style-name="ce28" office:value-type="float" office:value="0.632882358190282" calcext:value-type="float">
            <text:p>0.6329</text:p>
          </table:table-cell>
          <table:table-cell table:style-name="ce29" table:formula="of:=[.J52]/[.K52]-1" office:value-type="percentage" office:value="-0.00548737768393115" calcext:value-type="percentage">
            <text:p>-0.55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style-name="ce28" table:formula="of:=[.D52]" office:value-type="float" office:value="0.729657694779679" calcext:value-type="float">
            <text:p>0.7297</text:p>
          </table:table-cell>
          <table:table-cell table:style-name="ce28" table:formula="of:=[.J52]" office:value-type="float" office:value="0.629409493661395" calcext:value-type="float">
            <text:p>0.6294</text:p>
          </table:table-cell>
          <table:table-cell table:style-name="ce29" table:formula="of:=[.P52]/[.Q52]-1" office:value-type="percentage" office:value="0.159273417588796" calcext:value-type="percentage">
            <text:p>15.93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</text:p>
          </table:table-cell>
          <table:table-cell office:value-type="float" office:value="0.777199051465529" calcext:value-type="float">
            <text:p>0.7772</text:p>
          </table:table-cell>
          <table:table-cell office:value-type="float" office:value="0.713879158934913" calcext:value-type="float">
            <text:p>0.7139</text:p>
          </table:table-cell>
          <table:table-cell table:style-name="ce29" table:formula="of:=[.D53]/[.E53]-1" office:value-type="percentage" office:value="0.0886983346384385" calcext:value-type="percentage">
            <text:p>8.87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style-name="ce28" office:value-type="float" office:value="0.695570926518156" calcext:value-type="float">
            <text:p>0.6956</text:p>
          </table:table-cell>
          <table:table-cell table:style-name="ce28" office:value-type="float" office:value="0.678626553001102" calcext:value-type="float">
            <text:p>0.6786</text:p>
          </table:table-cell>
          <table:table-cell table:style-name="ce29" table:formula="of:=[.J53]/[.K53]-1" office:value-type="percentage" office:value="0.0249686273578902" calcext:value-type="percentage">
            <text:p>2.50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style-name="ce28" table:formula="of:=[.D53]" office:value-type="float" office:value="0.777199051465529" calcext:value-type="float">
            <text:p>0.7772</text:p>
          </table:table-cell>
          <table:table-cell table:style-name="ce28" table:formula="of:=[.J53]" office:value-type="float" office:value="0.695570926518156" calcext:value-type="float">
            <text:p>0.6956</text:p>
          </table:table-cell>
          <table:table-cell table:style-name="ce29" table:formula="of:=[.P53]/[.Q53]-1" office:value-type="percentage" office:value="0.117354135768701" calcext:value-type="percentage">
            <text:p>11.74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Cart</text:p>
          </table:table-cell>
          <table:table-cell office:value-type="float" office:value="0.557991832745729" calcext:value-type="float">
            <text:p>0.5580</text:p>
          </table:table-cell>
          <table:table-cell office:value-type="float" office:value="0.55565213285777" calcext:value-type="float">
            <text:p>0.5557</text:p>
          </table:table-cell>
          <table:table-cell table:style-name="ce29" table:formula="of:=[.D54]/[.E54]-1" office:value-type="percentage" office:value="0.00421072780900844" calcext:value-type="percentage">
            <text:p>0.42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style-name="ce28" office:value-type="float" office:value="0.507366418546446" calcext:value-type="float">
            <text:p>0.5074</text:p>
          </table:table-cell>
          <table:table-cell table:style-name="ce28" office:value-type="float" office:value="0.485807398106032" calcext:value-type="float">
            <text:p>0.4858</text:p>
          </table:table-cell>
          <table:table-cell table:style-name="ce29" table:formula="of:=[.J54]/[.K54]-1" office:value-type="percentage" office:value="0.044377711258544" calcext:value-type="percentage">
            <text:p>4.44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style-name="ce28" table:formula="of:=[.D54]" office:value-type="float" office:value="0.557991832745729" calcext:value-type="float">
            <text:p>0.5580</text:p>
          </table:table-cell>
          <table:table-cell table:style-name="ce28" table:formula="of:=[.J54]" office:value-type="float" office:value="0.507366418546446" calcext:value-type="float">
            <text:p>0.5074</text:p>
          </table:table-cell>
          <table:table-cell table:style-name="ce29" table:formula="of:=[.P54]/[.Q54]-1" office:value-type="percentage" office:value="0.0997807745028134" calcext:value-type="percentage">
            <text:p>9.98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USER Profile</text:p>
          </table:table-cell>
          <table:table-cell office:value-type="float" office:value="0.427149717154935" calcext:value-type="float">
            <text:p>0.4271</text:p>
          </table:table-cell>
          <table:table-cell office:value-type="float" office:value="0.388843702506977" calcext:value-type="float">
            <text:p>0.3888</text:p>
          </table:table-cell>
          <table:table-cell table:style-name="ce29" table:formula="of:=[.D55]/[.E55]-1" office:value-type="percentage" office:value="0.0985126270555217" calcext:value-type="percentage">
            <text:p>9.85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style-name="ce28" office:value-type="float" office:value="0.388851594853809" calcext:value-type="float">
            <text:p>0.3889</text:p>
          </table:table-cell>
          <table:table-cell table:style-name="ce28" office:value-type="float" office:value="0.331803641271891" calcext:value-type="float">
            <text:p>0.3318</text:p>
          </table:table-cell>
          <table:table-cell table:style-name="ce29" table:formula="of:=[.J55]/[.K55]-1" office:value-type="percentage" office:value="0.171932873802223" calcext:value-type="percentage">
            <text:p>17.19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style-name="ce28" table:formula="of:=[.D55]" office:value-type="float" office:value="0.427149717154935" calcext:value-type="float">
            <text:p>0.4271</text:p>
          </table:table-cell>
          <table:table-cell table:style-name="ce28" table:formula="of:=[.J55]" office:value-type="float" office:value="0.388851594853809" calcext:value-type="float">
            <text:p>0.3889</text:p>
          </table:table-cell>
          <table:table-cell table:style-name="ce29" table:formula="of:=[.P55]/[.Q55]-1" office:value-type="percentage" office:value="0.0984903310362515" calcext:value-type="percentage">
            <text:p>9.85%</text:p>
          </table:table-cell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/>
          <table:table-cell table:formula="of:=AVERAGE([.D36:.D55])" office:value-type="float" office:value="0.705088261031733" calcext:value-type="float">
            <text:p>0.7051</text:p>
          </table:table-cell>
          <table:table-cell table:formula="of:=AVERAGE([.E36:.E55])" office:value-type="float" office:value="0.656041555641771" calcext:value-type="float">
            <text:p>0.6560</text:p>
          </table:table-cell>
          <table:table-cell table:style-name="ce29" table:formula="of:=[.D56]/[.E56]-1" office:value-type="percentage" office:value="0.0747615832688859" calcext:value-type="percentage">
            <text:p>7.48%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style-name="ce28" table:formula="of:=AVERAGE([.J36:.J55])" office:value-type="float" office:value="0.644214329220374" calcext:value-type="float">
            <text:p>0.6442</text:p>
          </table:table-cell>
          <table:table-cell table:style-name="ce28" table:formula="of:=AVERAGE([.K36:.K55])" office:value-type="float" office:value="0.609132637614896" calcext:value-type="float">
            <text:p>0.6091</text:p>
          </table:table-cell>
          <table:table-cell table:style-name="ce29" table:formula="of:=[.J56]/[.K56]-1" office:value-type="percentage" office:value="0.0575928614543524" calcext:value-type="percentage">
            <text:p>5.76%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style-name="ce28" table:formula="of:=[.D56]" office:value-type="float" office:value="0.705088261031733" calcext:value-type="float">
            <text:p>0.7051</text:p>
          </table:table-cell>
          <table:table-cell table:style-name="ce28" table:formula="of:=[.J56]" office:value-type="float" office:value="0.644214329220374" calcext:value-type="float">
            <text:p>0.6442</text:p>
          </table:table-cell>
          <table:table-cell table:style-name="ce29" table:formula="of:=[.P56]/[.Q56]-1" office:value-type="percentage" office:value="0.0944932905870439" calcext:value-type="percentage">
            <text:p>9.45%</text:p>
          </table:table-cell>
        </table:table-row>
      </table:table>
      <table:named-expressions/>
      <table:database-ranges>
        <table:database-range table:name="__Anonymous_Sheet_DB__0" table:target-range-address="InputFromCsv.A1:InputFromCsv.E81"/>
        <table:database-range table:name="__Anonymous_Sheet_DB__1" table:target-range-address="similarity_scores.A1:similarity_scores.E239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number:min-decimal-places="4" number:min-integer-digits="1"/>
    </number:number-style>
    <number:number-style style:name="N10121" number:language="en" number:country="US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06T19:58:37.116918047</dc:date>
    <meta:editing-duration>PT12H1M11S</meta:editing-duration>
    <meta:editing-cycles>207</meta:editing-cycles>
    <meta:generator>LibreOffice/7.3.7.2$Linux_X86_64 LibreOffice_project/30$Build-2</meta:generator>
    <meta:document-statistic meta:table-count="4" meta:cell-count="2287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fill="bitmap" draw:fill-color="#355269" draw:fill-image-name="ChartBitmap_20_6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="bitmap" draw:fill-color="#ffd320" draw:fill-image-name="ChartBitmap_20_85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="bitmap" draw:fill-color="#81d41a" draw:fill-image-name="ChartBitmap_20_93" dr3d:edge-rounding="5%"/>
      <style:text-properties fo:font-size="10pt" style:font-size-asian="10pt" style:font-size-complex="10pt"/>
    </style:style>
    <style:style style:name="ch14" style:family="chart">
      <style:chart-properties chart:solid-type="cuboid"/>
    </style:style>
    <style:style style:name="ch15" style:family="chart" style:data-style-name="N0">
      <style:chart-properties chart:link-data-style-to-source="true"/>
      <style:graphic-properties draw:fill="bitmap" draw:fill-color="#ff420e" draw:fill-image-name="ChartBitmap_20_92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06cm" svg:height="9.271cm" xlink:href=".." xlink:type="simple" chart:class="chart:bar" chart:style-name="ch1">
        <chart:title svg:x="7.351cm" svg:y="0.321cm" chart:style-name="ch2">
          <text:p>Ridge</text:p>
        </chart:title>
        <chart:subtitle svg:x="5.737cm" svg:y="1.285cm" chart:style-name="ch3">
          <text:p>PR1, PR2, Request Type
No Correction</text:p>
        </chart:subtitle>
        <chart:legend chart:legend-position="end" svg:x="14.378cm" svg:y="3.589cm" style:legend-expansion="high" chart:style-name="ch4"/>
        <chart:plot-area chart:style-name="ch5" table:cell-range-address="similarity_scores.D7:similarity_scores.E11 similarity_scores.A7:similarity_scores.A7 similarity_scores.A27:similarity_scores.A27 similarity_scores.E27:similarity_scores.E31 similarity_scores.A47:similarity_scores.A47 similarity_scores.E47:similarity_scores.E51 similarity_scores.A67:similarity_scores.A67 similarity_scores.E67:similarity_scores.E71" chart:data-source-has-labels="both" svg:x="1.331cm" svg:y="2.603cm" svg:width="12.727cm" svg:height="5.502cm">
          <chart:coordinate-region svg:x="2.058cm" svg:y="2.802cm" svg:width="12cm" svg:height="4.259cm"/>
          <chart:axis chart:dimension="x" chart:name="primary-x" chart:style-name="ch6" chartooo:axis-type="auto">
            <chartooo:date-scale/>
            <chart:title svg:x="6.631cm" svg:y="8.29cm" chart:style-name="ch7">
              <text:p>Request Type</text:p>
            </chart:title>
            <chart:categories table:cell-range-address="similarity_scores.D7:similarity_scores.D11"/>
          </chart:axis>
          <chart:axis chart:dimension="y" chart:name="primary-y" chart:style-name="ch8">
            <chart:title svg:x="0.451cm" svg:y="6.628cm" chart:style-name="ch9">
              <text:p>Cosine Similarity</text:p>
            </chart:title>
            <chart:grid chart:style-name="ch10" chart:class="major"/>
          </chart:axis>
          <chart:series chart:style-name="ch11" chart:values-cell-range-address="similarity_scores.E7:similarity_scores.E11" chart:label-cell-address="similarity_scores.A7:similarity_scores.A7" chart:class="chart:bar">
            <chart:data-point chart:repeated="5"/>
          </chart:series>
          <chart:series chart:style-name="ch12" chart:values-cell-range-address="similarity_scores.E27:similarity_scores.E31" chart:label-cell-address="similarity_scores.A27:similarity_scores.A27" chart:class="chart:bar">
            <chart:data-point chart:repeated="5"/>
          </chart:series>
          <chart:series chart:style-name="ch13" chart:values-cell-range-address="similarity_scores.E47:similarity_scores.E51" chart:label-cell-address="similarity_scores.A47:similarity_scores.A47" chart:class="chart:bar">
            <chart:data-point chart:style-name="ch14"/>
            <chart:data-point chart:repeated="4"/>
          </chart:series>
          <chart:series chart:style-name="ch15" chart:values-cell-range-address="similarity_scores.E67:similarity_scores.E71" chart:label-cell-address="similarity_scores.A67:similarity_scores.A67" chart:class="chart:bar">
            <chart:data-point chart:style-name="ch14"/>
            <chart:data-point/>
            <chart:data-point chart:style-name="ch14"/>
            <chart:data-point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  <draw:g>
                  <svg:desc>similarity_scores.A7:similarity_scores.A7</svg:desc>
                </draw:g>
              </table:table-cell>
              <table:table-cell office:value-type="string">
                <text:p>low25</text:p>
                <draw:g>
                  <svg:desc>similarity_scores.A27:similarity_scores.A27</svg:desc>
                </draw:g>
              </table:table-cell>
              <table:table-cell office:value-type="string">
                <text:p>med</text:p>
                <draw:g>
                  <svg:desc>similarity_scores.A47:similarity_scores.A47</svg:desc>
                </draw:g>
              </table:table-cell>
              <table:table-cell office:value-type="string">
                <text:p>high</text:p>
                <draw:g>
                  <svg:desc>similarity_scores.A67:similarity_scores.A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gin User</text:p>
                <draw:g>
                  <svg:desc>similarity_scores.D7:similarity_scores.D11</svg:desc>
                </draw:g>
              </table:table-cell>
              <table:table-cell office:value-type="float" office:value="0.319047237214873">
                <text:p>0.319047237214873</text:p>
                <draw:g>
                  <svg:desc>similarity_scores.E7:similarity_scores.E11</svg:desc>
                </draw:g>
              </table:table-cell>
              <table:table-cell office:value-type="float" office:value="0.797566964766113">
                <text:p>0.797566964766113</text:p>
                <draw:g>
                  <svg:desc>similarity_scores.E27:similarity_scores.E31</svg:desc>
                </draw:g>
              </table:table-cell>
              <table:table-cell office:value-type="float" office:value="0.567824559719647">
                <text:p>0.567824559719647</text:p>
                <draw:g>
                  <svg:desc>similarity_scores.E47:similarity_scores.E51</svg:desc>
                </draw:g>
              </table:table-cell>
              <table:table-cell office:value-type="float" office:value="0.68056189771111">
                <text:p>0.68056189771111</text:p>
                <draw:g>
                  <svg:desc>similarity_scores.E67:similarity_scores.E71</svg:desc>
                </draw:g>
              </table:table-cell>
            </table:table-row>
            <table:table-row>
              <table:table-cell office:value-type="string">
                <text:p>GET Product Category</text:p>
              </table:table-cell>
              <table:table-cell office:value-type="float" office:value="0.776224064052082">
                <text:p>0.776224064052082</text:p>
              </table:table-cell>
              <table:table-cell office:value-type="float" office:value="0.865506900311224">
                <text:p>0.865506900311224</text:p>
              </table:table-cell>
              <table:table-cell office:value-type="float" office:value="0.685271557276444">
                <text:p>0.685271557276444</text:p>
              </table:table-cell>
              <table:table-cell office:value-type="float" office:value="0.789579239507233">
                <text:p>0.789579239507233</text:p>
              </table:table-cell>
            </table:table-row>
            <table:table-row>
              <table:table-cell office:value-type="string">
                <text:p>GET Product</text:p>
              </table:table-cell>
              <table:table-cell office:value-type="float" office:value="0.906084126117895">
                <text:p>0.906084126117895</text:p>
              </table:table-cell>
              <table:table-cell office:value-type="float" office:value="0.849858584174774">
                <text:p>0.849858584174774</text:p>
              </table:table-cell>
              <table:table-cell office:value-type="float" office:value="0.702867719570965">
                <text:p>0.702867719570965</text:p>
              </table:table-cell>
              <table:table-cell office:value-type="float" office:value="0.789651216692934">
                <text:p>0.789651216692934</text:p>
              </table:table-cell>
            </table:table-row>
            <table:table-row>
              <table:table-cell office:value-type="string">
                <text:p>GET Cart</text:p>
              </table:table-cell>
              <table:table-cell office:value-type="float" office:value="0.794170660084155">
                <text:p>0.794170660084155</text:p>
              </table:table-cell>
              <table:table-cell office:value-type="float" office:value="0.827646836452229">
                <text:p>0.827646836452229</text:p>
              </table:table-cell>
              <table:table-cell office:value-type="float" office:value="0.560860041845991">
                <text:p>0.560860041845991</text:p>
              </table:table-cell>
              <table:table-cell office:value-type="float" office:value="0.718054245162466">
                <text:p>0.718054245162466</text:p>
              </table:table-cell>
            </table:table-row>
            <table:table-row>
              <table:table-cell office:value-type="string">
                <text:p>GET User Profile</text:p>
              </table:table-cell>
              <table:table-cell office:value-type="float" office:value="0.473972623173307">
                <text:p>0.473972623173307</text:p>
              </table:table-cell>
              <table:table-cell office:value-type="float" office:value="0.6630462674761">
                <text:p>0.6630462674761</text:p>
              </table:table-cell>
              <table:table-cell office:value-type="float" office:value="0.556499281702677">
                <text:p>0.556499281702677</text:p>
              </table:table-cell>
              <table:table-cell office:value-type="float" office:value="0.525815424263298">
                <text:p>0.5258154242632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fill-image draw:name="ChartBitmap_20_1" draw:display-name="ChartBitmap 1" xlink:href="Pictures/100000000000000800000008D085463572746166.png" xlink:type="simple" xlink:show="embed" xlink:actuate="onLoad"/>
    <draw:fill-image draw:name="ChartBitmap_20_10" draw:display-name="ChartBitmap 10" xlink:href="Pictures/100000000000000800000008CE7A1D3C1327BABD.png" xlink:type="simple" xlink:show="embed" xlink:actuate="onLoad"/>
    <draw:fill-image draw:name="ChartBitmap_20_11" draw:display-name="ChartBitmap 11" xlink:href="Pictures/10000000000000080000000814872DB0AADBBD09.png" xlink:type="simple" xlink:show="embed" xlink:actuate="onLoad"/>
    <draw:fill-image draw:name="ChartBitmap_20_12" draw:display-name="ChartBitmap 12" xlink:href="Pictures/100000000000000800000008471D131280963498.png" xlink:type="simple" xlink:show="embed" xlink:actuate="onLoad"/>
    <draw:fill-image draw:name="ChartBitmap_20_13" draw:display-name="ChartBitmap 13" xlink:href="Pictures/100000000000000800000008DDF7072BDBA5EFCF.png" xlink:type="simple" xlink:show="embed" xlink:actuate="onLoad"/>
    <draw:fill-image draw:name="ChartBitmap_20_14" draw:display-name="ChartBitmap 14" xlink:href="Pictures/10000000000000080000000838BBC215E675B78E.png" xlink:type="simple" xlink:show="embed" xlink:actuate="onLoad"/>
    <draw:fill-image draw:name="ChartBitmap_20_15" draw:display-name="ChartBitmap 15" xlink:href="Pictures/10000000000000080000000863AF7EBD794A907E.png" xlink:type="simple" xlink:show="embed" xlink:actuate="onLoad"/>
    <draw:fill-image draw:name="ChartBitmap_20_16" draw:display-name="ChartBitmap 16" xlink:href="Pictures/100000000000000800000008F70D036D45FFF5DF.png" xlink:type="simple" xlink:show="embed" xlink:actuate="onLoad"/>
    <draw:fill-image draw:name="ChartBitmap_20_17" draw:display-name="ChartBitmap 17" xlink:href="Pictures/100000000000000800000008FEBA2E0C3FC718DC.png" xlink:type="simple" xlink:show="embed" xlink:actuate="onLoad"/>
    <draw:fill-image draw:name="ChartBitmap_20_18" draw:display-name="ChartBitmap 18" xlink:href="Pictures/100000000000000800000008ECA1FC2F7DBB3D5E.png" xlink:type="simple" xlink:show="embed" xlink:actuate="onLoad"/>
    <draw:fill-image draw:name="ChartBitmap_20_19" draw:display-name="ChartBitmap 19" xlink:href="Pictures/1000000000000008000000080D0306583F8D6467.png" xlink:type="simple" xlink:show="embed" xlink:actuate="onLoad"/>
    <draw:fill-image draw:name="ChartBitmap_20_2" draw:display-name="ChartBitmap 2" xlink:href="Pictures/1000000000000008000000080944901A42762024.png" xlink:type="simple" xlink:show="embed" xlink:actuate="onLoad"/>
    <draw:fill-image draw:name="ChartBitmap_20_20" draw:display-name="ChartBitmap 20" xlink:href="Pictures/1000000000000008000000082DC0B1E7337DD2BB.png" xlink:type="simple" xlink:show="embed" xlink:actuate="onLoad"/>
    <draw:fill-image draw:name="ChartBitmap_20_21" draw:display-name="ChartBitmap 21" xlink:href="Pictures/1000000000000008000000083311E16C2612269C.png" xlink:type="simple" xlink:show="embed" xlink:actuate="onLoad"/>
    <draw:fill-image draw:name="ChartBitmap_20_22" draw:display-name="ChartBitmap 22" xlink:href="Pictures/10000000000000080000000848CE65F29A64C695.png" xlink:type="simple" xlink:show="embed" xlink:actuate="onLoad"/>
    <draw:fill-image draw:name="ChartBitmap_20_23" draw:display-name="ChartBitmap 23" xlink:href="Pictures/1000000000000008000000082AB7DF44B2B49EFE.png" xlink:type="simple" xlink:show="embed" xlink:actuate="onLoad"/>
    <draw:fill-image draw:name="ChartBitmap_20_24" draw:display-name="ChartBitmap 24" xlink:href="Pictures/10000000000000080000000848CE65F29A64C695.png" xlink:type="simple" xlink:show="embed" xlink:actuate="onLoad"/>
    <draw:fill-image draw:name="ChartBitmap_20_25" draw:display-name="ChartBitmap 25" xlink:href="Pictures/10000000000000080000000804BF638A536D0ACD.png" xlink:type="simple" xlink:show="embed" xlink:actuate="onLoad"/>
    <draw:fill-image draw:name="ChartBitmap_20_26" draw:display-name="ChartBitmap 26" xlink:href="Pictures/100000000000000800000008BAFBAD1A18D42779.png" xlink:type="simple" xlink:show="embed" xlink:actuate="onLoad"/>
    <draw:fill-image draw:name="ChartBitmap_20_27" draw:display-name="ChartBitmap 27" xlink:href="Pictures/100000000000000800000008DE715E6BC605B225.png" xlink:type="simple" xlink:show="embed" xlink:actuate="onLoad"/>
    <draw:fill-image draw:name="ChartBitmap_20_28" draw:display-name="ChartBitmap 28" xlink:href="Pictures/10000000000000080000000820B6C82F5839B043.png" xlink:type="simple" xlink:show="embed" xlink:actuate="onLoad"/>
    <draw:fill-image draw:name="ChartBitmap_20_29" draw:display-name="ChartBitmap 29" xlink:href="Pictures/100000000000000800000008BFDA60484C6D95EA.png" xlink:type="simple" xlink:show="embed" xlink:actuate="onLoad"/>
    <draw:fill-image draw:name="ChartBitmap_20_3" draw:display-name="ChartBitmap 3" xlink:href="Pictures/100000000000000800000008B1F22B1B857E713A.png" xlink:type="simple" xlink:show="embed" xlink:actuate="onLoad"/>
    <draw:fill-image draw:name="ChartBitmap_20_30" draw:display-name="ChartBitmap 30" xlink:href="Pictures/1000000000000008000000085FA7B61ECD8498E5.png" xlink:type="simple" xlink:show="embed" xlink:actuate="onLoad"/>
    <draw:fill-image draw:name="ChartBitmap_20_31" draw:display-name="ChartBitmap 31" xlink:href="Pictures/100000000000000800000008130CE7EAB6AB49F7.png" xlink:type="simple" xlink:show="embed" xlink:actuate="onLoad"/>
    <draw:fill-image draw:name="ChartBitmap_20_32" draw:display-name="ChartBitmap 32" xlink:href="Pictures/1000000000000008000000086B36C345212D6EEA.png" xlink:type="simple" xlink:show="embed" xlink:actuate="onLoad"/>
    <draw:fill-image draw:name="ChartBitmap_20_33" draw:display-name="ChartBitmap 33" xlink:href="Pictures/1000000000000008000000088F4F00AFA4E0910F.png" xlink:type="simple" xlink:show="embed" xlink:actuate="onLoad"/>
    <draw:fill-image draw:name="ChartBitmap_20_34" draw:display-name="ChartBitmap 34" xlink:href="Pictures/100000000000000800000008B88C96B5A7E6DB5B.png" xlink:type="simple" xlink:show="embed" xlink:actuate="onLoad"/>
    <draw:fill-image draw:name="ChartBitmap_20_35" draw:display-name="ChartBitmap 35" xlink:href="Pictures/100000000000000800000008B88C96B5A7E6DB5B.png" xlink:type="simple" xlink:show="embed" xlink:actuate="onLoad"/>
    <draw:fill-image draw:name="ChartBitmap_20_36" draw:display-name="ChartBitmap 36" xlink:href="Pictures/100000000000000800000008D085463572746166.png" xlink:type="simple" xlink:show="embed" xlink:actuate="onLoad"/>
    <draw:fill-image draw:name="ChartBitmap_20_37" draw:display-name="ChartBitmap 37" xlink:href="Pictures/1000000000000008000000086A5AF3F6BC5B0986.png" xlink:type="simple" xlink:show="embed" xlink:actuate="onLoad"/>
    <draw:fill-image draw:name="ChartBitmap_20_38" draw:display-name="ChartBitmap 38" xlink:href="Pictures/1000000000000008000000080944901A42762024.png" xlink:type="simple" xlink:show="embed" xlink:actuate="onLoad"/>
    <draw:fill-image draw:name="ChartBitmap_20_39" draw:display-name="ChartBitmap 39" xlink:href="Pictures/100000000000000800000008471D131280963498.png" xlink:type="simple" xlink:show="embed" xlink:actuate="onLoad"/>
    <draw:fill-image draw:name="ChartBitmap_20_4" draw:display-name="ChartBitmap 4" xlink:href="Pictures/10000000000000080000000891CC5B4335A1319C.png" xlink:type="simple" xlink:show="embed" xlink:actuate="onLoad"/>
    <draw:fill-image draw:name="ChartBitmap_20_40" draw:display-name="ChartBitmap 40" xlink:href="Pictures/10000000000000080000000891CC5B4335A1319C.png" xlink:type="simple" xlink:show="embed" xlink:actuate="onLoad"/>
    <draw:fill-image draw:name="ChartBitmap_20_41" draw:display-name="ChartBitmap 41" xlink:href="Pictures/10000000000000080000000893C84A2F4D48AD58.png" xlink:type="simple" xlink:show="embed" xlink:actuate="onLoad"/>
    <draw:fill-image draw:name="ChartBitmap_20_42" draw:display-name="ChartBitmap 42" xlink:href="Pictures/1000000000000008000000083CB2370AEE6419D3.png" xlink:type="simple" xlink:show="embed" xlink:actuate="onLoad"/>
    <draw:fill-image draw:name="ChartBitmap_20_43" draw:display-name="ChartBitmap 43" xlink:href="Pictures/1000000000000008000000085893F27E1690F0DD.png" xlink:type="simple" xlink:show="embed" xlink:actuate="onLoad"/>
    <draw:fill-image draw:name="ChartBitmap_20_44" draw:display-name="ChartBitmap 44" xlink:href="Pictures/10000000000000080000000846A6E2D2615F4837.png" xlink:type="simple" xlink:show="embed" xlink:actuate="onLoad"/>
    <draw:fill-image draw:name="ChartBitmap_20_45" draw:display-name="ChartBitmap 45" xlink:href="Pictures/100000000000000800000008C03529C2E2D463B9.png" xlink:type="simple" xlink:show="embed" xlink:actuate="onLoad"/>
    <draw:fill-image draw:name="ChartBitmap_20_46" draw:display-name="ChartBitmap 46" xlink:href="Pictures/100000000000000800000008D469A22D40EC1428.png" xlink:type="simple" xlink:show="embed" xlink:actuate="onLoad"/>
    <draw:fill-image draw:name="ChartBitmap_20_47" draw:display-name="ChartBitmap 47" xlink:href="Pictures/100000000000000800000008ADD841A3DBC415DF.png" xlink:type="simple" xlink:show="embed" xlink:actuate="onLoad"/>
    <draw:fill-image draw:name="ChartBitmap_20_48" draw:display-name="ChartBitmap 48" xlink:href="Pictures/100000000000000800000008B0FEC5F85BA53475.png" xlink:type="simple" xlink:show="embed" xlink:actuate="onLoad"/>
    <draw:fill-image draw:name="ChartBitmap_20_49" draw:display-name="ChartBitmap 49" xlink:href="Pictures/100000000000000800000008FCC7735CE0F3D4D1.png" xlink:type="simple" xlink:show="embed" xlink:actuate="onLoad"/>
    <draw:fill-image draw:name="ChartBitmap_20_5" draw:display-name="ChartBitmap 5" xlink:href="Pictures/100000000000000800000008B88C96B5A7E6DB5B.png" xlink:type="simple" xlink:show="embed" xlink:actuate="onLoad"/>
    <draw:fill-image draw:name="ChartBitmap_20_50" draw:display-name="ChartBitmap 50" xlink:href="Pictures/100000000000000800000008FCC7735CE0F3D4D1.png" xlink:type="simple" xlink:show="embed" xlink:actuate="onLoad"/>
    <draw:fill-image draw:name="ChartBitmap_20_51" draw:display-name="ChartBitmap 51" xlink:href="Pictures/1000000000000008000000080401C52F7A7E6E92.png" xlink:type="simple" xlink:show="embed" xlink:actuate="onLoad"/>
    <draw:fill-image draw:name="ChartBitmap_20_52" draw:display-name="ChartBitmap 52" xlink:href="Pictures/100000000000000800000008FFE9C95953E9F99F.png" xlink:type="simple" xlink:show="embed" xlink:actuate="onLoad"/>
    <draw:fill-image draw:name="ChartBitmap_20_53" draw:display-name="ChartBitmap 53" xlink:href="Pictures/1000000000000008000000088DC8D5ECBF6A8B93.png" xlink:type="simple" xlink:show="embed" xlink:actuate="onLoad"/>
    <draw:fill-image draw:name="ChartBitmap_20_54" draw:display-name="ChartBitmap 54" xlink:href="Pictures/100000000000000800000008352E2E390C7EAB70.png" xlink:type="simple" xlink:show="embed" xlink:actuate="onLoad"/>
    <draw:fill-image draw:name="ChartBitmap_20_55" draw:display-name="ChartBitmap 55" xlink:href="Pictures/1000000000000008000000088DC8D5ECBF6A8B93.png" xlink:type="simple" xlink:show="embed" xlink:actuate="onLoad"/>
    <draw:fill-image draw:name="ChartBitmap_20_56" draw:display-name="ChartBitmap 56" xlink:href="Pictures/1000000000000008000000088DC8D5ECBF6A8B93.png" xlink:type="simple" xlink:show="embed" xlink:actuate="onLoad"/>
    <draw:fill-image draw:name="ChartBitmap_20_57" draw:display-name="ChartBitmap 57" xlink:href="Pictures/100000000000000800000008FA9A075786C78E4D.png" xlink:type="simple" xlink:show="embed" xlink:actuate="onLoad"/>
    <draw:fill-image draw:name="ChartBitmap_20_58" draw:display-name="ChartBitmap 58" xlink:href="Pictures/100000000000000800000008FFE9C95953E9F99F.png" xlink:type="simple" xlink:show="embed" xlink:actuate="onLoad"/>
    <draw:fill-image draw:name="ChartBitmap_20_59" draw:display-name="ChartBitmap 59" xlink:href="Pictures/100000000000000800000008FFE9C95953E9F99F.png" xlink:type="simple" xlink:show="embed" xlink:actuate="onLoad"/>
    <draw:fill-image draw:name="ChartBitmap_20_6" draw:display-name="ChartBitmap 6" xlink:href="Pictures/100000000000000800000008DDF7072BDBA5EFCF.png" xlink:type="simple" xlink:show="embed" xlink:actuate="onLoad"/>
    <draw:fill-image draw:name="ChartBitmap_20_60" draw:display-name="ChartBitmap 60" xlink:href="Pictures/100000000000000800000008F0CA1C221604D369.png" xlink:type="simple" xlink:show="embed" xlink:actuate="onLoad"/>
    <draw:fill-image draw:name="ChartBitmap_20_61" draw:display-name="ChartBitmap 61" xlink:href="Pictures/1000000000000008000000088DC8D5ECBF6A8B93.png" xlink:type="simple" xlink:show="embed" xlink:actuate="onLoad"/>
    <draw:fill-image draw:name="ChartBitmap_20_62" draw:display-name="ChartBitmap 62" xlink:href="Pictures/1000000000000008000000088DC8D5ECBF6A8B93.png" xlink:type="simple" xlink:show="embed" xlink:actuate="onLoad"/>
    <draw:fill-image draw:name="ChartBitmap_20_63" draw:display-name="ChartBitmap 63" xlink:href="Pictures/1000000000000008000000088DC8D5ECBF6A8B93.png" xlink:type="simple" xlink:show="embed" xlink:actuate="onLoad"/>
    <draw:fill-image draw:name="ChartBitmap_20_64" draw:display-name="ChartBitmap 64" xlink:href="Pictures/1000000000000008000000088DC8D5ECBF6A8B93.png" xlink:type="simple" xlink:show="embed" xlink:actuate="onLoad"/>
    <draw:fill-image draw:name="ChartBitmap_20_65" draw:display-name="ChartBitmap 65" xlink:href="Pictures/1000000000000008000000088DC8D5ECBF6A8B93.png" xlink:type="simple" xlink:show="embed" xlink:actuate="onLoad"/>
    <draw:fill-image draw:name="ChartBitmap_20_66" draw:display-name="ChartBitmap 66" xlink:href="Pictures/1000000000000008000000088DC8D5ECBF6A8B93.png" xlink:type="simple" xlink:show="embed" xlink:actuate="onLoad"/>
    <draw:fill-image draw:name="ChartBitmap_20_67" draw:display-name="ChartBitmap 67" xlink:href="Pictures/1000000000000008000000088DC8D5ECBF6A8B93.png" xlink:type="simple" xlink:show="embed" xlink:actuate="onLoad"/>
    <draw:fill-image draw:name="ChartBitmap_20_68" draw:display-name="ChartBitmap 68" xlink:href="Pictures/1000000000000008000000082BD2630A236200AA.png" xlink:type="simple" xlink:show="embed" xlink:actuate="onLoad"/>
    <draw:fill-image draw:name="ChartBitmap_20_69" draw:display-name="ChartBitmap 69" xlink:href="Pictures/1000000000000008000000082BD2630A236200AA.png" xlink:type="simple" xlink:show="embed" xlink:actuate="onLoad"/>
    <draw:fill-image draw:name="ChartBitmap_20_7" draw:display-name="ChartBitmap 7" xlink:href="Pictures/100000000000000800000008471D131280963498.png" xlink:type="simple" xlink:show="embed" xlink:actuate="onLoad"/>
    <draw:fill-image draw:name="ChartBitmap_20_70" draw:display-name="ChartBitmap 70" xlink:href="Pictures/100000000000000800000008352E2E390C7EAB70.png" xlink:type="simple" xlink:show="embed" xlink:actuate="onLoad"/>
    <draw:fill-image draw:name="ChartBitmap_20_71" draw:display-name="ChartBitmap 71" xlink:href="Pictures/100000000000000800000008D469A22D40EC1428.png" xlink:type="simple" xlink:show="embed" xlink:actuate="onLoad"/>
    <draw:fill-image draw:name="ChartBitmap_20_72" draw:display-name="ChartBitmap 72" xlink:href="Pictures/100000000000000800000008D469A22D40EC1428.png" xlink:type="simple" xlink:show="embed" xlink:actuate="onLoad"/>
    <draw:fill-image draw:name="ChartBitmap_20_73" draw:display-name="ChartBitmap 73" xlink:href="Pictures/1000000000000008000000088DC8D5ECBF6A8B93.png" xlink:type="simple" xlink:show="embed" xlink:actuate="onLoad"/>
    <draw:fill-image draw:name="ChartBitmap_20_74" draw:display-name="ChartBitmap 74" xlink:href="Pictures/100000000000000800000008FFE9C95953E9F99F.png" xlink:type="simple" xlink:show="embed" xlink:actuate="onLoad"/>
    <draw:fill-image draw:name="ChartBitmap_20_75" draw:display-name="ChartBitmap 75" xlink:href="Pictures/100000000000000800000008352E2E390C7EAB70.png" xlink:type="simple" xlink:show="embed" xlink:actuate="onLoad"/>
    <draw:fill-image draw:name="ChartBitmap_20_76" draw:display-name="ChartBitmap 76" xlink:href="Pictures/100000000000000800000008D469A22D40EC1428.png" xlink:type="simple" xlink:show="embed" xlink:actuate="onLoad"/>
    <draw:fill-image draw:name="ChartBitmap_20_77" draw:display-name="ChartBitmap 77" xlink:href="Pictures/1000000000000008000000088DC8D5ECBF6A8B93.png" xlink:type="simple" xlink:show="embed" xlink:actuate="onLoad"/>
    <draw:fill-image draw:name="ChartBitmap_20_78" draw:display-name="ChartBitmap 78" xlink:href="Pictures/100000000000000800000008FFE9C95953E9F99F.png" xlink:type="simple" xlink:show="embed" xlink:actuate="onLoad"/>
    <draw:fill-image draw:name="ChartBitmap_20_79" draw:display-name="ChartBitmap 79" xlink:href="Pictures/100000000000000800000008352E2E390C7EAB70.png" xlink:type="simple" xlink:show="embed" xlink:actuate="onLoad"/>
    <draw:fill-image draw:name="ChartBitmap_20_8" draw:display-name="ChartBitmap 8" xlink:href="Pictures/10000000000000080000000814872DB0AADBBD09.png" xlink:type="simple" xlink:show="embed" xlink:actuate="onLoad"/>
    <draw:fill-image draw:name="ChartBitmap_20_80" draw:display-name="ChartBitmap 80" xlink:href="Pictures/100000000000000800000008D469A22D40EC1428.png" xlink:type="simple" xlink:show="embed" xlink:actuate="onLoad"/>
    <draw:fill-image draw:name="ChartBitmap_20_81" draw:display-name="ChartBitmap 81" xlink:href="Pictures/100000000000000800000008D4E46D25FD39BF83.png" xlink:type="simple" xlink:show="embed" xlink:actuate="onLoad"/>
    <draw:fill-image draw:name="ChartBitmap_20_82" draw:display-name="ChartBitmap 82" xlink:href="Pictures/1000000000000008000000080944901A42762024.png" xlink:type="simple" xlink:show="embed" xlink:actuate="onLoad"/>
    <draw:fill-image draw:name="ChartBitmap_20_83" draw:display-name="ChartBitmap 83" xlink:href="Pictures/100000000000000800000008499ACFC1FA0D5F2B.png" xlink:type="simple" xlink:show="embed" xlink:actuate="onLoad"/>
    <draw:fill-image draw:name="ChartBitmap_20_84" draw:display-name="ChartBitmap 84" xlink:href="Pictures/1000000000000008000000088DC8D5ECBF6A8B93.png" xlink:type="simple" xlink:show="embed" xlink:actuate="onLoad"/>
    <draw:fill-image draw:name="ChartBitmap_20_85" draw:display-name="ChartBitmap 85" xlink:href="Pictures/100000000000000800000008FFE9C95953E9F99F.png" xlink:type="simple" xlink:show="embed" xlink:actuate="onLoad"/>
    <draw:fill-image draw:name="ChartBitmap_20_86" draw:display-name="ChartBitmap 86" xlink:href="Pictures/100000000000000800000008FFE9C95953E9F99F.png" xlink:type="simple" xlink:show="embed" xlink:actuate="onLoad"/>
    <draw:fill-image draw:name="ChartBitmap_20_87" draw:display-name="ChartBitmap 87" xlink:href="Pictures/1000000000000008000000082BD2630A236200AA.png" xlink:type="simple" xlink:show="embed" xlink:actuate="onLoad"/>
    <draw:fill-image draw:name="ChartBitmap_20_88" draw:display-name="ChartBitmap 88" xlink:href="Pictures/100000000000000800000008352E2E390C7EAB70.png" xlink:type="simple" xlink:show="embed" xlink:actuate="onLoad"/>
    <draw:fill-image draw:name="ChartBitmap_20_89" draw:display-name="ChartBitmap 89" xlink:href="Pictures/100000000000000800000008352E2E390C7EAB70.png" xlink:type="simple" xlink:show="embed" xlink:actuate="onLoad"/>
    <draw:fill-image draw:name="ChartBitmap_20_9" draw:display-name="ChartBitmap 9" xlink:href="Pictures/1000000000000008000000080944901A42762024.png" xlink:type="simple" xlink:show="embed" xlink:actuate="onLoad"/>
    <draw:fill-image draw:name="ChartBitmap_20_90" draw:display-name="ChartBitmap 90" xlink:href="Pictures/100000000000000800000008471D131280963498.png" xlink:type="simple" xlink:show="embed" xlink:actuate="onLoad"/>
    <draw:fill-image draw:name="ChartBitmap_20_91" draw:display-name="ChartBitmap 91" xlink:href="Pictures/100000000000000800000008D469A22D40EC1428.png" xlink:type="simple" xlink:show="embed" xlink:actuate="onLoad"/>
    <draw:fill-image draw:name="ChartBitmap_20_92" draw:display-name="ChartBitmap 92" xlink:href="Pictures/100000000000000800000008D469A22D40EC1428.png" xlink:type="simple" xlink:show="embed" xlink:actuate="onLoad"/>
    <draw:fill-image draw:name="ChartBitmap_20_93" draw:display-name="ChartBitmap 93" xlink:href="Pictures/100000000000000800000008352E2E390C7EAB70.png" xlink:type="simple" xlink:show="embed" xlink:actuate="onLoad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fill="bitmap" draw:fill-color="#ff420e" draw:fill-image-name="ChartBitmap_20_84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="bitmap" draw:fill-color="#ffd320" draw:fill-image-name="ChartBitmap_20_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="bitmap" draw:fill-color="#355269" draw:fill-image-name="ChartBitmap_20_89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fill="bitmap" draw:fill-color="#81d41a" draw:fill-image-name="ChartBitmap_20_76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86cm" svg:height="9cm" xlink:href=".." xlink:type="simple" chart:class="chart:bar" chart:style-name="ch1">
        <chart:title svg:x="7.619cm" svg:y="0.316cm" chart:style-name="ch2">
          <text:p>DT</text:p>
        </chart:title>
        <chart:subtitle svg:x="5.727cm" svg:y="1.275cm" chart:style-name="ch3">
          <text:p>PR1, PR2, Request Type
No Correction</text:p>
        </chart:subtitle>
        <chart:legend chart:legend-position="end" svg:x="14.358cm" svg:y="3.454cm" style:legend-expansion="high" chart:style-name="ch4"/>
        <chart:plot-area chart:style-name="ch5" table:cell-range-address="similarity_scores.D17:similarity_scores.E21 similarity_scores.A17:similarity_scores.A17 similarity_scores.A37:similarity_scores.A37 similarity_scores.E37:similarity_scores.E41 similarity_scores.A57:similarity_scores.A57 similarity_scores.E57:similarity_scores.E61 similarity_scores.A77:similarity_scores.A77 similarity_scores.E77:similarity_scores.E81" chart:data-source-has-labels="both" svg:x="1.33cm" svg:y="2.588cm" svg:width="12.709cm" svg:height="5.251cm">
          <chart:coordinate-region svg:x="2.057cm" svg:y="2.787cm" svg:width="11.982cm" svg:height="4.008cm"/>
          <chart:axis chart:dimension="x" chart:name="primary-x" chart:style-name="ch6" chartooo:axis-type="auto">
            <chartooo:date-scale/>
            <chart:title svg:x="6.621cm" svg:y="8.019cm" chart:style-name="ch7">
              <text:p>Request Type</text:p>
            </chart:title>
            <chart:categories table:cell-range-address="similarity_scores.D17:similarity_scores.D21"/>
          </chart:axis>
          <chart:axis chart:dimension="y" chart:name="primary-y" chart:style-name="ch8">
            <chart:title svg:x="0.451cm" svg:y="6.487cm" chart:style-name="ch9">
              <text:p>Cosine Similarity</text:p>
            </chart:title>
            <chart:grid chart:style-name="ch10" chart:class="major"/>
          </chart:axis>
          <chart:series chart:style-name="ch11" chart:values-cell-range-address="similarity_scores.E17:similarity_scores.E21" chart:label-cell-address="similarity_scores.A17:similarity_scores.A17" chart:class="chart:bar">
            <chart:data-point chart:repeated="5"/>
          </chart:series>
          <chart:series chart:style-name="ch12" chart:values-cell-range-address="similarity_scores.E37:similarity_scores.E41" chart:label-cell-address="similarity_scores.A37:similarity_scores.A37" chart:class="chart:bar">
            <chart:data-point chart:repeated="5"/>
          </chart:series>
          <chart:series chart:style-name="ch13" chart:values-cell-range-address="similarity_scores.E57:similarity_scores.E61" chart:label-cell-address="similarity_scores.A57:similarity_scores.A57" chart:class="chart:bar">
            <chart:data-point chart:repeated="5"/>
          </chart:series>
          <chart:series chart:style-name="ch14" chart:values-cell-range-address="similarity_scores.E77:similarity_scores.E81" chart:label-cell-address="similarity_scores.A77:similarity_scores.A77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  <draw:g>
                  <svg:desc>similarity_scores.A17:similarity_scores.A17</svg:desc>
                </draw:g>
              </table:table-cell>
              <table:table-cell office:value-type="string">
                <text:p>low25</text:p>
                <draw:g>
                  <svg:desc>similarity_scores.A37:similarity_scores.A37</svg:desc>
                </draw:g>
              </table:table-cell>
              <table:table-cell office:value-type="string">
                <text:p>med</text:p>
                <draw:g>
                  <svg:desc>similarity_scores.A57:similarity_scores.A57</svg:desc>
                </draw:g>
              </table:table-cell>
              <table:table-cell office:value-type="string">
                <text:p>high</text:p>
                <draw:g>
                  <svg:desc>similarity_scores.A77:similarity_scores.A7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gin User</text:p>
                <draw:g>
                  <svg:desc>similarity_scores.D17:similarity_scores.D21</svg:desc>
                </draw:g>
              </table:table-cell>
              <table:table-cell office:value-type="float" office:value="0.317166138986681">
                <text:p>0.317166138986681</text:p>
                <draw:g>
                  <svg:desc>similarity_scores.E17:similarity_scores.E21</svg:desc>
                </draw:g>
              </table:table-cell>
              <table:table-cell office:value-type="float" office:value="0.791990916504036">
                <text:p>0.791990916504036</text:p>
                <draw:g>
                  <svg:desc>similarity_scores.E37:similarity_scores.E41</svg:desc>
                </draw:g>
              </table:table-cell>
              <table:table-cell office:value-type="float" office:value="0.568797216762621">
                <text:p>0.568797216762621</text:p>
                <draw:g>
                  <svg:desc>similarity_scores.E57:similarity_scores.E61</svg:desc>
                </draw:g>
              </table:table-cell>
              <table:table-cell office:value-type="float" office:value="0.687172185087927">
                <text:p>0.687172185087927</text:p>
                <draw:g>
                  <svg:desc>similarity_scores.E77:similarity_scores.E81</svg:desc>
                </draw:g>
              </table:table-cell>
            </table:table-row>
            <table:table-row>
              <table:table-cell office:value-type="string">
                <text:p>GET Product Category</text:p>
              </table:table-cell>
              <table:table-cell office:value-type="float" office:value="0.764414954953065">
                <text:p>0.764414954953065</text:p>
              </table:table-cell>
              <table:table-cell office:value-type="float" office:value="0.815362316222221">
                <text:p>0.815362316222221</text:p>
              </table:table-cell>
              <table:table-cell office:value-type="float" office:value="0.682652834496453">
                <text:p>0.682652834496453</text:p>
              </table:table-cell>
              <table:table-cell office:value-type="float" office:value="0.791769623846452">
                <text:p>0.791769623846452</text:p>
              </table:table-cell>
            </table:table-row>
            <table:table-row>
              <table:table-cell office:value-type="string">
                <text:p>GET Product</text:p>
              </table:table-cell>
              <table:table-cell office:value-type="float" office:value="0.838794772092195">
                <text:p>0.838794772092195</text:p>
              </table:table-cell>
              <table:table-cell office:value-type="float" office:value="0.873171976198441">
                <text:p>0.873171976198441</text:p>
              </table:table-cell>
              <table:table-cell office:value-type="float" office:value="0.713481792331079">
                <text:p>0.713481792331079</text:p>
              </table:table-cell>
              <table:table-cell office:value-type="float" office:value="0.798899500187992">
                <text:p>0.798899500187992</text:p>
              </table:table-cell>
            </table:table-row>
            <table:table-row>
              <table:table-cell office:value-type="string">
                <text:p>GET Cart</text:p>
              </table:table-cell>
              <table:table-cell office:value-type="float" office:value="0.785214283203602">
                <text:p>0.785214283203602</text:p>
              </table:table-cell>
              <table:table-cell office:value-type="float" office:value="0.789374584476508">
                <text:p>0.789374584476508</text:p>
              </table:table-cell>
              <table:table-cell office:value-type="float" office:value="0.561204734414997">
                <text:p>0.561204734414997</text:p>
              </table:table-cell>
              <table:table-cell office:value-type="float" office:value="0.723444737723211">
                <text:p>0.723444737723211</text:p>
              </table:table-cell>
            </table:table-row>
            <table:table-row>
              <table:table-cell office:value-type="string">
                <text:p>GET User Profile</text:p>
              </table:table-cell>
              <table:table-cell office:value-type="float" office:value="0.468358868427103">
                <text:p>0.468358868427103</text:p>
              </table:table-cell>
              <table:table-cell office:value-type="float" office:value="0.663073091650973">
                <text:p>0.663073091650973</text:p>
              </table:table-cell>
              <table:table-cell office:value-type="float" office:value="0.586406180003634">
                <text:p>0.586406180003634</text:p>
              </table:table-cell>
              <table:table-cell office:value-type="float" office:value="0.524472221051085">
                <text:p>0.5244722210510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fill-image draw:name="ChartBitmap_20_1" draw:display-name="ChartBitmap 1" xlink:href="Pictures/100000000000000800000008D085463572746166.png" xlink:type="simple" xlink:show="embed" xlink:actuate="onLoad"/>
    <draw:fill-image draw:name="ChartBitmap_20_10" draw:display-name="ChartBitmap 10" xlink:href="Pictures/100000000000000800000008CE7A1D3C1327BABD.png" xlink:type="simple" xlink:show="embed" xlink:actuate="onLoad"/>
    <draw:fill-image draw:name="ChartBitmap_20_11" draw:display-name="ChartBitmap 11" xlink:href="Pictures/10000000000000080000000814872DB0AADBBD09.png" xlink:type="simple" xlink:show="embed" xlink:actuate="onLoad"/>
    <draw:fill-image draw:name="ChartBitmap_20_12" draw:display-name="ChartBitmap 12" xlink:href="Pictures/100000000000000800000008471D131280963498.png" xlink:type="simple" xlink:show="embed" xlink:actuate="onLoad"/>
    <draw:fill-image draw:name="ChartBitmap_20_13" draw:display-name="ChartBitmap 13" xlink:href="Pictures/100000000000000800000008DDF7072BDBA5EFCF.png" xlink:type="simple" xlink:show="embed" xlink:actuate="onLoad"/>
    <draw:fill-image draw:name="ChartBitmap_20_14" draw:display-name="ChartBitmap 14" xlink:href="Pictures/10000000000000080000000838BBC215E675B78E.png" xlink:type="simple" xlink:show="embed" xlink:actuate="onLoad"/>
    <draw:fill-image draw:name="ChartBitmap_20_15" draw:display-name="ChartBitmap 15" xlink:href="Pictures/10000000000000080000000863AF7EBD794A907E.png" xlink:type="simple" xlink:show="embed" xlink:actuate="onLoad"/>
    <draw:fill-image draw:name="ChartBitmap_20_16" draw:display-name="ChartBitmap 16" xlink:href="Pictures/100000000000000800000008F70D036D45FFF5DF.png" xlink:type="simple" xlink:show="embed" xlink:actuate="onLoad"/>
    <draw:fill-image draw:name="ChartBitmap_20_17" draw:display-name="ChartBitmap 17" xlink:href="Pictures/100000000000000800000008FEBA2E0C3FC718DC.png" xlink:type="simple" xlink:show="embed" xlink:actuate="onLoad"/>
    <draw:fill-image draw:name="ChartBitmap_20_18" draw:display-name="ChartBitmap 18" xlink:href="Pictures/100000000000000800000008ECA1FC2F7DBB3D5E.png" xlink:type="simple" xlink:show="embed" xlink:actuate="onLoad"/>
    <draw:fill-image draw:name="ChartBitmap_20_19" draw:display-name="ChartBitmap 19" xlink:href="Pictures/1000000000000008000000080D0306583F8D6467.png" xlink:type="simple" xlink:show="embed" xlink:actuate="onLoad"/>
    <draw:fill-image draw:name="ChartBitmap_20_2" draw:display-name="ChartBitmap 2" xlink:href="Pictures/1000000000000008000000080944901A42762024.png" xlink:type="simple" xlink:show="embed" xlink:actuate="onLoad"/>
    <draw:fill-image draw:name="ChartBitmap_20_20" draw:display-name="ChartBitmap 20" xlink:href="Pictures/1000000000000008000000082DC0B1E7337DD2BB.png" xlink:type="simple" xlink:show="embed" xlink:actuate="onLoad"/>
    <draw:fill-image draw:name="ChartBitmap_20_21" draw:display-name="ChartBitmap 21" xlink:href="Pictures/1000000000000008000000083311E16C2612269C.png" xlink:type="simple" xlink:show="embed" xlink:actuate="onLoad"/>
    <draw:fill-image draw:name="ChartBitmap_20_22" draw:display-name="ChartBitmap 22" xlink:href="Pictures/10000000000000080000000848CE65F29A64C695.png" xlink:type="simple" xlink:show="embed" xlink:actuate="onLoad"/>
    <draw:fill-image draw:name="ChartBitmap_20_23" draw:display-name="ChartBitmap 23" xlink:href="Pictures/1000000000000008000000082AB7DF44B2B49EFE.png" xlink:type="simple" xlink:show="embed" xlink:actuate="onLoad"/>
    <draw:fill-image draw:name="ChartBitmap_20_24" draw:display-name="ChartBitmap 24" xlink:href="Pictures/10000000000000080000000848CE65F29A64C695.png" xlink:type="simple" xlink:show="embed" xlink:actuate="onLoad"/>
    <draw:fill-image draw:name="ChartBitmap_20_25" draw:display-name="ChartBitmap 25" xlink:href="Pictures/10000000000000080000000804BF638A536D0ACD.png" xlink:type="simple" xlink:show="embed" xlink:actuate="onLoad"/>
    <draw:fill-image draw:name="ChartBitmap_20_26" draw:display-name="ChartBitmap 26" xlink:href="Pictures/100000000000000800000008BAFBAD1A18D42779.png" xlink:type="simple" xlink:show="embed" xlink:actuate="onLoad"/>
    <draw:fill-image draw:name="ChartBitmap_20_27" draw:display-name="ChartBitmap 27" xlink:href="Pictures/100000000000000800000008DE715E6BC605B225.png" xlink:type="simple" xlink:show="embed" xlink:actuate="onLoad"/>
    <draw:fill-image draw:name="ChartBitmap_20_28" draw:display-name="ChartBitmap 28" xlink:href="Pictures/10000000000000080000000820B6C82F5839B043.png" xlink:type="simple" xlink:show="embed" xlink:actuate="onLoad"/>
    <draw:fill-image draw:name="ChartBitmap_20_29" draw:display-name="ChartBitmap 29" xlink:href="Pictures/100000000000000800000008BFDA60484C6D95EA.png" xlink:type="simple" xlink:show="embed" xlink:actuate="onLoad"/>
    <draw:fill-image draw:name="ChartBitmap_20_3" draw:display-name="ChartBitmap 3" xlink:href="Pictures/100000000000000800000008B1F22B1B857E713A.png" xlink:type="simple" xlink:show="embed" xlink:actuate="onLoad"/>
    <draw:fill-image draw:name="ChartBitmap_20_30" draw:display-name="ChartBitmap 30" xlink:href="Pictures/1000000000000008000000085FA7B61ECD8498E5.png" xlink:type="simple" xlink:show="embed" xlink:actuate="onLoad"/>
    <draw:fill-image draw:name="ChartBitmap_20_31" draw:display-name="ChartBitmap 31" xlink:href="Pictures/100000000000000800000008130CE7EAB6AB49F7.png" xlink:type="simple" xlink:show="embed" xlink:actuate="onLoad"/>
    <draw:fill-image draw:name="ChartBitmap_20_32" draw:display-name="ChartBitmap 32" xlink:href="Pictures/1000000000000008000000086B36C345212D6EEA.png" xlink:type="simple" xlink:show="embed" xlink:actuate="onLoad"/>
    <draw:fill-image draw:name="ChartBitmap_20_33" draw:display-name="ChartBitmap 33" xlink:href="Pictures/1000000000000008000000088F4F00AFA4E0910F.png" xlink:type="simple" xlink:show="embed" xlink:actuate="onLoad"/>
    <draw:fill-image draw:name="ChartBitmap_20_34" draw:display-name="ChartBitmap 34" xlink:href="Pictures/100000000000000800000008B88C96B5A7E6DB5B.png" xlink:type="simple" xlink:show="embed" xlink:actuate="onLoad"/>
    <draw:fill-image draw:name="ChartBitmap_20_35" draw:display-name="ChartBitmap 35" xlink:href="Pictures/100000000000000800000008B88C96B5A7E6DB5B.png" xlink:type="simple" xlink:show="embed" xlink:actuate="onLoad"/>
    <draw:fill-image draw:name="ChartBitmap_20_36" draw:display-name="ChartBitmap 36" xlink:href="Pictures/100000000000000800000008D085463572746166.png" xlink:type="simple" xlink:show="embed" xlink:actuate="onLoad"/>
    <draw:fill-image draw:name="ChartBitmap_20_37" draw:display-name="ChartBitmap 37" xlink:href="Pictures/1000000000000008000000086A5AF3F6BC5B0986.png" xlink:type="simple" xlink:show="embed" xlink:actuate="onLoad"/>
    <draw:fill-image draw:name="ChartBitmap_20_38" draw:display-name="ChartBitmap 38" xlink:href="Pictures/1000000000000008000000080944901A42762024.png" xlink:type="simple" xlink:show="embed" xlink:actuate="onLoad"/>
    <draw:fill-image draw:name="ChartBitmap_20_39" draw:display-name="ChartBitmap 39" xlink:href="Pictures/100000000000000800000008471D131280963498.png" xlink:type="simple" xlink:show="embed" xlink:actuate="onLoad"/>
    <draw:fill-image draw:name="ChartBitmap_20_4" draw:display-name="ChartBitmap 4" xlink:href="Pictures/10000000000000080000000891CC5B4335A1319C.png" xlink:type="simple" xlink:show="embed" xlink:actuate="onLoad"/>
    <draw:fill-image draw:name="ChartBitmap_20_40" draw:display-name="ChartBitmap 40" xlink:href="Pictures/10000000000000080000000891CC5B4335A1319C.png" xlink:type="simple" xlink:show="embed" xlink:actuate="onLoad"/>
    <draw:fill-image draw:name="ChartBitmap_20_41" draw:display-name="ChartBitmap 41" xlink:href="Pictures/10000000000000080000000893C84A2F4D48AD58.png" xlink:type="simple" xlink:show="embed" xlink:actuate="onLoad"/>
    <draw:fill-image draw:name="ChartBitmap_20_42" draw:display-name="ChartBitmap 42" xlink:href="Pictures/1000000000000008000000083CB2370AEE6419D3.png" xlink:type="simple" xlink:show="embed" xlink:actuate="onLoad"/>
    <draw:fill-image draw:name="ChartBitmap_20_43" draw:display-name="ChartBitmap 43" xlink:href="Pictures/1000000000000008000000085893F27E1690F0DD.png" xlink:type="simple" xlink:show="embed" xlink:actuate="onLoad"/>
    <draw:fill-image draw:name="ChartBitmap_20_44" draw:display-name="ChartBitmap 44" xlink:href="Pictures/10000000000000080000000846A6E2D2615F4837.png" xlink:type="simple" xlink:show="embed" xlink:actuate="onLoad"/>
    <draw:fill-image draw:name="ChartBitmap_20_45" draw:display-name="ChartBitmap 45" xlink:href="Pictures/100000000000000800000008C03529C2E2D463B9.png" xlink:type="simple" xlink:show="embed" xlink:actuate="onLoad"/>
    <draw:fill-image draw:name="ChartBitmap_20_46" draw:display-name="ChartBitmap 46" xlink:href="Pictures/100000000000000800000008D469A22D40EC1428.png" xlink:type="simple" xlink:show="embed" xlink:actuate="onLoad"/>
    <draw:fill-image draw:name="ChartBitmap_20_47" draw:display-name="ChartBitmap 47" xlink:href="Pictures/100000000000000800000008ADD841A3DBC415DF.png" xlink:type="simple" xlink:show="embed" xlink:actuate="onLoad"/>
    <draw:fill-image draw:name="ChartBitmap_20_48" draw:display-name="ChartBitmap 48" xlink:href="Pictures/100000000000000800000008B0FEC5F85BA53475.png" xlink:type="simple" xlink:show="embed" xlink:actuate="onLoad"/>
    <draw:fill-image draw:name="ChartBitmap_20_49" draw:display-name="ChartBitmap 49" xlink:href="Pictures/100000000000000800000008FCC7735CE0F3D4D1.png" xlink:type="simple" xlink:show="embed" xlink:actuate="onLoad"/>
    <draw:fill-image draw:name="ChartBitmap_20_5" draw:display-name="ChartBitmap 5" xlink:href="Pictures/100000000000000800000008B88C96B5A7E6DB5B.png" xlink:type="simple" xlink:show="embed" xlink:actuate="onLoad"/>
    <draw:fill-image draw:name="ChartBitmap_20_50" draw:display-name="ChartBitmap 50" xlink:href="Pictures/100000000000000800000008FCC7735CE0F3D4D1.png" xlink:type="simple" xlink:show="embed" xlink:actuate="onLoad"/>
    <draw:fill-image draw:name="ChartBitmap_20_51" draw:display-name="ChartBitmap 51" xlink:href="Pictures/1000000000000008000000080401C52F7A7E6E92.png" xlink:type="simple" xlink:show="embed" xlink:actuate="onLoad"/>
    <draw:fill-image draw:name="ChartBitmap_20_52" draw:display-name="ChartBitmap 52" xlink:href="Pictures/100000000000000800000008FFE9C95953E9F99F.png" xlink:type="simple" xlink:show="embed" xlink:actuate="onLoad"/>
    <draw:fill-image draw:name="ChartBitmap_20_53" draw:display-name="ChartBitmap 53" xlink:href="Pictures/1000000000000008000000088DC8D5ECBF6A8B93.png" xlink:type="simple" xlink:show="embed" xlink:actuate="onLoad"/>
    <draw:fill-image draw:name="ChartBitmap_20_54" draw:display-name="ChartBitmap 54" xlink:href="Pictures/100000000000000800000008352E2E390C7EAB70.png" xlink:type="simple" xlink:show="embed" xlink:actuate="onLoad"/>
    <draw:fill-image draw:name="ChartBitmap_20_55" draw:display-name="ChartBitmap 55" xlink:href="Pictures/1000000000000008000000088DC8D5ECBF6A8B93.png" xlink:type="simple" xlink:show="embed" xlink:actuate="onLoad"/>
    <draw:fill-image draw:name="ChartBitmap_20_56" draw:display-name="ChartBitmap 56" xlink:href="Pictures/1000000000000008000000088DC8D5ECBF6A8B93.png" xlink:type="simple" xlink:show="embed" xlink:actuate="onLoad"/>
    <draw:fill-image draw:name="ChartBitmap_20_57" draw:display-name="ChartBitmap 57" xlink:href="Pictures/100000000000000800000008FA9A075786C78E4D.png" xlink:type="simple" xlink:show="embed" xlink:actuate="onLoad"/>
    <draw:fill-image draw:name="ChartBitmap_20_58" draw:display-name="ChartBitmap 58" xlink:href="Pictures/100000000000000800000008FFE9C95953E9F99F.png" xlink:type="simple" xlink:show="embed" xlink:actuate="onLoad"/>
    <draw:fill-image draw:name="ChartBitmap_20_59" draw:display-name="ChartBitmap 59" xlink:href="Pictures/100000000000000800000008FFE9C95953E9F99F.png" xlink:type="simple" xlink:show="embed" xlink:actuate="onLoad"/>
    <draw:fill-image draw:name="ChartBitmap_20_6" draw:display-name="ChartBitmap 6" xlink:href="Pictures/100000000000000800000008DDF7072BDBA5EFCF.png" xlink:type="simple" xlink:show="embed" xlink:actuate="onLoad"/>
    <draw:fill-image draw:name="ChartBitmap_20_60" draw:display-name="ChartBitmap 60" xlink:href="Pictures/100000000000000800000008F0CA1C221604D369.png" xlink:type="simple" xlink:show="embed" xlink:actuate="onLoad"/>
    <draw:fill-image draw:name="ChartBitmap_20_61" draw:display-name="ChartBitmap 61" xlink:href="Pictures/1000000000000008000000088DC8D5ECBF6A8B93.png" xlink:type="simple" xlink:show="embed" xlink:actuate="onLoad"/>
    <draw:fill-image draw:name="ChartBitmap_20_62" draw:display-name="ChartBitmap 62" xlink:href="Pictures/1000000000000008000000088DC8D5ECBF6A8B93.png" xlink:type="simple" xlink:show="embed" xlink:actuate="onLoad"/>
    <draw:fill-image draw:name="ChartBitmap_20_63" draw:display-name="ChartBitmap 63" xlink:href="Pictures/1000000000000008000000088DC8D5ECBF6A8B93.png" xlink:type="simple" xlink:show="embed" xlink:actuate="onLoad"/>
    <draw:fill-image draw:name="ChartBitmap_20_64" draw:display-name="ChartBitmap 64" xlink:href="Pictures/1000000000000008000000088DC8D5ECBF6A8B93.png" xlink:type="simple" xlink:show="embed" xlink:actuate="onLoad"/>
    <draw:fill-image draw:name="ChartBitmap_20_65" draw:display-name="ChartBitmap 65" xlink:href="Pictures/1000000000000008000000088DC8D5ECBF6A8B93.png" xlink:type="simple" xlink:show="embed" xlink:actuate="onLoad"/>
    <draw:fill-image draw:name="ChartBitmap_20_66" draw:display-name="ChartBitmap 66" xlink:href="Pictures/1000000000000008000000088DC8D5ECBF6A8B93.png" xlink:type="simple" xlink:show="embed" xlink:actuate="onLoad"/>
    <draw:fill-image draw:name="ChartBitmap_20_67" draw:display-name="ChartBitmap 67" xlink:href="Pictures/1000000000000008000000088DC8D5ECBF6A8B93.png" xlink:type="simple" xlink:show="embed" xlink:actuate="onLoad"/>
    <draw:fill-image draw:name="ChartBitmap_20_68" draw:display-name="ChartBitmap 68" xlink:href="Pictures/1000000000000008000000082BD2630A236200AA.png" xlink:type="simple" xlink:show="embed" xlink:actuate="onLoad"/>
    <draw:fill-image draw:name="ChartBitmap_20_69" draw:display-name="ChartBitmap 69" xlink:href="Pictures/1000000000000008000000082BD2630A236200AA.png" xlink:type="simple" xlink:show="embed" xlink:actuate="onLoad"/>
    <draw:fill-image draw:name="ChartBitmap_20_7" draw:display-name="ChartBitmap 7" xlink:href="Pictures/100000000000000800000008471D131280963498.png" xlink:type="simple" xlink:show="embed" xlink:actuate="onLoad"/>
    <draw:fill-image draw:name="ChartBitmap_20_70" draw:display-name="ChartBitmap 70" xlink:href="Pictures/100000000000000800000008352E2E390C7EAB70.png" xlink:type="simple" xlink:show="embed" xlink:actuate="onLoad"/>
    <draw:fill-image draw:name="ChartBitmap_20_71" draw:display-name="ChartBitmap 71" xlink:href="Pictures/100000000000000800000008D469A22D40EC1428.png" xlink:type="simple" xlink:show="embed" xlink:actuate="onLoad"/>
    <draw:fill-image draw:name="ChartBitmap_20_72" draw:display-name="ChartBitmap 72" xlink:href="Pictures/100000000000000800000008D469A22D40EC1428.png" xlink:type="simple" xlink:show="embed" xlink:actuate="onLoad"/>
    <draw:fill-image draw:name="ChartBitmap_20_73" draw:display-name="ChartBitmap 73" xlink:href="Pictures/1000000000000008000000088DC8D5ECBF6A8B93.png" xlink:type="simple" xlink:show="embed" xlink:actuate="onLoad"/>
    <draw:fill-image draw:name="ChartBitmap_20_74" draw:display-name="ChartBitmap 74" xlink:href="Pictures/100000000000000800000008FFE9C95953E9F99F.png" xlink:type="simple" xlink:show="embed" xlink:actuate="onLoad"/>
    <draw:fill-image draw:name="ChartBitmap_20_75" draw:display-name="ChartBitmap 75" xlink:href="Pictures/100000000000000800000008352E2E390C7EAB70.png" xlink:type="simple" xlink:show="embed" xlink:actuate="onLoad"/>
    <draw:fill-image draw:name="ChartBitmap_20_76" draw:display-name="ChartBitmap 76" xlink:href="Pictures/100000000000000800000008D469A22D40EC1428.png" xlink:type="simple" xlink:show="embed" xlink:actuate="onLoad"/>
    <draw:fill-image draw:name="ChartBitmap_20_77" draw:display-name="ChartBitmap 77" xlink:href="Pictures/1000000000000008000000088DC8D5ECBF6A8B93.png" xlink:type="simple" xlink:show="embed" xlink:actuate="onLoad"/>
    <draw:fill-image draw:name="ChartBitmap_20_78" draw:display-name="ChartBitmap 78" xlink:href="Pictures/100000000000000800000008FFE9C95953E9F99F.png" xlink:type="simple" xlink:show="embed" xlink:actuate="onLoad"/>
    <draw:fill-image draw:name="ChartBitmap_20_79" draw:display-name="ChartBitmap 79" xlink:href="Pictures/100000000000000800000008352E2E390C7EAB70.png" xlink:type="simple" xlink:show="embed" xlink:actuate="onLoad"/>
    <draw:fill-image draw:name="ChartBitmap_20_8" draw:display-name="ChartBitmap 8" xlink:href="Pictures/10000000000000080000000814872DB0AADBBD09.png" xlink:type="simple" xlink:show="embed" xlink:actuate="onLoad"/>
    <draw:fill-image draw:name="ChartBitmap_20_80" draw:display-name="ChartBitmap 80" xlink:href="Pictures/100000000000000800000008D469A22D40EC1428.png" xlink:type="simple" xlink:show="embed" xlink:actuate="onLoad"/>
    <draw:fill-image draw:name="ChartBitmap_20_81" draw:display-name="ChartBitmap 81" xlink:href="Pictures/100000000000000800000008D4E46D25FD39BF83.png" xlink:type="simple" xlink:show="embed" xlink:actuate="onLoad"/>
    <draw:fill-image draw:name="ChartBitmap_20_82" draw:display-name="ChartBitmap 82" xlink:href="Pictures/1000000000000008000000080944901A42762024.png" xlink:type="simple" xlink:show="embed" xlink:actuate="onLoad"/>
    <draw:fill-image draw:name="ChartBitmap_20_83" draw:display-name="ChartBitmap 83" xlink:href="Pictures/100000000000000800000008499ACFC1FA0D5F2B.png" xlink:type="simple" xlink:show="embed" xlink:actuate="onLoad"/>
    <draw:fill-image draw:name="ChartBitmap_20_84" draw:display-name="ChartBitmap 84" xlink:href="Pictures/1000000000000008000000088DC8D5ECBF6A8B93.png" xlink:type="simple" xlink:show="embed" xlink:actuate="onLoad"/>
    <draw:fill-image draw:name="ChartBitmap_20_85" draw:display-name="ChartBitmap 85" xlink:href="Pictures/100000000000000800000008FFE9C95953E9F99F.png" xlink:type="simple" xlink:show="embed" xlink:actuate="onLoad"/>
    <draw:fill-image draw:name="ChartBitmap_20_86" draw:display-name="ChartBitmap 86" xlink:href="Pictures/100000000000000800000008FFE9C95953E9F99F.png" xlink:type="simple" xlink:show="embed" xlink:actuate="onLoad"/>
    <draw:fill-image draw:name="ChartBitmap_20_87" draw:display-name="ChartBitmap 87" xlink:href="Pictures/1000000000000008000000082BD2630A236200AA.png" xlink:type="simple" xlink:show="embed" xlink:actuate="onLoad"/>
    <draw:fill-image draw:name="ChartBitmap_20_88" draw:display-name="ChartBitmap 88" xlink:href="Pictures/100000000000000800000008352E2E390C7EAB70.png" xlink:type="simple" xlink:show="embed" xlink:actuate="onLoad"/>
    <draw:fill-image draw:name="ChartBitmap_20_89" draw:display-name="ChartBitmap 89" xlink:href="Pictures/100000000000000800000008352E2E390C7EAB70.png" xlink:type="simple" xlink:show="embed" xlink:actuate="onLoad"/>
    <draw:fill-image draw:name="ChartBitmap_20_9" draw:display-name="ChartBitmap 9" xlink:href="Pictures/1000000000000008000000080944901A42762024.png" xlink:type="simple" xlink:show="embed" xlink:actuate="onLoad"/>
    <draw:fill-image draw:name="ChartBitmap_20_90" draw:display-name="ChartBitmap 90" xlink:href="Pictures/100000000000000800000008471D131280963498.png" xlink:type="simple" xlink:show="embed" xlink:actuate="onLoad"/>
    <draw:fill-image draw:name="ChartBitmap_20_91" draw:display-name="ChartBitmap 91" xlink:href="Pictures/100000000000000800000008D469A22D40EC1428.png" xlink:type="simple" xlink:show="embed" xlink:actuate="onLoad"/>
    <draw:fill-image draw:name="ChartBitmap_20_92" draw:display-name="ChartBitmap 92" xlink:href="Pictures/100000000000000800000008D469A22D40EC1428.png" xlink:type="simple" xlink:show="embed" xlink:actuate="onLoad"/>
    <draw:fill-image draw:name="ChartBitmap_20_93" draw:display-name="ChartBitmap 93" xlink:href="Pictures/100000000000000800000008352E2E390C7EAB70.png" xlink:type="simple" xlink:show="embed" xlink:actuate="onLoad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677cm" svg:y="3.454cm" style:legend-expansion="high" chart:style-name="ch2"/>
        <chart:plot-area chart:style-name="ch3" table:cell-range-address="'Load Intensity Profiles'.A3:'Load Intensity Profiles'.E122 'Load Intensity Profiles'.B1:'Load Intensity Profiles'.E1" chart:data-source-has-labels="both" svg:x="1.331cm" svg:y="0.18cm" svg:width="12.026cm" svg:height="7.659cm">
          <chart:coordinate-region svg:x="2.508cm" svg:y="0.379cm" svg:width="10.708cm" svg:height="6.536cm"/>
          <chart:axis chart:dimension="x" chart:name="primary-x" chart:style-name="ch4" chartooo:axis-type="auto">
            <chartooo:date-scale/>
            <chart:title svg:x="6.083cm" svg:y="8.019cm" chart:style-name="ch5">
              <text:p>Time in Seconds</text:p>
            </chart:title>
            <chart:categories table:cell-range-address="'Load Intensity Profiles'.A3:'Load Intensity Profiles'.A122"/>
          </chart:axis>
          <chart:axis chart:dimension="y" chart:name="primary-y" chart:style-name="ch6">
            <chart:title svg:x="0.451cm" svg:y="5.627cm" chart:style-name="ch7">
              <text:p>Requests per Second</text:p>
            </chart:title>
            <chart:grid chart:style-name="ch8" chart:class="major"/>
          </chart:axis>
          <chart:series chart:style-name="ch9" chart:values-cell-range-address="'Load Intensity Profiles'.E3:'Load Intensity Profiles'.E122" chart:label-cell-address="'Load Intensity Profiles'.E1:'Load Intensity Profiles'.E1" chart:class="chart:line">
            <chart:data-point chart:repeated="120"/>
          </chart:series>
          <chart:series chart:style-name="ch10" chart:values-cell-range-address="'Load Intensity Profiles'.D3:'Load Intensity Profiles'.D122" chart:label-cell-address="'Load Intensity Profiles'.D1:'Load Intensity Profiles'.D1" chart:class="chart:line">
            <chart:data-point chart:repeated="120"/>
          </chart:series>
          <chart:series chart:style-name="ch11" chart:values-cell-range-address="'Load Intensity Profiles'.C3:'Load Intensity Profiles'.C122" chart:label-cell-address="'Load Intensity Profiles'.C1:'Load Intensity Profiles'.C1" chart:class="chart:line">
            <chart:data-point chart:repeated="120"/>
          </chart:series>
          <chart:series chart:style-name="ch12" chart:values-cell-range-address="'Load Intensity Profiles'.B3:'Load Intensity Profiles'.B122" chart:label-cell-address="'Load Intensity Profiles'.B1:'Load Intensity Profiles'.B1" chart:class="chart:line">
            <chart:data-point chart:repeated="1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gh</text:p>
                <draw:g>
                  <svg:desc>'Load Intensity Profiles'.E1:'Load Intensity Profiles'.E1</svg:desc>
                </draw:g>
              </table:table-cell>
              <table:table-cell office:value-type="string">
                <text:p>Med</text:p>
                <draw:g>
                  <svg:desc>'Load Intensity Profiles'.D1:'Load Intensity Profiles'.D1</svg:desc>
                </draw:g>
              </table:table-cell>
              <table:table-cell office:value-type="string">
                <text:p>Low25</text:p>
                <draw:g>
                  <svg:desc>'Load Intensity Profiles'.C1:'Load Intensity Profiles'.C1</svg:desc>
                </draw:g>
              </table:table-cell>
              <table:table-cell office:value-type="string">
                <text:p>Low</text:p>
                <draw:g>
                  <svg:desc>'Load Intensity Profiles'.B1:'Load Intensity Profiles'.B1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'Load Intensity Profiles'.A3:'Load Intensity Profiles'.A122</svg:desc>
                </draw:g>
              </table:table-cell>
              <table:table-cell office:value-type="float" office:value="16.66666667">
                <text:p>16.66666667</text:p>
                <draw:g>
                  <svg:desc>'Load Intensity Profiles'.E3:'Load Intensity Profiles'.E122</svg:desc>
                </draw:g>
              </table:table-cell>
              <table:table-cell office:value-type="float" office:value="8.333333333">
                <text:p>8.333333333</text:p>
                <draw:g>
                  <svg:desc>'Load Intensity Profiles'.D3:'Load Intensity Profiles'.D122</svg:desc>
                </draw:g>
              </table:table-cell>
              <table:table-cell office:value-type="float" office:value="1.075">
                <text:p>1.075</text:p>
                <draw:g>
                  <svg:desc>'Load Intensity Profiles'.C3:'Load Intensity Profiles'.C122</svg:desc>
                </draw:g>
              </table:table-cell>
              <table:table-cell office:value-type="float" office:value="0.416666666666667">
                <text:p>0.416666666666667</text:p>
                <draw:g>
                  <svg:desc>'Load Intensity Profiles'.B3:'Load Intensity Profiles'.B122</svg:desc>
                </draw:g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33.33333333">
                <text:p>33.33333333</text:p>
              </table:table-cell>
              <table:table-cell office:value-type="float" office:value="16.66666667">
                <text:p>16.66666667</text:p>
              </table:table-cell>
              <table:table-cell office:value-type="float" office:value="3.225">
                <text:p>3.22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50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5.375">
                <text:p>5.375</text:p>
              </table:table-cell>
              <table:table-cell office:value-type="float" office:value="2.08333333333333">
                <text:p>2.08333333333333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66.66666667">
                <text:p>66.66666667</text:p>
              </table:table-cell>
              <table:table-cell office:value-type="float" office:value="33.33333333">
                <text:p>33.33333333</text:p>
              </table:table-cell>
              <table:table-cell office:value-type="float" office:value="7.525">
                <text:p>7.525</text:p>
              </table:table-cell>
              <table:table-cell office:value-type="float" office:value="2.91666666666667">
                <text:p>2.91666666666667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83.33333333">
                <text:p>83.33333333</text:p>
              </table:table-cell>
              <table:table-cell office:value-type="float" office:value="41.66666667">
                <text:p>41.66666667</text:p>
              </table:table-cell>
              <table:table-cell office:value-type="float" office:value="9.675">
                <text:p>9.675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11.825">
                <text:p>11.825</text:p>
              </table:table-cell>
              <table:table-cell office:value-type="float" office:value="4.58333333333333">
                <text:p>4.58333333333333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116.6666667">
                <text:p>116.6666667</text:p>
              </table:table-cell>
              <table:table-cell office:value-type="float" office:value="58.33333333">
                <text:p>58.33333333</text:p>
              </table:table-cell>
              <table:table-cell office:value-type="float" office:value="13.975">
                <text:p>13.975</text:p>
              </table:table-cell>
              <table:table-cell office:value-type="float" office:value="5.41666666666667">
                <text:p>5.41666666666667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133.3333333">
                <text:p>133.3333333</text:p>
              </table:table-cell>
              <table:table-cell office:value-type="float" office:value="66.66666667">
                <text:p>66.66666667</text:p>
              </table:table-cell>
              <table:table-cell office:value-type="float" office:value="16.125">
                <text:p>16.125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  <table:table-cell office:value-type="float" office:value="18.275">
                <text:p>18.275</text:p>
              </table:table-cell>
              <table:table-cell office:value-type="float" office:value="7.08333333333333">
                <text:p>7.08333333333333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166.6666667">
                <text:p>166.6666667</text:p>
              </table:table-cell>
              <table:table-cell office:value-type="float" office:value="83.33333333">
                <text:p>83.33333333</text:p>
              </table:table-cell>
              <table:table-cell office:value-type="float" office:value="20.425">
                <text:p>20.425</text:p>
              </table:table-cell>
              <table:table-cell office:value-type="float" office:value="7.91666666666667">
                <text:p>7.91666666666667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183.3333333">
                <text:p>183.3333333</text:p>
              </table:table-cell>
              <table:table-cell office:value-type="float" office:value="91.66666667">
                <text:p>91.66666667</text:p>
              </table:table-cell>
              <table:table-cell office:value-type="float" office:value="22.575">
                <text:p>22.575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200">
                <text:p>200</text:p>
              </table:table-cell>
              <table:table-cell office:value-type="float" office:value="100">
                <text:p>100</text:p>
              </table:table-cell>
              <table:table-cell office:value-type="float" office:value="24.725">
                <text:p>24.725</text:p>
              </table:table-cell>
              <table:table-cell office:value-type="float" office:value="9.58333333333333">
                <text:p>9.58333333333333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216.6666667">
                <text:p>216.6666667</text:p>
              </table:table-cell>
              <table:table-cell office:value-type="float" office:value="108.3333333">
                <text:p>108.3333333</text:p>
              </table:table-cell>
              <table:table-cell office:value-type="float" office:value="26.875">
                <text:p>26.875</text:p>
              </table:table-cell>
              <table:table-cell office:value-type="float" office:value="10.4166666666667">
                <text:p>10.4166666666667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233.3333333">
                <text:p>233.3333333</text:p>
              </table:table-cell>
              <table:table-cell office:value-type="float" office:value="116.6666667">
                <text:p>116.6666667</text:p>
              </table:table-cell>
              <table:table-cell office:value-type="float" office:value="29.025">
                <text:p>29.02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250">
                <text:p>250</text:p>
              </table:table-cell>
              <table:table-cell office:value-type="float" office:value="125">
                <text:p>125</text:p>
              </table:table-cell>
              <table:table-cell office:value-type="float" office:value="31.175">
                <text:p>31.175</text:p>
              </table:table-cell>
              <table:table-cell office:value-type="float" office:value="12.0833333333333">
                <text:p>12.0833333333333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266.6666667">
                <text:p>266.6666667</text:p>
              </table:table-cell>
              <table:table-cell office:value-type="float" office:value="133.3333333">
                <text:p>133.3333333</text:p>
              </table:table-cell>
              <table:table-cell office:value-type="float" office:value="33.325">
                <text:p>33.325</text:p>
              </table:table-cell>
              <table:table-cell office:value-type="float" office:value="12.9166666666667">
                <text:p>12.9166666666667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283.3333333">
                <text:p>283.3333333</text:p>
              </table:table-cell>
              <table:table-cell office:value-type="float" office:value="141.6666667">
                <text:p>141.6666667</text:p>
              </table:table-cell>
              <table:table-cell office:value-type="float" office:value="35.475">
                <text:p>35.475</text:p>
              </table:table-cell>
              <table:table-cell office:value-type="float" office:value="13.75">
                <text:p>13.75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300">
                <text:p>300</text:p>
              </table:table-cell>
              <table:table-cell office:value-type="float" office:value="150">
                <text:p>150</text:p>
              </table:table-cell>
              <table:table-cell office:value-type="float" office:value="37.625">
                <text:p>37.625</text:p>
              </table:table-cell>
              <table:table-cell office:value-type="float" office:value="14.5833333333333">
                <text:p>14.5833333333333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316.6666667">
                <text:p>316.6666667</text:p>
              </table:table-cell>
              <table:table-cell office:value-type="float" office:value="158.3333333">
                <text:p>158.3333333</text:p>
              </table:table-cell>
              <table:table-cell office:value-type="float" office:value="39.775">
                <text:p>39.775</text:p>
              </table:table-cell>
              <table:table-cell office:value-type="float" office:value="15.4166666666667">
                <text:p>15.4166666666667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333.3333333">
                <text:p>333.3333333</text:p>
              </table:table-cell>
              <table:table-cell office:value-type="float" office:value="166.6666667">
                <text:p>166.6666667</text:p>
              </table:table-cell>
              <table:table-cell office:value-type="float" office:value="41.925">
                <text:p>41.925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350">
                <text:p>350</text:p>
              </table:table-cell>
              <table:table-cell office:value-type="float" office:value="175">
                <text:p>175</text:p>
              </table:table-cell>
              <table:table-cell office:value-type="float" office:value="44.075">
                <text:p>44.075</text:p>
              </table:table-cell>
              <table:table-cell office:value-type="float" office:value="17.0833333333333">
                <text:p>17.0833333333333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366.6666667">
                <text:p>366.6666667</text:p>
              </table:table-cell>
              <table:table-cell office:value-type="float" office:value="183.3333333">
                <text:p>183.3333333</text:p>
              </table:table-cell>
              <table:table-cell office:value-type="float" office:value="46.225">
                <text:p>46.225</text:p>
              </table:table-cell>
              <table:table-cell office:value-type="float" office:value="17.9166666666667">
                <text:p>17.9166666666667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383.3333333">
                <text:p>383.3333333</text:p>
              </table:table-cell>
              <table:table-cell office:value-type="float" office:value="191.6666667">
                <text:p>191.6666667</text:p>
              </table:table-cell>
              <table:table-cell office:value-type="float" office:value="48.375">
                <text:p>48.375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400">
                <text:p>400</text:p>
              </table:table-cell>
              <table:table-cell office:value-type="float" office:value="200">
                <text:p>200</text:p>
              </table:table-cell>
              <table:table-cell office:value-type="float" office:value="50.525">
                <text:p>50.525</text:p>
              </table:table-cell>
              <table:table-cell office:value-type="float" office:value="19.5833333333333">
                <text:p>19.5833333333333</text:p>
              </table:table-cell>
            </table:table-row>
            <table:table-row>
              <table:table-cell office:value-type="float" office:value="24.5">
                <text:p>24.5</text:p>
              </table:table-cell>
              <table:table-cell office:value-type="float" office:value="416.6666667">
                <text:p>416.6666667</text:p>
              </table:table-cell>
              <table:table-cell office:value-type="float" office:value="208.3333333">
                <text:p>208.3333333</text:p>
              </table:table-cell>
              <table:table-cell office:value-type="float" office:value="52.675">
                <text:p>52.675</text:p>
              </table:table-cell>
              <table:table-cell office:value-type="float" office:value="20.4166666666667">
                <text:p>20.4166666666667</text:p>
              </table:table-cell>
            </table:table-row>
            <table:table-row>
              <table:table-cell office:value-type="float" office:value="25.5">
                <text:p>25.5</text:p>
              </table:table-cell>
              <table:table-cell office:value-type="float" office:value="433.3333333">
                <text:p>433.3333333</text:p>
              </table:table-cell>
              <table:table-cell office:value-type="float" office:value="216.6666667">
                <text:p>216.6666667</text:p>
              </table:table-cell>
              <table:table-cell office:value-type="float" office:value="54.825">
                <text:p>54.825</text:p>
              </table:table-cell>
              <table:table-cell office:value-type="float" office:value="21.25">
                <text:p>21.25</text:p>
              </table:table-cell>
            </table:table-row>
            <table:table-row>
              <table:table-cell office:value-type="float" office:value="26.5">
                <text:p>26.5</text:p>
              </table:table-cell>
              <table:table-cell office:value-type="float" office:value="450">
                <text:p>450</text:p>
              </table:table-cell>
              <table:table-cell office:value-type="float" office:value="225">
                <text:p>225</text:p>
              </table:table-cell>
              <table:table-cell office:value-type="float" office:value="56.975">
                <text:p>56.975</text:p>
              </table:table-cell>
              <table:table-cell office:value-type="float" office:value="22.0833333333333">
                <text:p>22.0833333333333</text:p>
              </table:table-cell>
            </table:table-row>
            <table:table-row>
              <table:table-cell office:value-type="float" office:value="27.5">
                <text:p>27.5</text:p>
              </table:table-cell>
              <table:table-cell office:value-type="float" office:value="466.6666667">
                <text:p>466.6666667</text:p>
              </table:table-cell>
              <table:table-cell office:value-type="float" office:value="233.3333333">
                <text:p>233.3333333</text:p>
              </table:table-cell>
              <table:table-cell office:value-type="float" office:value="59.125">
                <text:p>59.125</text:p>
              </table:table-cell>
              <table:table-cell office:value-type="float" office:value="22.9166666666667">
                <text:p>22.9166666666667</text:p>
              </table:table-cell>
            </table:table-row>
            <table:table-row>
              <table:table-cell office:value-type="float" office:value="28.5">
                <text:p>28.5</text:p>
              </table:table-cell>
              <table:table-cell office:value-type="float" office:value="483.3333333">
                <text:p>483.3333333</text:p>
              </table:table-cell>
              <table:table-cell office:value-type="float" office:value="241.6666667">
                <text:p>241.6666667</text:p>
              </table:table-cell>
              <table:table-cell office:value-type="float" office:value="61.275">
                <text:p>61.275</text:p>
              </table:table-cell>
              <table:table-cell office:value-type="float" office:value="23.75">
                <text:p>23.75</text:p>
              </table:table-cell>
            </table:table-row>
            <table:table-row>
              <table:table-cell office:value-type="float" office:value="29.5">
                <text:p>29.5</text:p>
              </table:table-cell>
              <table:table-cell office:value-type="float" office:value="500">
                <text:p>500</text:p>
              </table:table-cell>
              <table:table-cell office:value-type="float" office:value="250">
                <text:p>250</text:p>
              </table:table-cell>
              <table:table-cell office:value-type="float" office:value="63.425">
                <text:p>63.425</text:p>
              </table:table-cell>
              <table:table-cell office:value-type="float" office:value="24.5833333333333">
                <text:p>24.5833333333333</text:p>
              </table:table-cell>
            </table:table-row>
            <table:table-row>
              <table:table-cell office:value-type="float" office:value="30.5">
                <text:p>30.5</text:p>
              </table:table-cell>
              <table:table-cell office:value-type="float" office:value="516.6666667">
                <text:p>516.6666667</text:p>
              </table:table-cell>
              <table:table-cell office:value-type="float" office:value="258.3333333">
                <text:p>258.3333333</text:p>
              </table:table-cell>
              <table:table-cell office:value-type="float" office:value="65.575">
                <text:p>65.575</text:p>
              </table:table-cell>
              <table:table-cell office:value-type="float" office:value="25.4166666666667">
                <text:p>25.4166666666667</text:p>
              </table:table-cell>
            </table:table-row>
            <table:table-row>
              <table:table-cell office:value-type="float" office:value="31.5">
                <text:p>31.5</text:p>
              </table:table-cell>
              <table:table-cell office:value-type="float" office:value="533.3333333">
                <text:p>533.3333333</text:p>
              </table:table-cell>
              <table:table-cell office:value-type="float" office:value="266.6666667">
                <text:p>266.6666667</text:p>
              </table:table-cell>
              <table:table-cell office:value-type="float" office:value="67.725">
                <text:p>67.725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float" office:value="32.5">
                <text:p>32.5</text:p>
              </table:table-cell>
              <table:table-cell office:value-type="float" office:value="550">
                <text:p>550</text:p>
              </table:table-cell>
              <table:table-cell office:value-type="float" office:value="275">
                <text:p>275</text:p>
              </table:table-cell>
              <table:table-cell office:value-type="float" office:value="69.875">
                <text:p>69.875</text:p>
              </table:table-cell>
              <table:table-cell office:value-type="float" office:value="27.0833333333333">
                <text:p>27.0833333333333</text:p>
              </table:table-cell>
            </table:table-row>
            <table:table-row>
              <table:table-cell office:value-type="float" office:value="33.5">
                <text:p>33.5</text:p>
              </table:table-cell>
              <table:table-cell office:value-type="float" office:value="566.6666667">
                <text:p>566.6666667</text:p>
              </table:table-cell>
              <table:table-cell office:value-type="float" office:value="283.3333333">
                <text:p>283.3333333</text:p>
              </table:table-cell>
              <table:table-cell office:value-type="float" office:value="72.025">
                <text:p>72.025</text:p>
              </table:table-cell>
              <table:table-cell office:value-type="float" office:value="27.9166666666667">
                <text:p>27.9166666666667</text:p>
              </table:table-cell>
            </table:table-row>
            <table:table-row>
              <table:table-cell office:value-type="float" office:value="34.5">
                <text:p>34.5</text:p>
              </table:table-cell>
              <table:table-cell office:value-type="float" office:value="583.3333333">
                <text:p>583.3333333</text:p>
              </table:table-cell>
              <table:table-cell office:value-type="float" office:value="291.6666667">
                <text:p>291.6666667</text:p>
              </table:table-cell>
              <table:table-cell office:value-type="float" office:value="74.175">
                <text:p>74.175</text:p>
              </table:table-cell>
              <table:table-cell office:value-type="float" office:value="28.75">
                <text:p>28.75</text:p>
              </table:table-cell>
            </table:table-row>
            <table:table-row>
              <table:table-cell office:value-type="float" office:value="35.5">
                <text:p>35.5</text:p>
              </table:table-cell>
              <table:table-cell office:value-type="float" office:value="600">
                <text:p>600</text:p>
              </table:table-cell>
              <table:table-cell office:value-type="float" office:value="300">
                <text:p>300</text:p>
              </table:table-cell>
              <table:table-cell office:value-type="float" office:value="76.325">
                <text:p>76.325</text:p>
              </table:table-cell>
              <table:table-cell office:value-type="float" office:value="29.5833333333333">
                <text:p>29.5833333333333</text:p>
              </table:table-cell>
            </table:table-row>
            <table:table-row>
              <table:table-cell office:value-type="float" office:value="36.5">
                <text:p>36.5</text:p>
              </table:table-cell>
              <table:table-cell office:value-type="float" office:value="616.6666667">
                <text:p>616.6666667</text:p>
              </table:table-cell>
              <table:table-cell office:value-type="float" office:value="308.3333333">
                <text:p>308.3333333</text:p>
              </table:table-cell>
              <table:table-cell office:value-type="float" office:value="78.475">
                <text:p>78.475</text:p>
              </table:table-cell>
              <table:table-cell office:value-type="float" office:value="30.4166666666667">
                <text:p>30.4166666666667</text:p>
              </table:table-cell>
            </table:table-row>
            <table:table-row>
              <table:table-cell office:value-type="float" office:value="37.5">
                <text:p>37.5</text:p>
              </table:table-cell>
              <table:table-cell office:value-type="float" office:value="633.3333333">
                <text:p>633.3333333</text:p>
              </table:table-cell>
              <table:table-cell office:value-type="float" office:value="316.6666667">
                <text:p>316.6666667</text:p>
              </table:table-cell>
              <table:table-cell office:value-type="float" office:value="80.625">
                <text:p>80.625</text:p>
              </table:table-cell>
              <table:table-cell office:value-type="float" office:value="31.25">
                <text:p>31.25</text:p>
              </table:table-cell>
            </table:table-row>
            <table:table-row>
              <table:table-cell office:value-type="float" office:value="38.5">
                <text:p>38.5</text:p>
              </table:table-cell>
              <table:table-cell office:value-type="float" office:value="650">
                <text:p>650</text:p>
              </table:table-cell>
              <table:table-cell office:value-type="float" office:value="325">
                <text:p>325</text:p>
              </table:table-cell>
              <table:table-cell office:value-type="float" office:value="82.775">
                <text:p>82.775</text:p>
              </table:table-cell>
              <table:table-cell office:value-type="float" office:value="32.0833333333333">
                <text:p>32.0833333333333</text:p>
              </table:table-cell>
            </table:table-row>
            <table:table-row>
              <table:table-cell office:value-type="float" office:value="39.5">
                <text:p>39.5</text:p>
              </table:table-cell>
              <table:table-cell office:value-type="float" office:value="666.6666667">
                <text:p>666.6666667</text:p>
              </table:table-cell>
              <table:table-cell office:value-type="float" office:value="333.3333333">
                <text:p>333.3333333</text:p>
              </table:table-cell>
              <table:table-cell office:value-type="float" office:value="84.925">
                <text:p>84.925</text:p>
              </table:table-cell>
              <table:table-cell office:value-type="float" office:value="32.9166666666667">
                <text:p>32.9166666666667</text:p>
              </table:table-cell>
            </table:table-row>
            <table:table-row>
              <table:table-cell office:value-type="float" office:value="40.5">
                <text:p>40.5</text:p>
              </table:table-cell>
              <table:table-cell office:value-type="float" office:value="683.3333333">
                <text:p>683.3333333</text:p>
              </table:table-cell>
              <table:table-cell office:value-type="float" office:value="341.6666667">
                <text:p>341.6666667</text:p>
              </table:table-cell>
              <table:table-cell office:value-type="float" office:value="87.075">
                <text:p>87.075</text:p>
              </table:table-cell>
              <table:table-cell office:value-type="float" office:value="33.75">
                <text:p>33.75</text:p>
              </table:table-cell>
            </table:table-row>
            <table:table-row>
              <table:table-cell office:value-type="float" office:value="41.5">
                <text:p>41.5</text:p>
              </table:table-cell>
              <table:table-cell office:value-type="float" office:value="700">
                <text:p>700</text:p>
              </table:table-cell>
              <table:table-cell office:value-type="float" office:value="350">
                <text:p>350</text:p>
              </table:table-cell>
              <table:table-cell office:value-type="float" office:value="89.225">
                <text:p>89.225</text:p>
              </table:table-cell>
              <table:table-cell office:value-type="float" office:value="34.5833333333333">
                <text:p>34.5833333333333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716.6666667">
                <text:p>716.6666667</text:p>
              </table:table-cell>
              <table:table-cell office:value-type="float" office:value="358.3333333">
                <text:p>358.3333333</text:p>
              </table:table-cell>
              <table:table-cell office:value-type="float" office:value="91.375">
                <text:p>91.375</text:p>
              </table:table-cell>
              <table:table-cell office:value-type="float" office:value="35.4166666666667">
                <text:p>35.4166666666667</text:p>
              </table:table-cell>
            </table:table-row>
            <table:table-row>
              <table:table-cell office:value-type="float" office:value="43.5">
                <text:p>43.5</text:p>
              </table:table-cell>
              <table:table-cell office:value-type="float" office:value="733.3333333">
                <text:p>733.3333333</text:p>
              </table:table-cell>
              <table:table-cell office:value-type="float" office:value="366.6666667">
                <text:p>366.6666667</text:p>
              </table:table-cell>
              <table:table-cell office:value-type="float" office:value="93.525">
                <text:p>93.525</text:p>
              </table:table-cell>
              <table:table-cell office:value-type="float" office:value="36.25">
                <text:p>36.25</text:p>
              </table:table-cell>
            </table:table-row>
            <table:table-row>
              <table:table-cell office:value-type="float" office:value="44.5">
                <text:p>44.5</text:p>
              </table:table-cell>
              <table:table-cell office:value-type="float" office:value="750">
                <text:p>750</text:p>
              </table:table-cell>
              <table:table-cell office:value-type="float" office:value="375">
                <text:p>375</text:p>
              </table:table-cell>
              <table:table-cell office:value-type="float" office:value="95.675">
                <text:p>95.675</text:p>
              </table:table-cell>
              <table:table-cell office:value-type="float" office:value="37.0833333333333">
                <text:p>37.0833333333333</text:p>
              </table:table-cell>
            </table:table-row>
            <table:table-row>
              <table:table-cell office:value-type="float" office:value="45.5">
                <text:p>45.5</text:p>
              </table:table-cell>
              <table:table-cell office:value-type="float" office:value="766.6666667">
                <text:p>766.6666667</text:p>
              </table:table-cell>
              <table:table-cell office:value-type="float" office:value="383.3333333">
                <text:p>383.3333333</text:p>
              </table:table-cell>
              <table:table-cell office:value-type="float" office:value="97.825">
                <text:p>97.825</text:p>
              </table:table-cell>
              <table:table-cell office:value-type="float" office:value="37.9166666666667">
                <text:p>37.9166666666667</text:p>
              </table:table-cell>
            </table:table-row>
            <table:table-row>
              <table:table-cell office:value-type="float" office:value="46.5">
                <text:p>46.5</text:p>
              </table:table-cell>
              <table:table-cell office:value-type="float" office:value="783.3333333">
                <text:p>783.3333333</text:p>
              </table:table-cell>
              <table:table-cell office:value-type="float" office:value="391.6666667">
                <text:p>391.6666667</text:p>
              </table:table-cell>
              <table:table-cell office:value-type="float" office:value="99.975">
                <text:p>99.975</text:p>
              </table:table-cell>
              <table:table-cell office:value-type="float" office:value="38.75">
                <text:p>38.75</text:p>
              </table:table-cell>
            </table:table-row>
            <table:table-row>
              <table:table-cell office:value-type="float" office:value="47.5">
                <text:p>47.5</text:p>
              </table:table-cell>
              <table:table-cell office:value-type="float" office:value="800">
                <text:p>800</text:p>
              </table:table-cell>
              <table:table-cell office:value-type="float" office:value="400">
                <text:p>400</text:p>
              </table:table-cell>
              <table:table-cell office:value-type="float" office:value="102.125">
                <text:p>102.125</text:p>
              </table:table-cell>
              <table:table-cell office:value-type="float" office:value="39.5833333333333">
                <text:p>39.5833333333333</text:p>
              </table:table-cell>
            </table:table-row>
            <table:table-row>
              <table:table-cell office:value-type="float" office:value="48.5">
                <text:p>48.5</text:p>
              </table:table-cell>
              <table:table-cell office:value-type="float" office:value="816.6666667">
                <text:p>816.6666667</text:p>
              </table:table-cell>
              <table:table-cell office:value-type="float" office:value="408.3333333">
                <text:p>408.3333333</text:p>
              </table:table-cell>
              <table:table-cell office:value-type="float" office:value="104.275">
                <text:p>104.275</text:p>
              </table:table-cell>
              <table:table-cell office:value-type="float" office:value="40.4166666666667">
                <text:p>40.4166666666667</text:p>
              </table:table-cell>
            </table:table-row>
            <table:table-row>
              <table:table-cell office:value-type="float" office:value="49.5">
                <text:p>49.5</text:p>
              </table:table-cell>
              <table:table-cell office:value-type="float" office:value="833.3333333">
                <text:p>833.3333333</text:p>
              </table:table-cell>
              <table:table-cell office:value-type="float" office:value="416.6666667">
                <text:p>416.6666667</text:p>
              </table:table-cell>
              <table:table-cell office:value-type="float" office:value="106.425">
                <text:p>106.425</text:p>
              </table:table-cell>
              <table:table-cell office:value-type="float" office:value="41.25">
                <text:p>41.25</text:p>
              </table:table-cell>
            </table:table-row>
            <table:table-row>
              <table:table-cell office:value-type="float" office:value="50.5">
                <text:p>50.5</text:p>
              </table:table-cell>
              <table:table-cell office:value-type="float" office:value="850">
                <text:p>850</text:p>
              </table:table-cell>
              <table:table-cell office:value-type="float" office:value="425">
                <text:p>425</text:p>
              </table:table-cell>
              <table:table-cell office:value-type="float" office:value="108.575">
                <text:p>108.575</text:p>
              </table:table-cell>
              <table:table-cell office:value-type="float" office:value="42.0833333333333">
                <text:p>42.0833333333333</text:p>
              </table:table-cell>
            </table:table-row>
            <table:table-row>
              <table:table-cell office:value-type="float" office:value="51.5">
                <text:p>51.5</text:p>
              </table:table-cell>
              <table:table-cell office:value-type="float" office:value="866.6666667">
                <text:p>866.6666667</text:p>
              </table:table-cell>
              <table:table-cell office:value-type="float" office:value="433.3333333">
                <text:p>433.3333333</text:p>
              </table:table-cell>
              <table:table-cell office:value-type="float" office:value="110.725">
                <text:p>110.725</text:p>
              </table:table-cell>
              <table:table-cell office:value-type="float" office:value="42.9166666666667">
                <text:p>42.9166666666667</text:p>
              </table:table-cell>
            </table:table-row>
            <table:table-row>
              <table:table-cell office:value-type="float" office:value="52.5">
                <text:p>52.5</text:p>
              </table:table-cell>
              <table:table-cell office:value-type="float" office:value="883.3333333">
                <text:p>883.3333333</text:p>
              </table:table-cell>
              <table:table-cell office:value-type="float" office:value="441.6666667">
                <text:p>441.6666667</text:p>
              </table:table-cell>
              <table:table-cell office:value-type="float" office:value="112.875">
                <text:p>112.875</text:p>
              </table:table-cell>
              <table:table-cell office:value-type="float" office:value="43.75">
                <text:p>43.75</text:p>
              </table:table-cell>
            </table:table-row>
            <table:table-row>
              <table:table-cell office:value-type="float" office:value="53.5">
                <text:p>53.5</text:p>
              </table:table-cell>
              <table:table-cell office:value-type="float" office:value="900">
                <text:p>900</text:p>
              </table:table-cell>
              <table:table-cell office:value-type="float" office:value="450">
                <text:p>450</text:p>
              </table:table-cell>
              <table:table-cell office:value-type="float" office:value="115.025">
                <text:p>115.025</text:p>
              </table:table-cell>
              <table:table-cell office:value-type="float" office:value="44.5833333333333">
                <text:p>44.5833333333333</text:p>
              </table:table-cell>
            </table:table-row>
            <table:table-row>
              <table:table-cell office:value-type="float" office:value="54.5">
                <text:p>54.5</text:p>
              </table:table-cell>
              <table:table-cell office:value-type="float" office:value="916.6666667">
                <text:p>916.6666667</text:p>
              </table:table-cell>
              <table:table-cell office:value-type="float" office:value="458.3333333">
                <text:p>458.3333333</text:p>
              </table:table-cell>
              <table:table-cell office:value-type="float" office:value="117.175">
                <text:p>117.175</text:p>
              </table:table-cell>
              <table:table-cell office:value-type="float" office:value="45.4166666666667">
                <text:p>45.4166666666667</text:p>
              </table:table-cell>
            </table:table-row>
            <table:table-row>
              <table:table-cell office:value-type="float" office:value="55.5">
                <text:p>55.5</text:p>
              </table:table-cell>
              <table:table-cell office:value-type="float" office:value="933.3333333">
                <text:p>933.3333333</text:p>
              </table:table-cell>
              <table:table-cell office:value-type="float" office:value="466.6666667">
                <text:p>466.6666667</text:p>
              </table:table-cell>
              <table:table-cell office:value-type="float" office:value="119.325">
                <text:p>119.325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float" office:value="56.5">
                <text:p>56.5</text:p>
              </table:table-cell>
              <table:table-cell office:value-type="float" office:value="950">
                <text:p>950</text:p>
              </table:table-cell>
              <table:table-cell office:value-type="float" office:value="475">
                <text:p>475</text:p>
              </table:table-cell>
              <table:table-cell office:value-type="float" office:value="121.475">
                <text:p>121.475</text:p>
              </table:table-cell>
              <table:table-cell office:value-type="float" office:value="47.0833333333333">
                <text:p>47.0833333333333</text:p>
              </table:table-cell>
            </table:table-row>
            <table:table-row>
              <table:table-cell office:value-type="float" office:value="57.5">
                <text:p>57.5</text:p>
              </table:table-cell>
              <table:table-cell office:value-type="float" office:value="966.6666667">
                <text:p>966.6666667</text:p>
              </table:table-cell>
              <table:table-cell office:value-type="float" office:value="483.3333333">
                <text:p>483.3333333</text:p>
              </table:table-cell>
              <table:table-cell office:value-type="float" office:value="123.625">
                <text:p>123.625</text:p>
              </table:table-cell>
              <table:table-cell office:value-type="float" office:value="47.9166666666667">
                <text:p>47.9166666666667</text:p>
              </table:table-cell>
            </table:table-row>
            <table:table-row>
              <table:table-cell office:value-type="float" office:value="58.5">
                <text:p>58.5</text:p>
              </table:table-cell>
              <table:table-cell office:value-type="float" office:value="983.3333333">
                <text:p>983.3333333</text:p>
              </table:table-cell>
              <table:table-cell office:value-type="float" office:value="491.6666667">
                <text:p>491.6666667</text:p>
              </table:table-cell>
              <table:table-cell office:value-type="float" office:value="125.775">
                <text:p>125.775</text:p>
              </table:table-cell>
              <table:table-cell office:value-type="float" office:value="48.75">
                <text:p>48.75</text:p>
              </table:table-cell>
            </table:table-row>
            <table:table-row>
              <table:table-cell office:value-type="float" office:value="59.5">
                <text:p>59.5</text:p>
              </table:table-cell>
              <table:table-cell office:value-type="float" office:value="1000">
                <text:p>1000</text:p>
              </table:table-cell>
              <table:table-cell office:value-type="float" office:value="500">
                <text:p>500</text:p>
              </table:table-cell>
              <table:table-cell office:value-type="float" office:value="127.925">
                <text:p>127.925</text:p>
              </table:table-cell>
              <table:table-cell office:value-type="float" office:value="49.5833333333333">
                <text:p>49.5833333333333</text:p>
              </table:table-cell>
            </table:table-row>
            <table:table-row>
              <table:table-cell office:value-type="float" office:value="60.5">
                <text:p>60.5</text:p>
              </table:table-cell>
              <table:table-cell office:value-type="float" office:value="1016.666667">
                <text:p>1016.666667</text:p>
              </table:table-cell>
              <table:table-cell office:value-type="float" office:value="508.3333333">
                <text:p>508.3333333</text:p>
              </table:table-cell>
              <table:table-cell office:value-type="float" office:value="130.075">
                <text:p>130.075</text:p>
              </table:table-cell>
              <table:table-cell office:value-type="float" office:value="50.4166666666667">
                <text:p>50.4166666666667</text:p>
              </table:table-cell>
            </table:table-row>
            <table:table-row>
              <table:table-cell office:value-type="float" office:value="61.5">
                <text:p>61.5</text:p>
              </table:table-cell>
              <table:table-cell office:value-type="float" office:value="1033.333333">
                <text:p>1033.333333</text:p>
              </table:table-cell>
              <table:table-cell office:value-type="float" office:value="516.6666667">
                <text:p>516.6666667</text:p>
              </table:table-cell>
              <table:table-cell office:value-type="float" office:value="132.225">
                <text:p>132.225</text:p>
              </table:table-cell>
              <table:table-cell office:value-type="float" office:value="51.25">
                <text:p>51.25</text:p>
              </table:table-cell>
            </table:table-row>
            <table:table-row>
              <table:table-cell office:value-type="float" office:value="62.5">
                <text:p>62.5</text:p>
              </table:table-cell>
              <table:table-cell office:value-type="float" office:value="1050">
                <text:p>1050</text:p>
              </table:table-cell>
              <table:table-cell office:value-type="float" office:value="525">
                <text:p>525</text:p>
              </table:table-cell>
              <table:table-cell office:value-type="float" office:value="134.375">
                <text:p>134.375</text:p>
              </table:table-cell>
              <table:table-cell office:value-type="float" office:value="52.0833333333333">
                <text:p>52.0833333333333</text:p>
              </table:table-cell>
            </table:table-row>
            <table:table-row>
              <table:table-cell office:value-type="float" office:value="63.5">
                <text:p>63.5</text:p>
              </table:table-cell>
              <table:table-cell office:value-type="float" office:value="1066.666667">
                <text:p>1066.666667</text:p>
              </table:table-cell>
              <table:table-cell office:value-type="float" office:value="533.3333333">
                <text:p>533.3333333</text:p>
              </table:table-cell>
              <table:table-cell office:value-type="float" office:value="136.525">
                <text:p>136.525</text:p>
              </table:table-cell>
              <table:table-cell office:value-type="float" office:value="52.9166666666667">
                <text:p>52.9166666666667</text:p>
              </table:table-cell>
            </table:table-row>
            <table:table-row>
              <table:table-cell office:value-type="float" office:value="64.5">
                <text:p>64.5</text:p>
              </table:table-cell>
              <table:table-cell office:value-type="float" office:value="1083.333333">
                <text:p>1083.333333</text:p>
              </table:table-cell>
              <table:table-cell office:value-type="float" office:value="541.6666667">
                <text:p>541.6666667</text:p>
              </table:table-cell>
              <table:table-cell office:value-type="float" office:value="138.675">
                <text:p>138.675</text:p>
              </table:table-cell>
              <table:table-cell office:value-type="float" office:value="53.75">
                <text:p>53.75</text:p>
              </table:table-cell>
            </table:table-row>
            <table:table-row>
              <table:table-cell office:value-type="float" office:value="65.5">
                <text:p>65.5</text:p>
              </table:table-cell>
              <table:table-cell office:value-type="float" office:value="1100">
                <text:p>1100</text:p>
              </table:table-cell>
              <table:table-cell office:value-type="float" office:value="550">
                <text:p>550</text:p>
              </table:table-cell>
              <table:table-cell office:value-type="float" office:value="140.825">
                <text:p>140.825</text:p>
              </table:table-cell>
              <table:table-cell office:value-type="float" office:value="54.5833333333333">
                <text:p>54.5833333333333</text:p>
              </table:table-cell>
            </table:table-row>
            <table:table-row>
              <table:table-cell office:value-type="float" office:value="66.5">
                <text:p>66.5</text:p>
              </table:table-cell>
              <table:table-cell office:value-type="float" office:value="1116.666667">
                <text:p>1116.666667</text:p>
              </table:table-cell>
              <table:table-cell office:value-type="float" office:value="558.3333333">
                <text:p>558.3333333</text:p>
              </table:table-cell>
              <table:table-cell office:value-type="float" office:value="142.975">
                <text:p>142.975</text:p>
              </table:table-cell>
              <table:table-cell office:value-type="float" office:value="55.4166666666667">
                <text:p>55.4166666666667</text:p>
              </table:table-cell>
            </table:table-row>
            <table:table-row>
              <table:table-cell office:value-type="float" office:value="67.5">
                <text:p>67.5</text:p>
              </table:table-cell>
              <table:table-cell office:value-type="float" office:value="1133.333333">
                <text:p>1133.333333</text:p>
              </table:table-cell>
              <table:table-cell office:value-type="float" office:value="566.6666667">
                <text:p>566.6666667</text:p>
              </table:table-cell>
              <table:table-cell office:value-type="float" office:value="145.125">
                <text:p>145.125</text:p>
              </table:table-cell>
              <table:table-cell office:value-type="float" office:value="56.25">
                <text:p>56.25</text:p>
              </table:table-cell>
            </table:table-row>
            <table:table-row>
              <table:table-cell office:value-type="float" office:value="68.5">
                <text:p>68.5</text:p>
              </table:table-cell>
              <table:table-cell office:value-type="float" office:value="1150">
                <text:p>1150</text:p>
              </table:table-cell>
              <table:table-cell office:value-type="float" office:value="575">
                <text:p>575</text:p>
              </table:table-cell>
              <table:table-cell office:value-type="float" office:value="147.275">
                <text:p>147.275</text:p>
              </table:table-cell>
              <table:table-cell office:value-type="float" office:value="57.0833333333333">
                <text:p>57.0833333333333</text:p>
              </table:table-cell>
            </table:table-row>
            <table:table-row>
              <table:table-cell office:value-type="float" office:value="69.5">
                <text:p>69.5</text:p>
              </table:table-cell>
              <table:table-cell office:value-type="float" office:value="1166.666667">
                <text:p>1166.666667</text:p>
              </table:table-cell>
              <table:table-cell office:value-type="float" office:value="583.3333333">
                <text:p>583.3333333</text:p>
              </table:table-cell>
              <table:table-cell office:value-type="float" office:value="149.425">
                <text:p>149.425</text:p>
              </table:table-cell>
              <table:table-cell office:value-type="float" office:value="57.9166666666667">
                <text:p>57.9166666666667</text:p>
              </table:table-cell>
            </table:table-row>
            <table:table-row>
              <table:table-cell office:value-type="float" office:value="70.5">
                <text:p>70.5</text:p>
              </table:table-cell>
              <table:table-cell office:value-type="float" office:value="1183.333333">
                <text:p>1183.333333</text:p>
              </table:table-cell>
              <table:table-cell office:value-type="float" office:value="591.6666667">
                <text:p>591.6666667</text:p>
              </table:table-cell>
              <table:table-cell office:value-type="float" office:value="151.575">
                <text:p>151.575</text:p>
              </table:table-cell>
              <table:table-cell office:value-type="float" office:value="58.75">
                <text:p>58.75</text:p>
              </table:table-cell>
            </table:table-row>
            <table:table-row>
              <table:table-cell office:value-type="float" office:value="71.5">
                <text:p>71.5</text:p>
              </table:table-cell>
              <table:table-cell office:value-type="float" office:value="1200">
                <text:p>1200</text:p>
              </table:table-cell>
              <table:table-cell office:value-type="float" office:value="600">
                <text:p>600</text:p>
              </table:table-cell>
              <table:table-cell office:value-type="float" office:value="153.725">
                <text:p>153.725</text:p>
              </table:table-cell>
              <table:table-cell office:value-type="float" office:value="59.5833333333333">
                <text:p>59.5833333333333</text:p>
              </table:table-cell>
            </table:table-row>
            <table:table-row>
              <table:table-cell office:value-type="float" office:value="72.5">
                <text:p>72.5</text:p>
              </table:table-cell>
              <table:table-cell office:value-type="float" office:value="1216.666667">
                <text:p>1216.666667</text:p>
              </table:table-cell>
              <table:table-cell office:value-type="float" office:value="608.3333333">
                <text:p>608.3333333</text:p>
              </table:table-cell>
              <table:table-cell office:value-type="float" office:value="155.875">
                <text:p>155.875</text:p>
              </table:table-cell>
              <table:table-cell office:value-type="float" office:value="60.4166666666667">
                <text:p>60.4166666666667</text:p>
              </table:table-cell>
            </table:table-row>
            <table:table-row>
              <table:table-cell office:value-type="float" office:value="73.5">
                <text:p>73.5</text:p>
              </table:table-cell>
              <table:table-cell office:value-type="float" office:value="1233.333333">
                <text:p>1233.333333</text:p>
              </table:table-cell>
              <table:table-cell office:value-type="float" office:value="616.6666667">
                <text:p>616.6666667</text:p>
              </table:table-cell>
              <table:table-cell office:value-type="float" office:value="158.025">
                <text:p>158.025</text:p>
              </table:table-cell>
              <table:table-cell office:value-type="float" office:value="61.25">
                <text:p>61.25</text:p>
              </table:table-cell>
            </table:table-row>
            <table:table-row>
              <table:table-cell office:value-type="float" office:value="74.5">
                <text:p>74.5</text:p>
              </table:table-cell>
              <table:table-cell office:value-type="float" office:value="1250">
                <text:p>1250</text:p>
              </table:table-cell>
              <table:table-cell office:value-type="float" office:value="625">
                <text:p>625</text:p>
              </table:table-cell>
              <table:table-cell office:value-type="float" office:value="160.175">
                <text:p>160.175</text:p>
              </table:table-cell>
              <table:table-cell office:value-type="float" office:value="62.0833333333333">
                <text:p>62.0833333333333</text:p>
              </table:table-cell>
            </table:table-row>
            <table:table-row>
              <table:table-cell office:value-type="float" office:value="75.5">
                <text:p>75.5</text:p>
              </table:table-cell>
              <table:table-cell office:value-type="float" office:value="1266.666667">
                <text:p>1266.666667</text:p>
              </table:table-cell>
              <table:table-cell office:value-type="float" office:value="633.3333333">
                <text:p>633.3333333</text:p>
              </table:table-cell>
              <table:table-cell office:value-type="float" office:value="162.325">
                <text:p>162.325</text:p>
              </table:table-cell>
              <table:table-cell office:value-type="float" office:value="62.9166666666667">
                <text:p>62.9166666666667</text:p>
              </table:table-cell>
            </table:table-row>
            <table:table-row>
              <table:table-cell office:value-type="float" office:value="76.5">
                <text:p>76.5</text:p>
              </table:table-cell>
              <table:table-cell office:value-type="float" office:value="1283.333333">
                <text:p>1283.333333</text:p>
              </table:table-cell>
              <table:table-cell office:value-type="float" office:value="641.6666667">
                <text:p>641.6666667</text:p>
              </table:table-cell>
              <table:table-cell office:value-type="float" office:value="164.475">
                <text:p>164.475</text:p>
              </table:table-cell>
              <table:table-cell office:value-type="float" office:value="63.75">
                <text:p>63.75</text:p>
              </table:table-cell>
            </table:table-row>
            <table:table-row>
              <table:table-cell office:value-type="float" office:value="77.5">
                <text:p>77.5</text:p>
              </table:table-cell>
              <table:table-cell office:value-type="float" office:value="1300">
                <text:p>1300</text:p>
              </table:table-cell>
              <table:table-cell office:value-type="float" office:value="650">
                <text:p>650</text:p>
              </table:table-cell>
              <table:table-cell office:value-type="float" office:value="166.625">
                <text:p>166.625</text:p>
              </table:table-cell>
              <table:table-cell office:value-type="float" office:value="64.5833333333333">
                <text:p>64.5833333333333</text:p>
              </table:table-cell>
            </table:table-row>
            <table:table-row>
              <table:table-cell office:value-type="float" office:value="78.5">
                <text:p>78.5</text:p>
              </table:table-cell>
              <table:table-cell office:value-type="float" office:value="1316.666667">
                <text:p>1316.666667</text:p>
              </table:table-cell>
              <table:table-cell office:value-type="float" office:value="658.3333333">
                <text:p>658.3333333</text:p>
              </table:table-cell>
              <table:table-cell office:value-type="float" office:value="168.775">
                <text:p>168.775</text:p>
              </table:table-cell>
              <table:table-cell office:value-type="float" office:value="65.4166666666667">
                <text:p>65.4166666666667</text:p>
              </table:table-cell>
            </table:table-row>
            <table:table-row>
              <table:table-cell office:value-type="float" office:value="79.5">
                <text:p>79.5</text:p>
              </table:table-cell>
              <table:table-cell office:value-type="float" office:value="1333.333333">
                <text:p>1333.333333</text:p>
              </table:table-cell>
              <table:table-cell office:value-type="float" office:value="666.6666667">
                <text:p>666.6666667</text:p>
              </table:table-cell>
              <table:table-cell office:value-type="float" office:value="170.925">
                <text:p>170.925</text:p>
              </table:table-cell>
              <table:table-cell office:value-type="float" office:value="66.25">
                <text:p>66.25</text:p>
              </table:table-cell>
            </table:table-row>
            <table:table-row>
              <table:table-cell office:value-type="float" office:value="80.5">
                <text:p>80.5</text:p>
              </table:table-cell>
              <table:table-cell office:value-type="float" office:value="1350">
                <text:p>1350</text:p>
              </table:table-cell>
              <table:table-cell office:value-type="float" office:value="675">
                <text:p>675</text:p>
              </table:table-cell>
              <table:table-cell office:value-type="float" office:value="173.075">
                <text:p>173.075</text:p>
              </table:table-cell>
              <table:table-cell office:value-type="float" office:value="67.0833333333333">
                <text:p>67.0833333333333</text:p>
              </table:table-cell>
            </table:table-row>
            <table:table-row>
              <table:table-cell office:value-type="float" office:value="81.5">
                <text:p>81.5</text:p>
              </table:table-cell>
              <table:table-cell office:value-type="float" office:value="1366.666667">
                <text:p>1366.666667</text:p>
              </table:table-cell>
              <table:table-cell office:value-type="float" office:value="683.3333333">
                <text:p>683.3333333</text:p>
              </table:table-cell>
              <table:table-cell office:value-type="float" office:value="175.225">
                <text:p>175.225</text:p>
              </table:table-cell>
              <table:table-cell office:value-type="float" office:value="67.9166666666667">
                <text:p>67.9166666666667</text:p>
              </table:table-cell>
            </table:table-row>
            <table:table-row>
              <table:table-cell office:value-type="float" office:value="82.5">
                <text:p>82.5</text:p>
              </table:table-cell>
              <table:table-cell office:value-type="float" office:value="1383.333333">
                <text:p>1383.333333</text:p>
              </table:table-cell>
              <table:table-cell office:value-type="float" office:value="691.6666667">
                <text:p>691.6666667</text:p>
              </table:table-cell>
              <table:table-cell office:value-type="float" office:value="177.375">
                <text:p>177.375</text:p>
              </table:table-cell>
              <table:table-cell office:value-type="float" office:value="68.75">
                <text:p>68.75</text:p>
              </table:table-cell>
            </table:table-row>
            <table:table-row>
              <table:table-cell office:value-type="float" office:value="83.5">
                <text:p>83.5</text:p>
              </table:table-cell>
              <table:table-cell office:value-type="float" office:value="1400">
                <text:p>1400</text:p>
              </table:table-cell>
              <table:table-cell office:value-type="float" office:value="700">
                <text:p>700</text:p>
              </table:table-cell>
              <table:table-cell office:value-type="float" office:value="179.525">
                <text:p>179.525</text:p>
              </table:table-cell>
              <table:table-cell office:value-type="float" office:value="69.5833333333333">
                <text:p>69.5833333333333</text:p>
              </table:table-cell>
            </table:table-row>
            <table:table-row>
              <table:table-cell office:value-type="float" office:value="84.5">
                <text:p>84.5</text:p>
              </table:table-cell>
              <table:table-cell office:value-type="float" office:value="1416.666667">
                <text:p>1416.666667</text:p>
              </table:table-cell>
              <table:table-cell office:value-type="float" office:value="708.3333333">
                <text:p>708.3333333</text:p>
              </table:table-cell>
              <table:table-cell office:value-type="float" office:value="181.675">
                <text:p>181.675</text:p>
              </table:table-cell>
              <table:table-cell office:value-type="float" office:value="70.4166666666667">
                <text:p>70.4166666666667</text:p>
              </table:table-cell>
            </table:table-row>
            <table:table-row>
              <table:table-cell office:value-type="float" office:value="85.5">
                <text:p>85.5</text:p>
              </table:table-cell>
              <table:table-cell office:value-type="float" office:value="1433.333333">
                <text:p>1433.333333</text:p>
              </table:table-cell>
              <table:table-cell office:value-type="float" office:value="716.6666667">
                <text:p>716.6666667</text:p>
              </table:table-cell>
              <table:table-cell office:value-type="float" office:value="183.825">
                <text:p>183.825</text:p>
              </table:table-cell>
              <table:table-cell office:value-type="float" office:value="71.25">
                <text:p>71.25</text:p>
              </table:table-cell>
            </table:table-row>
            <table:table-row>
              <table:table-cell office:value-type="float" office:value="86.5">
                <text:p>86.5</text:p>
              </table:table-cell>
              <table:table-cell office:value-type="float" office:value="1450">
                <text:p>1450</text:p>
              </table:table-cell>
              <table:table-cell office:value-type="float" office:value="725">
                <text:p>725</text:p>
              </table:table-cell>
              <table:table-cell office:value-type="float" office:value="185.975">
                <text:p>185.975</text:p>
              </table:table-cell>
              <table:table-cell office:value-type="float" office:value="72.0833333333333">
                <text:p>72.0833333333333</text:p>
              </table:table-cell>
            </table:table-row>
            <table:table-row>
              <table:table-cell office:value-type="float" office:value="87.5">
                <text:p>87.5</text:p>
              </table:table-cell>
              <table:table-cell office:value-type="float" office:value="1466.666667">
                <text:p>1466.666667</text:p>
              </table:table-cell>
              <table:table-cell office:value-type="float" office:value="733.3333333">
                <text:p>733.3333333</text:p>
              </table:table-cell>
              <table:table-cell office:value-type="float" office:value="188.125">
                <text:p>188.125</text:p>
              </table:table-cell>
              <table:table-cell office:value-type="float" office:value="72.9166666666667">
                <text:p>72.9166666666667</text:p>
              </table:table-cell>
            </table:table-row>
            <table:table-row>
              <table:table-cell office:value-type="float" office:value="88.5">
                <text:p>88.5</text:p>
              </table:table-cell>
              <table:table-cell office:value-type="float" office:value="1483.333333">
                <text:p>1483.333333</text:p>
              </table:table-cell>
              <table:table-cell office:value-type="float" office:value="741.6666667">
                <text:p>741.6666667</text:p>
              </table:table-cell>
              <table:table-cell office:value-type="float" office:value="190.275">
                <text:p>190.275</text:p>
              </table:table-cell>
              <table:table-cell office:value-type="float" office:value="73.75">
                <text:p>73.75</text:p>
              </table:table-cell>
            </table:table-row>
            <table:table-row>
              <table:table-cell office:value-type="float" office:value="89.5">
                <text:p>89.5</text:p>
              </table:table-cell>
              <table:table-cell office:value-type="float" office:value="1500">
                <text:p>1500</text:p>
              </table:table-cell>
              <table:table-cell office:value-type="float" office:value="750">
                <text:p>750</text:p>
              </table:table-cell>
              <table:table-cell office:value-type="float" office:value="192.425">
                <text:p>192.425</text:p>
              </table:table-cell>
              <table:table-cell office:value-type="float" office:value="74.5833333333333">
                <text:p>74.5833333333333</text:p>
              </table:table-cell>
            </table:table-row>
            <table:table-row>
              <table:table-cell office:value-type="float" office:value="90.5">
                <text:p>90.5</text:p>
              </table:table-cell>
              <table:table-cell office:value-type="float" office:value="1516.666667">
                <text:p>1516.666667</text:p>
              </table:table-cell>
              <table:table-cell office:value-type="float" office:value="758.3333333">
                <text:p>758.3333333</text:p>
              </table:table-cell>
              <table:table-cell office:value-type="float" office:value="194.575">
                <text:p>194.575</text:p>
              </table:table-cell>
              <table:table-cell office:value-type="float" office:value="75.4166666666667">
                <text:p>75.4166666666667</text:p>
              </table:table-cell>
            </table:table-row>
            <table:table-row>
              <table:table-cell office:value-type="float" office:value="91.5">
                <text:p>91.5</text:p>
              </table:table-cell>
              <table:table-cell office:value-type="float" office:value="1533.333333">
                <text:p>1533.333333</text:p>
              </table:table-cell>
              <table:table-cell office:value-type="float" office:value="766.6666667">
                <text:p>766.6666667</text:p>
              </table:table-cell>
              <table:table-cell office:value-type="float" office:value="196.725">
                <text:p>196.725</text:p>
              </table:table-cell>
              <table:table-cell office:value-type="float" office:value="76.25">
                <text:p>76.25</text:p>
              </table:table-cell>
            </table:table-row>
            <table:table-row>
              <table:table-cell office:value-type="float" office:value="92.5">
                <text:p>92.5</text:p>
              </table:table-cell>
              <table:table-cell office:value-type="float" office:value="1550">
                <text:p>1550</text:p>
              </table:table-cell>
              <table:table-cell office:value-type="float" office:value="775">
                <text:p>775</text:p>
              </table:table-cell>
              <table:table-cell office:value-type="float" office:value="198.875">
                <text:p>198.875</text:p>
              </table:table-cell>
              <table:table-cell office:value-type="float" office:value="77.0833333333333">
                <text:p>77.0833333333333</text:p>
              </table:table-cell>
            </table:table-row>
            <table:table-row>
              <table:table-cell office:value-type="float" office:value="93.5">
                <text:p>93.5</text:p>
              </table:table-cell>
              <table:table-cell office:value-type="float" office:value="1566.666667">
                <text:p>1566.666667</text:p>
              </table:table-cell>
              <table:table-cell office:value-type="float" office:value="783.3333333">
                <text:p>783.3333333</text:p>
              </table:table-cell>
              <table:table-cell office:value-type="float" office:value="201.025">
                <text:p>201.025</text:p>
              </table:table-cell>
              <table:table-cell office:value-type="float" office:value="77.9166666666667">
                <text:p>77.9166666666667</text:p>
              </table:table-cell>
            </table:table-row>
            <table:table-row>
              <table:table-cell office:value-type="float" office:value="94.5">
                <text:p>94.5</text:p>
              </table:table-cell>
              <table:table-cell office:value-type="float" office:value="1583.333333">
                <text:p>1583.333333</text:p>
              </table:table-cell>
              <table:table-cell office:value-type="float" office:value="791.6666667">
                <text:p>791.6666667</text:p>
              </table:table-cell>
              <table:table-cell office:value-type="float" office:value="203.175">
                <text:p>203.175</text:p>
              </table:table-cell>
              <table:table-cell office:value-type="float" office:value="78.75">
                <text:p>78.75</text:p>
              </table:table-cell>
            </table:table-row>
            <table:table-row>
              <table:table-cell office:value-type="float" office:value="95.5">
                <text:p>95.5</text:p>
              </table:table-cell>
              <table:table-cell office:value-type="float" office:value="1600">
                <text:p>1600</text:p>
              </table:table-cell>
              <table:table-cell office:value-type="float" office:value="800">
                <text:p>800</text:p>
              </table:table-cell>
              <table:table-cell office:value-type="float" office:value="205.325">
                <text:p>205.325</text:p>
              </table:table-cell>
              <table:table-cell office:value-type="float" office:value="79.5833333333333">
                <text:p>79.5833333333333</text:p>
              </table:table-cell>
            </table:table-row>
            <table:table-row>
              <table:table-cell office:value-type="float" office:value="96.5">
                <text:p>96.5</text:p>
              </table:table-cell>
              <table:table-cell office:value-type="float" office:value="1616.666667">
                <text:p>1616.666667</text:p>
              </table:table-cell>
              <table:table-cell office:value-type="float" office:value="808.3333333">
                <text:p>808.3333333</text:p>
              </table:table-cell>
              <table:table-cell office:value-type="float" office:value="207.475">
                <text:p>207.475</text:p>
              </table:table-cell>
              <table:table-cell office:value-type="float" office:value="80.4166666666667">
                <text:p>80.4166666666667</text:p>
              </table:table-cell>
            </table:table-row>
            <table:table-row>
              <table:table-cell office:value-type="float" office:value="97.5">
                <text:p>97.5</text:p>
              </table:table-cell>
              <table:table-cell office:value-type="float" office:value="1633.333333">
                <text:p>1633.333333</text:p>
              </table:table-cell>
              <table:table-cell office:value-type="float" office:value="816.6666667">
                <text:p>816.6666667</text:p>
              </table:table-cell>
              <table:table-cell office:value-type="float" office:value="209.625">
                <text:p>209.625</text:p>
              </table:table-cell>
              <table:table-cell office:value-type="float" office:value="81.25">
                <text:p>81.25</text:p>
              </table:table-cell>
            </table:table-row>
            <table:table-row>
              <table:table-cell office:value-type="float" office:value="98.5">
                <text:p>98.5</text:p>
              </table:table-cell>
              <table:table-cell office:value-type="float" office:value="1650">
                <text:p>1650</text:p>
              </table:table-cell>
              <table:table-cell office:value-type="float" office:value="825">
                <text:p>825</text:p>
              </table:table-cell>
              <table:table-cell office:value-type="float" office:value="211.775">
                <text:p>211.775</text:p>
              </table:table-cell>
              <table:table-cell office:value-type="float" office:value="82.0833333333333">
                <text:p>82.0833333333333</text:p>
              </table:table-cell>
            </table:table-row>
            <table:table-row>
              <table:table-cell office:value-type="float" office:value="99.5">
                <text:p>99.5</text:p>
              </table:table-cell>
              <table:table-cell office:value-type="float" office:value="1666.666667">
                <text:p>1666.666667</text:p>
              </table:table-cell>
              <table:table-cell office:value-type="float" office:value="833.3333333">
                <text:p>833.3333333</text:p>
              </table:table-cell>
              <table:table-cell office:value-type="float" office:value="213.925">
                <text:p>213.925</text:p>
              </table:table-cell>
              <table:table-cell office:value-type="float" office:value="82.9166666666667">
                <text:p>82.9166666666667</text:p>
              </table:table-cell>
            </table:table-row>
            <table:table-row>
              <table:table-cell office:value-type="float" office:value="100.5">
                <text:p>100.5</text:p>
              </table:table-cell>
              <table:table-cell office:value-type="float" office:value="1683.333333">
                <text:p>1683.333333</text:p>
              </table:table-cell>
              <table:table-cell office:value-type="float" office:value="841.6666667">
                <text:p>841.6666667</text:p>
              </table:table-cell>
              <table:table-cell office:value-type="float" office:value="216.075">
                <text:p>216.075</text:p>
              </table:table-cell>
              <table:table-cell office:value-type="float" office:value="83.75">
                <text:p>83.75</text:p>
              </table:table-cell>
            </table:table-row>
            <table:table-row>
              <table:table-cell office:value-type="float" office:value="101.5">
                <text:p>101.5</text:p>
              </table:table-cell>
              <table:table-cell office:value-type="float" office:value="1700">
                <text:p>1700</text:p>
              </table:table-cell>
              <table:table-cell office:value-type="float" office:value="850">
                <text:p>850</text:p>
              </table:table-cell>
              <table:table-cell office:value-type="float" office:value="218.225">
                <text:p>218.225</text:p>
              </table:table-cell>
              <table:table-cell office:value-type="float" office:value="84.5833333333333">
                <text:p>84.5833333333333</text:p>
              </table:table-cell>
            </table:table-row>
            <table:table-row>
              <table:table-cell office:value-type="float" office:value="102.5">
                <text:p>102.5</text:p>
              </table:table-cell>
              <table:table-cell office:value-type="float" office:value="1716.666667">
                <text:p>1716.666667</text:p>
              </table:table-cell>
              <table:table-cell office:value-type="float" office:value="858.3333333">
                <text:p>858.3333333</text:p>
              </table:table-cell>
              <table:table-cell office:value-type="float" office:value="220.375">
                <text:p>220.375</text:p>
              </table:table-cell>
              <table:table-cell office:value-type="float" office:value="85.4166666666667">
                <text:p>85.4166666666667</text:p>
              </table:table-cell>
            </table:table-row>
            <table:table-row>
              <table:table-cell office:value-type="float" office:value="103.5">
                <text:p>103.5</text:p>
              </table:table-cell>
              <table:table-cell office:value-type="float" office:value="1733.333333">
                <text:p>1733.333333</text:p>
              </table:table-cell>
              <table:table-cell office:value-type="float" office:value="866.6666667">
                <text:p>866.6666667</text:p>
              </table:table-cell>
              <table:table-cell office:value-type="float" office:value="222.525">
                <text:p>222.525</text:p>
              </table:table-cell>
              <table:table-cell office:value-type="float" office:value="86.25">
                <text:p>86.25</text:p>
              </table:table-cell>
            </table:table-row>
            <table:table-row>
              <table:table-cell office:value-type="float" office:value="104.5">
                <text:p>104.5</text:p>
              </table:table-cell>
              <table:table-cell office:value-type="float" office:value="1750">
                <text:p>1750</text:p>
              </table:table-cell>
              <table:table-cell office:value-type="float" office:value="875">
                <text:p>875</text:p>
              </table:table-cell>
              <table:table-cell office:value-type="float" office:value="224.675">
                <text:p>224.675</text:p>
              </table:table-cell>
              <table:table-cell office:value-type="float" office:value="87.0833333333333">
                <text:p>87.0833333333333</text:p>
              </table:table-cell>
            </table:table-row>
            <table:table-row>
              <table:table-cell office:value-type="float" office:value="105.5">
                <text:p>105.5</text:p>
              </table:table-cell>
              <table:table-cell office:value-type="float" office:value="1766.666667">
                <text:p>1766.666667</text:p>
              </table:table-cell>
              <table:table-cell office:value-type="float" office:value="883.3333333">
                <text:p>883.3333333</text:p>
              </table:table-cell>
              <table:table-cell office:value-type="float" office:value="226.825">
                <text:p>226.825</text:p>
              </table:table-cell>
              <table:table-cell office:value-type="float" office:value="87.9166666666667">
                <text:p>87.9166666666667</text:p>
              </table:table-cell>
            </table:table-row>
            <table:table-row>
              <table:table-cell office:value-type="float" office:value="106.5">
                <text:p>106.5</text:p>
              </table:table-cell>
              <table:table-cell office:value-type="float" office:value="1783.333333">
                <text:p>1783.333333</text:p>
              </table:table-cell>
              <table:table-cell office:value-type="float" office:value="891.6666667">
                <text:p>891.6666667</text:p>
              </table:table-cell>
              <table:table-cell office:value-type="float" office:value="228.975">
                <text:p>228.975</text:p>
              </table:table-cell>
              <table:table-cell office:value-type="float" office:value="88.75">
                <text:p>88.75</text:p>
              </table:table-cell>
            </table:table-row>
            <table:table-row>
              <table:table-cell office:value-type="float" office:value="107.5">
                <text:p>107.5</text:p>
              </table:table-cell>
              <table:table-cell office:value-type="float" office:value="1800">
                <text:p>1800</text:p>
              </table:table-cell>
              <table:table-cell office:value-type="float" office:value="900">
                <text:p>900</text:p>
              </table:table-cell>
              <table:table-cell office:value-type="float" office:value="231.125">
                <text:p>231.125</text:p>
              </table:table-cell>
              <table:table-cell office:value-type="float" office:value="89.5833333333333">
                <text:p>89.5833333333333</text:p>
              </table:table-cell>
            </table:table-row>
            <table:table-row>
              <table:table-cell office:value-type="float" office:value="108.5">
                <text:p>108.5</text:p>
              </table:table-cell>
              <table:table-cell office:value-type="float" office:value="1816.666667">
                <text:p>1816.666667</text:p>
              </table:table-cell>
              <table:table-cell office:value-type="float" office:value="908.3333333">
                <text:p>908.3333333</text:p>
              </table:table-cell>
              <table:table-cell office:value-type="float" office:value="233.275">
                <text:p>233.275</text:p>
              </table:table-cell>
              <table:table-cell office:value-type="float" office:value="90.4166666666667">
                <text:p>90.4166666666667</text:p>
              </table:table-cell>
            </table:table-row>
            <table:table-row>
              <table:table-cell office:value-type="float" office:value="109.5">
                <text:p>109.5</text:p>
              </table:table-cell>
              <table:table-cell office:value-type="float" office:value="1833.333333">
                <text:p>1833.333333</text:p>
              </table:table-cell>
              <table:table-cell office:value-type="float" office:value="916.6666667">
                <text:p>916.6666667</text:p>
              </table:table-cell>
              <table:table-cell office:value-type="float" office:value="235.425">
                <text:p>235.425</text:p>
              </table:table-cell>
              <table:table-cell office:value-type="float" office:value="91.25">
                <text:p>91.25</text:p>
              </table:table-cell>
            </table:table-row>
            <table:table-row>
              <table:table-cell office:value-type="float" office:value="110.5">
                <text:p>110.5</text:p>
              </table:table-cell>
              <table:table-cell office:value-type="float" office:value="1850">
                <text:p>1850</text:p>
              </table:table-cell>
              <table:table-cell office:value-type="float" office:value="925">
                <text:p>925</text:p>
              </table:table-cell>
              <table:table-cell office:value-type="float" office:value="237.575">
                <text:p>237.575</text:p>
              </table:table-cell>
              <table:table-cell office:value-type="float" office:value="92.0833333333333">
                <text:p>92.0833333333333</text:p>
              </table:table-cell>
            </table:table-row>
            <table:table-row>
              <table:table-cell office:value-type="float" office:value="111.5">
                <text:p>111.5</text:p>
              </table:table-cell>
              <table:table-cell office:value-type="float" office:value="1866.666667">
                <text:p>1866.666667</text:p>
              </table:table-cell>
              <table:table-cell office:value-type="float" office:value="933.3333333">
                <text:p>933.3333333</text:p>
              </table:table-cell>
              <table:table-cell office:value-type="float" office:value="239.725">
                <text:p>239.725</text:p>
              </table:table-cell>
              <table:table-cell office:value-type="float" office:value="92.9166666666667">
                <text:p>92.9166666666667</text:p>
              </table:table-cell>
            </table:table-row>
            <table:table-row>
              <table:table-cell office:value-type="float" office:value="112.5">
                <text:p>112.5</text:p>
              </table:table-cell>
              <table:table-cell office:value-type="float" office:value="1883.333333">
                <text:p>1883.333333</text:p>
              </table:table-cell>
              <table:table-cell office:value-type="float" office:value="941.6666667">
                <text:p>941.6666667</text:p>
              </table:table-cell>
              <table:table-cell office:value-type="float" office:value="241.875">
                <text:p>241.875</text:p>
              </table:table-cell>
              <table:table-cell office:value-type="float" office:value="93.75">
                <text:p>93.75</text:p>
              </table:table-cell>
            </table:table-row>
            <table:table-row>
              <table:table-cell office:value-type="float" office:value="113.5">
                <text:p>113.5</text:p>
              </table:table-cell>
              <table:table-cell office:value-type="float" office:value="1900">
                <text:p>1900</text:p>
              </table:table-cell>
              <table:table-cell office:value-type="float" office:value="950">
                <text:p>950</text:p>
              </table:table-cell>
              <table:table-cell office:value-type="float" office:value="244.025">
                <text:p>244.025</text:p>
              </table:table-cell>
              <table:table-cell office:value-type="float" office:value="94.5833333333333">
                <text:p>94.5833333333333</text:p>
              </table:table-cell>
            </table:table-row>
            <table:table-row>
              <table:table-cell office:value-type="float" office:value="114.5">
                <text:p>114.5</text:p>
              </table:table-cell>
              <table:table-cell office:value-type="float" office:value="1916.666667">
                <text:p>1916.666667</text:p>
              </table:table-cell>
              <table:table-cell office:value-type="float" office:value="958.3333333">
                <text:p>958.3333333</text:p>
              </table:table-cell>
              <table:table-cell office:value-type="float" office:value="246.175">
                <text:p>246.175</text:p>
              </table:table-cell>
              <table:table-cell office:value-type="float" office:value="95.4166666666667">
                <text:p>95.4166666666667</text:p>
              </table:table-cell>
            </table:table-row>
            <table:table-row>
              <table:table-cell office:value-type="float" office:value="115.5">
                <text:p>115.5</text:p>
              </table:table-cell>
              <table:table-cell office:value-type="float" office:value="1933.333333">
                <text:p>1933.333333</text:p>
              </table:table-cell>
              <table:table-cell office:value-type="float" office:value="966.6666667">
                <text:p>966.6666667</text:p>
              </table:table-cell>
              <table:table-cell office:value-type="float" office:value="248.325">
                <text:p>248.325</text:p>
              </table:table-cell>
              <table:table-cell office:value-type="float" office:value="96.25">
                <text:p>96.25</text:p>
              </table:table-cell>
            </table:table-row>
            <table:table-row>
              <table:table-cell office:value-type="float" office:value="116.5">
                <text:p>116.5</text:p>
              </table:table-cell>
              <table:table-cell office:value-type="float" office:value="1950">
                <text:p>1950</text:p>
              </table:table-cell>
              <table:table-cell office:value-type="float" office:value="975">
                <text:p>975</text:p>
              </table:table-cell>
              <table:table-cell office:value-type="float" office:value="250.475">
                <text:p>250.475</text:p>
              </table:table-cell>
              <table:table-cell office:value-type="float" office:value="97.0833333333333">
                <text:p>97.0833333333333</text:p>
              </table:table-cell>
            </table:table-row>
            <table:table-row>
              <table:table-cell office:value-type="float" office:value="117.5">
                <text:p>117.5</text:p>
              </table:table-cell>
              <table:table-cell office:value-type="float" office:value="1966.666667">
                <text:p>1966.666667</text:p>
              </table:table-cell>
              <table:table-cell office:value-type="float" office:value="983.3333333">
                <text:p>983.3333333</text:p>
              </table:table-cell>
              <table:table-cell office:value-type="float" office:value="252.625">
                <text:p>252.625</text:p>
              </table:table-cell>
              <table:table-cell office:value-type="float" office:value="97.9166666666667">
                <text:p>97.9166666666667</text:p>
              </table:table-cell>
            </table:table-row>
            <table:table-row>
              <table:table-cell office:value-type="float" office:value="118.5">
                <text:p>118.5</text:p>
              </table:table-cell>
              <table:table-cell office:value-type="float" office:value="1983.333333">
                <text:p>1983.333333</text:p>
              </table:table-cell>
              <table:table-cell office:value-type="float" office:value="991.6666667">
                <text:p>991.6666667</text:p>
              </table:table-cell>
              <table:table-cell office:value-type="float" office:value="254.775">
                <text:p>254.775</text:p>
              </table:table-cell>
              <table:table-cell office:value-type="float" office:value="98.75">
                <text:p>98.75</text:p>
              </table:table-cell>
            </table:table-row>
            <table:table-row>
              <table:table-cell office:value-type="float" office:value="119.5">
                <text:p>119.5</text:p>
              </table:table-cell>
              <table:table-cell office:value-type="float" office:value="2000">
                <text:p>2000</text:p>
              </table:table-cell>
              <table:table-cell office:value-type="float" office:value="1000">
                <text:p>1000</text:p>
              </table:table-cell>
              <table:table-cell office:value-type="float" office:value="256.925">
                <text:p>256.925</text:p>
              </table:table-cell>
              <table:table-cell office:value-type="float" office:value="99.5833333333333">
                <text:p>99.58333333333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fill-image draw:name="ChartBitmap_20_1" draw:display-name="ChartBitmap 1" xlink:href="Pictures/100000000000000800000008D085463572746166.png" xlink:type="simple" xlink:show="embed" xlink:actuate="onLoad"/>
    <draw:fill-image draw:name="ChartBitmap_20_10" draw:display-name="ChartBitmap 10" xlink:href="Pictures/100000000000000800000008CE7A1D3C1327BABD.png" xlink:type="simple" xlink:show="embed" xlink:actuate="onLoad"/>
    <draw:fill-image draw:name="ChartBitmap_20_11" draw:display-name="ChartBitmap 11" xlink:href="Pictures/10000000000000080000000814872DB0AADBBD09.png" xlink:type="simple" xlink:show="embed" xlink:actuate="onLoad"/>
    <draw:fill-image draw:name="ChartBitmap_20_12" draw:display-name="ChartBitmap 12" xlink:href="Pictures/100000000000000800000008471D131280963498.png" xlink:type="simple" xlink:show="embed" xlink:actuate="onLoad"/>
    <draw:fill-image draw:name="ChartBitmap_20_13" draw:display-name="ChartBitmap 13" xlink:href="Pictures/100000000000000800000008DDF7072BDBA5EFCF.png" xlink:type="simple" xlink:show="embed" xlink:actuate="onLoad"/>
    <draw:fill-image draw:name="ChartBitmap_20_14" draw:display-name="ChartBitmap 14" xlink:href="Pictures/10000000000000080000000838BBC215E675B78E.png" xlink:type="simple" xlink:show="embed" xlink:actuate="onLoad"/>
    <draw:fill-image draw:name="ChartBitmap_20_15" draw:display-name="ChartBitmap 15" xlink:href="Pictures/10000000000000080000000863AF7EBD794A907E.png" xlink:type="simple" xlink:show="embed" xlink:actuate="onLoad"/>
    <draw:fill-image draw:name="ChartBitmap_20_16" draw:display-name="ChartBitmap 16" xlink:href="Pictures/100000000000000800000008F70D036D45FFF5DF.png" xlink:type="simple" xlink:show="embed" xlink:actuate="onLoad"/>
    <draw:fill-image draw:name="ChartBitmap_20_17" draw:display-name="ChartBitmap 17" xlink:href="Pictures/100000000000000800000008FEBA2E0C3FC718DC.png" xlink:type="simple" xlink:show="embed" xlink:actuate="onLoad"/>
    <draw:fill-image draw:name="ChartBitmap_20_18" draw:display-name="ChartBitmap 18" xlink:href="Pictures/100000000000000800000008ECA1FC2F7DBB3D5E.png" xlink:type="simple" xlink:show="embed" xlink:actuate="onLoad"/>
    <draw:fill-image draw:name="ChartBitmap_20_19" draw:display-name="ChartBitmap 19" xlink:href="Pictures/1000000000000008000000080D0306583F8D6467.png" xlink:type="simple" xlink:show="embed" xlink:actuate="onLoad"/>
    <draw:fill-image draw:name="ChartBitmap_20_2" draw:display-name="ChartBitmap 2" xlink:href="Pictures/1000000000000008000000080944901A42762024.png" xlink:type="simple" xlink:show="embed" xlink:actuate="onLoad"/>
    <draw:fill-image draw:name="ChartBitmap_20_20" draw:display-name="ChartBitmap 20" xlink:href="Pictures/1000000000000008000000082DC0B1E7337DD2BB.png" xlink:type="simple" xlink:show="embed" xlink:actuate="onLoad"/>
    <draw:fill-image draw:name="ChartBitmap_20_21" draw:display-name="ChartBitmap 21" xlink:href="Pictures/1000000000000008000000083311E16C2612269C.png" xlink:type="simple" xlink:show="embed" xlink:actuate="onLoad"/>
    <draw:fill-image draw:name="ChartBitmap_20_22" draw:display-name="ChartBitmap 22" xlink:href="Pictures/10000000000000080000000848CE65F29A64C695.png" xlink:type="simple" xlink:show="embed" xlink:actuate="onLoad"/>
    <draw:fill-image draw:name="ChartBitmap_20_23" draw:display-name="ChartBitmap 23" xlink:href="Pictures/1000000000000008000000082AB7DF44B2B49EFE.png" xlink:type="simple" xlink:show="embed" xlink:actuate="onLoad"/>
    <draw:fill-image draw:name="ChartBitmap_20_24" draw:display-name="ChartBitmap 24" xlink:href="Pictures/10000000000000080000000848CE65F29A64C695.png" xlink:type="simple" xlink:show="embed" xlink:actuate="onLoad"/>
    <draw:fill-image draw:name="ChartBitmap_20_25" draw:display-name="ChartBitmap 25" xlink:href="Pictures/10000000000000080000000804BF638A536D0ACD.png" xlink:type="simple" xlink:show="embed" xlink:actuate="onLoad"/>
    <draw:fill-image draw:name="ChartBitmap_20_26" draw:display-name="ChartBitmap 26" xlink:href="Pictures/100000000000000800000008BAFBAD1A18D42779.png" xlink:type="simple" xlink:show="embed" xlink:actuate="onLoad"/>
    <draw:fill-image draw:name="ChartBitmap_20_27" draw:display-name="ChartBitmap 27" xlink:href="Pictures/100000000000000800000008DE715E6BC605B225.png" xlink:type="simple" xlink:show="embed" xlink:actuate="onLoad"/>
    <draw:fill-image draw:name="ChartBitmap_20_28" draw:display-name="ChartBitmap 28" xlink:href="Pictures/10000000000000080000000820B6C82F5839B043.png" xlink:type="simple" xlink:show="embed" xlink:actuate="onLoad"/>
    <draw:fill-image draw:name="ChartBitmap_20_29" draw:display-name="ChartBitmap 29" xlink:href="Pictures/100000000000000800000008BFDA60484C6D95EA.png" xlink:type="simple" xlink:show="embed" xlink:actuate="onLoad"/>
    <draw:fill-image draw:name="ChartBitmap_20_3" draw:display-name="ChartBitmap 3" xlink:href="Pictures/100000000000000800000008B1F22B1B857E713A.png" xlink:type="simple" xlink:show="embed" xlink:actuate="onLoad"/>
    <draw:fill-image draw:name="ChartBitmap_20_30" draw:display-name="ChartBitmap 30" xlink:href="Pictures/1000000000000008000000085FA7B61ECD8498E5.png" xlink:type="simple" xlink:show="embed" xlink:actuate="onLoad"/>
    <draw:fill-image draw:name="ChartBitmap_20_31" draw:display-name="ChartBitmap 31" xlink:href="Pictures/100000000000000800000008130CE7EAB6AB49F7.png" xlink:type="simple" xlink:show="embed" xlink:actuate="onLoad"/>
    <draw:fill-image draw:name="ChartBitmap_20_32" draw:display-name="ChartBitmap 32" xlink:href="Pictures/1000000000000008000000086B36C345212D6EEA.png" xlink:type="simple" xlink:show="embed" xlink:actuate="onLoad"/>
    <draw:fill-image draw:name="ChartBitmap_20_33" draw:display-name="ChartBitmap 33" xlink:href="Pictures/1000000000000008000000088F4F00AFA4E0910F.png" xlink:type="simple" xlink:show="embed" xlink:actuate="onLoad"/>
    <draw:fill-image draw:name="ChartBitmap_20_34" draw:display-name="ChartBitmap 34" xlink:href="Pictures/100000000000000800000008B88C96B5A7E6DB5B.png" xlink:type="simple" xlink:show="embed" xlink:actuate="onLoad"/>
    <draw:fill-image draw:name="ChartBitmap_20_35" draw:display-name="ChartBitmap 35" xlink:href="Pictures/100000000000000800000008B88C96B5A7E6DB5B.png" xlink:type="simple" xlink:show="embed" xlink:actuate="onLoad"/>
    <draw:fill-image draw:name="ChartBitmap_20_36" draw:display-name="ChartBitmap 36" xlink:href="Pictures/100000000000000800000008D085463572746166.png" xlink:type="simple" xlink:show="embed" xlink:actuate="onLoad"/>
    <draw:fill-image draw:name="ChartBitmap_20_37" draw:display-name="ChartBitmap 37" xlink:href="Pictures/1000000000000008000000086A5AF3F6BC5B0986.png" xlink:type="simple" xlink:show="embed" xlink:actuate="onLoad"/>
    <draw:fill-image draw:name="ChartBitmap_20_38" draw:display-name="ChartBitmap 38" xlink:href="Pictures/1000000000000008000000080944901A42762024.png" xlink:type="simple" xlink:show="embed" xlink:actuate="onLoad"/>
    <draw:fill-image draw:name="ChartBitmap_20_39" draw:display-name="ChartBitmap 39" xlink:href="Pictures/100000000000000800000008471D131280963498.png" xlink:type="simple" xlink:show="embed" xlink:actuate="onLoad"/>
    <draw:fill-image draw:name="ChartBitmap_20_4" draw:display-name="ChartBitmap 4" xlink:href="Pictures/10000000000000080000000891CC5B4335A1319C.png" xlink:type="simple" xlink:show="embed" xlink:actuate="onLoad"/>
    <draw:fill-image draw:name="ChartBitmap_20_40" draw:display-name="ChartBitmap 40" xlink:href="Pictures/10000000000000080000000891CC5B4335A1319C.png" xlink:type="simple" xlink:show="embed" xlink:actuate="onLoad"/>
    <draw:fill-image draw:name="ChartBitmap_20_41" draw:display-name="ChartBitmap 41" xlink:href="Pictures/10000000000000080000000893C84A2F4D48AD58.png" xlink:type="simple" xlink:show="embed" xlink:actuate="onLoad"/>
    <draw:fill-image draw:name="ChartBitmap_20_42" draw:display-name="ChartBitmap 42" xlink:href="Pictures/1000000000000008000000083CB2370AEE6419D3.png" xlink:type="simple" xlink:show="embed" xlink:actuate="onLoad"/>
    <draw:fill-image draw:name="ChartBitmap_20_43" draw:display-name="ChartBitmap 43" xlink:href="Pictures/1000000000000008000000085893F27E1690F0DD.png" xlink:type="simple" xlink:show="embed" xlink:actuate="onLoad"/>
    <draw:fill-image draw:name="ChartBitmap_20_44" draw:display-name="ChartBitmap 44" xlink:href="Pictures/10000000000000080000000846A6E2D2615F4837.png" xlink:type="simple" xlink:show="embed" xlink:actuate="onLoad"/>
    <draw:fill-image draw:name="ChartBitmap_20_45" draw:display-name="ChartBitmap 45" xlink:href="Pictures/100000000000000800000008C03529C2E2D463B9.png" xlink:type="simple" xlink:show="embed" xlink:actuate="onLoad"/>
    <draw:fill-image draw:name="ChartBitmap_20_46" draw:display-name="ChartBitmap 46" xlink:href="Pictures/100000000000000800000008D469A22D40EC1428.png" xlink:type="simple" xlink:show="embed" xlink:actuate="onLoad"/>
    <draw:fill-image draw:name="ChartBitmap_20_47" draw:display-name="ChartBitmap 47" xlink:href="Pictures/100000000000000800000008ADD841A3DBC415DF.png" xlink:type="simple" xlink:show="embed" xlink:actuate="onLoad"/>
    <draw:fill-image draw:name="ChartBitmap_20_48" draw:display-name="ChartBitmap 48" xlink:href="Pictures/100000000000000800000008B0FEC5F85BA53475.png" xlink:type="simple" xlink:show="embed" xlink:actuate="onLoad"/>
    <draw:fill-image draw:name="ChartBitmap_20_49" draw:display-name="ChartBitmap 49" xlink:href="Pictures/100000000000000800000008FCC7735CE0F3D4D1.png" xlink:type="simple" xlink:show="embed" xlink:actuate="onLoad"/>
    <draw:fill-image draw:name="ChartBitmap_20_5" draw:display-name="ChartBitmap 5" xlink:href="Pictures/100000000000000800000008B88C96B5A7E6DB5B.png" xlink:type="simple" xlink:show="embed" xlink:actuate="onLoad"/>
    <draw:fill-image draw:name="ChartBitmap_20_50" draw:display-name="ChartBitmap 50" xlink:href="Pictures/100000000000000800000008FCC7735CE0F3D4D1.png" xlink:type="simple" xlink:show="embed" xlink:actuate="onLoad"/>
    <draw:fill-image draw:name="ChartBitmap_20_51" draw:display-name="ChartBitmap 51" xlink:href="Pictures/1000000000000008000000080401C52F7A7E6E92.png" xlink:type="simple" xlink:show="embed" xlink:actuate="onLoad"/>
    <draw:fill-image draw:name="ChartBitmap_20_52" draw:display-name="ChartBitmap 52" xlink:href="Pictures/100000000000000800000008FFE9C95953E9F99F.png" xlink:type="simple" xlink:show="embed" xlink:actuate="onLoad"/>
    <draw:fill-image draw:name="ChartBitmap_20_53" draw:display-name="ChartBitmap 53" xlink:href="Pictures/1000000000000008000000088DC8D5ECBF6A8B93.png" xlink:type="simple" xlink:show="embed" xlink:actuate="onLoad"/>
    <draw:fill-image draw:name="ChartBitmap_20_54" draw:display-name="ChartBitmap 54" xlink:href="Pictures/100000000000000800000008352E2E390C7EAB70.png" xlink:type="simple" xlink:show="embed" xlink:actuate="onLoad"/>
    <draw:fill-image draw:name="ChartBitmap_20_55" draw:display-name="ChartBitmap 55" xlink:href="Pictures/1000000000000008000000088DC8D5ECBF6A8B93.png" xlink:type="simple" xlink:show="embed" xlink:actuate="onLoad"/>
    <draw:fill-image draw:name="ChartBitmap_20_56" draw:display-name="ChartBitmap 56" xlink:href="Pictures/1000000000000008000000088DC8D5ECBF6A8B93.png" xlink:type="simple" xlink:show="embed" xlink:actuate="onLoad"/>
    <draw:fill-image draw:name="ChartBitmap_20_57" draw:display-name="ChartBitmap 57" xlink:href="Pictures/100000000000000800000008FA9A075786C78E4D.png" xlink:type="simple" xlink:show="embed" xlink:actuate="onLoad"/>
    <draw:fill-image draw:name="ChartBitmap_20_58" draw:display-name="ChartBitmap 58" xlink:href="Pictures/100000000000000800000008FFE9C95953E9F99F.png" xlink:type="simple" xlink:show="embed" xlink:actuate="onLoad"/>
    <draw:fill-image draw:name="ChartBitmap_20_59" draw:display-name="ChartBitmap 59" xlink:href="Pictures/100000000000000800000008FFE9C95953E9F99F.png" xlink:type="simple" xlink:show="embed" xlink:actuate="onLoad"/>
    <draw:fill-image draw:name="ChartBitmap_20_6" draw:display-name="ChartBitmap 6" xlink:href="Pictures/100000000000000800000008DDF7072BDBA5EFCF.png" xlink:type="simple" xlink:show="embed" xlink:actuate="onLoad"/>
    <draw:fill-image draw:name="ChartBitmap_20_60" draw:display-name="ChartBitmap 60" xlink:href="Pictures/100000000000000800000008F0CA1C221604D369.png" xlink:type="simple" xlink:show="embed" xlink:actuate="onLoad"/>
    <draw:fill-image draw:name="ChartBitmap_20_61" draw:display-name="ChartBitmap 61" xlink:href="Pictures/1000000000000008000000088DC8D5ECBF6A8B93.png" xlink:type="simple" xlink:show="embed" xlink:actuate="onLoad"/>
    <draw:fill-image draw:name="ChartBitmap_20_62" draw:display-name="ChartBitmap 62" xlink:href="Pictures/1000000000000008000000088DC8D5ECBF6A8B93.png" xlink:type="simple" xlink:show="embed" xlink:actuate="onLoad"/>
    <draw:fill-image draw:name="ChartBitmap_20_63" draw:display-name="ChartBitmap 63" xlink:href="Pictures/1000000000000008000000088DC8D5ECBF6A8B93.png" xlink:type="simple" xlink:show="embed" xlink:actuate="onLoad"/>
    <draw:fill-image draw:name="ChartBitmap_20_64" draw:display-name="ChartBitmap 64" xlink:href="Pictures/1000000000000008000000088DC8D5ECBF6A8B93.png" xlink:type="simple" xlink:show="embed" xlink:actuate="onLoad"/>
    <draw:fill-image draw:name="ChartBitmap_20_65" draw:display-name="ChartBitmap 65" xlink:href="Pictures/1000000000000008000000088DC8D5ECBF6A8B93.png" xlink:type="simple" xlink:show="embed" xlink:actuate="onLoad"/>
    <draw:fill-image draw:name="ChartBitmap_20_66" draw:display-name="ChartBitmap 66" xlink:href="Pictures/1000000000000008000000088DC8D5ECBF6A8B93.png" xlink:type="simple" xlink:show="embed" xlink:actuate="onLoad"/>
    <draw:fill-image draw:name="ChartBitmap_20_67" draw:display-name="ChartBitmap 67" xlink:href="Pictures/1000000000000008000000088DC8D5ECBF6A8B93.png" xlink:type="simple" xlink:show="embed" xlink:actuate="onLoad"/>
    <draw:fill-image draw:name="ChartBitmap_20_68" draw:display-name="ChartBitmap 68" xlink:href="Pictures/1000000000000008000000082BD2630A236200AA.png" xlink:type="simple" xlink:show="embed" xlink:actuate="onLoad"/>
    <draw:fill-image draw:name="ChartBitmap_20_69" draw:display-name="ChartBitmap 69" xlink:href="Pictures/1000000000000008000000082BD2630A236200AA.png" xlink:type="simple" xlink:show="embed" xlink:actuate="onLoad"/>
    <draw:fill-image draw:name="ChartBitmap_20_7" draw:display-name="ChartBitmap 7" xlink:href="Pictures/100000000000000800000008471D131280963498.png" xlink:type="simple" xlink:show="embed" xlink:actuate="onLoad"/>
    <draw:fill-image draw:name="ChartBitmap_20_70" draw:display-name="ChartBitmap 70" xlink:href="Pictures/100000000000000800000008352E2E390C7EAB70.png" xlink:type="simple" xlink:show="embed" xlink:actuate="onLoad"/>
    <draw:fill-image draw:name="ChartBitmap_20_71" draw:display-name="ChartBitmap 71" xlink:href="Pictures/100000000000000800000008D469A22D40EC1428.png" xlink:type="simple" xlink:show="embed" xlink:actuate="onLoad"/>
    <draw:fill-image draw:name="ChartBitmap_20_72" draw:display-name="ChartBitmap 72" xlink:href="Pictures/100000000000000800000008D469A22D40EC1428.png" xlink:type="simple" xlink:show="embed" xlink:actuate="onLoad"/>
    <draw:fill-image draw:name="ChartBitmap_20_73" draw:display-name="ChartBitmap 73" xlink:href="Pictures/1000000000000008000000088DC8D5ECBF6A8B93.png" xlink:type="simple" xlink:show="embed" xlink:actuate="onLoad"/>
    <draw:fill-image draw:name="ChartBitmap_20_74" draw:display-name="ChartBitmap 74" xlink:href="Pictures/100000000000000800000008FFE9C95953E9F99F.png" xlink:type="simple" xlink:show="embed" xlink:actuate="onLoad"/>
    <draw:fill-image draw:name="ChartBitmap_20_75" draw:display-name="ChartBitmap 75" xlink:href="Pictures/100000000000000800000008352E2E390C7EAB70.png" xlink:type="simple" xlink:show="embed" xlink:actuate="onLoad"/>
    <draw:fill-image draw:name="ChartBitmap_20_76" draw:display-name="ChartBitmap 76" xlink:href="Pictures/100000000000000800000008D469A22D40EC1428.png" xlink:type="simple" xlink:show="embed" xlink:actuate="onLoad"/>
    <draw:fill-image draw:name="ChartBitmap_20_77" draw:display-name="ChartBitmap 77" xlink:href="Pictures/1000000000000008000000088DC8D5ECBF6A8B93.png" xlink:type="simple" xlink:show="embed" xlink:actuate="onLoad"/>
    <draw:fill-image draw:name="ChartBitmap_20_78" draw:display-name="ChartBitmap 78" xlink:href="Pictures/100000000000000800000008FFE9C95953E9F99F.png" xlink:type="simple" xlink:show="embed" xlink:actuate="onLoad"/>
    <draw:fill-image draw:name="ChartBitmap_20_79" draw:display-name="ChartBitmap 79" xlink:href="Pictures/100000000000000800000008352E2E390C7EAB70.png" xlink:type="simple" xlink:show="embed" xlink:actuate="onLoad"/>
    <draw:fill-image draw:name="ChartBitmap_20_8" draw:display-name="ChartBitmap 8" xlink:href="Pictures/10000000000000080000000814872DB0AADBBD09.png" xlink:type="simple" xlink:show="embed" xlink:actuate="onLoad"/>
    <draw:fill-image draw:name="ChartBitmap_20_80" draw:display-name="ChartBitmap 80" xlink:href="Pictures/100000000000000800000008D469A22D40EC1428.png" xlink:type="simple" xlink:show="embed" xlink:actuate="onLoad"/>
    <draw:fill-image draw:name="ChartBitmap_20_9" draw:display-name="ChartBitmap 9" xlink:href="Pictures/1000000000000008000000080944901A42762024.png" xlink:type="simple" xlink:show="embed" xlink:actuate="onLoad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fill="bitmap" draw:fill-color="#355269" draw:fill-image-name="ChartBitmap_20_5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="bitmap" draw:fill-color="#ff420e" draw:fill-image-name="ChartBitmap_20_59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="bitmap" draw:fill-color="#ffd320" draw:fill-image-name="ChartBitmap_20_7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fill="bitmap" draw:fill-color="#81d41a" draw:fill-image-name="ChartBitmap_20_72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6cm" svg:height="9.271cm" xlink:href=".." xlink:type="simple" chart:class="chart:bar" chart:style-name="ch1">
        <chart:title svg:x="7.351cm" svg:y="0.321cm" chart:style-name="ch2">
          <text:p>Ridge</text:p>
        </chart:title>
        <chart:subtitle svg:x="5.737cm" svg:y="1.285cm" chart:style-name="ch3">
          <text:p>PR1, PR2, Request Type
One Correction</text:p>
        </chart:subtitle>
        <chart:legend chart:legend-position="end" svg:x="14.378cm" svg:y="3.589cm" style:legend-expansion="high" chart:style-name="ch4"/>
        <chart:plot-area chart:style-name="ch5" table:cell-range-address="similarity_scores.D2:similarity_scores.E6 similarity_scores.A2:similarity_scores.A2 similarity_scores.A22:similarity_scores.A22 similarity_scores.E22:similarity_scores.E26 similarity_scores.A42:similarity_scores.A42 similarity_scores.E42:similarity_scores.E46 similarity_scores.A62:similarity_scores.A62 similarity_scores.E62:similarity_scores.E66" chart:data-source-has-labels="both" svg:x="1.331cm" svg:y="2.603cm" svg:width="12.727cm" svg:height="5.502cm">
          <chart:coordinate-region svg:x="2.058cm" svg:y="2.802cm" svg:width="12cm" svg:height="4.258cm"/>
          <chart:axis chart:dimension="x" chart:name="primary-x" chart:style-name="ch6" chartooo:axis-type="auto">
            <chartooo:date-scale/>
            <chart:title svg:x="6.631cm" svg:y="8.29cm" chart:style-name="ch7">
              <text:p>Request Type</text:p>
            </chart:title>
            <chart:categories table:cell-range-address="similarity_scores.D2:similarity_scores.D6"/>
          </chart:axis>
          <chart:axis chart:dimension="y" chart:name="primary-y" chart:style-name="ch8">
            <chart:title svg:x="0.451cm" svg:y="6.628cm" chart:style-name="ch9">
              <text:p>Cosine Similarity</text:p>
            </chart:title>
            <chart:grid chart:style-name="ch10" chart:class="major"/>
          </chart:axis>
          <chart:series chart:style-name="ch11" chart:values-cell-range-address="similarity_scores.E2:similarity_scores.E6" chart:label-cell-address="similarity_scores.A2:similarity_scores.A2" chart:class="chart:bar">
            <chart:data-point chart:repeated="5"/>
          </chart:series>
          <chart:series chart:style-name="ch12" chart:values-cell-range-address="similarity_scores.E22:similarity_scores.E26" chart:label-cell-address="similarity_scores.A22:similarity_scores.A22" chart:class="chart:bar">
            <chart:data-point chart:repeated="5"/>
          </chart:series>
          <chart:series chart:style-name="ch13" chart:values-cell-range-address="similarity_scores.E42:similarity_scores.E46" chart:label-cell-address="similarity_scores.A42:similarity_scores.A42" chart:class="chart:bar">
            <chart:data-point chart:repeated="5"/>
          </chart:series>
          <chart:series chart:style-name="ch14" chart:values-cell-range-address="similarity_scores.E62:similarity_scores.E66" chart:label-cell-address="similarity_scores.A62:similarity_scores.A62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  <draw:g>
                  <svg:desc>similarity_scores.A2:similarity_scores.A2</svg:desc>
                </draw:g>
              </table:table-cell>
              <table:table-cell office:value-type="string">
                <text:p>low25</text:p>
                <draw:g>
                  <svg:desc>similarity_scores.A22:similarity_scores.A22</svg:desc>
                </draw:g>
              </table:table-cell>
              <table:table-cell office:value-type="string">
                <text:p>med</text:p>
                <draw:g>
                  <svg:desc>similarity_scores.A42:similarity_scores.A42</svg:desc>
                </draw:g>
              </table:table-cell>
              <table:table-cell office:value-type="string">
                <text:p>high</text:p>
                <draw:g>
                  <svg:desc>similarity_scores.A62:similarity_scores.A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gin User</text:p>
                <draw:g>
                  <svg:desc>similarity_scores.D2:similarity_scores.D6</svg:desc>
                </draw:g>
              </table:table-cell>
              <table:table-cell office:value-type="float" office:value="0.278890198314754">
                <text:p>0.278890198314754</text:p>
                <draw:g>
                  <svg:desc>similarity_scores.E2:similarity_scores.E6</svg:desc>
                </draw:g>
              </table:table-cell>
              <table:table-cell office:value-type="float" office:value="0.654288314584136">
                <text:p>0.654288314584136</text:p>
                <draw:g>
                  <svg:desc>similarity_scores.E22:similarity_scores.E26</svg:desc>
                </draw:g>
              </table:table-cell>
              <table:table-cell office:value-type="float" office:value="0.518057213238963">
                <text:p>0.518057213238963</text:p>
                <draw:g>
                  <svg:desc>similarity_scores.E42:similarity_scores.E46</svg:desc>
                </draw:g>
              </table:table-cell>
              <table:table-cell office:value-type="float" office:value="0.615323531458459">
                <text:p>0.615323531458459</text:p>
                <draw:g>
                  <svg:desc>similarity_scores.E62:similarity_scores.E66</svg:desc>
                </draw:g>
              </table:table-cell>
            </table:table-row>
            <table:table-row>
              <table:table-cell office:value-type="string">
                <text:p>GET Product Category</text:p>
              </table:table-cell>
              <table:table-cell office:value-type="float" office:value="0.641981732901715">
                <text:p>0.641981732901715</text:p>
              </table:table-cell>
              <table:table-cell office:value-type="float" office:value="0.793083890382025">
                <text:p>0.793083890382025</text:p>
              </table:table-cell>
              <table:table-cell office:value-type="float" office:value="0.61753229195573">
                <text:p>0.61753229195573</text:p>
              </table:table-cell>
              <table:table-cell office:value-type="float" office:value="0.711262954423315">
                <text:p>0.711262954423315</text:p>
              </table:table-cell>
            </table:table-row>
            <table:table-row>
              <table:table-cell office:value-type="string">
                <text:p>GET Product</text:p>
              </table:table-cell>
              <table:table-cell office:value-type="float" office:value="0.75835920154016">
                <text:p>0.75835920154016</text:p>
              </table:table-cell>
              <table:table-cell office:value-type="float" office:value="0.787313109798966">
                <text:p>0.787313109798966</text:p>
              </table:table-cell>
              <table:table-cell office:value-type="float" office:value="0.652851192756422">
                <text:p>0.652851192756422</text:p>
              </table:table-cell>
              <table:table-cell office:value-type="float" office:value="0.729435253033621">
                <text:p>0.729435253033621</text:p>
              </table:table-cell>
            </table:table-row>
            <table:table-row>
              <table:table-cell office:value-type="string">
                <text:p>GET Cart</text:p>
              </table:table-cell>
              <table:table-cell office:value-type="float" office:value="0.697274376580253">
                <text:p>0.697274376580253</text:p>
              </table:table-cell>
              <table:table-cell office:value-type="float" office:value="0.740577986416113">
                <text:p>0.740577986416113</text:p>
              </table:table-cell>
              <table:table-cell office:value-type="float" office:value="0.506738747088687">
                <text:p>0.506738747088687</text:p>
              </table:table-cell>
              <table:table-cell office:value-type="float" office:value="0.637135509552052">
                <text:p>0.637135509552052</text:p>
              </table:table-cell>
            </table:table-row>
            <table:table-row>
              <table:table-cell office:value-type="string">
                <text:p>GET User Profile</text:p>
              </table:table-cell>
              <table:table-cell office:value-type="float" office:value="0.429100695211091">
                <text:p>0.429100695211091</text:p>
              </table:table-cell>
              <table:table-cell office:value-type="float" office:value="0.553630182787275">
                <text:p>0.553630182787275</text:p>
              </table:table-cell>
              <table:table-cell office:value-type="float" office:value="0.48257882957404">
                <text:p>0.48257882957404</text:p>
              </table:table-cell>
              <table:table-cell office:value-type="float" office:value="0.465803278051888">
                <text:p>0.46580327805188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fill-image draw:name="ChartBitmap_20_1" draw:display-name="ChartBitmap 1" xlink:href="Pictures/100000000000000800000008D085463572746166.png" xlink:type="simple" xlink:show="embed" xlink:actuate="onLoad"/>
    <draw:fill-image draw:name="ChartBitmap_20_10" draw:display-name="ChartBitmap 10" xlink:href="Pictures/100000000000000800000008CE7A1D3C1327BABD.png" xlink:type="simple" xlink:show="embed" xlink:actuate="onLoad"/>
    <draw:fill-image draw:name="ChartBitmap_20_11" draw:display-name="ChartBitmap 11" xlink:href="Pictures/10000000000000080000000814872DB0AADBBD09.png" xlink:type="simple" xlink:show="embed" xlink:actuate="onLoad"/>
    <draw:fill-image draw:name="ChartBitmap_20_12" draw:display-name="ChartBitmap 12" xlink:href="Pictures/100000000000000800000008471D131280963498.png" xlink:type="simple" xlink:show="embed" xlink:actuate="onLoad"/>
    <draw:fill-image draw:name="ChartBitmap_20_13" draw:display-name="ChartBitmap 13" xlink:href="Pictures/100000000000000800000008DDF7072BDBA5EFCF.png" xlink:type="simple" xlink:show="embed" xlink:actuate="onLoad"/>
    <draw:fill-image draw:name="ChartBitmap_20_14" draw:display-name="ChartBitmap 14" xlink:href="Pictures/10000000000000080000000838BBC215E675B78E.png" xlink:type="simple" xlink:show="embed" xlink:actuate="onLoad"/>
    <draw:fill-image draw:name="ChartBitmap_20_15" draw:display-name="ChartBitmap 15" xlink:href="Pictures/10000000000000080000000863AF7EBD794A907E.png" xlink:type="simple" xlink:show="embed" xlink:actuate="onLoad"/>
    <draw:fill-image draw:name="ChartBitmap_20_16" draw:display-name="ChartBitmap 16" xlink:href="Pictures/100000000000000800000008F70D036D45FFF5DF.png" xlink:type="simple" xlink:show="embed" xlink:actuate="onLoad"/>
    <draw:fill-image draw:name="ChartBitmap_20_17" draw:display-name="ChartBitmap 17" xlink:href="Pictures/100000000000000800000008FEBA2E0C3FC718DC.png" xlink:type="simple" xlink:show="embed" xlink:actuate="onLoad"/>
    <draw:fill-image draw:name="ChartBitmap_20_18" draw:display-name="ChartBitmap 18" xlink:href="Pictures/100000000000000800000008ECA1FC2F7DBB3D5E.png" xlink:type="simple" xlink:show="embed" xlink:actuate="onLoad"/>
    <draw:fill-image draw:name="ChartBitmap_20_19" draw:display-name="ChartBitmap 19" xlink:href="Pictures/1000000000000008000000080D0306583F8D6467.png" xlink:type="simple" xlink:show="embed" xlink:actuate="onLoad"/>
    <draw:fill-image draw:name="ChartBitmap_20_2" draw:display-name="ChartBitmap 2" xlink:href="Pictures/1000000000000008000000080944901A42762024.png" xlink:type="simple" xlink:show="embed" xlink:actuate="onLoad"/>
    <draw:fill-image draw:name="ChartBitmap_20_20" draw:display-name="ChartBitmap 20" xlink:href="Pictures/1000000000000008000000082DC0B1E7337DD2BB.png" xlink:type="simple" xlink:show="embed" xlink:actuate="onLoad"/>
    <draw:fill-image draw:name="ChartBitmap_20_21" draw:display-name="ChartBitmap 21" xlink:href="Pictures/1000000000000008000000083311E16C2612269C.png" xlink:type="simple" xlink:show="embed" xlink:actuate="onLoad"/>
    <draw:fill-image draw:name="ChartBitmap_20_22" draw:display-name="ChartBitmap 22" xlink:href="Pictures/10000000000000080000000848CE65F29A64C695.png" xlink:type="simple" xlink:show="embed" xlink:actuate="onLoad"/>
    <draw:fill-image draw:name="ChartBitmap_20_23" draw:display-name="ChartBitmap 23" xlink:href="Pictures/1000000000000008000000082AB7DF44B2B49EFE.png" xlink:type="simple" xlink:show="embed" xlink:actuate="onLoad"/>
    <draw:fill-image draw:name="ChartBitmap_20_24" draw:display-name="ChartBitmap 24" xlink:href="Pictures/10000000000000080000000848CE65F29A64C695.png" xlink:type="simple" xlink:show="embed" xlink:actuate="onLoad"/>
    <draw:fill-image draw:name="ChartBitmap_20_25" draw:display-name="ChartBitmap 25" xlink:href="Pictures/10000000000000080000000804BF638A536D0ACD.png" xlink:type="simple" xlink:show="embed" xlink:actuate="onLoad"/>
    <draw:fill-image draw:name="ChartBitmap_20_26" draw:display-name="ChartBitmap 26" xlink:href="Pictures/100000000000000800000008BAFBAD1A18D42779.png" xlink:type="simple" xlink:show="embed" xlink:actuate="onLoad"/>
    <draw:fill-image draw:name="ChartBitmap_20_27" draw:display-name="ChartBitmap 27" xlink:href="Pictures/100000000000000800000008DE715E6BC605B225.png" xlink:type="simple" xlink:show="embed" xlink:actuate="onLoad"/>
    <draw:fill-image draw:name="ChartBitmap_20_28" draw:display-name="ChartBitmap 28" xlink:href="Pictures/10000000000000080000000820B6C82F5839B043.png" xlink:type="simple" xlink:show="embed" xlink:actuate="onLoad"/>
    <draw:fill-image draw:name="ChartBitmap_20_29" draw:display-name="ChartBitmap 29" xlink:href="Pictures/100000000000000800000008BFDA60484C6D95EA.png" xlink:type="simple" xlink:show="embed" xlink:actuate="onLoad"/>
    <draw:fill-image draw:name="ChartBitmap_20_3" draw:display-name="ChartBitmap 3" xlink:href="Pictures/100000000000000800000008B1F22B1B857E713A.png" xlink:type="simple" xlink:show="embed" xlink:actuate="onLoad"/>
    <draw:fill-image draw:name="ChartBitmap_20_30" draw:display-name="ChartBitmap 30" xlink:href="Pictures/1000000000000008000000085FA7B61ECD8498E5.png" xlink:type="simple" xlink:show="embed" xlink:actuate="onLoad"/>
    <draw:fill-image draw:name="ChartBitmap_20_31" draw:display-name="ChartBitmap 31" xlink:href="Pictures/100000000000000800000008130CE7EAB6AB49F7.png" xlink:type="simple" xlink:show="embed" xlink:actuate="onLoad"/>
    <draw:fill-image draw:name="ChartBitmap_20_32" draw:display-name="ChartBitmap 32" xlink:href="Pictures/1000000000000008000000086B36C345212D6EEA.png" xlink:type="simple" xlink:show="embed" xlink:actuate="onLoad"/>
    <draw:fill-image draw:name="ChartBitmap_20_33" draw:display-name="ChartBitmap 33" xlink:href="Pictures/1000000000000008000000088F4F00AFA4E0910F.png" xlink:type="simple" xlink:show="embed" xlink:actuate="onLoad"/>
    <draw:fill-image draw:name="ChartBitmap_20_34" draw:display-name="ChartBitmap 34" xlink:href="Pictures/100000000000000800000008B88C96B5A7E6DB5B.png" xlink:type="simple" xlink:show="embed" xlink:actuate="onLoad"/>
    <draw:fill-image draw:name="ChartBitmap_20_35" draw:display-name="ChartBitmap 35" xlink:href="Pictures/100000000000000800000008B88C96B5A7E6DB5B.png" xlink:type="simple" xlink:show="embed" xlink:actuate="onLoad"/>
    <draw:fill-image draw:name="ChartBitmap_20_36" draw:display-name="ChartBitmap 36" xlink:href="Pictures/100000000000000800000008D085463572746166.png" xlink:type="simple" xlink:show="embed" xlink:actuate="onLoad"/>
    <draw:fill-image draw:name="ChartBitmap_20_37" draw:display-name="ChartBitmap 37" xlink:href="Pictures/1000000000000008000000086A5AF3F6BC5B0986.png" xlink:type="simple" xlink:show="embed" xlink:actuate="onLoad"/>
    <draw:fill-image draw:name="ChartBitmap_20_38" draw:display-name="ChartBitmap 38" xlink:href="Pictures/1000000000000008000000080944901A42762024.png" xlink:type="simple" xlink:show="embed" xlink:actuate="onLoad"/>
    <draw:fill-image draw:name="ChartBitmap_20_39" draw:display-name="ChartBitmap 39" xlink:href="Pictures/100000000000000800000008471D131280963498.png" xlink:type="simple" xlink:show="embed" xlink:actuate="onLoad"/>
    <draw:fill-image draw:name="ChartBitmap_20_4" draw:display-name="ChartBitmap 4" xlink:href="Pictures/10000000000000080000000891CC5B4335A1319C.png" xlink:type="simple" xlink:show="embed" xlink:actuate="onLoad"/>
    <draw:fill-image draw:name="ChartBitmap_20_40" draw:display-name="ChartBitmap 40" xlink:href="Pictures/10000000000000080000000891CC5B4335A1319C.png" xlink:type="simple" xlink:show="embed" xlink:actuate="onLoad"/>
    <draw:fill-image draw:name="ChartBitmap_20_41" draw:display-name="ChartBitmap 41" xlink:href="Pictures/10000000000000080000000893C84A2F4D48AD58.png" xlink:type="simple" xlink:show="embed" xlink:actuate="onLoad"/>
    <draw:fill-image draw:name="ChartBitmap_20_42" draw:display-name="ChartBitmap 42" xlink:href="Pictures/1000000000000008000000083CB2370AEE6419D3.png" xlink:type="simple" xlink:show="embed" xlink:actuate="onLoad"/>
    <draw:fill-image draw:name="ChartBitmap_20_43" draw:display-name="ChartBitmap 43" xlink:href="Pictures/1000000000000008000000085893F27E1690F0DD.png" xlink:type="simple" xlink:show="embed" xlink:actuate="onLoad"/>
    <draw:fill-image draw:name="ChartBitmap_20_44" draw:display-name="ChartBitmap 44" xlink:href="Pictures/10000000000000080000000846A6E2D2615F4837.png" xlink:type="simple" xlink:show="embed" xlink:actuate="onLoad"/>
    <draw:fill-image draw:name="ChartBitmap_20_45" draw:display-name="ChartBitmap 45" xlink:href="Pictures/100000000000000800000008C03529C2E2D463B9.png" xlink:type="simple" xlink:show="embed" xlink:actuate="onLoad"/>
    <draw:fill-image draw:name="ChartBitmap_20_46" draw:display-name="ChartBitmap 46" xlink:href="Pictures/100000000000000800000008D469A22D40EC1428.png" xlink:type="simple" xlink:show="embed" xlink:actuate="onLoad"/>
    <draw:fill-image draw:name="ChartBitmap_20_47" draw:display-name="ChartBitmap 47" xlink:href="Pictures/100000000000000800000008ADD841A3DBC415DF.png" xlink:type="simple" xlink:show="embed" xlink:actuate="onLoad"/>
    <draw:fill-image draw:name="ChartBitmap_20_48" draw:display-name="ChartBitmap 48" xlink:href="Pictures/100000000000000800000008B0FEC5F85BA53475.png" xlink:type="simple" xlink:show="embed" xlink:actuate="onLoad"/>
    <draw:fill-image draw:name="ChartBitmap_20_49" draw:display-name="ChartBitmap 49" xlink:href="Pictures/100000000000000800000008FCC7735CE0F3D4D1.png" xlink:type="simple" xlink:show="embed" xlink:actuate="onLoad"/>
    <draw:fill-image draw:name="ChartBitmap_20_5" draw:display-name="ChartBitmap 5" xlink:href="Pictures/100000000000000800000008B88C96B5A7E6DB5B.png" xlink:type="simple" xlink:show="embed" xlink:actuate="onLoad"/>
    <draw:fill-image draw:name="ChartBitmap_20_50" draw:display-name="ChartBitmap 50" xlink:href="Pictures/100000000000000800000008FCC7735CE0F3D4D1.png" xlink:type="simple" xlink:show="embed" xlink:actuate="onLoad"/>
    <draw:fill-image draw:name="ChartBitmap_20_51" draw:display-name="ChartBitmap 51" xlink:href="Pictures/1000000000000008000000080401C52F7A7E6E92.png" xlink:type="simple" xlink:show="embed" xlink:actuate="onLoad"/>
    <draw:fill-image draw:name="ChartBitmap_20_52" draw:display-name="ChartBitmap 52" xlink:href="Pictures/100000000000000800000008FFE9C95953E9F99F.png" xlink:type="simple" xlink:show="embed" xlink:actuate="onLoad"/>
    <draw:fill-image draw:name="ChartBitmap_20_53" draw:display-name="ChartBitmap 53" xlink:href="Pictures/1000000000000008000000088DC8D5ECBF6A8B93.png" xlink:type="simple" xlink:show="embed" xlink:actuate="onLoad"/>
    <draw:fill-image draw:name="ChartBitmap_20_54" draw:display-name="ChartBitmap 54" xlink:href="Pictures/100000000000000800000008352E2E390C7EAB70.png" xlink:type="simple" xlink:show="embed" xlink:actuate="onLoad"/>
    <draw:fill-image draw:name="ChartBitmap_20_55" draw:display-name="ChartBitmap 55" xlink:href="Pictures/1000000000000008000000088DC8D5ECBF6A8B93.png" xlink:type="simple" xlink:show="embed" xlink:actuate="onLoad"/>
    <draw:fill-image draw:name="ChartBitmap_20_56" draw:display-name="ChartBitmap 56" xlink:href="Pictures/1000000000000008000000088DC8D5ECBF6A8B93.png" xlink:type="simple" xlink:show="embed" xlink:actuate="onLoad"/>
    <draw:fill-image draw:name="ChartBitmap_20_57" draw:display-name="ChartBitmap 57" xlink:href="Pictures/100000000000000800000008FA9A075786C78E4D.png" xlink:type="simple" xlink:show="embed" xlink:actuate="onLoad"/>
    <draw:fill-image draw:name="ChartBitmap_20_58" draw:display-name="ChartBitmap 58" xlink:href="Pictures/100000000000000800000008FFE9C95953E9F99F.png" xlink:type="simple" xlink:show="embed" xlink:actuate="onLoad"/>
    <draw:fill-image draw:name="ChartBitmap_20_59" draw:display-name="ChartBitmap 59" xlink:href="Pictures/100000000000000800000008FFE9C95953E9F99F.png" xlink:type="simple" xlink:show="embed" xlink:actuate="onLoad"/>
    <draw:fill-image draw:name="ChartBitmap_20_6" draw:display-name="ChartBitmap 6" xlink:href="Pictures/100000000000000800000008DDF7072BDBA5EFCF.png" xlink:type="simple" xlink:show="embed" xlink:actuate="onLoad"/>
    <draw:fill-image draw:name="ChartBitmap_20_60" draw:display-name="ChartBitmap 60" xlink:href="Pictures/100000000000000800000008F0CA1C221604D369.png" xlink:type="simple" xlink:show="embed" xlink:actuate="onLoad"/>
    <draw:fill-image draw:name="ChartBitmap_20_61" draw:display-name="ChartBitmap 61" xlink:href="Pictures/1000000000000008000000088DC8D5ECBF6A8B93.png" xlink:type="simple" xlink:show="embed" xlink:actuate="onLoad"/>
    <draw:fill-image draw:name="ChartBitmap_20_62" draw:display-name="ChartBitmap 62" xlink:href="Pictures/1000000000000008000000088DC8D5ECBF6A8B93.png" xlink:type="simple" xlink:show="embed" xlink:actuate="onLoad"/>
    <draw:fill-image draw:name="ChartBitmap_20_63" draw:display-name="ChartBitmap 63" xlink:href="Pictures/1000000000000008000000088DC8D5ECBF6A8B93.png" xlink:type="simple" xlink:show="embed" xlink:actuate="onLoad"/>
    <draw:fill-image draw:name="ChartBitmap_20_64" draw:display-name="ChartBitmap 64" xlink:href="Pictures/1000000000000008000000088DC8D5ECBF6A8B93.png" xlink:type="simple" xlink:show="embed" xlink:actuate="onLoad"/>
    <draw:fill-image draw:name="ChartBitmap_20_65" draw:display-name="ChartBitmap 65" xlink:href="Pictures/1000000000000008000000088DC8D5ECBF6A8B93.png" xlink:type="simple" xlink:show="embed" xlink:actuate="onLoad"/>
    <draw:fill-image draw:name="ChartBitmap_20_66" draw:display-name="ChartBitmap 66" xlink:href="Pictures/1000000000000008000000088DC8D5ECBF6A8B93.png" xlink:type="simple" xlink:show="embed" xlink:actuate="onLoad"/>
    <draw:fill-image draw:name="ChartBitmap_20_67" draw:display-name="ChartBitmap 67" xlink:href="Pictures/1000000000000008000000088DC8D5ECBF6A8B93.png" xlink:type="simple" xlink:show="embed" xlink:actuate="onLoad"/>
    <draw:fill-image draw:name="ChartBitmap_20_68" draw:display-name="ChartBitmap 68" xlink:href="Pictures/1000000000000008000000082BD2630A236200AA.png" xlink:type="simple" xlink:show="embed" xlink:actuate="onLoad"/>
    <draw:fill-image draw:name="ChartBitmap_20_69" draw:display-name="ChartBitmap 69" xlink:href="Pictures/1000000000000008000000082BD2630A236200AA.png" xlink:type="simple" xlink:show="embed" xlink:actuate="onLoad"/>
    <draw:fill-image draw:name="ChartBitmap_20_7" draw:display-name="ChartBitmap 7" xlink:href="Pictures/100000000000000800000008471D131280963498.png" xlink:type="simple" xlink:show="embed" xlink:actuate="onLoad"/>
    <draw:fill-image draw:name="ChartBitmap_20_70" draw:display-name="ChartBitmap 70" xlink:href="Pictures/100000000000000800000008352E2E390C7EAB70.png" xlink:type="simple" xlink:show="embed" xlink:actuate="onLoad"/>
    <draw:fill-image draw:name="ChartBitmap_20_71" draw:display-name="ChartBitmap 71" xlink:href="Pictures/100000000000000800000008D469A22D40EC1428.png" xlink:type="simple" xlink:show="embed" xlink:actuate="onLoad"/>
    <draw:fill-image draw:name="ChartBitmap_20_72" draw:display-name="ChartBitmap 72" xlink:href="Pictures/100000000000000800000008D469A22D40EC1428.png" xlink:type="simple" xlink:show="embed" xlink:actuate="onLoad"/>
    <draw:fill-image draw:name="ChartBitmap_20_73" draw:display-name="ChartBitmap 73" xlink:href="Pictures/1000000000000008000000088DC8D5ECBF6A8B93.png" xlink:type="simple" xlink:show="embed" xlink:actuate="onLoad"/>
    <draw:fill-image draw:name="ChartBitmap_20_74" draw:display-name="ChartBitmap 74" xlink:href="Pictures/100000000000000800000008FFE9C95953E9F99F.png" xlink:type="simple" xlink:show="embed" xlink:actuate="onLoad"/>
    <draw:fill-image draw:name="ChartBitmap_20_75" draw:display-name="ChartBitmap 75" xlink:href="Pictures/100000000000000800000008352E2E390C7EAB70.png" xlink:type="simple" xlink:show="embed" xlink:actuate="onLoad"/>
    <draw:fill-image draw:name="ChartBitmap_20_76" draw:display-name="ChartBitmap 76" xlink:href="Pictures/100000000000000800000008D469A22D40EC1428.png" xlink:type="simple" xlink:show="embed" xlink:actuate="onLoad"/>
    <draw:fill-image draw:name="ChartBitmap_20_77" draw:display-name="ChartBitmap 77" xlink:href="Pictures/1000000000000008000000088DC8D5ECBF6A8B93.png" xlink:type="simple" xlink:show="embed" xlink:actuate="onLoad"/>
    <draw:fill-image draw:name="ChartBitmap_20_78" draw:display-name="ChartBitmap 78" xlink:href="Pictures/100000000000000800000008FFE9C95953E9F99F.png" xlink:type="simple" xlink:show="embed" xlink:actuate="onLoad"/>
    <draw:fill-image draw:name="ChartBitmap_20_79" draw:display-name="ChartBitmap 79" xlink:href="Pictures/100000000000000800000008352E2E390C7EAB70.png" xlink:type="simple" xlink:show="embed" xlink:actuate="onLoad"/>
    <draw:fill-image draw:name="ChartBitmap_20_8" draw:display-name="ChartBitmap 8" xlink:href="Pictures/10000000000000080000000814872DB0AADBBD09.png" xlink:type="simple" xlink:show="embed" xlink:actuate="onLoad"/>
    <draw:fill-image draw:name="ChartBitmap_20_80" draw:display-name="ChartBitmap 80" xlink:href="Pictures/100000000000000800000008D469A22D40EC1428.png" xlink:type="simple" xlink:show="embed" xlink:actuate="onLoad"/>
    <draw:fill-image draw:name="ChartBitmap_20_81" draw:display-name="ChartBitmap 81" xlink:href="Pictures/100000000000000800000008D4E46D25FD39BF83.png" xlink:type="simple" xlink:show="embed" xlink:actuate="onLoad"/>
    <draw:fill-image draw:name="ChartBitmap_20_82" draw:display-name="ChartBitmap 82" xlink:href="Pictures/1000000000000008000000080944901A42762024.png" xlink:type="simple" xlink:show="embed" xlink:actuate="onLoad"/>
    <draw:fill-image draw:name="ChartBitmap_20_83" draw:display-name="ChartBitmap 83" xlink:href="Pictures/100000000000000800000008499ACFC1FA0D5F2B.png" xlink:type="simple" xlink:show="embed" xlink:actuate="onLoad"/>
    <draw:fill-image draw:name="ChartBitmap_20_84" draw:display-name="ChartBitmap 84" xlink:href="Pictures/1000000000000008000000088DC8D5ECBF6A8B93.png" xlink:type="simple" xlink:show="embed" xlink:actuate="onLoad"/>
    <draw:fill-image draw:name="ChartBitmap_20_85" draw:display-name="ChartBitmap 85" xlink:href="Pictures/100000000000000800000008FFE9C95953E9F99F.png" xlink:type="simple" xlink:show="embed" xlink:actuate="onLoad"/>
    <draw:fill-image draw:name="ChartBitmap_20_86" draw:display-name="ChartBitmap 86" xlink:href="Pictures/100000000000000800000008FFE9C95953E9F99F.png" xlink:type="simple" xlink:show="embed" xlink:actuate="onLoad"/>
    <draw:fill-image draw:name="ChartBitmap_20_87" draw:display-name="ChartBitmap 87" xlink:href="Pictures/1000000000000008000000082BD2630A236200AA.png" xlink:type="simple" xlink:show="embed" xlink:actuate="onLoad"/>
    <draw:fill-image draw:name="ChartBitmap_20_88" draw:display-name="ChartBitmap 88" xlink:href="Pictures/100000000000000800000008352E2E390C7EAB70.png" xlink:type="simple" xlink:show="embed" xlink:actuate="onLoad"/>
    <draw:fill-image draw:name="ChartBitmap_20_89" draw:display-name="ChartBitmap 89" xlink:href="Pictures/100000000000000800000008352E2E390C7EAB70.png" xlink:type="simple" xlink:show="embed" xlink:actuate="onLoad"/>
    <draw:fill-image draw:name="ChartBitmap_20_9" draw:display-name="ChartBitmap 9" xlink:href="Pictures/1000000000000008000000080944901A42762024.png" xlink:type="simple" xlink:show="embed" xlink:actuate="onLoad"/>
    <draw:fill-image draw:name="ChartBitmap_20_90" draw:display-name="ChartBitmap 90" xlink:href="Pictures/100000000000000800000008471D131280963498.png" xlink:type="simple" xlink:show="embed" xlink:actuate="onLoad"/>
    <draw:fill-image draw:name="ChartBitmap_20_91" draw:display-name="ChartBitmap 91" xlink:href="Pictures/100000000000000800000008D469A22D40EC1428.png" xlink:type="simple" xlink:show="embed" xlink:actuate="onLoad"/>
    <draw:fill-image draw:name="ChartBitmap_20_92" draw:display-name="ChartBitmap 92" xlink:href="Pictures/100000000000000800000008D469A22D40EC1428.png" xlink:type="simple" xlink:show="embed" xlink:actuate="onLoad"/>
    <draw:fill-image draw:name="ChartBitmap_20_93" draw:display-name="ChartBitmap 93" xlink:href="Pictures/100000000000000800000008352E2E390C7EAB70.png" xlink:type="simple" xlink:show="embed" xlink:actuate="onLoad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fill="bitmap" draw:fill-color="#355269" draw:fill-image-name="ChartBitmap_20_77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="bitmap" draw:fill-color="#ff420e" draw:fill-image-name="ChartBitmap_20_78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="bitmap" draw:fill-color="#ffd320" draw:fill-image-name="ChartBitmap_20_79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fill="bitmap" draw:fill-color="#81d41a" draw:fill-image-name="ChartBitmap_20_8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86cm" svg:height="9cm" xlink:href=".." xlink:type="simple" chart:class="chart:bar" chart:style-name="ch1">
        <chart:title svg:x="7.619cm" svg:y="0.316cm" chart:style-name="ch2">
          <text:p>DT</text:p>
        </chart:title>
        <chart:subtitle svg:x="5.727cm" svg:y="1.275cm" chart:style-name="ch3">
          <text:p>PR1, PR2, Request Type
One Correction</text:p>
        </chart:subtitle>
        <chart:legend chart:legend-position="end" svg:x="14.358cm" svg:y="3.454cm" style:legend-expansion="high" chart:style-name="ch4"/>
        <chart:plot-area chart:style-name="ch5" table:cell-range-address="similarity_scores.D12:similarity_scores.E16 similarity_scores.A12:similarity_scores.A12 similarity_scores.A32:similarity_scores.A32 similarity_scores.E32:similarity_scores.E36 similarity_scores.A52:similarity_scores.A52 similarity_scores.E52:similarity_scores.E56 similarity_scores.A72:similarity_scores.A72 similarity_scores.E72:similarity_scores.E76" chart:data-source-has-labels="both" svg:x="1.33cm" svg:y="2.588cm" svg:width="12.709cm" svg:height="5.251cm">
          <chart:coordinate-region svg:x="2.057cm" svg:y="2.787cm" svg:width="11.982cm" svg:height="4.008cm"/>
          <chart:axis chart:dimension="x" chart:name="primary-x" chart:style-name="ch6" chartooo:axis-type="auto">
            <chartooo:date-scale/>
            <chart:title svg:x="6.621cm" svg:y="8.019cm" chart:style-name="ch7">
              <text:p>Request Type</text:p>
            </chart:title>
            <chart:categories table:cell-range-address="similarity_scores.D12:similarity_scores.D16"/>
          </chart:axis>
          <chart:axis chart:dimension="y" chart:name="primary-y" chart:style-name="ch8">
            <chart:title svg:x="0.451cm" svg:y="6.487cm" chart:style-name="ch9">
              <text:p>Cosine Similarity</text:p>
            </chart:title>
            <chart:grid chart:style-name="ch10" chart:class="major"/>
          </chart:axis>
          <chart:series chart:style-name="ch11" chart:values-cell-range-address="similarity_scores.E12:similarity_scores.E16" chart:label-cell-address="similarity_scores.A12:similarity_scores.A12" chart:class="chart:bar">
            <chart:data-point chart:repeated="5"/>
          </chart:series>
          <chart:series chart:style-name="ch12" chart:values-cell-range-address="similarity_scores.E32:similarity_scores.E36" chart:label-cell-address="similarity_scores.A32:similarity_scores.A32" chart:class="chart:bar">
            <chart:data-point chart:repeated="5"/>
          </chart:series>
          <chart:series chart:style-name="ch13" chart:values-cell-range-address="similarity_scores.E52:similarity_scores.E56" chart:label-cell-address="similarity_scores.A52:similarity_scores.A52" chart:class="chart:bar">
            <chart:data-point chart:repeated="5"/>
          </chart:series>
          <chart:series chart:style-name="ch14" chart:values-cell-range-address="similarity_scores.E72:similarity_scores.E76" chart:label-cell-address="similarity_scores.A72:similarity_scores.A72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  <draw:g>
                  <svg:desc>similarity_scores.A12:similarity_scores.A12</svg:desc>
                </draw:g>
              </table:table-cell>
              <table:table-cell office:value-type="string">
                <text:p>low25</text:p>
                <draw:g>
                  <svg:desc>similarity_scores.A32:similarity_scores.A32</svg:desc>
                </draw:g>
              </table:table-cell>
              <table:table-cell office:value-type="string">
                <text:p>med</text:p>
                <draw:g>
                  <svg:desc>similarity_scores.A52:similarity_scores.A52</svg:desc>
                </draw:g>
              </table:table-cell>
              <table:table-cell office:value-type="string">
                <text:p>high</text:p>
                <draw:g>
                  <svg:desc>similarity_scores.A72:similarity_scores.A7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gin User</text:p>
                <draw:g>
                  <svg:desc>similarity_scores.D12:similarity_scores.D16</svg:desc>
                </draw:g>
              </table:table-cell>
              <table:table-cell office:value-type="float" office:value="0.312684329443468">
                <text:p>0.312684329443468</text:p>
                <draw:g>
                  <svg:desc>similarity_scores.E12:similarity_scores.E16</svg:desc>
                </draw:g>
              </table:table-cell>
              <table:table-cell office:value-type="float" office:value="0.701961696256604">
                <text:p>0.701961696256604</text:p>
                <draw:g>
                  <svg:desc>similarity_scores.E32:similarity_scores.E36</svg:desc>
                </draw:g>
              </table:table-cell>
              <table:table-cell office:value-type="float" office:value="0.503879344238365">
                <text:p>0.503879344238365</text:p>
                <draw:g>
                  <svg:desc>similarity_scores.E52:similarity_scores.E56</svg:desc>
                </draw:g>
              </table:table-cell>
              <table:table-cell office:value-type="float" office:value="0.576993761171721">
                <text:p>0.576993761171721</text:p>
                <draw:g>
                  <svg:desc>similarity_scores.E72:similarity_scores.E76</svg:desc>
                </draw:g>
              </table:table-cell>
            </table:table-row>
            <table:table-row>
              <table:table-cell office:value-type="string">
                <text:p>GET Product Category</text:p>
              </table:table-cell>
              <table:table-cell office:value-type="float" office:value="0.739880621298554">
                <text:p>0.739880621298554</text:p>
              </table:table-cell>
              <table:table-cell office:value-type="float" office:value="0.803121253190242">
                <text:p>0.803121253190242</text:p>
              </table:table-cell>
              <table:table-cell office:value-type="float" office:value="0.595008333796917">
                <text:p>0.595008333796917</text:p>
              </table:table-cell>
              <table:table-cell office:value-type="float" office:value="0.688862772089341">
                <text:p>0.688862772089341</text:p>
              </table:table-cell>
            </table:table-row>
            <table:table-row>
              <table:table-cell office:value-type="string">
                <text:p>GET Product</text:p>
              </table:table-cell>
              <table:table-cell office:value-type="float" office:value="0.84439563225214">
                <text:p>0.84439563225214</text:p>
              </table:table-cell>
              <table:table-cell office:value-type="float" office:value="0.874587905079266">
                <text:p>0.874587905079266</text:p>
              </table:table-cell>
              <table:table-cell office:value-type="float" office:value="0.703020300520874">
                <text:p>0.703020300520874</text:p>
              </table:table-cell>
              <table:table-cell office:value-type="float" office:value="0.775777495955858">
                <text:p>0.775777495955858</text:p>
              </table:table-cell>
            </table:table-row>
            <table:table-row>
              <table:table-cell office:value-type="string">
                <text:p>GET Cart</text:p>
              </table:table-cell>
              <table:table-cell office:value-type="float" office:value="0.781920856663885">
                <text:p>0.781920856663885</text:p>
              </table:table-cell>
              <table:table-cell office:value-type="float" office:value="0.803158381827499">
                <text:p>0.803158381827499</text:p>
              </table:table-cell>
              <table:table-cell office:value-type="float" office:value="0.527484667770331">
                <text:p>0.527484667770331</text:p>
              </table:table-cell>
              <table:table-cell office:value-type="float" office:value="0.637273614395385">
                <text:p>0.637273614395385</text:p>
              </table:table-cell>
            </table:table-row>
            <table:table-row>
              <table:table-cell office:value-type="string">
                <text:p>GET User Profile</text:p>
              </table:table-cell>
              <table:table-cell office:value-type="float" office:value="0.468631720469817">
                <text:p>0.468631720469817</text:p>
              </table:table-cell>
              <table:table-cell office:value-type="float" office:value="0.614789891343101">
                <text:p>0.614789891343101</text:p>
              </table:table-cell>
              <table:table-cell office:value-type="float" office:value="0.457491574545551">
                <text:p>0.457491574545551</text:p>
              </table:table-cell>
              <table:table-cell office:value-type="float" office:value="0.367254199434066">
                <text:p>0.36725419943406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fill-image draw:name="ChartBitmap_20_1" draw:display-name="ChartBitmap 1" xlink:href="Pictures/100000000000000800000008D085463572746166.png" xlink:type="simple" xlink:show="embed" xlink:actuate="onLoad"/>
    <draw:fill-image draw:name="ChartBitmap_20_10" draw:display-name="ChartBitmap 10" xlink:href="Pictures/100000000000000800000008CE7A1D3C1327BABD.png" xlink:type="simple" xlink:show="embed" xlink:actuate="onLoad"/>
    <draw:fill-image draw:name="ChartBitmap_20_11" draw:display-name="ChartBitmap 11" xlink:href="Pictures/10000000000000080000000814872DB0AADBBD09.png" xlink:type="simple" xlink:show="embed" xlink:actuate="onLoad"/>
    <draw:fill-image draw:name="ChartBitmap_20_12" draw:display-name="ChartBitmap 12" xlink:href="Pictures/100000000000000800000008471D131280963498.png" xlink:type="simple" xlink:show="embed" xlink:actuate="onLoad"/>
    <draw:fill-image draw:name="ChartBitmap_20_13" draw:display-name="ChartBitmap 13" xlink:href="Pictures/100000000000000800000008DDF7072BDBA5EFCF.png" xlink:type="simple" xlink:show="embed" xlink:actuate="onLoad"/>
    <draw:fill-image draw:name="ChartBitmap_20_14" draw:display-name="ChartBitmap 14" xlink:href="Pictures/10000000000000080000000838BBC215E675B78E.png" xlink:type="simple" xlink:show="embed" xlink:actuate="onLoad"/>
    <draw:fill-image draw:name="ChartBitmap_20_15" draw:display-name="ChartBitmap 15" xlink:href="Pictures/10000000000000080000000863AF7EBD794A907E.png" xlink:type="simple" xlink:show="embed" xlink:actuate="onLoad"/>
    <draw:fill-image draw:name="ChartBitmap_20_16" draw:display-name="ChartBitmap 16" xlink:href="Pictures/100000000000000800000008F70D036D45FFF5DF.png" xlink:type="simple" xlink:show="embed" xlink:actuate="onLoad"/>
    <draw:fill-image draw:name="ChartBitmap_20_17" draw:display-name="ChartBitmap 17" xlink:href="Pictures/100000000000000800000008FEBA2E0C3FC718DC.png" xlink:type="simple" xlink:show="embed" xlink:actuate="onLoad"/>
    <draw:fill-image draw:name="ChartBitmap_20_18" draw:display-name="ChartBitmap 18" xlink:href="Pictures/100000000000000800000008ECA1FC2F7DBB3D5E.png" xlink:type="simple" xlink:show="embed" xlink:actuate="onLoad"/>
    <draw:fill-image draw:name="ChartBitmap_20_19" draw:display-name="ChartBitmap 19" xlink:href="Pictures/1000000000000008000000080D0306583F8D6467.png" xlink:type="simple" xlink:show="embed" xlink:actuate="onLoad"/>
    <draw:fill-image draw:name="ChartBitmap_20_2" draw:display-name="ChartBitmap 2" xlink:href="Pictures/1000000000000008000000080944901A42762024.png" xlink:type="simple" xlink:show="embed" xlink:actuate="onLoad"/>
    <draw:fill-image draw:name="ChartBitmap_20_20" draw:display-name="ChartBitmap 20" xlink:href="Pictures/1000000000000008000000082DC0B1E7337DD2BB.png" xlink:type="simple" xlink:show="embed" xlink:actuate="onLoad"/>
    <draw:fill-image draw:name="ChartBitmap_20_21" draw:display-name="ChartBitmap 21" xlink:href="Pictures/1000000000000008000000083311E16C2612269C.png" xlink:type="simple" xlink:show="embed" xlink:actuate="onLoad"/>
    <draw:fill-image draw:name="ChartBitmap_20_22" draw:display-name="ChartBitmap 22" xlink:href="Pictures/10000000000000080000000848CE65F29A64C695.png" xlink:type="simple" xlink:show="embed" xlink:actuate="onLoad"/>
    <draw:fill-image draw:name="ChartBitmap_20_23" draw:display-name="ChartBitmap 23" xlink:href="Pictures/1000000000000008000000082AB7DF44B2B49EFE.png" xlink:type="simple" xlink:show="embed" xlink:actuate="onLoad"/>
    <draw:fill-image draw:name="ChartBitmap_20_24" draw:display-name="ChartBitmap 24" xlink:href="Pictures/10000000000000080000000848CE65F29A64C695.png" xlink:type="simple" xlink:show="embed" xlink:actuate="onLoad"/>
    <draw:fill-image draw:name="ChartBitmap_20_25" draw:display-name="ChartBitmap 25" xlink:href="Pictures/10000000000000080000000804BF638A536D0ACD.png" xlink:type="simple" xlink:show="embed" xlink:actuate="onLoad"/>
    <draw:fill-image draw:name="ChartBitmap_20_26" draw:display-name="ChartBitmap 26" xlink:href="Pictures/100000000000000800000008BAFBAD1A18D42779.png" xlink:type="simple" xlink:show="embed" xlink:actuate="onLoad"/>
    <draw:fill-image draw:name="ChartBitmap_20_27" draw:display-name="ChartBitmap 27" xlink:href="Pictures/100000000000000800000008DE715E6BC605B225.png" xlink:type="simple" xlink:show="embed" xlink:actuate="onLoad"/>
    <draw:fill-image draw:name="ChartBitmap_20_28" draw:display-name="ChartBitmap 28" xlink:href="Pictures/10000000000000080000000820B6C82F5839B043.png" xlink:type="simple" xlink:show="embed" xlink:actuate="onLoad"/>
    <draw:fill-image draw:name="ChartBitmap_20_29" draw:display-name="ChartBitmap 29" xlink:href="Pictures/100000000000000800000008BFDA60484C6D95EA.png" xlink:type="simple" xlink:show="embed" xlink:actuate="onLoad"/>
    <draw:fill-image draw:name="ChartBitmap_20_3" draw:display-name="ChartBitmap 3" xlink:href="Pictures/100000000000000800000008B1F22B1B857E713A.png" xlink:type="simple" xlink:show="embed" xlink:actuate="onLoad"/>
    <draw:fill-image draw:name="ChartBitmap_20_30" draw:display-name="ChartBitmap 30" xlink:href="Pictures/1000000000000008000000085FA7B61ECD8498E5.png" xlink:type="simple" xlink:show="embed" xlink:actuate="onLoad"/>
    <draw:fill-image draw:name="ChartBitmap_20_31" draw:display-name="ChartBitmap 31" xlink:href="Pictures/100000000000000800000008130CE7EAB6AB49F7.png" xlink:type="simple" xlink:show="embed" xlink:actuate="onLoad"/>
    <draw:fill-image draw:name="ChartBitmap_20_32" draw:display-name="ChartBitmap 32" xlink:href="Pictures/1000000000000008000000086B36C345212D6EEA.png" xlink:type="simple" xlink:show="embed" xlink:actuate="onLoad"/>
    <draw:fill-image draw:name="ChartBitmap_20_33" draw:display-name="ChartBitmap 33" xlink:href="Pictures/1000000000000008000000088F4F00AFA4E0910F.png" xlink:type="simple" xlink:show="embed" xlink:actuate="onLoad"/>
    <draw:fill-image draw:name="ChartBitmap_20_34" draw:display-name="ChartBitmap 34" xlink:href="Pictures/100000000000000800000008B88C96B5A7E6DB5B.png" xlink:type="simple" xlink:show="embed" xlink:actuate="onLoad"/>
    <draw:fill-image draw:name="ChartBitmap_20_35" draw:display-name="ChartBitmap 35" xlink:href="Pictures/100000000000000800000008B88C96B5A7E6DB5B.png" xlink:type="simple" xlink:show="embed" xlink:actuate="onLoad"/>
    <draw:fill-image draw:name="ChartBitmap_20_36" draw:display-name="ChartBitmap 36" xlink:href="Pictures/100000000000000800000008D085463572746166.png" xlink:type="simple" xlink:show="embed" xlink:actuate="onLoad"/>
    <draw:fill-image draw:name="ChartBitmap_20_37" draw:display-name="ChartBitmap 37" xlink:href="Pictures/1000000000000008000000086A5AF3F6BC5B0986.png" xlink:type="simple" xlink:show="embed" xlink:actuate="onLoad"/>
    <draw:fill-image draw:name="ChartBitmap_20_38" draw:display-name="ChartBitmap 38" xlink:href="Pictures/1000000000000008000000080944901A42762024.png" xlink:type="simple" xlink:show="embed" xlink:actuate="onLoad"/>
    <draw:fill-image draw:name="ChartBitmap_20_39" draw:display-name="ChartBitmap 39" xlink:href="Pictures/100000000000000800000008471D131280963498.png" xlink:type="simple" xlink:show="embed" xlink:actuate="onLoad"/>
    <draw:fill-image draw:name="ChartBitmap_20_4" draw:display-name="ChartBitmap 4" xlink:href="Pictures/10000000000000080000000891CC5B4335A1319C.png" xlink:type="simple" xlink:show="embed" xlink:actuate="onLoad"/>
    <draw:fill-image draw:name="ChartBitmap_20_40" draw:display-name="ChartBitmap 40" xlink:href="Pictures/10000000000000080000000891CC5B4335A1319C.png" xlink:type="simple" xlink:show="embed" xlink:actuate="onLoad"/>
    <draw:fill-image draw:name="ChartBitmap_20_41" draw:display-name="ChartBitmap 41" xlink:href="Pictures/10000000000000080000000893C84A2F4D48AD58.png" xlink:type="simple" xlink:show="embed" xlink:actuate="onLoad"/>
    <draw:fill-image draw:name="ChartBitmap_20_42" draw:display-name="ChartBitmap 42" xlink:href="Pictures/1000000000000008000000083CB2370AEE6419D3.png" xlink:type="simple" xlink:show="embed" xlink:actuate="onLoad"/>
    <draw:fill-image draw:name="ChartBitmap_20_43" draw:display-name="ChartBitmap 43" xlink:href="Pictures/1000000000000008000000085893F27E1690F0DD.png" xlink:type="simple" xlink:show="embed" xlink:actuate="onLoad"/>
    <draw:fill-image draw:name="ChartBitmap_20_44" draw:display-name="ChartBitmap 44" xlink:href="Pictures/10000000000000080000000846A6E2D2615F4837.png" xlink:type="simple" xlink:show="embed" xlink:actuate="onLoad"/>
    <draw:fill-image draw:name="ChartBitmap_20_45" draw:display-name="ChartBitmap 45" xlink:href="Pictures/100000000000000800000008C03529C2E2D463B9.png" xlink:type="simple" xlink:show="embed" xlink:actuate="onLoad"/>
    <draw:fill-image draw:name="ChartBitmap_20_46" draw:display-name="ChartBitmap 46" xlink:href="Pictures/100000000000000800000008D469A22D40EC1428.png" xlink:type="simple" xlink:show="embed" xlink:actuate="onLoad"/>
    <draw:fill-image draw:name="ChartBitmap_20_47" draw:display-name="ChartBitmap 47" xlink:href="Pictures/100000000000000800000008ADD841A3DBC415DF.png" xlink:type="simple" xlink:show="embed" xlink:actuate="onLoad"/>
    <draw:fill-image draw:name="ChartBitmap_20_48" draw:display-name="ChartBitmap 48" xlink:href="Pictures/100000000000000800000008B0FEC5F85BA53475.png" xlink:type="simple" xlink:show="embed" xlink:actuate="onLoad"/>
    <draw:fill-image draw:name="ChartBitmap_20_49" draw:display-name="ChartBitmap 49" xlink:href="Pictures/100000000000000800000008FCC7735CE0F3D4D1.png" xlink:type="simple" xlink:show="embed" xlink:actuate="onLoad"/>
    <draw:fill-image draw:name="ChartBitmap_20_5" draw:display-name="ChartBitmap 5" xlink:href="Pictures/100000000000000800000008B88C96B5A7E6DB5B.png" xlink:type="simple" xlink:show="embed" xlink:actuate="onLoad"/>
    <draw:fill-image draw:name="ChartBitmap_20_50" draw:display-name="ChartBitmap 50" xlink:href="Pictures/100000000000000800000008FCC7735CE0F3D4D1.png" xlink:type="simple" xlink:show="embed" xlink:actuate="onLoad"/>
    <draw:fill-image draw:name="ChartBitmap_20_51" draw:display-name="ChartBitmap 51" xlink:href="Pictures/1000000000000008000000080401C52F7A7E6E92.png" xlink:type="simple" xlink:show="embed" xlink:actuate="onLoad"/>
    <draw:fill-image draw:name="ChartBitmap_20_52" draw:display-name="ChartBitmap 52" xlink:href="Pictures/100000000000000800000008FFE9C95953E9F99F.png" xlink:type="simple" xlink:show="embed" xlink:actuate="onLoad"/>
    <draw:fill-image draw:name="ChartBitmap_20_53" draw:display-name="ChartBitmap 53" xlink:href="Pictures/1000000000000008000000088DC8D5ECBF6A8B93.png" xlink:type="simple" xlink:show="embed" xlink:actuate="onLoad"/>
    <draw:fill-image draw:name="ChartBitmap_20_54" draw:display-name="ChartBitmap 54" xlink:href="Pictures/100000000000000800000008352E2E390C7EAB70.png" xlink:type="simple" xlink:show="embed" xlink:actuate="onLoad"/>
    <draw:fill-image draw:name="ChartBitmap_20_55" draw:display-name="ChartBitmap 55" xlink:href="Pictures/1000000000000008000000088DC8D5ECBF6A8B93.png" xlink:type="simple" xlink:show="embed" xlink:actuate="onLoad"/>
    <draw:fill-image draw:name="ChartBitmap_20_56" draw:display-name="ChartBitmap 56" xlink:href="Pictures/1000000000000008000000088DC8D5ECBF6A8B93.png" xlink:type="simple" xlink:show="embed" xlink:actuate="onLoad"/>
    <draw:fill-image draw:name="ChartBitmap_20_57" draw:display-name="ChartBitmap 57" xlink:href="Pictures/100000000000000800000008FA9A075786C78E4D.png" xlink:type="simple" xlink:show="embed" xlink:actuate="onLoad"/>
    <draw:fill-image draw:name="ChartBitmap_20_58" draw:display-name="ChartBitmap 58" xlink:href="Pictures/100000000000000800000008FFE9C95953E9F99F.png" xlink:type="simple" xlink:show="embed" xlink:actuate="onLoad"/>
    <draw:fill-image draw:name="ChartBitmap_20_59" draw:display-name="ChartBitmap 59" xlink:href="Pictures/100000000000000800000008FFE9C95953E9F99F.png" xlink:type="simple" xlink:show="embed" xlink:actuate="onLoad"/>
    <draw:fill-image draw:name="ChartBitmap_20_6" draw:display-name="ChartBitmap 6" xlink:href="Pictures/100000000000000800000008DDF7072BDBA5EFCF.png" xlink:type="simple" xlink:show="embed" xlink:actuate="onLoad"/>
    <draw:fill-image draw:name="ChartBitmap_20_60" draw:display-name="ChartBitmap 60" xlink:href="Pictures/100000000000000800000008F0CA1C221604D369.png" xlink:type="simple" xlink:show="embed" xlink:actuate="onLoad"/>
    <draw:fill-image draw:name="ChartBitmap_20_61" draw:display-name="ChartBitmap 61" xlink:href="Pictures/1000000000000008000000088DC8D5ECBF6A8B93.png" xlink:type="simple" xlink:show="embed" xlink:actuate="onLoad"/>
    <draw:fill-image draw:name="ChartBitmap_20_62" draw:display-name="ChartBitmap 62" xlink:href="Pictures/1000000000000008000000088DC8D5ECBF6A8B93.png" xlink:type="simple" xlink:show="embed" xlink:actuate="onLoad"/>
    <draw:fill-image draw:name="ChartBitmap_20_63" draw:display-name="ChartBitmap 63" xlink:href="Pictures/1000000000000008000000088DC8D5ECBF6A8B93.png" xlink:type="simple" xlink:show="embed" xlink:actuate="onLoad"/>
    <draw:fill-image draw:name="ChartBitmap_20_64" draw:display-name="ChartBitmap 64" xlink:href="Pictures/1000000000000008000000088DC8D5ECBF6A8B93.png" xlink:type="simple" xlink:show="embed" xlink:actuate="onLoad"/>
    <draw:fill-image draw:name="ChartBitmap_20_65" draw:display-name="ChartBitmap 65" xlink:href="Pictures/1000000000000008000000088DC8D5ECBF6A8B93.png" xlink:type="simple" xlink:show="embed" xlink:actuate="onLoad"/>
    <draw:fill-image draw:name="ChartBitmap_20_66" draw:display-name="ChartBitmap 66" xlink:href="Pictures/1000000000000008000000088DC8D5ECBF6A8B93.png" xlink:type="simple" xlink:show="embed" xlink:actuate="onLoad"/>
    <draw:fill-image draw:name="ChartBitmap_20_67" draw:display-name="ChartBitmap 67" xlink:href="Pictures/1000000000000008000000088DC8D5ECBF6A8B93.png" xlink:type="simple" xlink:show="embed" xlink:actuate="onLoad"/>
    <draw:fill-image draw:name="ChartBitmap_20_68" draw:display-name="ChartBitmap 68" xlink:href="Pictures/1000000000000008000000082BD2630A236200AA.png" xlink:type="simple" xlink:show="embed" xlink:actuate="onLoad"/>
    <draw:fill-image draw:name="ChartBitmap_20_69" draw:display-name="ChartBitmap 69" xlink:href="Pictures/1000000000000008000000082BD2630A236200AA.png" xlink:type="simple" xlink:show="embed" xlink:actuate="onLoad"/>
    <draw:fill-image draw:name="ChartBitmap_20_7" draw:display-name="ChartBitmap 7" xlink:href="Pictures/100000000000000800000008471D131280963498.png" xlink:type="simple" xlink:show="embed" xlink:actuate="onLoad"/>
    <draw:fill-image draw:name="ChartBitmap_20_70" draw:display-name="ChartBitmap 70" xlink:href="Pictures/100000000000000800000008352E2E390C7EAB70.png" xlink:type="simple" xlink:show="embed" xlink:actuate="onLoad"/>
    <draw:fill-image draw:name="ChartBitmap_20_71" draw:display-name="ChartBitmap 71" xlink:href="Pictures/100000000000000800000008D469A22D40EC1428.png" xlink:type="simple" xlink:show="embed" xlink:actuate="onLoad"/>
    <draw:fill-image draw:name="ChartBitmap_20_72" draw:display-name="ChartBitmap 72" xlink:href="Pictures/100000000000000800000008D469A22D40EC1428.png" xlink:type="simple" xlink:show="embed" xlink:actuate="onLoad"/>
    <draw:fill-image draw:name="ChartBitmap_20_73" draw:display-name="ChartBitmap 73" xlink:href="Pictures/1000000000000008000000088DC8D5ECBF6A8B93.png" xlink:type="simple" xlink:show="embed" xlink:actuate="onLoad"/>
    <draw:fill-image draw:name="ChartBitmap_20_74" draw:display-name="ChartBitmap 74" xlink:href="Pictures/100000000000000800000008FFE9C95953E9F99F.png" xlink:type="simple" xlink:show="embed" xlink:actuate="onLoad"/>
    <draw:fill-image draw:name="ChartBitmap_20_75" draw:display-name="ChartBitmap 75" xlink:href="Pictures/100000000000000800000008352E2E390C7EAB70.png" xlink:type="simple" xlink:show="embed" xlink:actuate="onLoad"/>
    <draw:fill-image draw:name="ChartBitmap_20_76" draw:display-name="ChartBitmap 76" xlink:href="Pictures/100000000000000800000008D469A22D40EC1428.png" xlink:type="simple" xlink:show="embed" xlink:actuate="onLoad"/>
    <draw:fill-image draw:name="ChartBitmap_20_77" draw:display-name="ChartBitmap 77" xlink:href="Pictures/1000000000000008000000088DC8D5ECBF6A8B93.png" xlink:type="simple" xlink:show="embed" xlink:actuate="onLoad"/>
    <draw:fill-image draw:name="ChartBitmap_20_78" draw:display-name="ChartBitmap 78" xlink:href="Pictures/100000000000000800000008FFE9C95953E9F99F.png" xlink:type="simple" xlink:show="embed" xlink:actuate="onLoad"/>
    <draw:fill-image draw:name="ChartBitmap_20_79" draw:display-name="ChartBitmap 79" xlink:href="Pictures/100000000000000800000008352E2E390C7EAB70.png" xlink:type="simple" xlink:show="embed" xlink:actuate="onLoad"/>
    <draw:fill-image draw:name="ChartBitmap_20_8" draw:display-name="ChartBitmap 8" xlink:href="Pictures/10000000000000080000000814872DB0AADBBD09.png" xlink:type="simple" xlink:show="embed" xlink:actuate="onLoad"/>
    <draw:fill-image draw:name="ChartBitmap_20_80" draw:display-name="ChartBitmap 80" xlink:href="Pictures/100000000000000800000008D469A22D40EC1428.png" xlink:type="simple" xlink:show="embed" xlink:actuate="onLoad"/>
    <draw:fill-image draw:name="ChartBitmap_20_81" draw:display-name="ChartBitmap 81" xlink:href="Pictures/100000000000000800000008D4E46D25FD39BF83.png" xlink:type="simple" xlink:show="embed" xlink:actuate="onLoad"/>
    <draw:fill-image draw:name="ChartBitmap_20_82" draw:display-name="ChartBitmap 82" xlink:href="Pictures/1000000000000008000000080944901A42762024.png" xlink:type="simple" xlink:show="embed" xlink:actuate="onLoad"/>
    <draw:fill-image draw:name="ChartBitmap_20_83" draw:display-name="ChartBitmap 83" xlink:href="Pictures/100000000000000800000008499ACFC1FA0D5F2B.png" xlink:type="simple" xlink:show="embed" xlink:actuate="onLoad"/>
    <draw:fill-image draw:name="ChartBitmap_20_84" draw:display-name="ChartBitmap 84" xlink:href="Pictures/1000000000000008000000088DC8D5ECBF6A8B93.png" xlink:type="simple" xlink:show="embed" xlink:actuate="onLoad"/>
    <draw:fill-image draw:name="ChartBitmap_20_85" draw:display-name="ChartBitmap 85" xlink:href="Pictures/100000000000000800000008FFE9C95953E9F99F.png" xlink:type="simple" xlink:show="embed" xlink:actuate="onLoad"/>
    <draw:fill-image draw:name="ChartBitmap_20_86" draw:display-name="ChartBitmap 86" xlink:href="Pictures/100000000000000800000008FFE9C95953E9F99F.png" xlink:type="simple" xlink:show="embed" xlink:actuate="onLoad"/>
    <draw:fill-image draw:name="ChartBitmap_20_87" draw:display-name="ChartBitmap 87" xlink:href="Pictures/1000000000000008000000082BD2630A236200AA.png" xlink:type="simple" xlink:show="embed" xlink:actuate="onLoad"/>
    <draw:fill-image draw:name="ChartBitmap_20_88" draw:display-name="ChartBitmap 88" xlink:href="Pictures/100000000000000800000008352E2E390C7EAB70.png" xlink:type="simple" xlink:show="embed" xlink:actuate="onLoad"/>
    <draw:fill-image draw:name="ChartBitmap_20_89" draw:display-name="ChartBitmap 89" xlink:href="Pictures/100000000000000800000008352E2E390C7EAB70.png" xlink:type="simple" xlink:show="embed" xlink:actuate="onLoad"/>
    <draw:fill-image draw:name="ChartBitmap_20_9" draw:display-name="ChartBitmap 9" xlink:href="Pictures/1000000000000008000000080944901A42762024.png" xlink:type="simple" xlink:show="embed" xlink:actuate="onLoad"/>
    <draw:fill-image draw:name="ChartBitmap_20_90" draw:display-name="ChartBitmap 90" xlink:href="Pictures/100000000000000800000008471D131280963498.png" xlink:type="simple" xlink:show="embed" xlink:actuate="onLoad"/>
    <draw:fill-image draw:name="ChartBitmap_20_91" draw:display-name="ChartBitmap 91" xlink:href="Pictures/100000000000000800000008D469A22D40EC1428.png" xlink:type="simple" xlink:show="embed" xlink:actuate="onLoad"/>
    <draw:fill-image draw:name="ChartBitmap_20_92" draw:display-name="ChartBitmap 92" xlink:href="Pictures/100000000000000800000008D469A22D40EC1428.png" xlink:type="simple" xlink:show="embed" xlink:actuate="onLoad"/>
    <draw:fill-image draw:name="ChartBitmap_20_93" draw:display-name="ChartBitmap 93" xlink:href="Pictures/100000000000000800000008352E2E390C7EAB70.png" xlink:type="simple" xlink:show="embed" xlink:actuate="onLoad"/>
    <draw:stroke-dash draw:name="Dashed_20__28_var_29__20_4" draw:display-name="Dashed (var) 4" draw:style="rect" draw:dots1="1" draw:dots1-length="0.02cm" draw:dots2="1" draw:dots2-length="0.02cm" draw:distance="0.02cm"/>
  </office:styles>
</office:document-styles>
</file>